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88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4063in"/>
    </style:style>
    <style:style style:name="co5" style:family="table-column">
      <style:table-column-properties fo:break-before="auto" style:column-width="0.4374in"/>
    </style:style>
    <style:style style:name="co6" style:family="table-column">
      <style:table-column-properties fo:break-before="auto" style:column-width="0.3654in"/>
    </style:style>
    <style:style style:name="co7" style:family="table-column">
      <style:table-column-properties fo:break-before="auto" style:column-width="0.5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_64" table:style-name="ta1">
        <table:table-column table:style-name="co1" table:default-cell-style-name="Default"/>
        <table:table-row table:style-name="ro1">
          <table:table-cell/>
        </table:table-row>
      </table:table>
      <table:table table:name="loss_128" table:style-name="ta1">
        <table:table-column table:style-name="co3" table:default-cell-style-name="Default"/>
        <table:table-row table:style-name="ro1">
          <table:table-cell/>
        </table:table-row>
      </table:table>
      <table:table table:name="loss_256" table:style-name="ta1">
        <table:table-column table:style-name="co4" table:default-cell-style-name="Default"/>
        <table:table-row table:style-name="ro1">
          <table:table-cell/>
        </table:table-row>
      </table:table>
      <table:table table:name="loss_512" table:style-name="ta1">
        <table:table-column table:style-name="co5" table:default-cell-style-name="Default"/>
        <table:table-row table:style-name="ro1">
          <table:table-cell/>
        </table:table-row>
      </table:table>
      <table:table table:name="loss_1024" table:style-name="ta1">
        <table:table-column table:style-name="co6" table:default-cell-style-name="Default"/>
        <table:table-row table:style-name="ro1">
          <table:table-cell/>
        </table:table-row>
      </table:table>
      <table:table table:name="loss_2048" table:style-name="ta1">
        <table:table-column table:style-name="co7" table:default-cell-style-name="Default"/>
        <table:table-row table:style-name="ro1">
          <table:table-cell/>
        </table:table-row>
      </table:table>
      <table:table table:name="loss_analysis" table:style-name="ta1">
        <table:shapes>
          <draw:frame draw:z-index="0" draw:style-name="gr1" draw:text-style-name="P1" svg:width="6.5315in" svg:height="5.2579in" svg:x="3.5898in" svg:y="2.3114in">
            <draw:object draw:notify-on-update-of-ranges="loss_analysis.B2:loss_analysis.AE2 loss_analysis.A3:loss_analysis.A3 loss_analysis.B3:loss_analysis.AE3 loss_analysis.A4:loss_analysis.A4 loss_analysis.B4:loss_analysis.AE4 loss_analysis.A5:loss_analysis.A5 loss_analysis.B5:loss_analysis.AE5 loss_analysis.A6:loss_analysis.A6 loss_analysis.B6:loss_analysis.AE6 loss_analysis.A7:loss_analysis.A7 loss_analysis.B7:loss_analysis.AE7 loss_analysis.A8:loss_analysis.A8 loss_analysis.B8:loss_analysis.A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1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AVERAGE([$loss_64.B1:.B64])" office:value-type="string" office:string-value="" calcext:value-type="error">
            <text:p>#DIV/0!</text:p>
          </table:table-cell>
          <table:table-cell table:formula="of:=AVERAGE([$loss_64.C1:.C64])" office:value-type="string" office:string-value="" calcext:value-type="error">
            <text:p>#DIV/0!</text:p>
          </table:table-cell>
          <table:table-cell table:formula="of:=AVERAGE([$loss_64.D1:.D64])" office:value-type="string" office:string-value="" calcext:value-type="error">
            <text:p>#DIV/0!</text:p>
          </table:table-cell>
          <table:table-cell table:formula="of:=AVERAGE([$loss_64.E1:.E64])" office:value-type="string" office:string-value="" calcext:value-type="error">
            <text:p>#DIV/0!</text:p>
          </table:table-cell>
          <table:table-cell table:formula="of:=AVERAGE([$loss_64.F1:.F64])" office:value-type="string" office:string-value="" calcext:value-type="error">
            <text:p>#DIV/0!</text:p>
          </table:table-cell>
          <table:table-cell table:formula="of:=AVERAGE([$loss_64.G1:.G64])" office:value-type="string" office:string-value="" calcext:value-type="error">
            <text:p>#DIV/0!</text:p>
          </table:table-cell>
          <table:table-cell table:formula="of:=AVERAGE([$loss_64.H1:.H64])" office:value-type="string" office:string-value="" calcext:value-type="error">
            <text:p>#DIV/0!</text:p>
          </table:table-cell>
          <table:table-cell table:formula="of:=AVERAGE([$loss_64.I1:.I64])" office:value-type="string" office:string-value="" calcext:value-type="error">
            <text:p>#DIV/0!</text:p>
          </table:table-cell>
          <table:table-cell table:formula="of:=AVERAGE([$loss_64.J1:.J64])" office:value-type="string" office:string-value="" calcext:value-type="error">
            <text:p>#DIV/0!</text:p>
          </table:table-cell>
          <table:table-cell table:formula="of:=AVERAGE([$loss_64.K1:.K64])" office:value-type="string" office:string-value="" calcext:value-type="error">
            <text:p>#DIV/0!</text:p>
          </table:table-cell>
          <table:table-cell table:formula="of:=AVERAGE([$loss_64.L1:.L64])" office:value-type="string" office:string-value="" calcext:value-type="error">
            <text:p>#DIV/0!</text:p>
          </table:table-cell>
          <table:table-cell table:formula="of:=AVERAGE([$loss_64.M1:.M64])" office:value-type="string" office:string-value="" calcext:value-type="error">
            <text:p>#DIV/0!</text:p>
          </table:table-cell>
          <table:table-cell table:formula="of:=AVERAGE([$loss_64.N1:.N64])" office:value-type="string" office:string-value="" calcext:value-type="error">
            <text:p>#DIV/0!</text:p>
          </table:table-cell>
          <table:table-cell table:formula="of:=AVERAGE([$loss_64.O1:.O64])" office:value-type="string" office:string-value="" calcext:value-type="error">
            <text:p>#DIV/0!</text:p>
          </table:table-cell>
          <table:table-cell table:formula="of:=AVERAGE([$loss_64.P1:.P64])" office:value-type="string" office:string-value="" calcext:value-type="error">
            <text:p>#DIV/0!</text:p>
          </table:table-cell>
          <table:table-cell table:formula="of:=AVERAGE([$loss_64.Q1:.Q64])" office:value-type="string" office:string-value="" calcext:value-type="error">
            <text:p>#DIV/0!</text:p>
          </table:table-cell>
          <table:table-cell table:formula="of:=AVERAGE([$loss_64.R1:.R64])" office:value-type="string" office:string-value="" calcext:value-type="error">
            <text:p>#DIV/0!</text:p>
          </table:table-cell>
          <table:table-cell table:formula="of:=AVERAGE([$loss_64.S1:.S64])" office:value-type="string" office:string-value="" calcext:value-type="error">
            <text:p>#DIV/0!</text:p>
          </table:table-cell>
          <table:table-cell table:formula="of:=AVERAGE([$loss_64.T1:.T64])" office:value-type="string" office:string-value="" calcext:value-type="error">
            <text:p>#DIV/0!</text:p>
          </table:table-cell>
          <table:table-cell table:formula="of:=AVERAGE([$loss_64.U1:.U64])" office:value-type="string" office:string-value="" calcext:value-type="error">
            <text:p>#DIV/0!</text:p>
          </table:table-cell>
          <table:table-cell table:formula="of:=AVERAGE([$loss_64.V1:.V64])" office:value-type="string" office:string-value="" calcext:value-type="error">
            <text:p>#DIV/0!</text:p>
          </table:table-cell>
          <table:table-cell table:formula="of:=AVERAGE([$loss_64.W1:.W64])" office:value-type="string" office:string-value="" calcext:value-type="error">
            <text:p>#DIV/0!</text:p>
          </table:table-cell>
          <table:table-cell table:formula="of:=AVERAGE([$loss_64.X1:.X64])" office:value-type="string" office:string-value="" calcext:value-type="error">
            <text:p>#DIV/0!</text:p>
          </table:table-cell>
          <table:table-cell table:formula="of:=AVERAGE([$loss_64.Y1:.Y64])" office:value-type="string" office:string-value="" calcext:value-type="error">
            <text:p>#DIV/0!</text:p>
          </table:table-cell>
          <table:table-cell table:formula="of:=AVERAGE([$loss_64.Z1:.Z64])" office:value-type="string" office:string-value="" calcext:value-type="error">
            <text:p>#DIV/0!</text:p>
          </table:table-cell>
          <table:table-cell table:formula="of:=AVERAGE([$loss_64.AA1:.AA64])" office:value-type="string" office:string-value="" calcext:value-type="error">
            <text:p>#DIV/0!</text:p>
          </table:table-cell>
          <table:table-cell table:formula="of:=AVERAGE([$loss_64.AB1:.AB64])" office:value-type="string" office:string-value="" calcext:value-type="error">
            <text:p>#DIV/0!</text:p>
          </table:table-cell>
          <table:table-cell table:formula="of:=AVERAGE([$loss_64.AC1:.AC64])" office:value-type="string" office:string-value="" calcext:value-type="error">
            <text:p>#DIV/0!</text:p>
          </table:table-cell>
          <table:table-cell table:formula="of:=AVERAGE([$loss_64.AD1:.AD64])" office:value-type="string" office:string-value="" calcext:value-type="error">
            <text:p>#DIV/0!</text:p>
          </table:table-cell>
          <table:table-cell table:formula="of:=AVERAGE([$loss_64.AE1:.AE6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AVERAGE([$loss_128.B1:.B128])" office:value-type="string" office:string-value="" calcext:value-type="error">
            <text:p>#DIV/0!</text:p>
          </table:table-cell>
          <table:table-cell table:formula="of:=AVERAGE([$loss_128.C1:.C128])" office:value-type="string" office:string-value="" calcext:value-type="error">
            <text:p>#DIV/0!</text:p>
          </table:table-cell>
          <table:table-cell table:formula="of:=AVERAGE([$loss_128.D1:.D128])" office:value-type="string" office:string-value="" calcext:value-type="error">
            <text:p>#DIV/0!</text:p>
          </table:table-cell>
          <table:table-cell table:formula="of:=AVERAGE([$loss_128.E1:.E128])" office:value-type="string" office:string-value="" calcext:value-type="error">
            <text:p>#DIV/0!</text:p>
          </table:table-cell>
          <table:table-cell table:formula="of:=AVERAGE([$loss_128.F1:.F128])" office:value-type="string" office:string-value="" calcext:value-type="error">
            <text:p>#DIV/0!</text:p>
          </table:table-cell>
          <table:table-cell table:formula="of:=AVERAGE([$loss_128.G1:.G128])" office:value-type="string" office:string-value="" calcext:value-type="error">
            <text:p>#DIV/0!</text:p>
          </table:table-cell>
          <table:table-cell table:formula="of:=AVERAGE([$loss_128.H1:.H128])" office:value-type="string" office:string-value="" calcext:value-type="error">
            <text:p>#DIV/0!</text:p>
          </table:table-cell>
          <table:table-cell table:formula="of:=AVERAGE([$loss_128.I1:.I128])" office:value-type="string" office:string-value="" calcext:value-type="error">
            <text:p>#DIV/0!</text:p>
          </table:table-cell>
          <table:table-cell table:formula="of:=AVERAGE([$loss_128.J1:.J128])" office:value-type="string" office:string-value="" calcext:value-type="error">
            <text:p>#DIV/0!</text:p>
          </table:table-cell>
          <table:table-cell table:formula="of:=AVERAGE([$loss_128.K1:.K128])" office:value-type="string" office:string-value="" calcext:value-type="error">
            <text:p>#DIV/0!</text:p>
          </table:table-cell>
          <table:table-cell table:formula="of:=AVERAGE([$loss_128.L1:.L128])" office:value-type="string" office:string-value="" calcext:value-type="error">
            <text:p>#DIV/0!</text:p>
          </table:table-cell>
          <table:table-cell table:formula="of:=AVERAGE([$loss_128.M1:.M128])" office:value-type="string" office:string-value="" calcext:value-type="error">
            <text:p>#DIV/0!</text:p>
          </table:table-cell>
          <table:table-cell table:formula="of:=AVERAGE([$loss_128.N1:.N128])" office:value-type="string" office:string-value="" calcext:value-type="error">
            <text:p>#DIV/0!</text:p>
          </table:table-cell>
          <table:table-cell table:formula="of:=AVERAGE([$loss_128.O1:.O128])" office:value-type="string" office:string-value="" calcext:value-type="error">
            <text:p>#DIV/0!</text:p>
          </table:table-cell>
          <table:table-cell table:formula="of:=AVERAGE([$loss_128.P1:.P128])" office:value-type="string" office:string-value="" calcext:value-type="error">
            <text:p>#DIV/0!</text:p>
          </table:table-cell>
          <table:table-cell table:formula="of:=AVERAGE([$loss_128.Q1:.Q128])" office:value-type="string" office:string-value="" calcext:value-type="error">
            <text:p>#DIV/0!</text:p>
          </table:table-cell>
          <table:table-cell table:formula="of:=AVERAGE([$loss_128.R1:.R128])" office:value-type="string" office:string-value="" calcext:value-type="error">
            <text:p>#DIV/0!</text:p>
          </table:table-cell>
          <table:table-cell table:formula="of:=AVERAGE([$loss_128.S1:.S128])" office:value-type="string" office:string-value="" calcext:value-type="error">
            <text:p>#DIV/0!</text:p>
          </table:table-cell>
          <table:table-cell table:formula="of:=AVERAGE([$loss_128.T1:.T128])" office:value-type="string" office:string-value="" calcext:value-type="error">
            <text:p>#DIV/0!</text:p>
          </table:table-cell>
          <table:table-cell table:formula="of:=AVERAGE([$loss_128.U1:.U128])" office:value-type="string" office:string-value="" calcext:value-type="error">
            <text:p>#DIV/0!</text:p>
          </table:table-cell>
          <table:table-cell table:formula="of:=AVERAGE([$loss_128.V1:.V128])" office:value-type="string" office:string-value="" calcext:value-type="error">
            <text:p>#DIV/0!</text:p>
          </table:table-cell>
          <table:table-cell table:formula="of:=AVERAGE([$loss_128.W1:.W128])" office:value-type="string" office:string-value="" calcext:value-type="error">
            <text:p>#DIV/0!</text:p>
          </table:table-cell>
          <table:table-cell table:formula="of:=AVERAGE([$loss_128.X1:.X128])" office:value-type="string" office:string-value="" calcext:value-type="error">
            <text:p>#DIV/0!</text:p>
          </table:table-cell>
          <table:table-cell table:formula="of:=AVERAGE([$loss_128.Y1:.Y128])" office:value-type="string" office:string-value="" calcext:value-type="error">
            <text:p>#DIV/0!</text:p>
          </table:table-cell>
          <table:table-cell table:formula="of:=AVERAGE([$loss_128.Z1:.Z128])" office:value-type="string" office:string-value="" calcext:value-type="error">
            <text:p>#DIV/0!</text:p>
          </table:table-cell>
          <table:table-cell table:formula="of:=AVERAGE([$loss_128.AA1:.AA128])" office:value-type="string" office:string-value="" calcext:value-type="error">
            <text:p>#DIV/0!</text:p>
          </table:table-cell>
          <table:table-cell table:formula="of:=AVERAGE([$loss_128.AB1:.AB128])" office:value-type="string" office:string-value="" calcext:value-type="error">
            <text:p>#DIV/0!</text:p>
          </table:table-cell>
          <table:table-cell table:formula="of:=AVERAGE([$loss_128.AC1:.AC128])" office:value-type="string" office:string-value="" calcext:value-type="error">
            <text:p>#DIV/0!</text:p>
          </table:table-cell>
          <table:table-cell table:formula="of:=AVERAGE([$loss_128.AD1:.AD128])" office:value-type="string" office:string-value="" calcext:value-type="error">
            <text:p>#DIV/0!</text:p>
          </table:table-cell>
          <table:table-cell table:formula="of:=AVERAGE([$loss_128.AE1:.AE12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AVERAGE([$loss_256.B1:.B256])" office:value-type="string" office:string-value="" calcext:value-type="error">
            <text:p>#DIV/0!</text:p>
          </table:table-cell>
          <table:table-cell table:formula="of:=AVERAGE([$loss_256.C1:.C256])" office:value-type="string" office:string-value="" calcext:value-type="error">
            <text:p>#DIV/0!</text:p>
          </table:table-cell>
          <table:table-cell table:formula="of:=AVERAGE([$loss_256.D1:.D256])" office:value-type="string" office:string-value="" calcext:value-type="error">
            <text:p>#DIV/0!</text:p>
          </table:table-cell>
          <table:table-cell table:formula="of:=AVERAGE([$loss_256.E1:.E256])" office:value-type="string" office:string-value="" calcext:value-type="error">
            <text:p>#DIV/0!</text:p>
          </table:table-cell>
          <table:table-cell table:formula="of:=AVERAGE([$loss_256.F1:.F256])" office:value-type="string" office:string-value="" calcext:value-type="error">
            <text:p>#DIV/0!</text:p>
          </table:table-cell>
          <table:table-cell table:formula="of:=AVERAGE([$loss_256.G1:.G256])" office:value-type="string" office:string-value="" calcext:value-type="error">
            <text:p>#DIV/0!</text:p>
          </table:table-cell>
          <table:table-cell table:formula="of:=AVERAGE([$loss_256.H1:.H256])" office:value-type="string" office:string-value="" calcext:value-type="error">
            <text:p>#DIV/0!</text:p>
          </table:table-cell>
          <table:table-cell table:formula="of:=AVERAGE([$loss_256.I1:.I256])" office:value-type="string" office:string-value="" calcext:value-type="error">
            <text:p>#DIV/0!</text:p>
          </table:table-cell>
          <table:table-cell table:formula="of:=AVERAGE([$loss_256.J1:.J256])" office:value-type="string" office:string-value="" calcext:value-type="error">
            <text:p>#DIV/0!</text:p>
          </table:table-cell>
          <table:table-cell table:formula="of:=AVERAGE([$loss_256.K1:.K256])" office:value-type="string" office:string-value="" calcext:value-type="error">
            <text:p>#DIV/0!</text:p>
          </table:table-cell>
          <table:table-cell table:formula="of:=AVERAGE([$loss_256.L1:.L256])" office:value-type="string" office:string-value="" calcext:value-type="error">
            <text:p>#DIV/0!</text:p>
          </table:table-cell>
          <table:table-cell table:formula="of:=AVERAGE([$loss_256.M1:.M256])" office:value-type="string" office:string-value="" calcext:value-type="error">
            <text:p>#DIV/0!</text:p>
          </table:table-cell>
          <table:table-cell table:formula="of:=AVERAGE([$loss_256.N1:.N256])" office:value-type="string" office:string-value="" calcext:value-type="error">
            <text:p>#DIV/0!</text:p>
          </table:table-cell>
          <table:table-cell table:formula="of:=AVERAGE([$loss_256.O1:.O256])" office:value-type="string" office:string-value="" calcext:value-type="error">
            <text:p>#DIV/0!</text:p>
          </table:table-cell>
          <table:table-cell table:formula="of:=AVERAGE([$loss_256.P1:.P256])" office:value-type="string" office:string-value="" calcext:value-type="error">
            <text:p>#DIV/0!</text:p>
          </table:table-cell>
          <table:table-cell table:formula="of:=AVERAGE([$loss_256.Q1:.Q256])" office:value-type="string" office:string-value="" calcext:value-type="error">
            <text:p>#DIV/0!</text:p>
          </table:table-cell>
          <table:table-cell table:formula="of:=AVERAGE([$loss_256.R1:.R256])" office:value-type="string" office:string-value="" calcext:value-type="error">
            <text:p>#DIV/0!</text:p>
          </table:table-cell>
          <table:table-cell table:formula="of:=AVERAGE([$loss_256.S1:.S256])" office:value-type="string" office:string-value="" calcext:value-type="error">
            <text:p>#DIV/0!</text:p>
          </table:table-cell>
          <table:table-cell table:formula="of:=AVERAGE([$loss_256.T1:.T256])" office:value-type="string" office:string-value="" calcext:value-type="error">
            <text:p>#DIV/0!</text:p>
          </table:table-cell>
          <table:table-cell table:formula="of:=AVERAGE([$loss_256.U1:.U256])" office:value-type="string" office:string-value="" calcext:value-type="error">
            <text:p>#DIV/0!</text:p>
          </table:table-cell>
          <table:table-cell table:formula="of:=AVERAGE([$loss_256.V1:.V256])" office:value-type="string" office:string-value="" calcext:value-type="error">
            <text:p>#DIV/0!</text:p>
          </table:table-cell>
          <table:table-cell table:formula="of:=AVERAGE([$loss_256.W1:.W256])" office:value-type="string" office:string-value="" calcext:value-type="error">
            <text:p>#DIV/0!</text:p>
          </table:table-cell>
          <table:table-cell table:formula="of:=AVERAGE([$loss_256.X1:.X256])" office:value-type="string" office:string-value="" calcext:value-type="error">
            <text:p>#DIV/0!</text:p>
          </table:table-cell>
          <table:table-cell table:formula="of:=AVERAGE([$loss_256.Y1:.Y256])" office:value-type="string" office:string-value="" calcext:value-type="error">
            <text:p>#DIV/0!</text:p>
          </table:table-cell>
          <table:table-cell table:formula="of:=AVERAGE([$loss_256.Z1:.Z256])" office:value-type="string" office:string-value="" calcext:value-type="error">
            <text:p>#DIV/0!</text:p>
          </table:table-cell>
          <table:table-cell table:formula="of:=AVERAGE([$loss_256.AA1:.AA256])" office:value-type="string" office:string-value="" calcext:value-type="error">
            <text:p>#DIV/0!</text:p>
          </table:table-cell>
          <table:table-cell table:formula="of:=AVERAGE([$loss_256.AB1:.AB256])" office:value-type="string" office:string-value="" calcext:value-type="error">
            <text:p>#DIV/0!</text:p>
          </table:table-cell>
          <table:table-cell table:formula="of:=AVERAGE([$loss_256.AC1:.AC256])" office:value-type="string" office:string-value="" calcext:value-type="error">
            <text:p>#DIV/0!</text:p>
          </table:table-cell>
          <table:table-cell table:formula="of:=AVERAGE([$loss_256.AD1:.AD256])" office:value-type="string" office:string-value="" calcext:value-type="error">
            <text:p>#DIV/0!</text:p>
          </table:table-cell>
          <table:table-cell table:formula="of:=AVERAGE([$loss_256.AE1:.AE25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AVERAGE([$loss_512.B1:.B512])" office:value-type="string" office:string-value="" calcext:value-type="error">
            <text:p>#DIV/0!</text:p>
          </table:table-cell>
          <table:table-cell table:formula="of:=AVERAGE([$loss_512.C1:.C512])" office:value-type="string" office:string-value="" calcext:value-type="error">
            <text:p>#DIV/0!</text:p>
          </table:table-cell>
          <table:table-cell table:formula="of:=AVERAGE([$loss_512.D1:.D512])" office:value-type="string" office:string-value="" calcext:value-type="error">
            <text:p>#DIV/0!</text:p>
          </table:table-cell>
          <table:table-cell table:formula="of:=AVERAGE([$loss_512.E1:.E512])" office:value-type="string" office:string-value="" calcext:value-type="error">
            <text:p>#DIV/0!</text:p>
          </table:table-cell>
          <table:table-cell table:formula="of:=AVERAGE([$loss_512.F1:.F512])" office:value-type="string" office:string-value="" calcext:value-type="error">
            <text:p>#DIV/0!</text:p>
          </table:table-cell>
          <table:table-cell table:formula="of:=AVERAGE([$loss_512.G1:.G512])" office:value-type="string" office:string-value="" calcext:value-type="error">
            <text:p>#DIV/0!</text:p>
          </table:table-cell>
          <table:table-cell table:formula="of:=AVERAGE([$loss_512.H1:.H512])" office:value-type="string" office:string-value="" calcext:value-type="error">
            <text:p>#DIV/0!</text:p>
          </table:table-cell>
          <table:table-cell table:formula="of:=AVERAGE([$loss_512.I1:.I512])" office:value-type="string" office:string-value="" calcext:value-type="error">
            <text:p>#DIV/0!</text:p>
          </table:table-cell>
          <table:table-cell table:formula="of:=AVERAGE([$loss_512.J1:.J512])" office:value-type="string" office:string-value="" calcext:value-type="error">
            <text:p>#DIV/0!</text:p>
          </table:table-cell>
          <table:table-cell table:formula="of:=AVERAGE([$loss_512.K1:.K512])" office:value-type="string" office:string-value="" calcext:value-type="error">
            <text:p>#DIV/0!</text:p>
          </table:table-cell>
          <table:table-cell table:formula="of:=AVERAGE([$loss_512.L1:.L512])" office:value-type="string" office:string-value="" calcext:value-type="error">
            <text:p>#DIV/0!</text:p>
          </table:table-cell>
          <table:table-cell table:formula="of:=AVERAGE([$loss_512.M1:.M512])" office:value-type="string" office:string-value="" calcext:value-type="error">
            <text:p>#DIV/0!</text:p>
          </table:table-cell>
          <table:table-cell table:formula="of:=AVERAGE([$loss_512.N1:.N512])" office:value-type="string" office:string-value="" calcext:value-type="error">
            <text:p>#DIV/0!</text:p>
          </table:table-cell>
          <table:table-cell table:formula="of:=AVERAGE([$loss_512.O1:.O512])" office:value-type="string" office:string-value="" calcext:value-type="error">
            <text:p>#DIV/0!</text:p>
          </table:table-cell>
          <table:table-cell table:formula="of:=AVERAGE([$loss_512.P1:.P512])" office:value-type="string" office:string-value="" calcext:value-type="error">
            <text:p>#DIV/0!</text:p>
          </table:table-cell>
          <table:table-cell table:formula="of:=AVERAGE([$loss_512.Q1:.Q512])" office:value-type="string" office:string-value="" calcext:value-type="error">
            <text:p>#DIV/0!</text:p>
          </table:table-cell>
          <table:table-cell table:formula="of:=AVERAGE([$loss_512.R1:.R512])" office:value-type="string" office:string-value="" calcext:value-type="error">
            <text:p>#DIV/0!</text:p>
          </table:table-cell>
          <table:table-cell table:formula="of:=AVERAGE([$loss_512.S1:.S512])" office:value-type="string" office:string-value="" calcext:value-type="error">
            <text:p>#DIV/0!</text:p>
          </table:table-cell>
          <table:table-cell table:formula="of:=AVERAGE([$loss_512.T1:.T512])" office:value-type="string" office:string-value="" calcext:value-type="error">
            <text:p>#DIV/0!</text:p>
          </table:table-cell>
          <table:table-cell table:formula="of:=AVERAGE([$loss_512.U1:.U512])" office:value-type="string" office:string-value="" calcext:value-type="error">
            <text:p>#DIV/0!</text:p>
          </table:table-cell>
          <table:table-cell table:formula="of:=AVERAGE([$loss_512.V1:.V512])" office:value-type="string" office:string-value="" calcext:value-type="error">
            <text:p>#DIV/0!</text:p>
          </table:table-cell>
          <table:table-cell table:formula="of:=AVERAGE([$loss_512.W1:.W512])" office:value-type="string" office:string-value="" calcext:value-type="error">
            <text:p>#DIV/0!</text:p>
          </table:table-cell>
          <table:table-cell table:formula="of:=AVERAGE([$loss_512.X1:.X512])" office:value-type="string" office:string-value="" calcext:value-type="error">
            <text:p>#DIV/0!</text:p>
          </table:table-cell>
          <table:table-cell table:formula="of:=AVERAGE([$loss_512.Y1:.Y512])" office:value-type="string" office:string-value="" calcext:value-type="error">
            <text:p>#DIV/0!</text:p>
          </table:table-cell>
          <table:table-cell table:formula="of:=AVERAGE([$loss_512.Z1:.Z512])" office:value-type="string" office:string-value="" calcext:value-type="error">
            <text:p>#DIV/0!</text:p>
          </table:table-cell>
          <table:table-cell table:formula="of:=AVERAGE([$loss_512.AA1:.AA512])" office:value-type="string" office:string-value="" calcext:value-type="error">
            <text:p>#DIV/0!</text:p>
          </table:table-cell>
          <table:table-cell table:formula="of:=AVERAGE([$loss_512.AB1:.AB512])" office:value-type="string" office:string-value="" calcext:value-type="error">
            <text:p>#DIV/0!</text:p>
          </table:table-cell>
          <table:table-cell table:formula="of:=AVERAGE([$loss_512.AC1:.AC512])" office:value-type="string" office:string-value="" calcext:value-type="error">
            <text:p>#DIV/0!</text:p>
          </table:table-cell>
          <table:table-cell table:formula="of:=AVERAGE([$loss_512.AD1:.AD512])" office:value-type="string" office:string-value="" calcext:value-type="error">
            <text:p>#DIV/0!</text:p>
          </table:table-cell>
          <table:table-cell table:formula="of:=AVERAGE([$loss_512.AE1:.AE5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AVERAGE([$loss_1024.B1:.B1024])" office:value-type="string" office:string-value="" calcext:value-type="error">
            <text:p>#DIV/0!</text:p>
          </table:table-cell>
          <table:table-cell table:formula="of:=AVERAGE([$loss_1024.C1:.C1024])" office:value-type="string" office:string-value="" calcext:value-type="error">
            <text:p>#DIV/0!</text:p>
          </table:table-cell>
          <table:table-cell table:formula="of:=AVERAGE([$loss_1024.D1:.D1024])" office:value-type="string" office:string-value="" calcext:value-type="error">
            <text:p>#DIV/0!</text:p>
          </table:table-cell>
          <table:table-cell table:formula="of:=AVERAGE([$loss_1024.E1:.E1024])" office:value-type="string" office:string-value="" calcext:value-type="error">
            <text:p>#DIV/0!</text:p>
          </table:table-cell>
          <table:table-cell table:formula="of:=AVERAGE([$loss_1024.F1:.F1024])" office:value-type="string" office:string-value="" calcext:value-type="error">
            <text:p>#DIV/0!</text:p>
          </table:table-cell>
          <table:table-cell table:formula="of:=AVERAGE([$loss_1024.G1:.G1024])" office:value-type="string" office:string-value="" calcext:value-type="error">
            <text:p>#DIV/0!</text:p>
          </table:table-cell>
          <table:table-cell table:formula="of:=AVERAGE([$loss_1024.H1:.H1024])" office:value-type="string" office:string-value="" calcext:value-type="error">
            <text:p>#DIV/0!</text:p>
          </table:table-cell>
          <table:table-cell table:formula="of:=AVERAGE([$loss_1024.I1:.I1024])" office:value-type="string" office:string-value="" calcext:value-type="error">
            <text:p>#DIV/0!</text:p>
          </table:table-cell>
          <table:table-cell table:formula="of:=AVERAGE([$loss_1024.J1:.J1024])" office:value-type="string" office:string-value="" calcext:value-type="error">
            <text:p>#DIV/0!</text:p>
          </table:table-cell>
          <table:table-cell table:formula="of:=AVERAGE([$loss_1024.K1:.K1024])" office:value-type="string" office:string-value="" calcext:value-type="error">
            <text:p>#DIV/0!</text:p>
          </table:table-cell>
          <table:table-cell table:formula="of:=AVERAGE([$loss_1024.L1:.L1024])" office:value-type="string" office:string-value="" calcext:value-type="error">
            <text:p>#DIV/0!</text:p>
          </table:table-cell>
          <table:table-cell table:formula="of:=AVERAGE([$loss_1024.M1:.M1024])" office:value-type="string" office:string-value="" calcext:value-type="error">
            <text:p>#DIV/0!</text:p>
          </table:table-cell>
          <table:table-cell table:formula="of:=AVERAGE([$loss_1024.N1:.N1024])" office:value-type="string" office:string-value="" calcext:value-type="error">
            <text:p>#DIV/0!</text:p>
          </table:table-cell>
          <table:table-cell table:formula="of:=AVERAGE([$loss_1024.O1:.O1024])" office:value-type="string" office:string-value="" calcext:value-type="error">
            <text:p>#DIV/0!</text:p>
          </table:table-cell>
          <table:table-cell table:formula="of:=AVERAGE([$loss_1024.P1:.P1024])" office:value-type="string" office:string-value="" calcext:value-type="error">
            <text:p>#DIV/0!</text:p>
          </table:table-cell>
          <table:table-cell table:formula="of:=AVERAGE([$loss_1024.Q1:.Q1024])" office:value-type="string" office:string-value="" calcext:value-type="error">
            <text:p>#DIV/0!</text:p>
          </table:table-cell>
          <table:table-cell table:formula="of:=AVERAGE([$loss_1024.R1:.R1024])" office:value-type="string" office:string-value="" calcext:value-type="error">
            <text:p>#DIV/0!</text:p>
          </table:table-cell>
          <table:table-cell table:formula="of:=AVERAGE([$loss_1024.S1:.S1024])" office:value-type="string" office:string-value="" calcext:value-type="error">
            <text:p>#DIV/0!</text:p>
          </table:table-cell>
          <table:table-cell table:formula="of:=AVERAGE([$loss_1024.T1:.T1024])" office:value-type="string" office:string-value="" calcext:value-type="error">
            <text:p>#DIV/0!</text:p>
          </table:table-cell>
          <table:table-cell table:formula="of:=AVERAGE([$loss_1024.U1:.U1024])" office:value-type="string" office:string-value="" calcext:value-type="error">
            <text:p>#DIV/0!</text:p>
          </table:table-cell>
          <table:table-cell table:formula="of:=AVERAGE([$loss_1024.V1:.V1024])" office:value-type="string" office:string-value="" calcext:value-type="error">
            <text:p>#DIV/0!</text:p>
          </table:table-cell>
          <table:table-cell table:formula="of:=AVERAGE([$loss_1024.W1:.W1024])" office:value-type="string" office:string-value="" calcext:value-type="error">
            <text:p>#DIV/0!</text:p>
          </table:table-cell>
          <table:table-cell table:formula="of:=AVERAGE([$loss_1024.X1:.X1024])" office:value-type="string" office:string-value="" calcext:value-type="error">
            <text:p>#DIV/0!</text:p>
          </table:table-cell>
          <table:table-cell table:formula="of:=AVERAGE([$loss_1024.Y1:.Y1024])" office:value-type="string" office:string-value="" calcext:value-type="error">
            <text:p>#DIV/0!</text:p>
          </table:table-cell>
          <table:table-cell table:formula="of:=AVERAGE([$loss_1024.Z1:.Z1024])" office:value-type="string" office:string-value="" calcext:value-type="error">
            <text:p>#DIV/0!</text:p>
          </table:table-cell>
          <table:table-cell table:formula="of:=AVERAGE([$loss_1024.AA1:.AA1024])" office:value-type="string" office:string-value="" calcext:value-type="error">
            <text:p>#DIV/0!</text:p>
          </table:table-cell>
          <table:table-cell table:formula="of:=AVERAGE([$loss_1024.AB1:.AB1024])" office:value-type="string" office:string-value="" calcext:value-type="error">
            <text:p>#DIV/0!</text:p>
          </table:table-cell>
          <table:table-cell table:formula="of:=AVERAGE([$loss_1024.AC1:.AC1024])" office:value-type="string" office:string-value="" calcext:value-type="error">
            <text:p>#DIV/0!</text:p>
          </table:table-cell>
          <table:table-cell table:formula="of:=AVERAGE([$loss_1024.AD1:.AD1024])" office:value-type="string" office:string-value="" calcext:value-type="error">
            <text:p>#DIV/0!</text:p>
          </table:table-cell>
          <table:table-cell table:formula="of:=AVERAGE([$loss_1024.AE1:.AE102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AVERAGE([$loss_2048.B1:.B2048])" office:value-type="string" office:string-value="" calcext:value-type="error">
            <text:p>#DIV/0!</text:p>
          </table:table-cell>
          <table:table-cell table:formula="of:=AVERAGE([$loss_2048.C1:.C2048])" office:value-type="string" office:string-value="" calcext:value-type="error">
            <text:p>#DIV/0!</text:p>
          </table:table-cell>
          <table:table-cell table:formula="of:=AVERAGE([$loss_2048.D1:.D2048])" office:value-type="string" office:string-value="" calcext:value-type="error">
            <text:p>#DIV/0!</text:p>
          </table:table-cell>
          <table:table-cell table:formula="of:=AVERAGE([$loss_2048.E1:.E2048])" office:value-type="string" office:string-value="" calcext:value-type="error">
            <text:p>#DIV/0!</text:p>
          </table:table-cell>
          <table:table-cell table:formula="of:=AVERAGE([$loss_2048.F1:.F2048])" office:value-type="string" office:string-value="" calcext:value-type="error">
            <text:p>#DIV/0!</text:p>
          </table:table-cell>
          <table:table-cell table:formula="of:=AVERAGE([$loss_2048.G1:.G2048])" office:value-type="string" office:string-value="" calcext:value-type="error">
            <text:p>#DIV/0!</text:p>
          </table:table-cell>
          <table:table-cell table:formula="of:=AVERAGE([$loss_2048.H1:.H2048])" office:value-type="string" office:string-value="" calcext:value-type="error">
            <text:p>#DIV/0!</text:p>
          </table:table-cell>
          <table:table-cell table:formula="of:=AVERAGE([$loss_2048.I1:.I2048])" office:value-type="string" office:string-value="" calcext:value-type="error">
            <text:p>#DIV/0!</text:p>
          </table:table-cell>
          <table:table-cell table:formula="of:=AVERAGE([$loss_2048.J1:.J2048])" office:value-type="string" office:string-value="" calcext:value-type="error">
            <text:p>#DIV/0!</text:p>
          </table:table-cell>
          <table:table-cell table:formula="of:=AVERAGE([$loss_2048.K1:.K2048])" office:value-type="string" office:string-value="" calcext:value-type="error">
            <text:p>#DIV/0!</text:p>
          </table:table-cell>
          <table:table-cell table:formula="of:=AVERAGE([$loss_2048.L1:.L2048])" office:value-type="string" office:string-value="" calcext:value-type="error">
            <text:p>#DIV/0!</text:p>
          </table:table-cell>
          <table:table-cell table:formula="of:=AVERAGE([$loss_2048.M1:.M2048])" office:value-type="string" office:string-value="" calcext:value-type="error">
            <text:p>#DIV/0!</text:p>
          </table:table-cell>
          <table:table-cell table:formula="of:=AVERAGE([$loss_2048.N1:.N2048])" office:value-type="string" office:string-value="" calcext:value-type="error">
            <text:p>#DIV/0!</text:p>
          </table:table-cell>
          <table:table-cell table:formula="of:=AVERAGE([$loss_2048.O1:.O2048])" office:value-type="string" office:string-value="" calcext:value-type="error">
            <text:p>#DIV/0!</text:p>
          </table:table-cell>
          <table:table-cell table:formula="of:=AVERAGE([$loss_2048.P1:.P2048])" office:value-type="string" office:string-value="" calcext:value-type="error">
            <text:p>#DIV/0!</text:p>
          </table:table-cell>
          <table:table-cell table:formula="of:=AVERAGE([$loss_2048.Q1:.Q2048])" office:value-type="string" office:string-value="" calcext:value-type="error">
            <text:p>#DIV/0!</text:p>
          </table:table-cell>
          <table:table-cell table:formula="of:=AVERAGE([$loss_2048.R1:.R2048])" office:value-type="string" office:string-value="" calcext:value-type="error">
            <text:p>#DIV/0!</text:p>
          </table:table-cell>
          <table:table-cell table:formula="of:=AVERAGE([$loss_2048.S1:.S2048])" office:value-type="string" office:string-value="" calcext:value-type="error">
            <text:p>#DIV/0!</text:p>
          </table:table-cell>
          <table:table-cell table:formula="of:=AVERAGE([$loss_2048.T1:.T2048])" office:value-type="string" office:string-value="" calcext:value-type="error">
            <text:p>#DIV/0!</text:p>
          </table:table-cell>
          <table:table-cell table:formula="of:=AVERAGE([$loss_2048.U1:.U2048])" office:value-type="string" office:string-value="" calcext:value-type="error">
            <text:p>#DIV/0!</text:p>
          </table:table-cell>
          <table:table-cell table:formula="of:=AVERAGE([$loss_2048.V1:.V2048])" office:value-type="string" office:string-value="" calcext:value-type="error">
            <text:p>#DIV/0!</text:p>
          </table:table-cell>
          <table:table-cell table:formula="of:=AVERAGE([$loss_2048.W1:.W2048])" office:value-type="string" office:string-value="" calcext:value-type="error">
            <text:p>#DIV/0!</text:p>
          </table:table-cell>
          <table:table-cell table:formula="of:=AVERAGE([$loss_2048.X1:.X2048])" office:value-type="string" office:string-value="" calcext:value-type="error">
            <text:p>#DIV/0!</text:p>
          </table:table-cell>
          <table:table-cell table:formula="of:=AVERAGE([$loss_2048.Y1:.Y2048])" office:value-type="string" office:string-value="" calcext:value-type="error">
            <text:p>#DIV/0!</text:p>
          </table:table-cell>
          <table:table-cell table:formula="of:=AVERAGE([$loss_2048.Z1:.Z2048])" office:value-type="string" office:string-value="" calcext:value-type="error">
            <text:p>#DIV/0!</text:p>
          </table:table-cell>
          <table:table-cell table:formula="of:=AVERAGE([$loss_2048.AA1:.AA2048])" office:value-type="string" office:string-value="" calcext:value-type="error">
            <text:p>#DIV/0!</text:p>
          </table:table-cell>
          <table:table-cell table:formula="of:=AVERAGE([$loss_2048.AB1:.AB2048])" office:value-type="string" office:string-value="" calcext:value-type="error">
            <text:p>#DIV/0!</text:p>
          </table:table-cell>
          <table:table-cell table:formula="of:=AVERAGE([$loss_2048.AC1:.AC2048])" office:value-type="string" office:string-value="" calcext:value-type="error">
            <text:p>#DIV/0!</text:p>
          </table:table-cell>
          <table:table-cell table:formula="of:=AVERAGE([$loss_2048.AD1:.AD2048])" office:value-type="string" office:string-value="" calcext:value-type="error">
            <text:p>#DIV/0!</text:p>
          </table:table-cell>
          <table:table-cell table:formula="of:=AVERAGE([$loss_2048.AE1:.AE2048])" office:value-type="string" office:string-value="" calcext:value-type="error">
            <text:p>#DIV/0!</text:p>
          </table:table-cell>
        </table:table-row>
      </table:table>
      <table:table table:name="results_64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-17</text:p>
          </table:table-cell>
          <table:table-cell table:number-columns-repeated="3" office:value-type="float" office:value="0.242247201242264" calcext:value-type="float">
            <text:p>0.242247201242264</text:p>
          </table:table-cell>
          <table:table-cell office:value-type="float" office:value="0.000301122665405273" calcext:value-type="float">
            <text:p>0.000301122665405273</text:p>
          </table:table-cell>
          <table:table-cell office:value-type="float" office:value="0.000548601150512695" calcext:value-type="float">
            <text:p>0.000548601150512695</text:p>
          </table:table-cell>
          <table:table-cell office:value-type="float" office:value="0.0653092861175537" calcext:value-type="float">
            <text:p>0.0653092861175537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35</text:p>
          </table:table-cell>
          <table:table-cell table:number-columns-repeated="2" office:value-type="float" office:value="0.130673404982216" calcext:value-type="float">
            <text:p>0.130673404982216</text:p>
          </table:table-cell>
          <table:table-cell office:value-type="float" office:value="0.165111660354333" calcext:value-type="float">
            <text:p>0.165111660354333</text:p>
          </table:table-cell>
          <table:table-cell office:value-type="float" office:value="0.000198602676391602" calcext:value-type="float">
            <text:p>0.000198602676391602</text:p>
          </table:table-cell>
          <table:table-cell office:value-type="float" office:value="0.000257492065429688" calcext:value-type="float">
            <text:p>0.000257492065429688</text:p>
          </table:table-cell>
          <table:table-cell office:value-type="float" office:value="0.00470995903015137" calcext:value-type="float">
            <text:p>0.00470995903015137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.0344382553721172" calcext:value-type="float">
            <text:p>0.0344382553721172</text:p>
          </table:table-cell>
          <table:table-cell table:formula="of:=IF([.J3]=&quot;&quot;;&quot;&quot;;[.J3]/[.B3])" office:value-type="float" office:value="0.263544486169961" calcext:value-type="float">
            <text:p>0.263544486169961</text:p>
          </table:table-cell>
        </table:table-row>
        <table:table-row table:style-name="ro1">
          <table:table-cell office:value-type="string" calcext:value-type="string">
            <text:p>31-41</text:p>
          </table:table-cell>
          <table:table-cell table:number-columns-repeated="3" office:value-type="float" office:value="0.186297827073997" calcext:value-type="float">
            <text:p>0.186297827073997</text:p>
          </table:table-cell>
          <table:table-cell office:value-type="float" office:value="0.000161170959472656" calcext:value-type="float">
            <text:p>0.000161170959472656</text:p>
          </table:table-cell>
          <table:table-cell office:value-type="float" office:value="0.000280618667602539" calcext:value-type="float">
            <text:p>0.000280618667602539</text:p>
          </table:table-cell>
          <table:table-cell office:value-type="float" office:value="0.00338196754455566" calcext:value-type="float">
            <text:p>0.00338196754455566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37</text:p>
          </table:table-cell>
          <table:table-cell table:number-columns-repeated="2" office:value-type="float" office:value="0.182746478636851" calcext:value-type="float">
            <text:p>0.182746478636851</text:p>
          </table:table-cell>
          <table:table-cell office:value-type="float" office:value="0.221442187625234" calcext:value-type="float">
            <text:p>0.221442187625234</text:p>
          </table:table-cell>
          <table:table-cell office:value-type="float" office:value="0.000352144241333008" calcext:value-type="float">
            <text:p>0.000352144241333008</text:p>
          </table:table-cell>
          <table:table-cell office:value-type="float" office:value="0.00028538703918457" calcext:value-type="float">
            <text:p>0.00028538703918457</text:p>
          </table:table-cell>
          <table:table-cell office:value-type="float" office:value="0.00464868545532227" calcext:value-type="float">
            <text:p>0.00464868545532227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38695708988383" calcext:value-type="float">
            <text:p>0.038695708988383</text:p>
          </table:table-cell>
          <table:table-cell table:formula="of:=IF([.J5]=&quot;&quot;;&quot;&quot;;[.J5]/[.B5])" office:value-type="float" office:value="0.211745305720928" calcext:value-type="float">
            <text:p>0.211745305720928</text:p>
          </table:table-cell>
        </table:table-row>
        <table:table-row table:style-name="ro1">
          <table:table-cell office:value-type="string" calcext:value-type="string">
            <text:p>7-51</text:p>
          </table:table-cell>
          <table:table-cell table:number-columns-repeated="3" office:value-type="float" office:value="0.152805566523135" calcext:value-type="float">
            <text:p>0.152805566523135</text:p>
          </table:table-cell>
          <table:table-cell office:value-type="float" office:value="0.000320196151733398" calcext:value-type="float">
            <text:p>0.000320196151733398</text:p>
          </table:table-cell>
          <table:table-cell office:value-type="float" office:value="0.000624895095825195" calcext:value-type="float">
            <text:p>0.000624895095825195</text:p>
          </table:table-cell>
          <table:table-cell office:value-type="float" office:value="0.00467395782470703" calcext:value-type="float">
            <text:p>0.00467395782470703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" calcext:value-type="float">
            <text:p>0</text:p>
          </table:table-cell>
          <table:table-cell table:style-name="ce2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31</text:p>
          </table:table-cell>
          <table:table-cell table:number-columns-repeated="2" office:value-type="float" office:value="0.210166706790739" calcext:value-type="float">
            <text:p>0.210166706790739</text:p>
          </table:table-cell>
          <table:table-cell office:value-type="float" office:value="0.233359934812469" calcext:value-type="float">
            <text:p>0.233359934812469</text:p>
          </table:table-cell>
          <table:table-cell office:value-type="float" office:value="0.000318288803100586" calcext:value-type="float">
            <text:p>0.000318288803100586</text:p>
          </table:table-cell>
          <table:table-cell office:value-type="float" office:value="0.000497341156005859" calcext:value-type="float">
            <text:p>0.000497341156005859</text:p>
          </table:table-cell>
          <table:table-cell office:value-type="float" office:value="0.00806283950805664" calcext:value-type="float">
            <text:p>0.00806283950805664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.0231932280217301" calcext:value-type="float">
            <text:p>0.0231932280217301</text:p>
          </table:table-cell>
          <table:table-cell table:formula="of:=IF([.J7]=&quot;&quot;;&quot;&quot;;[.J7]/[.B7])" office:value-type="float" office:value="0.110356337480338" calcext:value-type="float">
            <text:p>0.110356337480338</text:p>
          </table:table-cell>
        </table:table-row>
        <table:table-row table:style-name="ro1">
          <table:table-cell office:value-type="string" calcext:value-type="string">
            <text:p>8-48</text:p>
          </table:table-cell>
          <table:table-cell table:number-columns-repeated="3" office:value-type="float" office:value="0.138116937667657" calcext:value-type="float">
            <text:p>0.138116937667657</text:p>
          </table:table-cell>
          <table:table-cell office:value-type="float" office:value="0.000414609909057617" calcext:value-type="float">
            <text:p>0.000414609909057617</text:p>
          </table:table-cell>
          <table:table-cell office:value-type="float" office:value="0.000156164169311523" calcext:value-type="float">
            <text:p>0.000156164169311523</text:p>
          </table:table-cell>
          <table:table-cell office:value-type="float" office:value="0.003448486328125" calcext:value-type="float">
            <text:p>0.003448486328125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" calcext:value-type="float">
            <text:p>0</text:p>
          </table:table-cell>
          <table:table-cell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-28</text:p>
          </table:table-cell>
          <table:table-cell table:number-columns-repeated="2" office:value-type="float" office:value="0.255692157066868" calcext:value-type="float">
            <text:p>0.255692157066868</text:p>
          </table:table-cell>
          <table:table-cell office:value-type="float" office:value="0.27723630038753" calcext:value-type="float">
            <text:p>0.27723630038753</text:p>
          </table:table-cell>
          <table:table-cell office:value-type="float" office:value="0.000327587127685547" calcext:value-type="float">
            <text:p>0.000327587127685547</text:p>
          </table:table-cell>
          <table:table-cell office:value-type="float" office:value="0.000627756118774414" calcext:value-type="float">
            <text:p>0.000627756118774414</text:p>
          </table:table-cell>
          <table:table-cell office:value-type="float" office:value="0.00327420234680176" calcext:value-type="float">
            <text:p>0.00327420234680176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.021544143320662" calcext:value-type="float">
            <text:p>0.021544143320662</text:p>
          </table:table-cell>
          <table:table-cell table:formula="of:=IF([.J9]=&quot;&quot;;&quot;&quot;;[.J9]/[.B9])" office:value-type="float" office:value="0.0842581312145129" calcext:value-type="float">
            <text:p>0.0842581312145129</text:p>
          </table:table-cell>
        </table:table-row>
        <table:table-row table:style-name="ro1">
          <table:table-cell office:value-type="string" calcext:value-type="string">
            <text:p>60-20</text:p>
          </table:table-cell>
          <table:table-cell table:number-columns-repeated="2" office:value-type="float" office:value="0.140369916453719" calcext:value-type="float">
            <text:p>0.140369916453719</text:p>
          </table:table-cell>
          <table:table-cell office:value-type="float" office:value="0.309554709204639" calcext:value-type="float">
            <text:p>0.309554709204639</text:p>
          </table:table-cell>
          <table:table-cell office:value-type="float" office:value="0.000133037567138672" calcext:value-type="float">
            <text:p>0.000133037567138672</text:p>
          </table:table-cell>
          <table:table-cell office:value-type="float" office:value="0.000181436538696289" calcext:value-type="float">
            <text:p>0.000181436538696289</text:p>
          </table:table-cell>
          <table:table-cell office:value-type="float" office:value="0.00987982749938965" calcext:value-type="float">
            <text:p>0.00987982749938965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169184792750919" calcext:value-type="float">
            <text:p>0.169184792750919</text:p>
          </table:table-cell>
          <table:table-cell table:formula="of:=IF([.J10]=&quot;&quot;;&quot;&quot;;[.J10]/[.B10])" office:value-type="float" office:value="1.20527814666543" calcext:value-type="float">
            <text:p>1.20527814666543</text:p>
          </table:table-cell>
        </table:table-row>
        <table:table-row table:style-name="ro1">
          <table:table-cell office:value-type="string" calcext:value-type="string">
            <text:p>6-55</text:p>
          </table:table-cell>
          <table:table-cell table:number-columns-repeated="3" office:value-type="float" office:value="0.0283817495234537" calcext:value-type="float">
            <text:p>0.0283817495234537</text:p>
          </table:table-cell>
          <table:table-cell office:value-type="float" office:value="0.0000960826873779297" calcext:value-type="float">
            <text:p>9.60826873779297E-05</text:p>
          </table:table-cell>
          <table:table-cell office:value-type="float" office:value="0.000142574310302734" calcext:value-type="float">
            <text:p>0.000142574310302734</text:p>
          </table:table-cell>
          <table:table-cell office:value-type="float" office:value="0.00272941589355469" calcext:value-type="float">
            <text:p>0.00272941589355469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" calcext:value-type="float">
            <text:p>0</text:p>
          </table:table-cell>
          <table:table-cell table:formula="of:=IF([.J11]=&quot;&quot;;&quot;&quot;;[.J11]/[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</text:p>
          </table:table-cell>
          <table:table-cell table:number-columns-repeated="3" office:value-type="float" office:value="0.0655326133854172" calcext:value-type="float">
            <text:p>0.0655326133854172</text:p>
          </table:table-cell>
          <table:table-cell office:value-type="float" office:value="0.000112771987915039" calcext:value-type="float">
            <text:p>0.000112771987915039</text:p>
          </table:table-cell>
          <table:table-cell office:value-type="float" office:value="0.0000457763671875" calcext:value-type="float">
            <text:p>0.0000457763671875</text:p>
          </table:table-cell>
          <table:table-cell office:value-type="float" office:value="0.000983238220214844" calcext:value-type="float">
            <text:p>0.000983238220214844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41</text:p>
          </table:table-cell>
          <table:table-cell table:number-columns-repeated="2" office:value-type="float" office:value="0.139617003786651" calcext:value-type="float">
            <text:p>0.139617003786651</text:p>
          </table:table-cell>
          <table:table-cell office:value-type="float" office:value="0.282456469333504" calcext:value-type="float">
            <text:p>0.282456469333504</text:p>
          </table:table-cell>
          <table:table-cell office:value-type="float" office:value="0.000230312347412109" calcext:value-type="float">
            <text:p>0.000230312347412109</text:p>
          </table:table-cell>
          <table:table-cell office:value-type="float" office:value="0.000126361846923828" calcext:value-type="float">
            <text:p>0.000126361846923828</text:p>
          </table:table-cell>
          <table:table-cell office:value-type="float" office:value="0.00720405578613281" calcext:value-type="float">
            <text:p>0.00720405578613281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142839465546853" calcext:value-type="float">
            <text:p>0.142839465546853</text:p>
          </table:table-cell>
          <table:table-cell table:formula="of:=IF([.J13]=&quot;&quot;;&quot;&quot;;[.J13]/[.B13])" office:value-type="float" office:value="1.02308072564804" calcext:value-type="float">
            <text:p>1.02308072564804</text:p>
          </table:table-cell>
        </table:table-row>
        <table:table-row table:style-name="ro1">
          <table:table-cell office:value-type="string" calcext:value-type="string">
            <text:p>31-53</text:p>
          </table:table-cell>
          <table:table-cell table:number-columns-repeated="3" office:value-type="float" office:value="0.204460594811851" calcext:value-type="float">
            <text:p>0.204460594811851</text:p>
          </table:table-cell>
          <table:table-cell office:value-type="float" office:value="0.00015711784362793" calcext:value-type="float">
            <text:p>0.00015711784362793</text:p>
          </table:table-cell>
          <table:table-cell office:value-type="float" office:value="0.000365495681762695" calcext:value-type="float">
            <text:p>0.000365495681762695</text:p>
          </table:table-cell>
          <table:table-cell office:value-type="float" office:value="0.00391936302185059" calcext:value-type="float">
            <text:p>0.00391936302185059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" calcext:value-type="float">
            <text:p>0</text:p>
          </table:table-cell>
          <table:table-cell table:style-name="ce2"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6</text:p>
          </table:table-cell>
          <table:table-cell table:number-columns-repeated="3" office:value-type="float" office:value="0.196478787415815" calcext:value-type="float">
            <text:p>0.196478787415815</text:p>
          </table:table-cell>
          <table:table-cell office:value-type="float" office:value="0.000245094299316406" calcext:value-type="float">
            <text:p>0.000245094299316406</text:p>
          </table:table-cell>
          <table:table-cell office:value-type="float" office:value="0.000522851943969727" calcext:value-type="float">
            <text:p>0.000522851943969727</text:p>
          </table:table-cell>
          <table:table-cell office:value-type="float" office:value="0.0037844181060791" calcext:value-type="float">
            <text:p>0.0037844181060791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31</text:p>
          </table:table-cell>
          <table:table-cell table:number-columns-repeated="2" office:value-type="float" office:value="0.125321284972531" calcext:value-type="float">
            <text:p>0.125321284972531</text:p>
          </table:table-cell>
          <table:table-cell office:value-type="float" office:value="0.170892967684284" calcext:value-type="float">
            <text:p>0.170892967684284</text:p>
          </table:table-cell>
          <table:table-cell office:value-type="float" office:value="0.000172138214111328" calcext:value-type="float">
            <text:p>0.000172138214111328</text:p>
          </table:table-cell>
          <table:table-cell office:value-type="float" office:value="0.000326156616210938" calcext:value-type="float">
            <text:p>0.000326156616210938</text:p>
          </table:table-cell>
          <table:table-cell office:value-type="float" office:value="0.00298929214477539" calcext:value-type="float">
            <text:p>0.00298929214477539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455716827117531" calcext:value-type="float">
            <text:p>0.0455716827117531</text:p>
          </table:table-cell>
          <table:table-cell table:formula="of:=IF([.J16]=&quot;&quot;;&quot;&quot;;[.J16]/[.B16])" office:value-type="float" office:value="0.363638808217949" calcext:value-type="float">
            <text:p>0.363638808217949</text:p>
          </table:table-cell>
        </table:table-row>
        <table:table-row table:style-name="ro1">
          <table:table-cell office:value-type="string" calcext:value-type="string">
            <text:p>34-32</text:p>
          </table:table-cell>
          <table:table-cell table:number-columns-repeated="2" office:value-type="float" office:value="0.152930454494106" calcext:value-type="float">
            <text:p>0.152930454494106</text:p>
          </table:table-cell>
          <table:table-cell office:value-type="float" office:value="0.166169190369147" calcext:value-type="float">
            <text:p>0.166169190369147</text:p>
          </table:table-cell>
          <table:table-cell office:value-type="float" office:value="0.000273466110229492" calcext:value-type="float">
            <text:p>0.000273466110229492</text:p>
          </table:table-cell>
          <table:table-cell office:value-type="float" office:value="0.000149726867675781" calcext:value-type="float">
            <text:p>0.000149726867675781</text:p>
          </table:table-cell>
          <table:table-cell office:value-type="float" office:value="0.00434374809265137" calcext:value-type="float">
            <text:p>0.00434374809265137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.0132387358750408" calcext:value-type="float">
            <text:p>0.0132387358750408</text:p>
          </table:table-cell>
          <table:table-cell table:formula="of:=IF([.J17]=&quot;&quot;;&quot;&quot;;[.J17]/[.B17])" office:value-type="float" office:value="0.086567034138717" calcext:value-type="float">
            <text:p>0.086567034138717</text:p>
          </table:table-cell>
        </table:table-row>
        <table:table-row table:style-name="ro1">
          <table:table-cell office:value-type="string" calcext:value-type="string">
            <text:p>15-25</text:p>
          </table:table-cell>
          <table:table-cell table:number-columns-repeated="2" office:value-type="float" office:value="0.155145514687775" calcext:value-type="float">
            <text:p>0.155145514687775</text:p>
          </table:table-cell>
          <table:table-cell office:value-type="float" office:value="0.173355584345187" calcext:value-type="float">
            <text:p>0.173355584345187</text:p>
          </table:table-cell>
          <table:table-cell office:value-type="float" office:value="0.00018763542175293" calcext:value-type="float">
            <text:p>0.00018763542175293</text:p>
          </table:table-cell>
          <table:table-cell office:value-type="float" office:value="0.000178337097167969" calcext:value-type="float">
            <text:p>0.000178337097167969</text:p>
          </table:table-cell>
          <table:table-cell office:value-type="float" office:value="0.00411438941955566" calcext:value-type="float">
            <text:p>0.00411438941955566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.0182100696574117" calcext:value-type="float">
            <text:p>0.0182100696574117</text:p>
          </table:table-cell>
          <table:table-cell table:formula="of:=IF([.J18]=&quot;&quot;;&quot;&quot;;[.J18]/[.B18])" office:value-type="float" office:value="0.117374129017257" calcext:value-type="float">
            <text:p>0.117374129017257</text:p>
          </table:table-cell>
        </table:table-row>
        <table:table-row table:style-name="ro1">
          <table:table-cell office:value-type="string" calcext:value-type="string">
            <text:p>43-2</text:p>
          </table:table-cell>
          <table:table-cell table:number-columns-repeated="2" office:value-type="float" office:value="0.195890683907697" calcext:value-type="float">
            <text:p>0.195890683907697</text:p>
          </table:table-cell>
          <table:table-cell office:value-type="float" office:value="0.22209814294649" calcext:value-type="float">
            <text:p>0.22209814294649</text:p>
          </table:table-cell>
          <table:table-cell office:value-type="float" office:value="0.000511407852172852" calcext:value-type="float">
            <text:p>0.000511407852172852</text:p>
          </table:table-cell>
          <table:table-cell office:value-type="float" office:value="0.000576019287109375" calcext:value-type="float">
            <text:p>0.000576019287109375</text:p>
          </table:table-cell>
          <table:table-cell office:value-type="float" office:value="0.00671744346618652" calcext:value-type="float">
            <text:p>0.00671744346618652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.0262074590387932" calcext:value-type="float">
            <text:p>0.0262074590387932</text:p>
          </table:table-cell>
          <table:table-cell table:style-name="ce2" table:formula="of:=IF([.J19]=&quot;&quot;;&quot;&quot;;[.J19]/[.B19])" office:value-type="float" office:value="0.133786142944613" calcext:value-type="float">
            <text:p>0.133786142944613</text:p>
          </table:table-cell>
        </table:table-row>
        <table:table-row table:style-name="ro1">
          <table:table-cell office:value-type="string" calcext:value-type="string">
            <text:p>23-59</text:p>
          </table:table-cell>
          <table:table-cell table:number-columns-repeated="2" office:value-type="float" office:value="0.227546572030395" calcext:value-type="float">
            <text:p>0.227546572030395</text:p>
          </table:table-cell>
          <table:table-cell office:value-type="float" office:value="0.342155008434212" calcext:value-type="float">
            <text:p>0.342155008434212</text:p>
          </table:table-cell>
          <table:table-cell office:value-type="float" office:value="0.000298500061035156" calcext:value-type="float">
            <text:p>0.000298500061035156</text:p>
          </table:table-cell>
          <table:table-cell office:value-type="float" office:value="0.000568389892578125" calcext:value-type="float">
            <text:p>0.000568389892578125</text:p>
          </table:table-cell>
          <table:table-cell office:value-type="float" office:value="0.00806474685668945" calcext:value-type="float">
            <text:p>0.00806474685668945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.114608436403818" calcext:value-type="float">
            <text:p>0.114608436403818</text:p>
          </table:table-cell>
          <table:table-cell table:style-name="ce2" table:formula="of:=IF([.J20]=&quot;&quot;;&quot;&quot;;[.J20]/[.B20])" office:value-type="float" office:value="0.503670239376354" calcext:value-type="float">
            <text:p>0.503670239376354</text:p>
          </table:table-cell>
        </table:table-row>
        <table:table-row table:style-name="ro1">
          <table:table-cell office:value-type="string" calcext:value-type="string">
            <text:p>46-23</text:p>
          </table:table-cell>
          <table:table-cell table:number-columns-repeated="3" office:value-type="float" office:value="0.220908830846346" calcext:value-type="float">
            <text:p>0.220908830846346</text:p>
          </table:table-cell>
          <table:table-cell office:value-type="float" office:value="0.00037074089050293" calcext:value-type="float">
            <text:p>0.00037074089050293</text:p>
          </table:table-cell>
          <table:table-cell office:value-type="float" office:value="0.000852823257446289" calcext:value-type="float">
            <text:p>0.000852823257446289</text:p>
          </table:table-cell>
          <table:table-cell office:value-type="float" office:value="0.00298666954040527" calcext:value-type="float">
            <text:p>0.00298666954040527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23</text:p>
          </table:table-cell>
          <table:table-cell table:number-columns-repeated="3" office:value-type="float" office:value="0.216718465662996" calcext:value-type="float">
            <text:p>0.216718465662996</text:p>
          </table:table-cell>
          <table:table-cell office:value-type="float" office:value="0.000358343124389648" calcext:value-type="float">
            <text:p>0.000358343124389648</text:p>
          </table:table-cell>
          <table:table-cell office:value-type="float" office:value="0.000589609146118164" calcext:value-type="float">
            <text:p>0.000589609146118164</text:p>
          </table:table-cell>
          <table:table-cell office:value-type="float" office:value="0.00243163108825684" calcext:value-type="float">
            <text:p>0.00243163108825684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21</text:p>
          </table:table-cell>
          <table:table-cell table:number-columns-repeated="3" office:value-type="float" office:value="0.0810530443134809" calcext:value-type="float">
            <text:p>0.0810530443134809</text:p>
          </table:table-cell>
          <table:table-cell office:value-type="float" office:value="0.000105142593383789" calcext:value-type="float">
            <text:p>0.000105142593383789</text:p>
          </table:table-cell>
          <table:table-cell office:value-type="float" office:value="0.0000782012939453125" calcext:value-type="float">
            <text:p>7.82012939453125E-05</text:p>
          </table:table-cell>
          <table:table-cell office:value-type="float" office:value="0.00121784210205078" calcext:value-type="float">
            <text:p>0.00121784210205078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" calcext:value-type="float">
            <text:p>0</text:p>
          </table:table-cell>
          <table:table-cell table:formula="of:=IF([.J23]=&quot;&quot;;&quot;&quot;;[.J23]/[.B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38</text:p>
          </table:table-cell>
          <table:table-cell table:number-columns-repeated="2" office:value-type="float" office:value="0.127860478300494" calcext:value-type="float">
            <text:p>0.127860478300494</text:p>
          </table:table-cell>
          <table:table-cell office:value-type="float" office:value="0.202047000777831" calcext:value-type="float">
            <text:p>0.202047000777831</text:p>
          </table:table-cell>
          <table:table-cell office:value-type="float" office:value="0.000424861907958984" calcext:value-type="float">
            <text:p>0.000424861907958984</text:p>
          </table:table-cell>
          <table:table-cell office:value-type="float" office:value="0.00029301643371582" calcext:value-type="float">
            <text:p>0.00029301643371582</text:p>
          </table:table-cell>
          <table:table-cell office:value-type="float" office:value="0.00424075126647949" calcext:value-type="float">
            <text:p>0.00424075126647949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.0741865224773377" calcext:value-type="float">
            <text:p>0.0741865224773377</text:p>
          </table:table-cell>
          <table:table-cell table:formula="of:=IF([.J24]=&quot;&quot;;&quot;&quot;;[.J24]/[.B24])" office:value-type="float" office:value="0.580214648524831" calcext:value-type="float">
            <text:p>0.580214648524831</text:p>
          </table:table-cell>
        </table:table-row>
        <table:table-row table:style-name="ro1">
          <table:table-cell office:value-type="string" calcext:value-type="string">
            <text:p>43-8</text:p>
          </table:table-cell>
          <table:table-cell table:number-columns-repeated="2" office:value-type="float" office:value="0.12927083806396" calcext:value-type="float">
            <text:p>0.12927083806396</text:p>
          </table:table-cell>
          <table:table-cell office:value-type="float" office:value="0.130465706705813" calcext:value-type="float">
            <text:p>0.130465706705813</text:p>
          </table:table-cell>
          <table:table-cell office:value-type="float" office:value="0.000269889831542969" calcext:value-type="float">
            <text:p>0.000269889831542969</text:p>
          </table:table-cell>
          <table:table-cell office:value-type="float" office:value="0.000438690185546875" calcext:value-type="float">
            <text:p>0.000438690185546875</text:p>
          </table:table-cell>
          <table:table-cell office:value-type="float" office:value="0.00518941879272461" calcext:value-type="float">
            <text:p>0.00518941879272461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0119486864185303" calcext:value-type="float">
            <text:p>0.00119486864185303</text:p>
          </table:table-cell>
          <table:table-cell table:formula="of:=IF([.J25]=&quot;&quot;;&quot;&quot;;[.J25]/[.B25])" office:value-type="float" office:value="0.00924314145207165" calcext:value-type="float">
            <text:p>0.00924314145207165</text:p>
          </table:table-cell>
        </table:table-row>
        <table:table-row table:style-name="ro1">
          <table:table-cell office:value-type="string" calcext:value-type="string">
            <text:p>63-38</text:p>
          </table:table-cell>
          <table:table-cell table:number-columns-repeated="2" office:value-type="float" office:value="0.245453206522028" calcext:value-type="float">
            <text:p>0.245453206522028</text:p>
          </table:table-cell>
          <table:table-cell office:value-type="float" office:value="0.270178558978263" calcext:value-type="float">
            <text:p>0.270178558978263</text:p>
          </table:table-cell>
          <table:table-cell office:value-type="float" office:value="0.000709772109985352" calcext:value-type="float">
            <text:p>0.000709772109985352</text:p>
          </table:table-cell>
          <table:table-cell office:value-type="float" office:value="0.000723838806152344" calcext:value-type="float">
            <text:p>0.000723838806152344</text:p>
          </table:table-cell>
          <table:table-cell office:value-type="float" office:value="0.00429916381835938" calcext:value-type="float">
            <text:p>0.00429916381835938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formula="of:=IF([.D26]&gt;0;[.D26]-[.B26];&quot;&quot;)" office:value-type="float" office:value="0.0247253524562353" calcext:value-type="float">
            <text:p>0.0247253524562353</text:p>
          </table:table-cell>
          <table:table-cell table:formula="of:=IF([.J26]=&quot;&quot;;&quot;&quot;;[.J26]/[.B26])" office:value-type="float" office:value="0.100733466906314" calcext:value-type="float">
            <text:p>0.100733466906314</text:p>
          </table:table-cell>
        </table:table-row>
        <table:table-row table:style-name="ro1">
          <table:table-cell office:value-type="string" calcext:value-type="string">
            <text:p>15-64</text:p>
          </table:table-cell>
          <table:table-cell table:number-columns-repeated="3" office:value-type="float" office:value="0.255771140004189" calcext:value-type="float">
            <text:p>0.255771140004189</text:p>
          </table:table-cell>
          <table:table-cell office:value-type="float" office:value="0.000227928161621094" calcext:value-type="float">
            <text:p>0.000227928161621094</text:p>
          </table:table-cell>
          <table:table-cell office:value-type="float" office:value="0.00062251091003418" calcext:value-type="float">
            <text:p>0.00062251091003418</text:p>
          </table:table-cell>
          <table:table-cell office:value-type="float" office:value="0.00316977500915527" calcext:value-type="float">
            <text:p>0.00316977500915527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" calcext:value-type="float">
            <text:p>0</text:p>
          </table:table-cell>
          <table:table-cell table:style-name="ce2"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1</text:p>
          </table:table-cell>
          <table:table-cell table:number-columns-repeated="3" office:value-type="float" office:value="0.115596519557888" calcext:value-type="float">
            <text:p>0.115596519557888</text:p>
          </table:table-cell>
          <table:table-cell office:value-type="float" office:value="0.000193119049072266" calcext:value-type="float">
            <text:p>0.000193119049072266</text:p>
          </table:table-cell>
          <table:table-cell office:value-type="float" office:value="0.000279664993286133" calcext:value-type="float">
            <text:p>0.000279664993286133</text:p>
          </table:table-cell>
          <table:table-cell office:value-type="float" office:value="0.00333571434020996" calcext:value-type="float">
            <text:p>0.00333571434020996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3</text:p>
          </table:table-cell>
          <table:table-cell table:number-columns-repeated="2" office:value-type="float" office:value="0.253832600749559" calcext:value-type="float">
            <text:p>0.253832600749559</text:p>
          </table:table-cell>
          <table:table-cell office:value-type="float" office:value="0.348400084700453" calcext:value-type="float">
            <text:p>0.348400084700453</text:p>
          </table:table-cell>
          <table:table-cell office:value-type="float" office:value="0.000348567962646484" calcext:value-type="float">
            <text:p>0.000348567962646484</text:p>
          </table:table-cell>
          <table:table-cell office:value-type="float" office:value="0.000693559646606445" calcext:value-type="float">
            <text:p>0.000693559646606445</text:p>
          </table:table-cell>
          <table:table-cell office:value-type="float" office:value="0.00587058067321777" calcext:value-type="float">
            <text:p>0.00587058067321777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.0945674839508944" calcext:value-type="float">
            <text:p>0.0945674839508944</text:p>
          </table:table-cell>
          <table:table-cell table:formula="of:=IF([.J29]=&quot;&quot;;&quot;&quot;;[.J29]/[.B29])" office:value-type="float" office:value="0.372558464403863" calcext:value-type="float">
            <text:p>0.372558464403863</text:p>
          </table:table-cell>
        </table:table-row>
        <table:table-row table:style-name="ro1">
          <table:table-cell office:value-type="string" calcext:value-type="string">
            <text:p>55-52</text:p>
          </table:table-cell>
          <table:table-cell table:number-columns-repeated="3" office:value-type="float" office:value="0.137424171726148" calcext:value-type="float">
            <text:p>0.137424171726148</text:p>
          </table:table-cell>
          <table:table-cell office:value-type="float" office:value="0.000167369842529297" calcext:value-type="float">
            <text:p>0.000167369842529297</text:p>
          </table:table-cell>
          <table:table-cell office:value-type="float" office:value="0.000101327896118164" calcext:value-type="float">
            <text:p>0.000101327896118164</text:p>
          </table:table-cell>
          <table:table-cell office:value-type="float" office:value="0.0034635066986084" calcext:value-type="float">
            <text:p>0.0034635066986084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" calcext:value-type="float">
            <text:p>0</text:p>
          </table:table-cell>
          <table:table-cell table:style-name="ce2" table:formula="of:=IF([.J30]=&quot;&quot;;&quot;&quot;;[.J30]/[.B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20</text:p>
          </table:table-cell>
          <table:table-cell table:number-columns-repeated="3" office:value-type="float" office:value="0.127909047284815" calcext:value-type="float">
            <text:p>0.127909047284815</text:p>
          </table:table-cell>
          <table:table-cell office:value-type="float" office:value="0.000252723693847656" calcext:value-type="float">
            <text:p>0.000252723693847656</text:p>
          </table:table-cell>
          <table:table-cell office:value-type="float" office:value="0.000334739685058594" calcext:value-type="float">
            <text:p>0.000334739685058594</text:p>
          </table:table-cell>
          <table:table-cell office:value-type="float" office:value="0.00344514846801758" calcext:value-type="float">
            <text:p>0.00344514846801758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13</text:p>
          </table:table-cell>
          <table:table-cell table:number-columns-repeated="3" office:value-type="float" office:value="0.154394189635059" calcext:value-type="float">
            <text:p>0.154394189635059</text:p>
          </table:table-cell>
          <table:table-cell office:value-type="float" office:value="0.000177860260009766" calcext:value-type="float">
            <text:p>0.000177860260009766</text:p>
          </table:table-cell>
          <table:table-cell office:value-type="float" office:value="0.000517845153808594" calcext:value-type="float">
            <text:p>0.000517845153808594</text:p>
          </table:table-cell>
          <table:table-cell office:value-type="float" office:value="0.00281620025634766" calcext:value-type="float">
            <text:p>0.00281620025634766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" calcext:value-type="float">
            <text:p>0</text:p>
          </table:table-cell>
          <table:table-cell table:formula="of:=IF([.J32]=&quot;&quot;;&quot;&quot;;[.J32]/[.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29</text:p>
          </table:table-cell>
          <table:table-cell table:number-columns-repeated="2" office:value-type="float" office:value="0.126443767284437" calcext:value-type="float">
            <text:p>0.126443767284437</text:p>
          </table:table-cell>
          <table:table-cell office:value-type="float" office:value="0.250828220148271" calcext:value-type="float">
            <text:p>0.250828220148271</text:p>
          </table:table-cell>
          <table:table-cell office:value-type="float" office:value="0.000386238098144531" calcext:value-type="float">
            <text:p>0.000386238098144531</text:p>
          </table:table-cell>
          <table:table-cell office:value-type="float" office:value="0.000299930572509766" calcext:value-type="float">
            <text:p>0.000299930572509766</text:p>
          </table:table-cell>
          <table:table-cell office:value-type="float" office:value="0.00278496742248535" calcext:value-type="float">
            <text:p>0.00278496742248535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124384452863834" calcext:value-type="float">
            <text:p>0.124384452863834</text:p>
          </table:table-cell>
          <table:table-cell table:style-name="ce2" table:formula="of:=IF([.J33]=&quot;&quot;;&quot;&quot;;[.J33]/[.B33])" office:value-type="float" office:value="0.983713594866474" calcext:value-type="float">
            <text:p>0.983713594866474</text:p>
          </table:table-cell>
        </table:table-row>
        <table:table-row table:style-name="ro1">
          <table:table-cell office:value-type="string" calcext:value-type="string">
            <text:p>46-49</text:p>
          </table:table-cell>
          <table:table-cell table:number-columns-repeated="3" office:value-type="float" office:value="0.126901179250557" calcext:value-type="float">
            <text:p>0.126901179250557</text:p>
          </table:table-cell>
          <table:table-cell office:value-type="float" office:value="0.000326633453369141" calcext:value-type="float">
            <text:p>0.000326633453369141</text:p>
          </table:table-cell>
          <table:table-cell office:value-type="float" office:value="0.00028228759765625" calcext:value-type="float">
            <text:p>0.00028228759765625</text:p>
          </table:table-cell>
          <table:table-cell office:value-type="float" office:value="0.00346112251281738" calcext:value-type="float">
            <text:p>0.00346112251281738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-20</text:p>
          </table:table-cell>
          <table:table-cell table:number-columns-repeated="3" office:value-type="float" office:value="0.180394034449843" calcext:value-type="float">
            <text:p>0.180394034449843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319004058837891" calcext:value-type="float">
            <text:p>0.000319004058837891</text:p>
          </table:table-cell>
          <table:table-cell office:value-type="float" office:value="0.00331330299377441" calcext:value-type="float">
            <text:p>0.00331330299377441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style-name="ce2" table:formula="of:=IF([.D35]&gt;0;[.D35]-[.B35];&quot;&quot;)" office:value-type="float" office:value="0" calcext:value-type="float">
            <text:p>0</text:p>
          </table:table-cell>
          <table:table-cell table:style-name="ce2"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60</text:p>
          </table:table-cell>
          <table:table-cell table:number-columns-repeated="2" office:value-type="float" office:value="0.133358442170332" calcext:value-type="float">
            <text:p>0.133358442170332</text:p>
          </table:table-cell>
          <table:table-cell office:value-type="float" office:value="0.140981621336887" calcext:value-type="float">
            <text:p>0.140981621336887</text:p>
          </table:table-cell>
          <table:table-cell office:value-type="float" office:value="0.000224590301513672" calcext:value-type="float">
            <text:p>0.000224590301513672</text:p>
          </table:table-cell>
          <table:table-cell office:value-type="float" office:value="0.00040435791015625" calcext:value-type="float">
            <text:p>0.00040435791015625</text:p>
          </table:table-cell>
          <table:table-cell office:value-type="float" office:value="0.00488567352294922" calcext:value-type="float">
            <text:p>0.00488567352294922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.00762317916655442" calcext:value-type="float">
            <text:p>0.00762317916655442</text:p>
          </table:table-cell>
          <table:table-cell table:style-name="ce2" table:formula="of:=IF([.J36]=&quot;&quot;;&quot;&quot;;[.J36]/[.B36])" office:value-type="float" office:value="0.0571630790109088" calcext:value-type="float">
            <text:p>0.0571630790109088</text:p>
          </table:table-cell>
        </table:table-row>
        <table:table-row table:style-name="ro1">
          <table:table-cell office:value-type="string" calcext:value-type="string">
            <text:p>63-51</text:p>
          </table:table-cell>
          <table:table-cell table:number-columns-repeated="3" office:value-type="float" office:value="0.239513755827219" calcext:value-type="float">
            <text:p>0.239513755827219</text:p>
          </table:table-cell>
          <table:table-cell office:value-type="float" office:value="0.000329732894897461" calcext:value-type="float">
            <text:p>0.000329732894897461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429606437683106" calcext:value-type="float">
            <text:p>0.00429606437683106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4</text:p>
          </table:table-cell>
          <table:table-cell table:number-columns-repeated="2" office:value-type="float" office:value="0.201540516073176" calcext:value-type="float">
            <text:p>0.201540516073176</text:p>
          </table:table-cell>
          <table:table-cell office:value-type="float" office:value="0.297773575063471" calcext:value-type="float">
            <text:p>0.297773575063471</text:p>
          </table:table-cell>
          <table:table-cell office:value-type="float" office:value="0.000178813934326172" calcext:value-type="float">
            <text:p>0.000178813934326172</text:p>
          </table:table-cell>
          <table:table-cell office:value-type="float" office:value="0.000478506088256836" calcext:value-type="float">
            <text:p>0.000478506088256836</text:p>
          </table:table-cell>
          <table:table-cell office:value-type="float" office:value="0.00390982627868652" calcext:value-type="float">
            <text:p>0.00390982627868652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.0962330589902953" calcext:value-type="float">
            <text:p>0.0962330589902953</text:p>
          </table:table-cell>
          <table:table-cell table:formula="of:=IF([.J38]=&quot;&quot;;&quot;&quot;;[.J38]/[.B38])" office:value-type="float" office:value="0.477487409803768" calcext:value-type="float">
            <text:p>0.477487409803768</text:p>
          </table:table-cell>
        </table:table-row>
        <table:table-row table:style-name="ro1">
          <table:table-cell office:value-type="string" calcext:value-type="string">
            <text:p>5-59</text:p>
          </table:table-cell>
          <table:table-cell table:number-columns-repeated="2" office:value-type="float" office:value="0.115809522611597" calcext:value-type="float">
            <text:p>0.115809522611597</text:p>
          </table:table-cell>
          <table:table-cell office:value-type="float" office:value="0.277310545654706" calcext:value-type="float">
            <text:p>0.277310545654706</text:p>
          </table:table-cell>
          <table:table-cell office:value-type="float" office:value="0.000267982482910156" calcext:value-type="float">
            <text:p>0.000267982482910156</text:p>
          </table:table-cell>
          <table:table-cell office:value-type="float" office:value="0.000342845916748047" calcext:value-type="float">
            <text:p>0.000342845916748047</text:p>
          </table:table-cell>
          <table:table-cell office:value-type="float" office:value="0.00964951515197754" calcext:value-type="float">
            <text:p>0.00964951515197754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.161501023043108" calcext:value-type="float">
            <text:p>0.161501023043108</text:p>
          </table:table-cell>
          <table:table-cell table:formula="of:=IF([.J39]=&quot;&quot;;&quot;&quot;;[.J39]/[.B39])" office:value-type="float" office:value="1.39454009826767" calcext:value-type="float">
            <text:p>1.39454009826767</text:p>
          </table:table-cell>
        </table:table-row>
        <table:table-row table:style-name="ro1">
          <table:table-cell office:value-type="string" calcext:value-type="string">
            <text:p>50-38</text:p>
          </table:table-cell>
          <table:table-cell table:number-columns-repeated="3" office:value-type="float" office:value="0.106101385346122" calcext:value-type="float">
            <text:p>0.106101385346122</text:p>
          </table:table-cell>
          <table:table-cell office:value-type="float" office:value="0.000107765197753906" calcext:value-type="float">
            <text:p>0.000107765197753906</text:p>
          </table:table-cell>
          <table:table-cell office:value-type="float" office:value="0.0000450611114501953" calcext:value-type="float">
            <text:p>4.50611114501953E-05</text:p>
          </table:table-cell>
          <table:table-cell office:value-type="float" office:value="0.000593662261962891" calcext:value-type="float">
            <text:p>0.000593662261962891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" calcext:value-type="float">
            <text:p>0</text:p>
          </table:table-cell>
          <table:table-cell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-46</text:p>
          </table:table-cell>
          <table:table-cell table:number-columns-repeated="3" office:value-type="float" office:value="0.181718134401445" calcext:value-type="float">
            <text:p>0.181718134401445</text:p>
          </table:table-cell>
          <table:table-cell office:value-type="float" office:value="0.000276803970336914" calcext:value-type="float">
            <text:p>0.000276803970336914</text:p>
          </table:table-cell>
          <table:table-cell office:value-type="float" office:value="0.000463485717773438" calcext:value-type="float">
            <text:p>0.000463485717773438</text:p>
          </table:table-cell>
          <table:table-cell office:value-type="float" office:value="0.00332117080688477" calcext:value-type="float">
            <text:p>0.00332117080688477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" calcext:value-type="float">
            <text:p>0</text:p>
          </table:table-cell>
          <table:table-cell table:formula="of:=IF([.J41]=&quot;&quot;;&quot;&quot;;[.J41]/[.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56</text:p>
          </table:table-cell>
          <table:table-cell table:number-columns-repeated="3" office:value-type="float" office:value="0.137024857393287" calcext:value-type="float">
            <text:p>0.137024857393287</text:p>
          </table:table-cell>
          <table:table-cell office:value-type="float" office:value="0.000136613845825195" calcext:value-type="float">
            <text:p>0.000136613845825195</text:p>
          </table:table-cell>
          <table:table-cell office:value-type="float" office:value="0.000342607498168945" calcext:value-type="float">
            <text:p>0.000342607498168945</text:p>
          </table:table-cell>
          <table:table-cell office:value-type="float" office:value="0.00262141227722168" calcext:value-type="float">
            <text:p>0.00262141227722168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" calcext:value-type="float">
            <text:p>0</text:p>
          </table:table-cell>
          <table:table-cell table:style-name="ce2" table:formula="of:=IF([.J42]=&quot;&quot;;&quot;&quot;;[.J42]/[.B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7</text:p>
          </table:table-cell>
          <table:table-cell table:number-columns-repeated="2" office:value-type="float" office:value="0.217924199730958" calcext:value-type="float">
            <text:p>0.217924199730958</text:p>
          </table:table-cell>
          <table:table-cell office:value-type="float" office:value="0.263602737036539" calcext:value-type="float">
            <text:p>0.263602737036539</text:p>
          </table:table-cell>
          <table:table-cell office:value-type="float" office:value="0.000458955764770508" calcext:value-type="float">
            <text:p>0.000458955764770508</text:p>
          </table:table-cell>
          <table:table-cell office:value-type="float" office:value="0.000622272491455078" calcext:value-type="float">
            <text:p>0.000622272491455078</text:p>
          </table:table-cell>
          <table:table-cell office:value-type="float" office:value="0.00560808181762695" calcext:value-type="float">
            <text:p>0.00560808181762695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formula="of:=IF([.D43]&gt;0;[.D43]-[.B43];&quot;&quot;)" office:value-type="float" office:value="0.045678537305581" calcext:value-type="float">
            <text:p>0.045678537305581</text:p>
          </table:table-cell>
          <table:table-cell table:formula="of:=IF([.J43]=&quot;&quot;;&quot;&quot;;[.J43]/[.B43])" office:value-type="float" office:value="0.209607456913799" calcext:value-type="float">
            <text:p>0.209607456913799</text:p>
          </table:table-cell>
        </table:table-row>
        <table:table-row table:style-name="ro1">
          <table:table-cell office:value-type="string" calcext:value-type="string">
            <text:p>36-30</text:p>
          </table:table-cell>
          <table:table-cell table:number-columns-repeated="3" office:value-type="float" office:value="0.0631979260486326" calcext:value-type="float">
            <text:p>0.0631979260486326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0863075256347656" calcext:value-type="float">
            <text:p>8.63075256347656E-05</text:p>
          </table:table-cell>
          <table:table-cell office:value-type="float" office:value="0.00204873085021973" calcext:value-type="float">
            <text:p>0.00204873085021973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" calcext:value-type="float">
            <text:p>0</text:p>
          </table:table-cell>
          <table:table-cell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32</text:p>
          </table:table-cell>
          <table:table-cell table:number-columns-repeated="3" office:value-type="float" office:value="0.148223539719107" calcext:value-type="float">
            <text:p>0.148223539719107</text:p>
          </table:table-cell>
          <table:table-cell office:value-type="float" office:value="0.00016021728515625" calcext:value-type="float">
            <text:p>0.00016021728515625</text:p>
          </table:table-cell>
          <table:table-cell office:value-type="float" office:value="0.000182628631591797" calcext:value-type="float">
            <text:p>0.000182628631591797</text:p>
          </table:table-cell>
          <table:table-cell office:value-type="float" office:value="0.00264191627502441" calcext:value-type="float">
            <text:p>0.00264191627502441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5</text:p>
          </table:table-cell>
          <table:table-cell table:number-columns-repeated="3" office:value-type="float" office:value="0.0998484088667022" calcext:value-type="float">
            <text:p>0.0998484088667022</text:p>
          </table:table-cell>
          <table:table-cell office:value-type="float" office:value="0.000214576721191406" calcext:value-type="float">
            <text:p>0.000214576721191406</text:p>
          </table:table-cell>
          <table:table-cell office:value-type="float" office:value="0.000182628631591797" calcext:value-type="float">
            <text:p>0.000182628631591797</text:p>
          </table:table-cell>
          <table:table-cell office:value-type="float" office:value="0.00413393974304199" calcext:value-type="float">
            <text:p>0.00413393974304199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" calcext:value-type="float">
            <text:p>0</text:p>
          </table:table-cell>
          <table:table-cell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13</text:p>
          </table:table-cell>
          <table:table-cell table:number-columns-repeated="3" office:value-type="float" office:value="0.201580676097585" calcext:value-type="float">
            <text:p>0.201580676097585</text:p>
          </table:table-cell>
          <table:table-cell office:value-type="float" office:value="0.000294685363769531" calcext:value-type="float">
            <text:p>0.000294685363769531</text:p>
          </table:table-cell>
          <table:table-cell office:value-type="float" office:value="0.000461339950561523" calcext:value-type="float">
            <text:p>0.000461339950561523</text:p>
          </table:table-cell>
          <table:table-cell office:value-type="float" office:value="0.00143647193908691" calcext:value-type="float">
            <text:p>0.00143647193908691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26</text:p>
          </table:table-cell>
          <table:table-cell table:number-columns-repeated="3" office:value-type="float" office:value="0.160952561920135" calcext:value-type="float">
            <text:p>0.160952561920135</text:p>
          </table:table-cell>
          <table:table-cell office:value-type="float" office:value="0.000168561935424805" calcext:value-type="float">
            <text:p>0.000168561935424805</text:p>
          </table:table-cell>
          <table:table-cell office:value-type="float" office:value="0.000116825103759766" calcext:value-type="float">
            <text:p>0.000116825103759766</text:p>
          </table:table-cell>
          <table:table-cell office:value-type="float" office:value="0.00187540054321289" calcext:value-type="float">
            <text:p>0.00187540054321289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8</text:p>
          </table:table-cell>
          <table:table-cell table:number-columns-repeated="3" office:value-type="float" office:value="0.22837287329284" calcext:value-type="float">
            <text:p>0.22837287329284</text:p>
          </table:table-cell>
          <table:table-cell office:value-type="float" office:value="0.000250339508056641" calcext:value-type="float">
            <text:p>0.000250339508056641</text:p>
          </table:table-cell>
          <table:table-cell office:value-type="float" office:value="0.000600576400756836" calcext:value-type="float">
            <text:p>0.000600576400756836</text:p>
          </table:table-cell>
          <table:table-cell office:value-type="float" office:value="0.00476765632629395" calcext:value-type="float">
            <text:p>0.00476765632629395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3" office:value-type="float" office:value="0.133197791623695" calcext:value-type="float">
            <text:p>0.133197791623695</text:p>
          </table:table-cell>
          <table:table-cell office:value-type="float" office:value="0.000185966491699219" calcext:value-type="float">
            <text:p>0.000185966491699219</text:p>
          </table:table-cell>
          <table:table-cell office:value-type="float" office:value="0.000422000885009766" calcext:value-type="float">
            <text:p>0.000422000885009766</text:p>
          </table:table-cell>
          <table:table-cell office:value-type="float" office:value="0.00299334526062012" calcext:value-type="float">
            <text:p>0.00299334526062012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53</text:p>
          </table:table-cell>
          <table:table-cell table:number-columns-repeated="2" office:value-type="float" office:value="0.106140914417587" calcext:value-type="float">
            <text:p>0.106140914417587</text:p>
          </table:table-cell>
          <table:table-cell office:value-type="float" office:value="0.186811895421167" calcext:value-type="float">
            <text:p>0.186811895421167</text:p>
          </table:table-cell>
          <table:table-cell office:value-type="float" office:value="0.000159025192260742" calcext:value-type="float">
            <text:p>0.000159025192260742</text:p>
          </table:table-cell>
          <table:table-cell office:value-type="float" office:value="0.000351428985595703" calcext:value-type="float">
            <text:p>0.000351428985595703</text:p>
          </table:table-cell>
          <table:table-cell office:value-type="float" office:value="0.00343632698059082" calcext:value-type="float">
            <text:p>0.00343632698059082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.0806709810035801" calcext:value-type="float">
            <text:p>0.0806709810035801</text:p>
          </table:table-cell>
          <table:table-cell table:formula="of:=IF([.J51]=&quot;&quot;;&quot;&quot;;[.J51]/[.B51])" office:value-type="float" office:value="0.760036612141845" calcext:value-type="float">
            <text:p>0.760036612141845</text:p>
          </table:table-cell>
        </table:table-row>
        <table:table-row table:style-name="ro1">
          <table:table-cell office:value-type="string" calcext:value-type="string">
            <text:p>9-39</text:p>
          </table:table-cell>
          <table:table-cell table:number-columns-repeated="2" office:value-type="float" office:value="0.109689262713917" calcext:value-type="float">
            <text:p>0.109689262713917</text:p>
          </table:table-cell>
          <table:table-cell office:value-type="float" office:value="0.138761946910135" calcext:value-type="float">
            <text:p>0.138761946910135</text:p>
          </table:table-cell>
          <table:table-cell office:value-type="float" office:value="0.000187397003173828" calcext:value-type="float">
            <text:p>0.000187397003173828</text:p>
          </table:table-cell>
          <table:table-cell office:value-type="float" office:value="0.000382184982299805" calcext:value-type="float">
            <text:p>0.000382184982299805</text:p>
          </table:table-cell>
          <table:table-cell office:value-type="float" office:value="0.0047149658203125" calcext:value-type="float">
            <text:p>0.0047149658203125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290726841962186" calcext:value-type="float">
            <text:p>0.0290726841962186</text:p>
          </table:table-cell>
          <table:table-cell table:formula="of:=IF([.J52]=&quot;&quot;;&quot;&quot;;[.J52]/[.B52])" office:value-type="float" office:value="0.265045852956854" calcext:value-type="float">
            <text:p>0.265045852956854</text:p>
          </table:table-cell>
        </table:table-row>
        <table:table-row table:style-name="ro1">
          <table:table-cell office:value-type="string" calcext:value-type="string">
            <text:p>48-34</text:p>
          </table:table-cell>
          <table:table-cell table:number-columns-repeated="3" office:value-type="float" office:value="0.0381023204081427" calcext:value-type="float">
            <text:p>0.0381023204081427</text:p>
          </table:table-cell>
          <table:table-cell office:value-type="float" office:value="0.0000395774841308594" calcext:value-type="float">
            <text:p>3.95774841308594E-05</text:p>
          </table:table-cell>
          <table:table-cell office:value-type="float" office:value="0.0000176429748535156" calcext:value-type="float">
            <text:p>1.76429748535156E-05</text:p>
          </table:table-cell>
          <table:table-cell office:value-type="float" office:value="0.000665664672851563" calcext:value-type="float">
            <text:p>0.000665664672851563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46</text:p>
          </table:table-cell>
          <table:table-cell table:number-columns-repeated="3" office:value-type="float" office:value="0.195293439655235" calcext:value-type="float">
            <text:p>0.195293439655235</text:p>
          </table:table-cell>
          <table:table-cell office:value-type="float" office:value="0.000233650207519531" calcext:value-type="float">
            <text:p>0.000233650207519531</text:p>
          </table:table-cell>
          <table:table-cell office:value-type="float" office:value="0.000562429428100586" calcext:value-type="float">
            <text:p>0.000562429428100586</text:p>
          </table:table-cell>
          <table:table-cell office:value-type="float" office:value="0.00264406204223633" calcext:value-type="float">
            <text:p>0.00264406204223633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25</text:p>
          </table:table-cell>
          <table:table-cell table:number-columns-repeated="3" office:value-type="float" office:value="0.196157080427752" calcext:value-type="float">
            <text:p>0.196157080427752</text:p>
          </table:table-cell>
          <table:table-cell office:value-type="float" office:value="0.000477313995361328" calcext:value-type="float">
            <text:p>0.000477313995361328</text:p>
          </table:table-cell>
          <table:table-cell office:value-type="float" office:value="0.000515222549438477" calcext:value-type="float">
            <text:p>0.000515222549438477</text:p>
          </table:table-cell>
          <table:table-cell office:value-type="float" office:value="0.0038611888885498" calcext:value-type="float">
            <text:p>0.0038611888885498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61</text:p>
          </table:table-cell>
          <table:table-cell table:number-columns-repeated="3" office:value-type="float" office:value="0.217420291207123" calcext:value-type="float">
            <text:p>0.217420291207123</text:p>
          </table:table-cell>
          <table:table-cell office:value-type="float" office:value="0.000167369842529297" calcext:value-type="float">
            <text:p>0.000167369842529297</text:p>
          </table:table-cell>
          <table:table-cell office:value-type="float" office:value="0.000411272048950195" calcext:value-type="float">
            <text:p>0.000411272048950195</text:p>
          </table:table-cell>
          <table:table-cell office:value-type="float" office:value="0.0017850399017334" calcext:value-type="float">
            <text:p>0.0017850399017334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" calcext:value-type="float">
            <text:p>0</text:p>
          </table:table-cell>
          <table:table-cell table:formula="of:=IF([.J56]=&quot;&quot;;&quot;&quot;;[.J56]/[.B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5</text:p>
          </table:table-cell>
          <table:table-cell table:number-columns-repeated="3" office:value-type="float" office:value="0.205636506831601" calcext:value-type="float">
            <text:p>0.205636506831601</text:p>
          </table:table-cell>
          <table:table-cell office:value-type="float" office:value="0.000420331954956055" calcext:value-type="float">
            <text:p>0.000420331954956055</text:p>
          </table:table-cell>
          <table:table-cell office:value-type="float" office:value="0.000486135482788086" calcext:value-type="float">
            <text:p>0.000486135482788086</text:p>
          </table:table-cell>
          <table:table-cell office:value-type="float" office:value="0.00333976745605469" calcext:value-type="float">
            <text:p>0.00333976745605469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50</text:p>
          </table:table-cell>
          <table:table-cell table:number-columns-repeated="3" office:value-type="float" office:value="0.0413634438470341" calcext:value-type="float">
            <text:p>0.0413634438470341</text:p>
          </table:table-cell>
          <table:table-cell office:value-type="float" office:value="0.00018310546875" calcext:value-type="float">
            <text:p>0.00018310546875</text:p>
          </table:table-cell>
          <table:table-cell office:value-type="float" office:value="0.000122308731079102" calcext:value-type="float">
            <text:p>0.000122308731079102</text:p>
          </table:table-cell>
          <table:table-cell office:value-type="float" office:value="0.00364398956298828" calcext:value-type="float">
            <text:p>0.00364398956298828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12</text:p>
          </table:table-cell>
          <table:table-cell table:number-columns-repeated="2" office:value-type="float" office:value="0.247991619118684" calcext:value-type="float">
            <text:p>0.247991619118684</text:p>
          </table:table-cell>
          <table:table-cell office:value-type="float" office:value="0.315848174909569" calcext:value-type="float">
            <text:p>0.315848174909569</text:p>
          </table:table-cell>
          <table:table-cell office:value-type="float" office:value="0.000457048416137695" calcext:value-type="float">
            <text:p>0.000457048416137695</text:p>
          </table:table-cell>
          <table:table-cell office:value-type="float" office:value="0.000694036483764648" calcext:value-type="float">
            <text:p>0.000694036483764648</text:p>
          </table:table-cell>
          <table:table-cell office:value-type="float" office:value="0.00586152076721191" calcext:value-type="float">
            <text:p>0.00586152076721191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678565557908858" calcext:value-type="float">
            <text:p>0.0678565557908858</text:p>
          </table:table-cell>
          <table:table-cell table:formula="of:=IF([.J59]=&quot;&quot;;&quot;&quot;;[.J59]/[.B59])" office:value-type="float" office:value="0.273624391146908" calcext:value-type="float">
            <text:p>0.273624391146908</text:p>
          </table:table-cell>
        </table:table-row>
        <table:table-row table:style-name="ro1">
          <table:table-cell office:value-type="string" calcext:value-type="string">
            <text:p>64-23</text:p>
          </table:table-cell>
          <table:table-cell table:number-columns-repeated="2" office:value-type="float" office:value="0.123403255905468" calcext:value-type="float">
            <text:p>0.123403255905468</text:p>
          </table:table-cell>
          <table:table-cell office:value-type="float" office:value="0.272994510733566" calcext:value-type="float">
            <text:p>0.272994510733566</text:p>
          </table:table-cell>
          <table:table-cell office:value-type="float" office:value="0.000276327133178711" calcext:value-type="float">
            <text:p>0.000276327133178711</text:p>
          </table:table-cell>
          <table:table-cell office:value-type="float" office:value="0.000240087509155273" calcext:value-type="float">
            <text:p>0.000240087509155273</text:p>
          </table:table-cell>
          <table:table-cell office:value-type="float" office:value="0.00349855422973633" calcext:value-type="float">
            <text:p>0.00349855422973633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149591254828097" calcext:value-type="float">
            <text:p>0.149591254828097</text:p>
          </table:table-cell>
          <table:table-cell table:formula="of:=IF([.J60]=&quot;&quot;;&quot;&quot;;[.J60]/[.B60])" office:value-type="float" office:value="1.21221481338134" calcext:value-type="float">
            <text:p>1.21221481338134</text:p>
          </table:table-cell>
        </table:table-row>
        <table:table-row table:style-name="ro1">
          <table:table-cell office:value-type="string" calcext:value-type="string">
            <text:p>58-37</text:p>
          </table:table-cell>
          <table:table-cell table:number-columns-repeated="2" office:value-type="float" office:value="0.0873960802971192" calcext:value-type="float">
            <text:p>0.0873960802971192</text:p>
          </table:table-cell>
          <table:table-cell office:value-type="float" office:value="0.127241624895847" calcext:value-type="float">
            <text:p>0.127241624895847</text:p>
          </table:table-cell>
          <table:table-cell office:value-type="float" office:value="0.000179767608642578" calcext:value-type="float">
            <text:p>0.000179767608642578</text:p>
          </table:table-cell>
          <table:table-cell office:value-type="float" office:value="0.0000836849212646484" calcext:value-type="float">
            <text:p>8.36849212646484E-05</text:p>
          </table:table-cell>
          <table:table-cell office:value-type="float" office:value="0.00258088111877441" calcext:value-type="float">
            <text:p>0.00258088111877441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.0398455445987277" calcext:value-type="float">
            <text:p>0.0398455445987277</text:p>
          </table:table-cell>
          <table:table-cell table:formula="of:=IF([.J61]=&quot;&quot;;&quot;&quot;;[.J61]/[.B61])" office:value-type="float" office:value="0.455919126616038" calcext:value-type="float">
            <text:p>0.455919126616038</text:p>
          </table:table-cell>
        </table:table-row>
        <table:table-row table:style-name="ro1">
          <table:table-cell office:value-type="string" calcext:value-type="string">
            <text:p>43-14</text:p>
          </table:table-cell>
          <table:table-cell table:number-columns-repeated="3" office:value-type="float" office:value="0.124948716817185" calcext:value-type="float">
            <text:p>0.124948716817185</text:p>
          </table:table-cell>
          <table:table-cell office:value-type="float" office:value="0.000174999237060547" calcext:value-type="float">
            <text:p>0.000174999237060547</text:p>
          </table:table-cell>
          <table:table-cell office:value-type="float" office:value="0.000327587127685547" calcext:value-type="float">
            <text:p>0.000327587127685547</text:p>
          </table:table-cell>
          <table:table-cell office:value-type="float" office:value="0.00664663314819336" calcext:value-type="float">
            <text:p>0.00664663314819336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-50</text:p>
          </table:table-cell>
          <table:table-cell table:number-columns-repeated="2" office:value-type="float" office:value="0.0860145071945754" calcext:value-type="float">
            <text:p>0.0860145071945754</text:p>
          </table:table-cell>
          <table:table-cell office:value-type="float" office:value="0.0940739371404297" calcext:value-type="float">
            <text:p>0.0940739371404297</text:p>
          </table:table-cell>
          <table:table-cell office:value-type="float" office:value="0.000130891799926758" calcext:value-type="float">
            <text:p>0.000130891799926758</text:p>
          </table:table-cell>
          <table:table-cell office:value-type="float" office:value="0.000158309936523438" calcext:value-type="float">
            <text:p>0.000158309936523438</text:p>
          </table:table-cell>
          <table:table-cell office:value-type="float" office:value="0.00339627265930176" calcext:value-type="float">
            <text:p>0.00339627265930176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0805942994585429" calcext:value-type="float">
            <text:p>0.00805942994585429</text:p>
          </table:table-cell>
          <table:table-cell table:formula="of:=IF([.J63]=&quot;&quot;;&quot;&quot;;[.J63]/[.B63])" office:value-type="float" office:value="0.093698495855157" calcext:value-type="float">
            <text:p>0.093698495855157</text:p>
          </table:table-cell>
        </table:table-row>
        <table:table-row table:style-name="ro1">
          <table:table-cell office:value-type="string" calcext:value-type="string">
            <text:p>29-18</text:p>
          </table:table-cell>
          <table:table-cell table:number-columns-repeated="3" office:value-type="float" office:value="0.1774790108717" calcext:value-type="float">
            <text:p>0.1774790108717</text:p>
          </table:table-cell>
          <table:table-cell office:value-type="float" office:value="0.000447511672973633" calcext:value-type="float">
            <text:p>0.000447511672973633</text:p>
          </table:table-cell>
          <table:table-cell office:value-type="float" office:value="0.000460624694824219" calcext:value-type="float">
            <text:p>0.000460624694824219</text:p>
          </table:table-cell>
          <table:table-cell office:value-type="float" office:value="0.0012977123260498" calcext:value-type="float">
            <text:p>0.0012977123260498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17</text:p>
          </table:table-cell>
          <table:table-cell table:number-columns-repeated="2" office:value-type="float" office:value="0.197944242126507" calcext:value-type="float">
            <text:p>0.197944242126507</text:p>
          </table:table-cell>
          <table:table-cell office:value-type="float" office:value="0.243879188503672" calcext:value-type="float">
            <text:p>0.243879188503672</text:p>
          </table:table-cell>
          <table:table-cell office:value-type="float" office:value="0.000156402587890625" calcext:value-type="float">
            <text:p>0.000156402587890625</text:p>
          </table:table-cell>
          <table:table-cell office:value-type="float" office:value="0.000326871871948242" calcext:value-type="float">
            <text:p>0.000326871871948242</text:p>
          </table:table-cell>
          <table:table-cell office:value-type="float" office:value="0.00342297554016113" calcext:value-type="float">
            <text:p>0.00342297554016113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45934946377165" calcext:value-type="float">
            <text:p>0.045934946377165</text:p>
          </table:table-cell>
          <table:table-cell table:formula="of:=IF([.J65]=&quot;&quot;;&quot;&quot;;[.J65]/[.B65])" office:value-type="float" office:value="0.2320600280346" calcext:value-type="float">
            <text:p>0.2320600280346</text:p>
          </table:table-cell>
        </table:table-row>
        <table:table-row table:style-name="ro1">
          <table:table-cell office:value-type="string" calcext:value-type="string">
            <text:p>52-12</text:p>
          </table:table-cell>
          <table:table-cell table:number-columns-repeated="2" office:value-type="float" office:value="0.202556511337726" calcext:value-type="float">
            <text:p>0.202556511337726</text:p>
          </table:table-cell>
          <table:table-cell office:value-type="float" office:value="0.294138355578329" calcext:value-type="float">
            <text:p>0.294138355578329</text:p>
          </table:table-cell>
          <table:table-cell office:value-type="float" office:value="0.000337362289428711" calcext:value-type="float">
            <text:p>0.000337362289428711</text:p>
          </table:table-cell>
          <table:table-cell office:value-type="float" office:value="0.000660419464111328" calcext:value-type="float">
            <text:p>0.000660419464111328</text:p>
          </table:table-cell>
          <table:table-cell office:value-type="float" office:value="0.00628995895385742" calcext:value-type="float">
            <text:p>0.00628995895385742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915818442406037" calcext:value-type="float">
            <text:p>0.0915818442406037</text:p>
          </table:table-cell>
          <table:table-cell table:formula="of:=IF([.J66]=&quot;&quot;;&quot;&quot;;[.J66]/[.B66])" office:value-type="float" office:value="0.452129845818226" calcext:value-type="float">
            <text:p>0.452129845818226</text:p>
          </table:table-cell>
        </table:table-row>
        <table:table-row table:style-name="ro1">
          <table:table-cell office:value-type="string" calcext:value-type="string">
            <text:p>33-23</text:p>
          </table:table-cell>
          <table:table-cell table:number-columns-repeated="3" office:value-type="float" office:value="0.310846055256155" calcext:value-type="float">
            <text:p>0.310846055256155</text:p>
          </table:table-cell>
          <table:table-cell office:value-type="float" office:value="0.000367641448974609" calcext:value-type="float">
            <text:p>0.000367641448974609</text:p>
          </table:table-cell>
          <table:table-cell office:value-type="float" office:value="0.000557422637939453" calcext:value-type="float">
            <text:p>0.000557422637939453</text:p>
          </table:table-cell>
          <table:table-cell office:value-type="float" office:value="0.00433707237243652" calcext:value-type="float">
            <text:p>0.00433707237243652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4</text:p>
          </table:table-cell>
          <table:table-cell table:number-columns-repeated="2" office:value-type="float" office:value="0.172278021763444" calcext:value-type="float">
            <text:p>0.172278021763444</text:p>
          </table:table-cell>
          <table:table-cell office:value-type="float" office:value="0.219592701206189" calcext:value-type="float">
            <text:p>0.219592701206189</text:p>
          </table:table-cell>
          <table:table-cell office:value-type="float" office:value="0.000293731689453125" calcext:value-type="float">
            <text:p>0.000293731689453125</text:p>
          </table:table-cell>
          <table:table-cell office:value-type="float" office:value="0.000250816345214844" calcext:value-type="float">
            <text:p>0.000250816345214844</text:p>
          </table:table-cell>
          <table:table-cell office:value-type="float" office:value="0.00395512580871582" calcext:value-type="float">
            <text:p>0.00395512580871582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473146794427451" calcext:value-type="float">
            <text:p>0.0473146794427451</text:p>
          </table:table-cell>
          <table:table-cell table:formula="of:=IF([.J68]=&quot;&quot;;&quot;&quot;;[.J68]/[.B68])" office:value-type="float" office:value="0.274641413677905" calcext:value-type="float">
            <text:p>0.274641413677905</text:p>
          </table:table-cell>
        </table:table-row>
        <table:table-row table:style-name="ro1">
          <table:table-cell office:value-type="string" calcext:value-type="string">
            <text:p>57-17</text:p>
          </table:table-cell>
          <table:table-cell table:number-columns-repeated="3" office:value-type="float" office:value="0.110972889700173" calcext:value-type="float">
            <text:p>0.110972889700173</text:p>
          </table:table-cell>
          <table:table-cell office:value-type="float" office:value="0.000169754028320313" calcext:value-type="float">
            <text:p>0.000169754028320313</text:p>
          </table:table-cell>
          <table:table-cell office:value-type="float" office:value="0.000257968902587891" calcext:value-type="float">
            <text:p>0.000257968902587891</text:p>
          </table:table-cell>
          <table:table-cell office:value-type="float" office:value="0.00120306015014648" calcext:value-type="float">
            <text:p>0.00120306015014648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61</text:p>
          </table:table-cell>
          <table:table-cell table:number-columns-repeated="3" office:value-type="float" office:value="0.128508020532071" calcext:value-type="float">
            <text:p>0.128508020532071</text:p>
          </table:table-cell>
          <table:table-cell office:value-type="float" office:value="0.000236034393310547" calcext:value-type="float">
            <text:p>0.000236034393310547</text:p>
          </table:table-cell>
          <table:table-cell office:value-type="float" office:value="0.000449180603027344" calcext:value-type="float">
            <text:p>0.000449180603027344</text:p>
          </table:table-cell>
          <table:table-cell office:value-type="float" office:value="0.00201869010925293" calcext:value-type="float">
            <text:p>0.00201869010925293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14</text:p>
          </table:table-cell>
          <table:table-cell table:number-columns-repeated="2" office:value-type="float" office:value="0.186331251150253" calcext:value-type="float">
            <text:p>0.186331251150253</text:p>
          </table:table-cell>
          <table:table-cell office:value-type="float" office:value="0.302754370826284" calcext:value-type="float">
            <text:p>0.302754370826284</text:p>
          </table:table-cell>
          <table:table-cell office:value-type="float" office:value="0.000458002090454102" calcext:value-type="float">
            <text:p>0.000458002090454102</text:p>
          </table:table-cell>
          <table:table-cell office:value-type="float" office:value="0.000408649444580078" calcext:value-type="float">
            <text:p>0.000408649444580078</text:p>
          </table:table-cell>
          <table:table-cell office:value-type="float" office:value="0.00473356246948242" calcext:value-type="float">
            <text:p>0.00473356246948242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116423119676031" calcext:value-type="float">
            <text:p>0.116423119676031</text:p>
          </table:table-cell>
          <table:table-cell table:formula="of:=IF([.J71]=&quot;&quot;;&quot;&quot;;[.J71]/[.B71])" office:value-type="float" office:value="0.624817999972265" calcext:value-type="float">
            <text:p>0.624817999972265</text:p>
          </table:table-cell>
        </table:table-row>
        <table:table-row table:style-name="ro1">
          <table:table-cell office:value-type="string" calcext:value-type="string">
            <text:p>21-8</text:p>
          </table:table-cell>
          <table:table-cell table:number-columns-repeated="3" office:value-type="float" office:value="0.0353896227585128" calcext:value-type="float">
            <text:p>0.0353896227585128</text:p>
          </table:table-cell>
          <table:table-cell office:value-type="float" office:value="0.0000565052032470703" calcext:value-type="float">
            <text:p>5.65052032470703E-05</text:p>
          </table:table-cell>
          <table:table-cell office:value-type="float" office:value="0.000113725662231445" calcext:value-type="float">
            <text:p>0.000113725662231445</text:p>
          </table:table-cell>
          <table:table-cell office:value-type="float" office:value="0.000976085662841797" calcext:value-type="float">
            <text:p>0.000976085662841797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54</text:p>
          </table:table-cell>
          <table:table-cell table:number-columns-repeated="3" office:value-type="float" office:value="0.0678802317307176" calcext:value-type="float">
            <text:p>0.0678802317307176</text:p>
          </table:table-cell>
          <table:table-cell office:value-type="float" office:value="0.000141620635986328" calcext:value-type="float">
            <text:p>0.000141620635986328</text:p>
          </table:table-cell>
          <table:table-cell office:value-type="float" office:value="0.0000624656677246094" calcext:value-type="float">
            <text:p>6.24656677246094E-05</text:p>
          </table:table-cell>
          <table:table-cell office:value-type="float" office:value="0.000737428665161133" calcext:value-type="float">
            <text:p>0.000737428665161133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60</text:p>
          </table:table-cell>
          <table:table-cell table:number-columns-repeated="2" office:value-type="float" office:value="0.168422695744824" calcext:value-type="float">
            <text:p>0.168422695744824</text:p>
          </table:table-cell>
          <table:table-cell office:value-type="float" office:value="0.330167821834256" calcext:value-type="float">
            <text:p>0.330167821834256</text:p>
          </table:table-cell>
          <table:table-cell office:value-type="float" office:value="0.000174760818481445" calcext:value-type="float">
            <text:p>0.000174760818481445</text:p>
          </table:table-cell>
          <table:table-cell office:value-type="float" office:value="0.000286102294921875" calcext:value-type="float">
            <text:p>0.000286102294921875</text:p>
          </table:table-cell>
          <table:table-cell office:value-type="float" office:value="0.00632214546203613" calcext:value-type="float">
            <text:p>0.00632214546203613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style-name="ce2" table:formula="of:=IF([.D74]&gt;0;[.D74]-[.B74];&quot;&quot;)" office:value-type="float" office:value="0.161745126089432" calcext:value-type="float">
            <text:p>0.161745126089432</text:p>
          </table:table-cell>
          <table:table-cell table:style-name="ce2" table:formula="of:=IF([.J74]=&quot;&quot;;&quot;&quot;;[.J74]/[.B74])" office:value-type="float" office:value="0.960352316973311" calcext:value-type="float">
            <text:p>0.960352316973311</text:p>
          </table:table-cell>
        </table:table-row>
        <table:table-row table:style-name="ro1">
          <table:table-cell office:value-type="string" calcext:value-type="string">
            <text:p>7-54</text:p>
          </table:table-cell>
          <table:table-cell table:number-columns-repeated="2" office:value-type="float" office:value="0.133575128130353" calcext:value-type="float">
            <text:p>0.133575128130353</text:p>
          </table:table-cell>
          <table:table-cell office:value-type="float" office:value="0.191591994691135" calcext:value-type="float">
            <text:p>0.191591994691135</text:p>
          </table:table-cell>
          <table:table-cell office:value-type="float" office:value="0.000461339950561523" calcext:value-type="float">
            <text:p>0.000461339950561523</text:p>
          </table:table-cell>
          <table:table-cell office:value-type="float" office:value="0.000485897064208984" calcext:value-type="float">
            <text:p>0.000485897064208984</text:p>
          </table:table-cell>
          <table:table-cell office:value-type="float" office:value="0.00319743156433105" calcext:value-type="float">
            <text:p>0.00319743156433105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580168665607811" calcext:value-type="float">
            <text:p>0.0580168665607811</text:p>
          </table:table-cell>
          <table:table-cell table:formula="of:=IF([.J75]=&quot;&quot;;&quot;&quot;;[.J75]/[.B75])" office:value-type="float" office:value="0.43433884266361" calcext:value-type="float">
            <text:p>0.43433884266361</text:p>
          </table:table-cell>
        </table:table-row>
        <table:table-row table:style-name="ro1">
          <table:table-cell office:value-type="string" calcext:value-type="string">
            <text:p>33-43</text:p>
          </table:table-cell>
          <table:table-cell table:number-columns-repeated="3" office:value-type="float" office:value="0.182538668727103" calcext:value-type="float">
            <text:p>0.182538668727103</text:p>
          </table:table-cell>
          <table:table-cell office:value-type="float" office:value="0.0000817775726318359" calcext:value-type="float">
            <text:p>8.17775726318359E-05</text:p>
          </table:table-cell>
          <table:table-cell office:value-type="float" office:value="0.000288724899291992" calcext:value-type="float">
            <text:p>0.000288724899291992</text:p>
          </table:table-cell>
          <table:table-cell office:value-type="float" office:value="0.0018467903137207" calcext:value-type="float">
            <text:p>0.0018467903137207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14</text:p>
          </table:table-cell>
          <table:table-cell table:number-columns-repeated="3" office:value-type="float" office:value="0.134298668312999" calcext:value-type="float">
            <text:p>0.134298668312999</text:p>
          </table:table-cell>
          <table:table-cell office:value-type="float" office:value="0.000310897827148438" calcext:value-type="float">
            <text:p>0.000310897827148438</text:p>
          </table:table-cell>
          <table:table-cell office:value-type="float" office:value="0.000461101531982422" calcext:value-type="float">
            <text:p>0.000461101531982422</text:p>
          </table:table-cell>
          <table:table-cell office:value-type="float" office:value="0.00290226936340332" calcext:value-type="float">
            <text:p>0.00290226936340332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56</text:p>
          </table:table-cell>
          <table:table-cell table:number-columns-repeated="2" office:value-type="float" office:value="0.191341476368789" calcext:value-type="float">
            <text:p>0.191341476368789</text:p>
          </table:table-cell>
          <table:table-cell office:value-type="float" office:value="0.230503279896417" calcext:value-type="float">
            <text:p>0.230503279896417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336170196533203" calcext:value-type="float">
            <text:p>0.000336170196533203</text:p>
          </table:table-cell>
          <table:table-cell office:value-type="float" office:value="0.00512337684631348" calcext:value-type="float">
            <text:p>0.00512337684631348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.0391618035276277" calcext:value-type="float">
            <text:p>0.0391618035276277</text:p>
          </table:table-cell>
          <table:table-cell table:formula="of:=IF([.J78]=&quot;&quot;;&quot;&quot;;[.J78]/[.B78])" office:value-type="float" office:value="0.204669705025938" calcext:value-type="float">
            <text:p>0.204669705025938</text:p>
          </table:table-cell>
        </table:table-row>
        <table:table-row table:style-name="ro1">
          <table:table-cell office:value-type="string" calcext:value-type="string">
            <text:p>31-56</text:p>
          </table:table-cell>
          <table:table-cell table:number-columns-repeated="2" office:value-type="float" office:value="0.181061756147193" calcext:value-type="float">
            <text:p>0.181061756147193</text:p>
          </table:table-cell>
          <table:table-cell office:value-type="float" office:value="0.254576158673841" calcext:value-type="float">
            <text:p>0.254576158673841</text:p>
          </table:table-cell>
          <table:table-cell office:value-type="float" office:value="0.000186443328857422" calcext:value-type="float">
            <text:p>0.000186443328857422</text:p>
          </table:table-cell>
          <table:table-cell office:value-type="float" office:value="0.00024104118347168" calcext:value-type="float">
            <text:p>0.00024104118347168</text:p>
          </table:table-cell>
          <table:table-cell office:value-type="float" office:value="0.00640487670898438" calcext:value-type="float">
            <text:p>0.00640487670898438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735144025266487" calcext:value-type="float">
            <text:p>0.0735144025266487</text:p>
          </table:table-cell>
          <table:table-cell table:formula="of:=IF([.J79]=&quot;&quot;;&quot;&quot;;[.J79]/[.B79])" office:value-type="float" office:value="0.406018388924085" calcext:value-type="float">
            <text:p>0.406018388924085</text:p>
          </table:table-cell>
        </table:table-row>
        <table:table-row table:style-name="ro1">
          <table:table-cell office:value-type="string" calcext:value-type="string">
            <text:p>54-31</text:p>
          </table:table-cell>
          <table:table-cell table:number-columns-repeated="2" office:value-type="float" office:value="0.149365033143213" calcext:value-type="float">
            <text:p>0.149365033143213</text:p>
          </table:table-cell>
          <table:table-cell office:value-type="float" office:value="0.266576478835322" calcext:value-type="float">
            <text:p>0.266576478835322</text:p>
          </table:table-cell>
          <table:table-cell office:value-type="float" office:value="0.000220775604248047" calcext:value-type="float">
            <text:p>0.000220775604248047</text:p>
          </table:table-cell>
          <table:table-cell office:value-type="float" office:value="0.000367879867553711" calcext:value-type="float">
            <text:p>0.000367879867553711</text:p>
          </table:table-cell>
          <table:table-cell office:value-type="float" office:value="0.00543880462646484" calcext:value-type="float">
            <text:p>0.00543880462646484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117211445692108" calcext:value-type="float">
            <text:p>0.117211445692108</text:p>
          </table:table-cell>
          <table:table-cell table:formula="of:=IF([.J80]=&quot;&quot;;&quot;&quot;;[.J80]/[.B80])" office:value-type="float" office:value="0.784731494550833" calcext:value-type="float">
            <text:p>0.784731494550833</text:p>
          </table:table-cell>
        </table:table-row>
        <table:table-row table:style-name="ro1">
          <table:table-cell office:value-type="string" calcext:value-type="string">
            <text:p>57-44</text:p>
          </table:table-cell>
          <table:table-cell table:number-columns-repeated="3" office:value-type="float" office:value="0.122150044635307" calcext:value-type="float">
            <text:p>0.122150044635307</text:p>
          </table:table-cell>
          <table:table-cell office:value-type="float" office:value="0.00025629997253418" calcext:value-type="float">
            <text:p>0.00025629997253418</text:p>
          </table:table-cell>
          <table:table-cell office:value-type="float" office:value="0.000196218490600586" calcext:value-type="float">
            <text:p>0.000196218490600586</text:p>
          </table:table-cell>
          <table:table-cell office:value-type="float" office:value="0.00357794761657715" calcext:value-type="float">
            <text:p>0.00357794761657715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32</text:p>
          </table:table-cell>
          <table:table-cell table:number-columns-repeated="3" office:value-type="float" office:value="0.0488957300689997" calcext:value-type="float">
            <text:p>0.0488957300689997</text:p>
          </table:table-cell>
          <table:table-cell office:value-type="float" office:value="0.000126838684082031" calcext:value-type="float">
            <text:p>0.000126838684082031</text:p>
          </table:table-cell>
          <table:table-cell office:value-type="float" office:value="0.00012660026550293" calcext:value-type="float">
            <text:p>0.00012660026550293</text:p>
          </table:table-cell>
          <table:table-cell office:value-type="float" office:value="0.00254535675048828" calcext:value-type="float">
            <text:p>0.00254535675048828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49</text:p>
          </table:table-cell>
          <table:table-cell table:number-columns-repeated="3" office:value-type="float" office:value="0.00167303850374567" calcext:value-type="float">
            <text:p>0.00167303850374567</text:p>
          </table:table-cell>
          <table:table-cell office:value-type="float" office:value="0.0000531673431396484" calcext:value-type="float">
            <text:p>5.31673431396484E-05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891447067260742" calcext:value-type="float">
            <text:p>0.000891447067260742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" calcext:value-type="float">
            <text:p>0</text:p>
          </table:table-cell>
          <table:table-cell table:formula="of:=IF([.J83]=&quot;&quot;;&quot;&quot;;[.J83]/[.B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17</text:p>
          </table:table-cell>
          <table:table-cell table:number-columns-repeated="3" office:value-type="float" office:value="0.214096947948479" calcext:value-type="float">
            <text:p>0.214096947948479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490665435791016" calcext:value-type="float">
            <text:p>0.000490665435791016</text:p>
          </table:table-cell>
          <table:table-cell office:value-type="float" office:value="0.00461888313293457" calcext:value-type="float">
            <text:p>0.00461888313293457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8</text:p>
          </table:table-cell>
          <table:table-cell table:number-columns-repeated="2" office:value-type="float" office:value="0.0769586681171449" calcext:value-type="float">
            <text:p>0.0769586681171449</text:p>
          </table:table-cell>
          <table:table-cell office:value-type="float" office:value="0.194460518291135" calcext:value-type="float">
            <text:p>0.194460518291135</text:p>
          </table:table-cell>
          <table:table-cell office:value-type="float" office:value="0.0000901222229003906" calcext:value-type="float">
            <text:p>9.01222229003906E-05</text:p>
          </table:table-cell>
          <table:table-cell office:value-type="float" office:value="0.0000314712524414063" calcext:value-type="float">
            <text:p>3.14712524414063E-05</text:p>
          </table:table-cell>
          <table:table-cell office:value-type="float" office:value="0.00391769409179688" calcext:value-type="float">
            <text:p>0.00391769409179688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style-name="ce2" table:formula="of:=IF([.D85]&gt;0;[.D85]-[.B85];&quot;&quot;)" office:value-type="float" office:value="0.117501850173991" calcext:value-type="float">
            <text:p>0.117501850173991</text:p>
          </table:table-cell>
          <table:table-cell table:style-name="ce2" table:formula="of:=IF([.J85]=&quot;&quot;;&quot;&quot;;[.J85]/[.B85])" office:value-type="float" office:value="1.52681761585494" calcext:value-type="float">
            <text:p>1.52681761585494</text:p>
          </table:table-cell>
        </table:table-row>
        <table:table-row table:style-name="ro1">
          <table:table-cell office:value-type="string" calcext:value-type="string">
            <text:p>20-43</text:p>
          </table:table-cell>
          <table:table-cell table:number-columns-repeated="2" office:value-type="float" office:value="0.220092698171402" calcext:value-type="float">
            <text:p>0.220092698171402</text:p>
          </table:table-cell>
          <table:table-cell office:value-type="float" office:value="0.47336368384282" calcext:value-type="float">
            <text:p>0.47336368384282</text:p>
          </table:table-cell>
          <table:table-cell office:value-type="float" office:value="0.000322818756103516" calcext:value-type="float">
            <text:p>0.000322818756103516</text:p>
          </table:table-cell>
          <table:table-cell office:value-type="float" office:value="0.000525474548339844" calcext:value-type="float">
            <text:p>0.000525474548339844</text:p>
          </table:table-cell>
          <table:table-cell office:value-type="float" office:value="0.00496840476989746" calcext:value-type="float">
            <text:p>0.00496840476989746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253270985671418" calcext:value-type="float">
            <text:p>0.253270985671418</text:p>
          </table:table-cell>
          <table:table-cell table:formula="of:=IF([.J86]=&quot;&quot;;&quot;&quot;;[.J86]/[.B86])" office:value-type="float" office:value="1.15074687972692" calcext:value-type="float">
            <text:p>1.15074687972692</text:p>
          </table:table-cell>
        </table:table-row>
        <table:table-row table:style-name="ro1">
          <table:table-cell office:value-type="string" calcext:value-type="string">
            <text:p>44-58</text:p>
          </table:table-cell>
          <table:table-cell table:number-columns-repeated="3" office:value-type="float" office:value="0.175502873827521" calcext:value-type="float">
            <text:p>0.175502873827521</text:p>
          </table:table-cell>
          <table:table-cell office:value-type="float" office:value="0.000215053558349609" calcext:value-type="float">
            <text:p>0.000215053558349609</text:p>
          </table:table-cell>
          <table:table-cell office:value-type="float" office:value="0.000550508499145508" calcext:value-type="float">
            <text:p>0.000550508499145508</text:p>
          </table:table-cell>
          <table:table-cell office:value-type="float" office:value="0.00293326377868652" calcext:value-type="float">
            <text:p>0.00293326377868652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" calcext:value-type="float">
            <text:p>0</text:p>
          </table:table-cell>
          <table:table-cell table:formula="of:=IF([.J87]=&quot;&quot;;&quot;&quot;;[.J87]/[.B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24</text:p>
          </table:table-cell>
          <table:table-cell table:number-columns-repeated="3" office:value-type="float" office:value="0.147880800903145" calcext:value-type="float">
            <text:p>0.147880800903145</text:p>
          </table:table-cell>
          <table:table-cell office:value-type="float" office:value="0.000181198120117188" calcext:value-type="float">
            <text:p>0.000181198120117188</text:p>
          </table:table-cell>
          <table:table-cell office:value-type="float" office:value="0.000308513641357422" calcext:value-type="float">
            <text:p>0.000308513641357422</text:p>
          </table:table-cell>
          <table:table-cell office:value-type="float" office:value="0.00192713737487793" calcext:value-type="float">
            <text:p>0.00192713737487793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-48</text:p>
          </table:table-cell>
          <table:table-cell table:number-columns-repeated="2" office:value-type="float" office:value="0.0968933595921128" calcext:value-type="float">
            <text:p>0.0968933595921128</text:p>
          </table:table-cell>
          <table:table-cell office:value-type="float" office:value="0.193172471585495" calcext:value-type="float">
            <text:p>0.193172471585495</text:p>
          </table:table-cell>
          <table:table-cell office:value-type="float" office:value="0.000121593475341797" calcext:value-type="float">
            <text:p>0.000121593475341797</text:p>
          </table:table-cell>
          <table:table-cell office:value-type="float" office:value="0.0000669956207275391" calcext:value-type="float">
            <text:p>6.69956207275391E-05</text:p>
          </table:table-cell>
          <table:table-cell office:value-type="float" office:value="0.00361490249633789" calcext:value-type="float">
            <text:p>0.00361490249633789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.0962791119933826" calcext:value-type="float">
            <text:p>0.0962791119933826</text:p>
          </table:table-cell>
          <table:table-cell table:formula="of:=IF([.J89]=&quot;&quot;;&quot;&quot;;[.J89]/[.B89])" office:value-type="float" office:value="0.993660581062356" calcext:value-type="float">
            <text:p>0.993660581062356</text:p>
          </table:table-cell>
        </table:table-row>
        <table:table-row table:style-name="ro1">
          <table:table-cell office:value-type="string" calcext:value-type="string">
            <text:p>26-35</text:p>
          </table:table-cell>
          <table:table-cell table:number-columns-repeated="2" office:value-type="float" office:value="0.135192270543784" calcext:value-type="float">
            <text:p>0.135192270543784</text:p>
          </table:table-cell>
          <table:table-cell office:value-type="float" office:value="0.169630525915901" calcext:value-type="float">
            <text:p>0.169630525915901</text:p>
          </table:table-cell>
          <table:table-cell office:value-type="float" office:value="0.000204563140869141" calcext:value-type="float">
            <text:p>0.000204563140869141</text:p>
          </table:table-cell>
          <table:table-cell office:value-type="float" office:value="0.000329732894897461" calcext:value-type="float">
            <text:p>0.000329732894897461</text:p>
          </table:table-cell>
          <table:table-cell office:value-type="float" office:value="0.00531077384948731" calcext:value-type="float">
            <text:p>0.00531077384948731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.0344382553721172" calcext:value-type="float">
            <text:p>0.0344382553721172</text:p>
          </table:table-cell>
          <table:table-cell table:formula="of:=IF([.J90]=&quot;&quot;;&quot;&quot;;[.J90]/[.B90])" office:value-type="float" office:value="0.254735387116409" calcext:value-type="float">
            <text:p>0.254735387116409</text:p>
          </table:table-cell>
        </table:table-row>
        <table:table-row table:style-name="ro1">
          <table:table-cell office:value-type="string" calcext:value-type="string">
            <text:p>25-54</text:p>
          </table:table-cell>
          <table:table-cell table:number-columns-repeated="2" office:value-type="float" office:value="0.17411352663502" calcext:value-type="float">
            <text:p>0.17411352663502</text:p>
          </table:table-cell>
          <table:table-cell office:value-type="float" office:value="0.329903183387443" calcext:value-type="float">
            <text:p>0.329903183387443</text:p>
          </table:table-cell>
          <table:table-cell office:value-type="float" office:value="0.000395536422729492" calcext:value-type="float">
            <text:p>0.000395536422729492</text:p>
          </table:table-cell>
          <table:table-cell office:value-type="float" office:value="0.000414848327636719" calcext:value-type="float">
            <text:p>0.000414848327636719</text:p>
          </table:table-cell>
          <table:table-cell office:value-type="float" office:value="0.00415825843811035" calcext:value-type="float">
            <text:p>0.00415825843811035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155789656752423" calcext:value-type="float">
            <text:p>0.155789656752423</text:p>
          </table:table-cell>
          <table:table-cell table:formula="of:=IF([.J91]=&quot;&quot;;&quot;&quot;;[.J91]/[.B91])" office:value-type="float" office:value="0.894759067622544" calcext:value-type="float">
            <text:p>0.894759067622544</text:p>
          </table:table-cell>
        </table:table-row>
        <table:table-row table:style-name="ro1">
          <table:table-cell office:value-type="string" calcext:value-type="string">
            <text:p>32-14</text:p>
          </table:table-cell>
          <table:table-cell table:number-columns-repeated="3" office:value-type="float" office:value="0.144922089793367" calcext:value-type="float">
            <text:p>0.144922089793367</text:p>
          </table:table-cell>
          <table:table-cell office:value-type="float" office:value="0.000397920608520508" calcext:value-type="float">
            <text:p>0.000397920608520508</text:p>
          </table:table-cell>
          <table:table-cell office:value-type="float" office:value="0.000377178192138672" calcext:value-type="float">
            <text:p>0.000377178192138672</text:p>
          </table:table-cell>
          <table:table-cell office:value-type="float" office:value="0.00173568725585938" calcext:value-type="float">
            <text:p>0.00173568725585938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52</text:p>
          </table:table-cell>
          <table:table-cell table:number-columns-repeated="2" office:value-type="float" office:value="0.0975016207340783" calcext:value-type="float">
            <text:p>0.0975016207340783</text:p>
          </table:table-cell>
          <table:table-cell office:value-type="float" office:value="0.183816464503772" calcext:value-type="float">
            <text:p>0.183816464503772</text:p>
          </table:table-cell>
          <table:table-cell office:value-type="float" office:value="0.000185728073120117" calcext:value-type="float">
            <text:p>0.000185728073120117</text:p>
          </table:table-cell>
          <table:table-cell office:value-type="float" office:value="0.000268697738647461" calcext:value-type="float">
            <text:p>0.000268697738647461</text:p>
          </table:table-cell>
          <table:table-cell office:value-type="float" office:value="0.0038764476776123" calcext:value-type="float">
            <text:p>0.0038764476776123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863148437696939" calcext:value-type="float">
            <text:p>0.0863148437696939</text:p>
          </table:table-cell>
          <table:table-cell table:formula="of:=IF([.J93]=&quot;&quot;;&quot;&quot;;[.J93]/[.B93])" office:value-type="float" office:value="0.88526573322412" calcext:value-type="float">
            <text:p>0.88526573322412</text:p>
          </table:table-cell>
        </table:table-row>
        <table:table-row table:style-name="ro1">
          <table:table-cell office:value-type="string" calcext:value-type="string">
            <text:p>38-31</text:p>
          </table:table-cell>
          <table:table-cell table:number-columns-repeated="3" office:value-type="float" office:value="0.139531039010323" calcext:value-type="float">
            <text:p>0.139531039010323</text:p>
          </table:table-cell>
          <table:table-cell office:value-type="float" office:value="0.000576257705688477" calcext:value-type="float">
            <text:p>0.000576257705688477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388455390930176" calcext:value-type="float">
            <text:p>0.00388455390930176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23</text:p>
          </table:table-cell>
          <table:table-cell table:number-columns-repeated="3" office:value-type="float" office:value="0.213294254281546" calcext:value-type="float">
            <text:p>0.213294254281546</text:p>
          </table:table-cell>
          <table:table-cell office:value-type="float" office:value="0.000497817993164063" calcext:value-type="float">
            <text:p>0.000497817993164063</text:p>
          </table:table-cell>
          <table:table-cell office:value-type="float" office:value="0.000787258148193359" calcext:value-type="float">
            <text:p>0.000787258148193359</text:p>
          </table:table-cell>
          <table:table-cell office:value-type="float" office:value="0.00494194030761719" calcext:value-type="float">
            <text:p>0.00494194030761719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51</text:p>
          </table:table-cell>
          <table:table-cell table:number-columns-repeated="3" office:value-type="float" office:value="0.192925828760023" calcext:value-type="float">
            <text:p>0.192925828760023</text:p>
          </table:table-cell>
          <table:table-cell office:value-type="float" office:value="0.000412464141845703" calcext:value-type="float">
            <text:p>0.000412464141845703</text:p>
          </table:table-cell>
          <table:table-cell office:value-type="float" office:value="0.000623464584350586" calcext:value-type="float">
            <text:p>0.000623464584350586</text:p>
          </table:table-cell>
          <table:table-cell office:value-type="float" office:value="0.004058837890625" calcext:value-type="float">
            <text:p>0.004058837890625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61</text:p>
          </table:table-cell>
          <table:table-cell table:number-columns-repeated="3" office:value-type="float" office:value="0.107143886125383" calcext:value-type="float">
            <text:p>0.107143886125383</text:p>
          </table:table-cell>
          <table:table-cell office:value-type="float" office:value="0.000204324722290039" calcext:value-type="float">
            <text:p>0.000204324722290039</text:p>
          </table:table-cell>
          <table:table-cell office:value-type="float" office:value="0.000410795211791992" calcext:value-type="float">
            <text:p>0.000410795211791992</text:p>
          </table:table-cell>
          <table:table-cell office:value-type="float" office:value="0.00232577323913574" calcext:value-type="float">
            <text:p>0.00232577323913574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8</text:p>
          </table:table-cell>
          <table:table-cell table:number-columns-repeated="3" office:value-type="float" office:value="0.0937203896609788" calcext:value-type="float">
            <text:p>0.0937203896609788</text:p>
          </table:table-cell>
          <table:table-cell office:value-type="float" office:value="0.000191211700439453" calcext:value-type="float">
            <text:p>0.000191211700439453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254082679748535" calcext:value-type="float">
            <text:p>0.00254082679748535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" calcext:value-type="float">
            <text:p>0</text:p>
          </table:table-cell>
          <table:table-cell table:formula="of:=IF([.J98]=&quot;&quot;;&quot;&quot;;[.J98]/[.B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52</text:p>
          </table:table-cell>
          <table:table-cell table:number-columns-repeated="3" office:value-type="float" office:value="0.0894064617902751" calcext:value-type="float">
            <text:p>0.0894064617902751</text:p>
          </table:table-cell>
          <table:table-cell office:value-type="float" office:value="0.0000684261322021484" calcext:value-type="float">
            <text:p>6.84261322021484E-05</text:p>
          </table:table-cell>
          <table:table-cell office:value-type="float" office:value="0.000140905380249023" calcext:value-type="float">
            <text:p>0.000140905380249023</text:p>
          </table:table-cell>
          <table:table-cell office:value-type="float" office:value="0.00279688835144043" calcext:value-type="float">
            <text:p>0.00279688835144043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49</text:p>
          </table:table-cell>
          <table:table-cell table:number-columns-repeated="3" office:value-type="float" office:value="0.0629803149782706" calcext:value-type="float">
            <text:p>0.0629803149782706</text:p>
          </table:table-cell>
          <table:table-cell office:value-type="float" office:value="0.000151634216308594" calcext:value-type="float">
            <text:p>0.000151634216308594</text:p>
          </table:table-cell>
          <table:table-cell office:value-type="float" office:value="0.0000898838043212891" calcext:value-type="float">
            <text:p>8.98838043212891E-05</text:p>
          </table:table-cell>
          <table:table-cell office:value-type="float" office:value="0.0036623477935791" calcext:value-type="float">
            <text:p>0.0036623477935791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table:number-columns-repeated="3" office:value-type="float" office:value="0.192123490162635" calcext:value-type="float">
            <text:p>0.192123490162635</text:p>
          </table:table-cell>
          <table:table-cell office:value-type="float" office:value="0.000160694122314453" calcext:value-type="float">
            <text:p>0.000160694122314453</text:p>
          </table:table-cell>
          <table:table-cell office:value-type="float" office:value="0.000569343566894531" calcext:value-type="float">
            <text:p>0.000569343566894531</text:p>
          </table:table-cell>
          <table:table-cell office:value-type="float" office:value="0.00473332405090332" calcext:value-type="float">
            <text:p>0.00473332405090332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128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47</text:p>
          </table:table-cell>
          <table:table-cell table:number-columns-repeated="3" office:value-type="float" office:value="0.0512708151020678" calcext:value-type="float">
            <text:p>0.0512708151020678</text:p>
          </table:table-cell>
          <table:table-cell office:value-type="float" office:value="0.000478267669677734" calcext:value-type="float">
            <text:p>0.000478267669677734</text:p>
          </table:table-cell>
          <table:table-cell office:value-type="float" office:value="0.000297307968139648" calcext:value-type="float">
            <text:p>0.000297307968139648</text:p>
          </table:table-cell>
          <table:table-cell office:value-type="float" office:value="0.00311708450317383" calcext:value-type="float">
            <text:p>0.00311708450317383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70</text:p>
          </table:table-cell>
          <table:table-cell table:number-columns-repeated="3" office:value-type="float" office:value="0.126785857202918" calcext:value-type="float">
            <text:p>0.126785857202918</text:p>
          </table:table-cell>
          <table:table-cell office:value-type="float" office:value="0.000639200210571289" calcext:value-type="float">
            <text:p>0.000639200210571289</text:p>
          </table:table-cell>
          <table:table-cell office:value-type="float" office:value="0.00205588340759277" calcext:value-type="float">
            <text:p>0.00205588340759277</text:p>
          </table:table-cell>
          <table:table-cell office:value-type="float" office:value="0.00597453117370606" calcext:value-type="float">
            <text:p>0.00597453117370606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119</text:p>
          </table:table-cell>
          <table:table-cell table:number-columns-repeated="2" office:value-type="float" office:value="0.108169790893618" calcext:value-type="float">
            <text:p>0.108169790893618</text:p>
          </table:table-cell>
          <table:table-cell office:value-type="float" office:value="0.185301531480689" calcext:value-type="float">
            <text:p>0.185301531480689</text:p>
          </table:table-cell>
          <table:table-cell office:value-type="float" office:value="0.000909090042114258" calcext:value-type="float">
            <text:p>0.000909090042114258</text:p>
          </table:table-cell>
          <table:table-cell office:value-type="float" office:value="0.0016791820526123" calcext:value-type="float">
            <text:p>0.0016791820526123</text:p>
          </table:table-cell>
          <table:table-cell office:value-type="float" office:value="0.00758886337280273" calcext:value-type="float">
            <text:p>0.00758886337280273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.077131740587071" calcext:value-type="float">
            <text:p>0.077131740587071</text:p>
          </table:table-cell>
          <table:table-cell table:formula="of:=IF([.J4]=&quot;&quot;;&quot;&quot;;[.J4]/[.B4])" office:value-type="float" office:value="0.713061751805806" calcext:value-type="float">
            <text:p>0.713061751805806</text:p>
          </table:table-cell>
        </table:table-row>
        <table:table-row table:style-name="ro1">
          <table:table-cell office:value-type="string" calcext:value-type="string">
            <text:p>103-40</text:p>
          </table:table-cell>
          <table:table-cell table:number-columns-repeated="3" office:value-type="float" office:value="0.111918246995485" calcext:value-type="float">
            <text:p>0.111918246995485</text:p>
          </table:table-cell>
          <table:table-cell office:value-type="float" office:value="0.000774383544921875" calcext:value-type="float">
            <text:p>0.000774383544921875</text:p>
          </table:table-cell>
          <table:table-cell office:value-type="float" office:value="0.00156402587890625" calcext:value-type="float">
            <text:p>0.00156402587890625</text:p>
          </table:table-cell>
          <table:table-cell office:value-type="float" office:value="0.00365996360778809" calcext:value-type="float">
            <text:p>0.00365996360778809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" calcext:value-type="float">
            <text:p>0</text:p>
          </table:table-cell>
          <table:table-cell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69</text:p>
          </table:table-cell>
          <table:table-cell table:number-columns-repeated="3" office:value-type="float" office:value="0.107217491085548" calcext:value-type="float">
            <text:p>0.107217491085548</text:p>
          </table:table-cell>
          <table:table-cell office:value-type="float" office:value="0.000740528106689453" calcext:value-type="float">
            <text:p>0.000740528106689453</text:p>
          </table:table-cell>
          <table:table-cell office:value-type="float" office:value="0.00180363655090332" calcext:value-type="float">
            <text:p>0.00180363655090332</text:p>
          </table:table-cell>
          <table:table-cell office:value-type="float" office:value="0.00203657150268555" calcext:value-type="float">
            <text:p>0.00203657150268555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" calcext:value-type="float">
            <text:p>0</text:p>
          </table:table-cell>
          <table:table-cell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-46</text:p>
          </table:table-cell>
          <table:table-cell table:number-columns-repeated="2" office:value-type="float" office:value="0.151553712048139" calcext:value-type="float">
            <text:p>0.151553712048139</text:p>
          </table:table-cell>
          <table:table-cell office:value-type="float" office:value="0.202852677729105" calcext:value-type="float">
            <text:p>0.202852677729105</text:p>
          </table:table-cell>
          <table:table-cell office:value-type="float" office:value="0.000551462173461914" calcext:value-type="float">
            <text:p>0.000551462173461914</text:p>
          </table:table-cell>
          <table:table-cell office:value-type="float" office:value="0.00205373764038086" calcext:value-type="float">
            <text:p>0.00205373764038086</text:p>
          </table:table-cell>
          <table:table-cell office:value-type="float" office:value="0.0078425407409668" calcext:value-type="float">
            <text:p>0.0078425407409668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512989656809656" calcext:value-type="float">
            <text:p>0.0512989656809656</text:p>
          </table:table-cell>
          <table:table-cell table:style-name="ce2" table:formula="of:=IF([.J7]=&quot;&quot;;&quot;&quot;;[.J7]/[.B7])" office:value-type="float" office:value="0.338487028708813" calcext:value-type="float">
            <text:p>0.338487028708813</text:p>
          </table:table-cell>
        </table:table-row>
        <table:table-row table:style-name="ro1">
          <table:table-cell office:value-type="string" calcext:value-type="string">
            <text:p>121-37</text:p>
          </table:table-cell>
          <table:table-cell table:number-columns-repeated="3" office:value-type="float" office:value="0.113810952318577" calcext:value-type="float">
            <text:p>0.113810952318577</text:p>
          </table:table-cell>
          <table:table-cell office:value-type="float" office:value="0.000128030776977539" calcext:value-type="float">
            <text:p>0.000128030776977539</text:p>
          </table:table-cell>
          <table:table-cell office:value-type="float" office:value="0.0019533634185791" calcext:value-type="float">
            <text:p>0.0019533634185791</text:p>
          </table:table-cell>
          <table:table-cell office:value-type="float" office:value="0.000743389129638672" calcext:value-type="float">
            <text:p>0.000743389129638672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" calcext:value-type="float">
            <text:p>0</text:p>
          </table:table-cell>
          <table:table-cell table:style-name="ce2"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46</text:p>
          </table:table-cell>
          <table:table-cell table:number-columns-repeated="3" office:value-type="float" office:value="0.116191730269952" calcext:value-type="float">
            <text:p>0.116191730269952</text:p>
          </table:table-cell>
          <table:table-cell office:value-type="float" office:value="0.000537872314453125" calcext:value-type="float">
            <text:p>0.000537872314453125</text:p>
          </table:table-cell>
          <table:table-cell office:value-type="float" office:value="0.00203227996826172" calcext:value-type="float">
            <text:p>0.00203227996826172</text:p>
          </table:table-cell>
          <table:table-cell office:value-type="float" office:value="0.00385546684265137" calcext:value-type="float">
            <text:p>0.00385546684265137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" calcext:value-type="float">
            <text:p>0</text:p>
          </table:table-cell>
          <table:table-cell table:formula="of:=IF([.J9]=&quot;&quot;;&quot;&quot;;[.J9]/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-2</text:p>
          </table:table-cell>
          <table:table-cell table:number-columns-repeated="2" office:value-type="float" office:value="0.0684598847242778" calcext:value-type="float">
            <text:p>0.0684598847242778</text:p>
          </table:table-cell>
          <table:table-cell office:value-type="float" office:value="0.119294742636188" calcext:value-type="float">
            <text:p>0.119294742636188</text:p>
          </table:table-cell>
          <table:table-cell office:value-type="float" office:value="0.000991582870483398" calcext:value-type="float">
            <text:p>0.000991582870483398</text:p>
          </table:table-cell>
          <table:table-cell office:value-type="float" office:value="0.00128674507141113" calcext:value-type="float">
            <text:p>0.00128674507141113</text:p>
          </table:table-cell>
          <table:table-cell office:value-type="float" office:value="0.00488495826721191" calcext:value-type="float">
            <text:p>0.00488495826721191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5083485791191" calcext:value-type="float">
            <text:p>0.05083485791191</text:p>
          </table:table-cell>
          <table:table-cell table:formula="of:=IF([.J10]=&quot;&quot;;&quot;&quot;;[.J10]/[.B10])" office:value-type="float" office:value="0.742549569235289" calcext:value-type="float">
            <text:p>0.742549569235289</text:p>
          </table:table-cell>
        </table:table-row>
        <table:table-row table:style-name="ro1">
          <table:table-cell office:value-type="string" calcext:value-type="string">
            <text:p>37-89</text:p>
          </table:table-cell>
          <table:table-cell table:number-columns-repeated="2" office:value-type="float" office:value="0.0830959149950552" calcext:value-type="float">
            <text:p>0.0830959149950552</text:p>
          </table:table-cell>
          <table:table-cell office:value-type="float" office:value="0.170428146048557" calcext:value-type="float">
            <text:p>0.170428146048557</text:p>
          </table:table-cell>
          <table:table-cell office:value-type="float" office:value="0.00071406364440918" calcext:value-type="float">
            <text:p>0.00071406364440918</text:p>
          </table:table-cell>
          <table:table-cell office:value-type="float" office:value="0.00124573707580566" calcext:value-type="float">
            <text:p>0.00124573707580566</text:p>
          </table:table-cell>
          <table:table-cell office:value-type="float" office:value="0.00716757774353027" calcext:value-type="float">
            <text:p>0.00716757774353027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.0873322310535013" calcext:value-type="float">
            <text:p>0.0873322310535013</text:p>
          </table:table-cell>
          <table:table-cell table:formula="of:=IF([.J11]=&quot;&quot;;&quot;&quot;;[.J11]/[.B11])" office:value-type="float" office:value="1.05098103870326" calcext:value-type="float">
            <text:p>1.05098103870326</text:p>
          </table:table-cell>
        </table:table-row>
        <table:table-row table:style-name="ro1">
          <table:table-cell office:value-type="string" calcext:value-type="string">
            <text:p>51-59</text:p>
          </table:table-cell>
          <table:table-cell table:number-columns-repeated="3" office:value-type="float" office:value="0.0172035461727932" calcext:value-type="float">
            <text:p>0.0172035461727932</text:p>
          </table:table-cell>
          <table:table-cell office:value-type="float" office:value="0.000185251235961914" calcext:value-type="float">
            <text:p>0.000185251235961914</text:p>
          </table:table-cell>
          <table:table-cell office:value-type="float" office:value="0.0000708103179931641" calcext:value-type="float">
            <text:p>7.08103179931641E-05</text:p>
          </table:table-cell>
          <table:table-cell office:value-type="float" office:value="0.00143098831176758" calcext:value-type="float">
            <text:p>0.00143098831176758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31</text:p>
          </table:table-cell>
          <table:table-cell table:number-columns-repeated="2" office:value-type="float" office:value="0.0876100442170793" calcext:value-type="float">
            <text:p>0.0876100442170793</text:p>
          </table:table-cell>
          <table:table-cell office:value-type="float" office:value="0.168512586888116" calcext:value-type="float">
            <text:p>0.168512586888116</text:p>
          </table:table-cell>
          <table:table-cell office:value-type="float" office:value="0.000662326812744141" calcext:value-type="float">
            <text:p>0.000662326812744141</text:p>
          </table:table-cell>
          <table:table-cell office:value-type="float" office:value="0.00086212158203125" calcext:value-type="float">
            <text:p>0.00086212158203125</text:p>
          </table:table-cell>
          <table:table-cell office:value-type="float" office:value="0.00803732872009277" calcext:value-type="float">
            <text:p>0.00803732872009277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0809025426710363" calcext:value-type="float">
            <text:p>0.0809025426710363</text:p>
          </table:table-cell>
          <table:table-cell table:formula="of:=IF([.J13]=&quot;&quot;;&quot;&quot;;[.J13]/[.B13])" office:value-type="float" office:value="0.923439126118653" calcext:value-type="float">
            <text:p>0.923439126118653</text:p>
          </table:table-cell>
        </table:table-row>
        <table:table-row table:style-name="ro1">
          <table:table-cell office:value-type="string" calcext:value-type="string">
            <text:p>56-39</text:p>
          </table:table-cell>
          <table:table-cell table:number-columns-repeated="3" office:value-type="float" office:value="0.0973620452942311" calcext:value-type="float">
            <text:p>0.0973620452942311</text:p>
          </table:table-cell>
          <table:table-cell office:value-type="float" office:value="0.00049901008605957" calcext:value-type="float">
            <text:p>0.00049901008605957</text:p>
          </table:table-cell>
          <table:table-cell office:value-type="float" office:value="0.00157380104064941" calcext:value-type="float">
            <text:p>0.00157380104064941</text:p>
          </table:table-cell>
          <table:table-cell office:value-type="float" office:value="0.0045158863067627" calcext:value-type="float">
            <text:p>0.0045158863067627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formula="of:=IF([.D14]&gt;0;[.D14]-[.B14];&quot;&quot;)" office:value-type="float" office:value="0" calcext:value-type="float">
            <text:p>0</text:p>
          </table:table-cell>
          <table:table-cell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13</text:p>
          </table:table-cell>
          <table:table-cell table:number-columns-repeated="2" office:value-type="float" office:value="0.114904473903435" calcext:value-type="float">
            <text:p>0.114904473903435</text:p>
          </table:table-cell>
          <table:table-cell office:value-type="float" office:value="0.157750387431387" calcext:value-type="float">
            <text:p>0.157750387431387</text:p>
          </table:table-cell>
          <table:table-cell office:value-type="float" office:value="0.00090336799621582" calcext:value-type="float">
            <text:p>0.00090336799621582</text:p>
          </table:table-cell>
          <table:table-cell office:value-type="float" office:value="0.00151872634887695" calcext:value-type="float">
            <text:p>0.00151872634887695</text:p>
          </table:table-cell>
          <table:table-cell office:value-type="float" office:value="0.00538492202758789" calcext:value-type="float">
            <text:p>0.00538492202758789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.0428459135279519" calcext:value-type="float">
            <text:p>0.0428459135279519</text:p>
          </table:table-cell>
          <table:table-cell table:style-name="ce2" table:formula="of:=IF([.J15]=&quot;&quot;;&quot;&quot;;[.J15]/[.B15])" office:value-type="float" office:value="0.372882900660242" calcext:value-type="float">
            <text:p>0.372882900660242</text:p>
          </table:table-cell>
        </table:table-row>
        <table:table-row table:style-name="ro1">
          <table:table-cell office:value-type="string" calcext:value-type="string">
            <text:p>39-29</text:p>
          </table:table-cell>
          <table:table-cell table:number-columns-repeated="2" office:value-type="float" office:value="0.0464830026959232" calcext:value-type="float">
            <text:p>0.0464830026959232</text:p>
          </table:table-cell>
          <table:table-cell office:value-type="float" office:value="0.0894537451618827" calcext:value-type="float">
            <text:p>0.0894537451618827</text:p>
          </table:table-cell>
          <table:table-cell office:value-type="float" office:value="0.000470876693725586" calcext:value-type="float">
            <text:p>0.000470876693725586</text:p>
          </table:table-cell>
          <table:table-cell office:value-type="float" office:value="0.000218868255615234" calcext:value-type="float">
            <text:p>0.000218868255615234</text:p>
          </table:table-cell>
          <table:table-cell office:value-type="float" office:value="0.00313258171081543" calcext:value-type="float">
            <text:p>0.00313258171081543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style-name="ce2" table:formula="of:=IF([.D16]&gt;0;[.D16]-[.B16];&quot;&quot;)" office:value-type="float" office:value="0.0429707424659594" calcext:value-type="float">
            <text:p>0.0429707424659594</text:p>
          </table:table-cell>
          <table:table-cell table:style-name="ce2" table:formula="of:=IF([.J16]=&quot;&quot;;&quot;&quot;;[.J16]/[.B16])" office:value-type="float" office:value="0.924439902195221" calcext:value-type="float">
            <text:p>0.924439902195221</text:p>
          </table:table-cell>
        </table:table-row>
        <table:table-row table:style-name="ro1">
          <table:table-cell office:value-type="string" calcext:value-type="string">
            <text:p>12-56</text:p>
          </table:table-cell>
          <table:table-cell table:number-columns-repeated="3" office:value-type="float" office:value="0.114563022194797" calcext:value-type="float">
            <text:p>0.114563022194797</text:p>
          </table:table-cell>
          <table:table-cell office:value-type="float" office:value="0.000560760498046875" calcext:value-type="float">
            <text:p>0.000560760498046875</text:p>
          </table:table-cell>
          <table:table-cell office:value-type="float" office:value="0.000658035278320313" calcext:value-type="float">
            <text:p>0.000658035278320313</text:p>
          </table:table-cell>
          <table:table-cell office:value-type="float" office:value="0.00481653213500977" calcext:value-type="float">
            <text:p>0.00481653213500977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style-name="ce2" table:formula="of:=IF([.D17]&gt;0;[.D17]-[.B17];&quot;&quot;)" office:value-type="float" office:value="0" calcext:value-type="float">
            <text:p>0</text:p>
          </table:table-cell>
          <table:table-cell table:style-name="ce2"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34</text:p>
          </table:table-cell>
          <table:table-cell table:number-columns-repeated="2" office:value-type="float" office:value="0.118677428301076" calcext:value-type="float">
            <text:p>0.118677428301076</text:p>
          </table:table-cell>
          <table:table-cell office:value-type="float" office:value="0.161911718330649" calcext:value-type="float">
            <text:p>0.161911718330649</text:p>
          </table:table-cell>
          <table:table-cell office:value-type="float" office:value="0.00109362602233887" calcext:value-type="float">
            <text:p>0.00109362602233887</text:p>
          </table:table-cell>
          <table:table-cell office:value-type="float" office:value="0.00203847885131836" calcext:value-type="float">
            <text:p>0.00203847885131836</text:p>
          </table:table-cell>
          <table:table-cell office:value-type="float" office:value="0.0048677921295166" calcext:value-type="float">
            <text:p>0.0048677921295166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ce2" table:formula="of:=IF([.D18]&gt;0;[.D18]-[.B18];&quot;&quot;)" office:value-type="float" office:value="0.0432342900295728" calcext:value-type="float">
            <text:p>0.0432342900295728</text:p>
          </table:table-cell>
          <table:table-cell table:style-name="ce2" table:formula="of:=IF([.J18]=&quot;&quot;;&quot;&quot;;[.J18]/[.B18])" office:value-type="float" office:value="0.36430086705191" calcext:value-type="float">
            <text:p>0.36430086705191</text:p>
          </table:table-cell>
        </table:table-row>
        <table:table-row table:style-name="ro1">
          <table:table-cell office:value-type="string" calcext:value-type="string">
            <text:p>109-127</text:p>
          </table:table-cell>
          <table:table-cell table:number-columns-repeated="3" office:value-type="float" office:value="0.0370936434455746" calcext:value-type="float">
            <text:p>0.0370936434455746</text:p>
          </table:table-cell>
          <table:table-cell office:value-type="float" office:value="0.000587224960327148" calcext:value-type="float">
            <text:p>0.000587224960327148</text:p>
          </table:table-cell>
          <table:table-cell office:value-type="float" office:value="0.000334024429321289" calcext:value-type="float">
            <text:p>0.000334024429321289</text:p>
          </table:table-cell>
          <table:table-cell office:value-type="float" office:value="0.00137639045715332" calcext:value-type="float">
            <text:p>0.00137639045715332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" calcext:value-type="float">
            <text:p>0</text:p>
          </table:table-cell>
          <table:table-cell table:formula="of:=IF([.J19]=&quot;&quot;;&quot;&quot;;[.J19]/[.B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89</text:p>
          </table:table-cell>
          <table:table-cell table:number-columns-repeated="3" office:value-type="float" office:value="0.0622201541806535" calcext:value-type="float">
            <text:p>0.0622201541806535</text:p>
          </table:table-cell>
          <table:table-cell office:value-type="float" office:value="0.000945329666137695" calcext:value-type="float">
            <text:p>0.000945329666137695</text:p>
          </table:table-cell>
          <table:table-cell office:value-type="float" office:value="0.000515222549438477" calcext:value-type="float">
            <text:p>0.000515222549438477</text:p>
          </table:table-cell>
          <table:table-cell office:value-type="float" office:value="0.000760555267333984" calcext:value-type="float">
            <text:p>0.000760555267333984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102</text:p>
          </table:table-cell>
          <table:table-cell table:number-columns-repeated="3" office:value-type="float" office:value="0.10440404108577" calcext:value-type="float">
            <text:p>0.10440404108577</text:p>
          </table:table-cell>
          <table:table-cell office:value-type="float" office:value="0.00046229362487793" calcext:value-type="float">
            <text:p>0.00046229362487793</text:p>
          </table:table-cell>
          <table:table-cell office:value-type="float" office:value="0.00172972679138184" calcext:value-type="float">
            <text:p>0.00172972679138184</text:p>
          </table:table-cell>
          <table:table-cell office:value-type="float" office:value="0.00324749946594238" calcext:value-type="float">
            <text:p>0.00324749946594238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114</text:p>
          </table:table-cell>
          <table:table-cell table:number-columns-repeated="2" office:value-type="float" office:value="0.113328458579738" calcext:value-type="float">
            <text:p>0.113328458579738</text:p>
          </table:table-cell>
          <table:table-cell office:value-type="float" office:value="0.157036016069394" calcext:value-type="float">
            <text:p>0.157036016069394</text:p>
          </table:table-cell>
          <table:table-cell office:value-type="float" office:value="0.000633716583251953" calcext:value-type="float">
            <text:p>0.000633716583251953</text:p>
          </table:table-cell>
          <table:table-cell office:value-type="float" office:value="0.0015265941619873" calcext:value-type="float">
            <text:p>0.0015265941619873</text:p>
          </table:table-cell>
          <table:table-cell office:value-type="float" office:value="0.00718569755554199" calcext:value-type="float">
            <text:p>0.00718569755554199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437075574896565" calcext:value-type="float">
            <text:p>0.0437075574896565</text:p>
          </table:table-cell>
          <table:table-cell table:formula="of:=IF([.J22]=&quot;&quot;;&quot;&quot;;[.J22]/[.B22])" office:value-type="float" office:value="0.385671507734344" calcext:value-type="float">
            <text:p>0.385671507734344</text:p>
          </table:table-cell>
        </table:table-row>
        <table:table-row table:style-name="ro1">
          <table:table-cell office:value-type="string" calcext:value-type="string">
            <text:p>75-39</text:p>
          </table:table-cell>
          <table:table-cell table:number-columns-repeated="2" office:value-type="float" office:value="0.0545853501923315" calcext:value-type="float">
            <text:p>0.0545853501923315</text:p>
          </table:table-cell>
          <table:table-cell office:value-type="float" office:value="0.164092480299457" calcext:value-type="float">
            <text:p>0.164092480299457</text:p>
          </table:table-cell>
          <table:table-cell office:value-type="float" office:value="0.000647068023681641" calcext:value-type="float">
            <text:p>0.000647068023681641</text:p>
          </table:table-cell>
          <table:table-cell office:value-type="float" office:value="0.000926971435546875" calcext:value-type="float">
            <text:p>0.000926971435546875</text:p>
          </table:table-cell>
          <table:table-cell office:value-type="float" office:value="0.00789499282836914" calcext:value-type="float">
            <text:p>0.00789499282836914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.109507130107125" calcext:value-type="float">
            <text:p>0.109507130107125</text:p>
          </table:table-cell>
          <table:table-cell table:formula="of:=IF([.J23]=&quot;&quot;;&quot;&quot;;[.J23]/[.B23])" office:value-type="float" office:value="2.0061633702317" calcext:value-type="float">
            <text:p>2.0061633702317</text:p>
          </table:table-cell>
        </table:table-row>
        <table:table-row table:style-name="ro1">
          <table:table-cell office:value-type="string" calcext:value-type="string">
            <text:p>3-41</text:p>
          </table:table-cell>
          <table:table-cell table:number-columns-repeated="3" office:value-type="float" office:value="0.045286408689637" calcext:value-type="float">
            <text:p>0.045286408689637</text:p>
          </table:table-cell>
          <table:table-cell office:value-type="float" office:value="0.000835895538330078" calcext:value-type="float">
            <text:p>0.000835895538330078</text:p>
          </table:table-cell>
          <table:table-cell office:value-type="float" office:value="0.000922203063964844" calcext:value-type="float">
            <text:p>0.000922203063964844</text:p>
          </table:table-cell>
          <table:table-cell office:value-type="float" office:value="0.00124001502990723" calcext:value-type="float">
            <text:p>0.00124001502990723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" calcext:value-type="float">
            <text:p>0</text:p>
          </table:table-cell>
          <table:table-cell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00</text:p>
          </table:table-cell>
          <table:table-cell table:number-columns-repeated="2" office:value-type="float" office:value="0.0593466621768175" calcext:value-type="float">
            <text:p>0.0593466621768175</text:p>
          </table:table-cell>
          <table:table-cell office:value-type="float" office:value="0" calcext:value-type="float">
            <text:p>0</text:p>
          </table:table-cell>
          <table:table-cell office:value-type="float" office:value="0.000591754913330078" calcext:value-type="float">
            <text:p>0.000591754913330078</text:p>
          </table:table-cell>
          <table:table-cell office:value-type="float" office:value="0.000873804092407227" calcext:value-type="float">
            <text:p>0.000873804092407227</text:p>
          </table:table-cell>
          <table:table-cell office:value-type="float" office:value="1.0005030632019" calcext:value-type="float">
            <text:p>1.0005030632019</text:p>
          </table:table-cell>
          <table:table-cell/>
          <table:table-cell table:formula="of:=IF([.D25]&gt;0;1;0)" office:value-type="float" office:value="0" calcext:value-type="float">
            <text:p>0</text:p>
          </table:table-cell>
          <table:table-cell table:style-name="ce2" table:formula="of:=IF([.D25]&gt;0;[.D25]-[.B25];&quot;&quot;)">
            <text:p/>
          </table:table-cell>
          <table:table-cell table:style-name="ce2" table:formula="of:=IF([.J25]=&quot;&quot;;&quot;&quot;;[.J25]/[.B25])">
            <text:p/>
          </table:table-cell>
        </table:table-row>
        <table:table-row table:style-name="ro1">
          <table:table-cell office:value-type="string" calcext:value-type="string">
            <text:p>83-128</text:p>
          </table:table-cell>
          <table:table-cell table:number-columns-repeated="2" office:value-type="float" office:value="0.119782727290748" calcext:value-type="float">
            <text:p>0.119782727290748</text:p>
          </table:table-cell>
          <table:table-cell office:value-type="float" office:value="0.19389326936291" calcext:value-type="float">
            <text:p>0.19389326936291</text:p>
          </table:table-cell>
          <table:table-cell office:value-type="float" office:value="0.000648975372314453" calcext:value-type="float">
            <text:p>0.000648975372314453</text:p>
          </table:table-cell>
          <table:table-cell office:value-type="float" office:value="0.00260639190673828" calcext:value-type="float">
            <text:p>0.00260639190673828</text:p>
          </table:table-cell>
          <table:table-cell office:value-type="float" office:value="0.00776290893554688" calcext:value-type="float">
            <text:p>0.00776290893554688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.0741105420721623" calcext:value-type="float">
            <text:p>0.0741105420721623</text:p>
          </table:table-cell>
          <table:table-cell table:style-name="ce2" table:formula="of:=IF([.J26]=&quot;&quot;;&quot;&quot;;[.J26]/[.B26])" office:value-type="float" office:value="0.618708087120727" calcext:value-type="float">
            <text:p>0.618708087120727</text:p>
          </table:table-cell>
        </table:table-row>
        <table:table-row table:style-name="ro1">
          <table:table-cell office:value-type="string" calcext:value-type="string">
            <text:p>56-84</text:p>
          </table:table-cell>
          <table:table-cell table:number-columns-repeated="3" office:value-type="float" office:value="0.0525525704734954" calcext:value-type="float">
            <text:p>0.0525525704734954</text:p>
          </table:table-cell>
          <table:table-cell office:value-type="float" office:value="0.000407934188842773" calcext:value-type="float">
            <text:p>0.000407934188842773</text:p>
          </table:table-cell>
          <table:table-cell office:value-type="float" office:value="0.00030064582824707" calcext:value-type="float">
            <text:p>0.00030064582824707</text:p>
          </table:table-cell>
          <table:table-cell office:value-type="float" office:value="0.00251126289367676" calcext:value-type="float">
            <text:p>0.00251126289367676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formula="of:=IF([.D27]&gt;0;[.D27]-[.B27];&quot;&quot;)" office:value-type="float" office:value="0" calcext:value-type="float">
            <text:p>0</text:p>
          </table:table-cell>
          <table:table-cell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83</text:p>
          </table:table-cell>
          <table:table-cell table:number-columns-repeated="3" office:value-type="float" office:value="0.14195146294729" calcext:value-type="float">
            <text:p>0.14195146294729</text:p>
          </table:table-cell>
          <table:table-cell office:value-type="float" office:value="0.0012962818145752" calcext:value-type="float">
            <text:p>0.0012962818145752</text:p>
          </table:table-cell>
          <table:table-cell office:value-type="float" office:value="0.00300073623657227" calcext:value-type="float">
            <text:p>0.00300073623657227</text:p>
          </table:table-cell>
          <table:table-cell office:value-type="float" office:value="0.00412774085998535" calcext:value-type="float">
            <text:p>0.00412774085998535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29</text:p>
          </table:table-cell>
          <table:table-cell table:number-columns-repeated="2" office:value-type="float" office:value="0.0838219549085877" calcext:value-type="float">
            <text:p>0.0838219549085877</text:p>
          </table:table-cell>
          <table:table-cell office:value-type="float" office:value="0.0919051932333068" calcext:value-type="float">
            <text:p>0.0919051932333068</text:p>
          </table:table-cell>
          <table:table-cell office:value-type="float" office:value="0.00113463401794434" calcext:value-type="float">
            <text:p>0.00113463401794434</text:p>
          </table:table-cell>
          <table:table-cell office:value-type="float" office:value="0.00130081176757813" calcext:value-type="float">
            <text:p>0.00130081176757813</text:p>
          </table:table-cell>
          <table:table-cell office:value-type="float" office:value="0.0045475959777832" calcext:value-type="float">
            <text:p>0.0045475959777832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0808323832471913" calcext:value-type="float">
            <text:p>0.00808323832471913</text:p>
          </table:table-cell>
          <table:table-cell table:style-name="ce2" table:formula="of:=IF([.J29]=&quot;&quot;;&quot;&quot;;[.J29]/[.B29])" office:value-type="float" office:value="0.0964334264636793" calcext:value-type="float">
            <text:p>0.0964334264636793</text:p>
          </table:table-cell>
        </table:table-row>
        <table:table-row table:style-name="ro1">
          <table:table-cell office:value-type="string" calcext:value-type="string">
            <text:p>127-19</text:p>
          </table:table-cell>
          <table:table-cell table:number-columns-repeated="2" office:value-type="float" office:value="0.0632048176883916" calcext:value-type="float">
            <text:p>0.0632048176883916</text:p>
          </table:table-cell>
          <table:table-cell office:value-type="float" office:value="0.0999737784700464" calcext:value-type="float">
            <text:p>0.0999737784700464</text:p>
          </table:table-cell>
          <table:table-cell office:value-type="float" office:value="0.000248193740844727" calcext:value-type="float">
            <text:p>0.000248193740844727</text:p>
          </table:table-cell>
          <table:table-cell office:value-type="float" office:value="0.00127577781677246" calcext:value-type="float">
            <text:p>0.00127577781677246</text:p>
          </table:table-cell>
          <table:table-cell office:value-type="float" office:value="0.00329351425170898" calcext:value-type="float">
            <text:p>0.00329351425170898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367689607816548" calcext:value-type="float">
            <text:p>0.0367689607816548</text:p>
          </table:table-cell>
          <table:table-cell table:formula="of:=IF([.J30]=&quot;&quot;;&quot;&quot;;[.J30]/[.B30])" office:value-type="float" office:value="0.58174300830881" calcext:value-type="float">
            <text:p>0.58174300830881</text:p>
          </table:table-cell>
        </table:table-row>
        <table:table-row table:style-name="ro1">
          <table:table-cell office:value-type="string" calcext:value-type="string">
            <text:p>38-113</text:p>
          </table:table-cell>
          <table:table-cell table:number-columns-repeated="2" office:value-type="float" office:value="0.0644891621828327" calcext:value-type="float">
            <text:p>0.0644891621828327</text:p>
          </table:table-cell>
          <table:table-cell office:value-type="float" office:value="0.0859093727505166" calcext:value-type="float">
            <text:p>0.0859093727505166</text:p>
          </table:table-cell>
          <table:table-cell office:value-type="float" office:value="0.000910520553588867" calcext:value-type="float">
            <text:p>0.000910520553588867</text:p>
          </table:table-cell>
          <table:table-cell office:value-type="float" office:value="0.00161957740783691" calcext:value-type="float">
            <text:p>0.00161957740783691</text:p>
          </table:table-cell>
          <table:table-cell office:value-type="float" office:value="0.0028531551361084" calcext:value-type="float">
            <text:p>0.0028531551361084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.0214202105676838" calcext:value-type="float">
            <text:p>0.0214202105676838</text:p>
          </table:table-cell>
          <table:table-cell table:formula="of:=IF([.J31]=&quot;&quot;;&quot;&quot;;[.J31]/[.B31])" office:value-type="float" office:value="0.332152098781429" calcext:value-type="float">
            <text:p>0.332152098781429</text:p>
          </table:table-cell>
        </table:table-row>
        <table:table-row table:style-name="ro1">
          <table:table-cell office:value-type="string" calcext:value-type="string">
            <text:p>64-113</text:p>
          </table:table-cell>
          <table:table-cell table:number-columns-repeated="2" office:value-type="float" office:value="0.0724710106417423" calcext:value-type="float">
            <text:p>0.0724710106417423</text:p>
          </table:table-cell>
          <table:table-cell office:value-type="float" office:value="0.203960324515017" calcext:value-type="float">
            <text:p>0.203960324515017</text:p>
          </table:table-cell>
          <table:table-cell office:value-type="float" office:value="0.000643014907836914" calcext:value-type="float">
            <text:p>0.000643014907836914</text:p>
          </table:table-cell>
          <table:table-cell office:value-type="float" office:value="0.00056910514831543" calcext:value-type="float">
            <text:p>0.00056910514831543</text:p>
          </table:table-cell>
          <table:table-cell office:value-type="float" office:value="0.0123398303985596" calcext:value-type="float">
            <text:p>0.0123398303985596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.131489313873274" calcext:value-type="float">
            <text:p>0.131489313873274</text:p>
          </table:table-cell>
          <table:table-cell table:formula="of:=IF([.J32]=&quot;&quot;;&quot;&quot;;[.J32]/[.B32])" office:value-type="float" office:value="1.81437119075497" calcext:value-type="float">
            <text:p>1.81437119075497</text:p>
          </table:table-cell>
        </table:table-row>
        <table:table-row table:style-name="ro1">
          <table:table-cell office:value-type="string" calcext:value-type="string">
            <text:p>41-36</text:p>
          </table:table-cell>
          <table:table-cell table:number-columns-repeated="2" office:value-type="float" office:value="0.0882780440667237" calcext:value-type="float">
            <text:p>0.0882780440667237</text:p>
          </table:table-cell>
          <table:table-cell office:value-type="float" office:value="0.116338873815934" calcext:value-type="float">
            <text:p>0.116338873815934</text:p>
          </table:table-cell>
          <table:table-cell office:value-type="float" office:value="0.000604629516601563" calcext:value-type="float">
            <text:p>0.000604629516601563</text:p>
          </table:table-cell>
          <table:table-cell office:value-type="float" office:value="0.000794172286987305" calcext:value-type="float">
            <text:p>0.000794172286987305</text:p>
          </table:table-cell>
          <table:table-cell office:value-type="float" office:value="0.0085291862487793" calcext:value-type="float">
            <text:p>0.0085291862487793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2806082974921" calcext:value-type="float">
            <text:p>0.02806082974921</text:p>
          </table:table-cell>
          <table:table-cell table:formula="of:=IF([.J33]=&quot;&quot;;&quot;&quot;;[.J33]/[.B33])" office:value-type="float" office:value="0.317868729941509" calcext:value-type="float">
            <text:p>0.317868729941509</text:p>
          </table:table-cell>
        </table:table-row>
        <table:table-row table:style-name="ro1">
          <table:table-cell office:value-type="string" calcext:value-type="string">
            <text:p>125-19</text:p>
          </table:table-cell>
          <table:table-cell table:number-columns-repeated="2" office:value-type="float" office:value="0.064409504201099" calcext:value-type="float">
            <text:p>0.064409504201099</text:p>
          </table:table-cell>
          <table:table-cell office:value-type="float" office:value="0.0954843864801827" calcext:value-type="float">
            <text:p>0.0954843864801827</text:p>
          </table:table-cell>
          <table:table-cell office:value-type="float" office:value="0.000304222106933594" calcext:value-type="float">
            <text:p>0.000304222106933594</text:p>
          </table:table-cell>
          <table:table-cell office:value-type="float" office:value="0.00119304656982422" calcext:value-type="float">
            <text:p>0.00119304656982422</text:p>
          </table:table-cell>
          <table:table-cell office:value-type="float" office:value="0.00594878196716309" calcext:value-type="float">
            <text:p>0.00594878196716309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ce2" table:formula="of:=IF([.D34]&gt;0;[.D34]-[.B34];&quot;&quot;)" office:value-type="float" office:value="0.0310748822790836" calcext:value-type="float">
            <text:p>0.0310748822790836</text:p>
          </table:table-cell>
          <table:table-cell table:style-name="ce2" table:formula="of:=IF([.J34]=&quot;&quot;;&quot;&quot;;[.J34]/[.B34])" office:value-type="float" office:value="0.482458026412713" calcext:value-type="float">
            <text:p>0.482458026412713</text:p>
          </table:table-cell>
        </table:table-row>
        <table:table-row table:style-name="ro1">
          <table:table-cell office:value-type="string" calcext:value-type="string">
            <text:p>5-94</text:p>
          </table:table-cell>
          <table:table-cell table:number-columns-repeated="3" office:value-type="float" office:value="0.0741635540218999" calcext:value-type="float">
            <text:p>0.0741635540218999</text:p>
          </table:table-cell>
          <table:table-cell office:value-type="float" office:value="0.000434398651123047" calcext:value-type="float">
            <text:p>0.000434398651123047</text:p>
          </table:table-cell>
          <table:table-cell office:value-type="float" office:value="0.00148129463195801" calcext:value-type="float">
            <text:p>0.00148129463195801</text:p>
          </table:table-cell>
          <table:table-cell office:value-type="float" office:value="0.00316500663757324" calcext:value-type="float">
            <text:p>0.00316500663757324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93</text:p>
          </table:table-cell>
          <table:table-cell table:number-columns-repeated="2" office:value-type="float" office:value="0.0803134751834623" calcext:value-type="float">
            <text:p>0.0803134751834623</text:p>
          </table:table-cell>
          <table:table-cell office:value-type="float" office:value="0" calcext:value-type="float">
            <text:p>0</text:p>
          </table:table-cell>
          <table:table-cell office:value-type="float" office:value="0.000748157501220703" calcext:value-type="float">
            <text:p>0.000748157501220703</text:p>
          </table:table-cell>
          <table:table-cell office:value-type="float" office:value="0.000548124313354492" calcext:value-type="float">
            <text:p>0.000548124313354492</text:p>
          </table:table-cell>
          <table:table-cell office:value-type="float" office:value="1.00039649009705" calcext:value-type="float">
            <text:p>1.00039649009705</text:p>
          </table:table-cell>
          <table:table-cell/>
          <table:table-cell table:formula="of:=IF([.D36]&gt;0;1;0)" office:value-type="float" office:value="0" calcext:value-type="float">
            <text:p>0</text:p>
          </table:table-cell>
          <table:table-cell table:formula="of:=IF([.D36]&gt;0;[.D36]-[.B36];&quot;&quot;)">
            <text:p/>
          </table:table-cell>
          <table:table-cell table:formula="of:=IF([.J36]=&quot;&quot;;&quot;&quot;;[.J36]/[.B36])">
            <text:p/>
          </table:table-cell>
        </table:table-row>
        <table:table-row table:style-name="ro1">
          <table:table-cell office:value-type="string" calcext:value-type="string">
            <text:p>51-26</text:p>
          </table:table-cell>
          <table:table-cell table:number-columns-repeated="3" office:value-type="float" office:value="0.0599754432511581" calcext:value-type="float">
            <text:p>0.0599754432511581</text:p>
          </table:table-cell>
          <table:table-cell office:value-type="float" office:value="0.000708580017089844" calcext:value-type="float">
            <text:p>0.000708580017089844</text:p>
          </table:table-cell>
          <table:table-cell office:value-type="float" office:value="0.00091242790222168" calcext:value-type="float">
            <text:p>0.00091242790222168</text:p>
          </table:table-cell>
          <table:table-cell office:value-type="float" office:value="0.00680637359619141" calcext:value-type="float">
            <text:p>0.00680637359619141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0</text:p>
          </table:table-cell>
          <table:table-cell table:number-columns-repeated="3" office:value-type="float" office:value="0.0873934613522611" calcext:value-type="float">
            <text:p>0.0873934613522611</text:p>
          </table:table-cell>
          <table:table-cell office:value-type="float" office:value="0.000429391860961914" calcext:value-type="float">
            <text:p>0.000429391860961914</text:p>
          </table:table-cell>
          <table:table-cell office:value-type="float" office:value="0.000984430313110352" calcext:value-type="float">
            <text:p>0.000984430313110352</text:p>
          </table:table-cell>
          <table:table-cell office:value-type="float" office:value="0.00330209732055664" calcext:value-type="float">
            <text:p>0.00330209732055664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" calcext:value-type="float">
            <text:p>0</text:p>
          </table:table-cell>
          <table:table-cell table:formula="of:=IF([.J38]=&quot;&quot;;&quot;&quot;;[.J38]/[.B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42</text:p>
          </table:table-cell>
          <table:table-cell table:number-columns-repeated="2" office:value-type="float" office:value="0.0810755522951185" calcext:value-type="float">
            <text:p>0.0810755522951185</text:p>
          </table:table-cell>
          <table:table-cell office:value-type="float" office:value="0.112150434574202" calcext:value-type="float">
            <text:p>0.112150434574202</text:p>
          </table:table-cell>
          <table:table-cell office:value-type="float" office:value="0.000830888748168945" calcext:value-type="float">
            <text:p>0.000830888748168945</text:p>
          </table:table-cell>
          <table:table-cell office:value-type="float" office:value="0.00142574310302734" calcext:value-type="float">
            <text:p>0.00142574310302734</text:p>
          </table:table-cell>
          <table:table-cell office:value-type="float" office:value="0.00463151931762695" calcext:value-type="float">
            <text:p>0.00463151931762695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.0310748822790836" calcext:value-type="float">
            <text:p>0.0310748822790836</text:p>
          </table:table-cell>
          <table:table-cell table:formula="of:=IF([.J39]=&quot;&quot;;&quot;&quot;;[.J39]/[.B39])" office:value-type="float" office:value="0.383283016882447" calcext:value-type="float">
            <text:p>0.383283016882447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3" office:value-type="float" office:value="0.0793873754939455" calcext:value-type="float">
            <text:p>0.0793873754939455</text:p>
          </table:table-cell>
          <table:table-cell office:value-type="float" office:value="0.000776767730712891" calcext:value-type="float">
            <text:p>0.000776767730712891</text:p>
          </table:table-cell>
          <table:table-cell office:value-type="float" office:value="0.000736236572265625" calcext:value-type="float">
            <text:p>0.000736236572265625</text:p>
          </table:table-cell>
          <table:table-cell office:value-type="float" office:value="0.00232410430908203" calcext:value-type="float">
            <text:p>0.00232410430908203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ce2" table:formula="of:=IF([.D40]&gt;0;[.D40]-[.B40];&quot;&quot;)" office:value-type="float" office:value="0" calcext:value-type="float">
            <text:p>0</text:p>
          </table:table-cell>
          <table:table-cell table:style-name="ce2"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22</text:p>
          </table:table-cell>
          <table:table-cell table:number-columns-repeated="2" office:value-type="float" office:value="0.0878505950573951" calcext:value-type="float">
            <text:p>0.0878505950573951</text:p>
          </table:table-cell>
          <table:table-cell office:value-type="float" office:value="0.132959608990842" calcext:value-type="float">
            <text:p>0.132959608990842</text:p>
          </table:table-cell>
          <table:table-cell office:value-type="float" office:value="0.00108957290649414" calcext:value-type="float">
            <text:p>0.00108957290649414</text:p>
          </table:table-cell>
          <table:table-cell office:value-type="float" office:value="0.00162959098815918" calcext:value-type="float">
            <text:p>0.00162959098815918</text:p>
          </table:table-cell>
          <table:table-cell office:value-type="float" office:value="0.00531625747680664" calcext:value-type="float">
            <text:p>0.00531625747680664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451090139334472" calcext:value-type="float">
            <text:p>0.0451090139334472</text:p>
          </table:table-cell>
          <table:table-cell table:formula="of:=IF([.J41]=&quot;&quot;;&quot;&quot;;[.J41]/[.B41])" office:value-type="float" office:value="0.513474199053249" calcext:value-type="float">
            <text:p>0.513474199053249</text:p>
          </table:table-cell>
        </table:table-row>
        <table:table-row table:style-name="ro1">
          <table:table-cell office:value-type="string" calcext:value-type="string">
            <text:p>117-73</text:p>
          </table:table-cell>
          <table:table-cell table:number-columns-repeated="2" office:value-type="float" office:value="0.13816724517344" calcext:value-type="float">
            <text:p>0.13816724517344</text:p>
          </table:table-cell>
          <table:table-cell office:value-type="float" office:value="0.155212042317407" calcext:value-type="float">
            <text:p>0.155212042317407</text:p>
          </table:table-cell>
          <table:table-cell office:value-type="float" office:value="0.000681877136230469" calcext:value-type="float">
            <text:p>0.000681877136230469</text:p>
          </table:table-cell>
          <table:table-cell office:value-type="float" office:value="0.00186967849731445" calcext:value-type="float">
            <text:p>0.00186967849731445</text:p>
          </table:table-cell>
          <table:table-cell office:value-type="float" office:value="0.00392317771911621" calcext:value-type="float">
            <text:p>0.00392317771911621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.0170447971439667" calcext:value-type="float">
            <text:p>0.0170447971439667</text:p>
          </table:table-cell>
          <table:table-cell table:style-name="ce2" table:formula="of:=IF([.J42]=&quot;&quot;;&quot;&quot;;[.J42]/[.B42])" office:value-type="float" office:value="0.1233635158794" calcext:value-type="float">
            <text:p>0.1233635158794</text:p>
          </table:table-cell>
        </table:table-row>
        <table:table-row table:style-name="ro1">
          <table:table-cell office:value-type="string" calcext:value-type="string">
            <text:p>12-49</text:p>
          </table:table-cell>
          <table:table-cell table:number-columns-repeated="2" office:value-type="float" office:value="0.108229763866034" calcext:value-type="float">
            <text:p>0.108229763866034</text:p>
          </table:table-cell>
          <table:table-cell office:value-type="float" office:value="0.135180512373911" calcext:value-type="float">
            <text:p>0.135180512373911</text:p>
          </table:table-cell>
          <table:table-cell office:value-type="float" office:value="0.000401735305786133" calcext:value-type="float">
            <text:p>0.000401735305786133</text:p>
          </table:table-cell>
          <table:table-cell office:value-type="float" office:value="0.000450611114501953" calcext:value-type="float">
            <text:p>0.000450611114501953</text:p>
          </table:table-cell>
          <table:table-cell office:value-type="float" office:value="0.00469779968261719" calcext:value-type="float">
            <text:p>0.00469779968261719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.0269507485078765" calcext:value-type="float">
            <text:p>0.0269507485078765</text:p>
          </table:table-cell>
          <table:table-cell table:style-name="ce2" table:formula="of:=IF([.J43]=&quot;&quot;;&quot;&quot;;[.J43]/[.B43])" office:value-type="float" office:value="0.249014204089329" calcext:value-type="float">
            <text:p>0.249014204089329</text:p>
          </table:table-cell>
        </table:table-row>
        <table:table-row table:style-name="ro1">
          <table:table-cell office:value-type="string" calcext:value-type="string">
            <text:p>104-50</text:p>
          </table:table-cell>
          <table:table-cell table:number-columns-repeated="3" office:value-type="float" office:value="0.0631465073474461" calcext:value-type="float">
            <text:p>0.0631465073474461</text:p>
          </table:table-cell>
          <table:table-cell office:value-type="float" office:value="0.00073552131652832" calcext:value-type="float">
            <text:p>0.00073552131652832</text:p>
          </table:table-cell>
          <table:table-cell office:value-type="float" office:value="0.000880241394042969" calcext:value-type="float">
            <text:p>0.000880241394042969</text:p>
          </table:table-cell>
          <table:table-cell office:value-type="float" office:value="0.00256490707397461" calcext:value-type="float">
            <text:p>0.00256490707397461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33</text:p>
          </table:table-cell>
          <table:table-cell table:number-columns-repeated="3" office:value-type="float" office:value="0.0445613169565349" calcext:value-type="float">
            <text:p>0.0445613169565349</text:p>
          </table:table-cell>
          <table:table-cell office:value-type="float" office:value="0.000126123428344727" calcext:value-type="float">
            <text:p>0.000126123428344727</text:p>
          </table:table-cell>
          <table:table-cell office:value-type="float" office:value="0.000132322311401367" calcext:value-type="float">
            <text:p>0.000132322311401367</text:p>
          </table:table-cell>
          <table:table-cell office:value-type="float" office:value="0.00134372711181641" calcext:value-type="float">
            <text:p>0.00134372711181641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23</text:p>
          </table:table-cell>
          <table:table-cell table:number-columns-repeated="2" office:value-type="float" office:value="0.103421804341734" calcext:value-type="float">
            <text:p>0.103421804341734</text:p>
          </table:table-cell>
          <table:table-cell office:value-type="float" office:value="0.121178013216158" calcext:value-type="float">
            <text:p>0.121178013216158</text:p>
          </table:table-cell>
          <table:table-cell office:value-type="float" office:value="0.000783443450927734" calcext:value-type="float">
            <text:p>0.000783443450927734</text:p>
          </table:table-cell>
          <table:table-cell office:value-type="float" office:value="0.00136923789978027" calcext:value-type="float">
            <text:p>0.00136923789978027</text:p>
          </table:table-cell>
          <table:table-cell office:value-type="float" office:value="0.00557780265808106" calcext:value-type="float">
            <text:p>0.00557780265808106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.0177562088744241" calcext:value-type="float">
            <text:p>0.0177562088744241</text:p>
          </table:table-cell>
          <table:table-cell table:style-name="ce2" table:formula="of:=IF([.J46]=&quot;&quot;;&quot;&quot;;[.J46]/[.B46])" office:value-type="float" office:value="0.171687285746366" calcext:value-type="float">
            <text:p>0.171687285746366</text:p>
          </table:table-cell>
        </table:table-row>
        <table:table-row table:style-name="ro1">
          <table:table-cell office:value-type="string" calcext:value-type="string">
            <text:p>123-81</text:p>
          </table:table-cell>
          <table:table-cell table:number-columns-repeated="3" office:value-type="float" office:value="0.0978539804979185" calcext:value-type="float">
            <text:p>0.0978539804979185</text:p>
          </table:table-cell>
          <table:table-cell office:value-type="float" office:value="0.00086212158203125" calcext:value-type="float">
            <text:p>0.00086212158203125</text:p>
          </table:table-cell>
          <table:table-cell office:value-type="float" office:value="0.00191736221313477" calcext:value-type="float">
            <text:p>0.00191736221313477</text:p>
          </table:table-cell>
          <table:table-cell office:value-type="float" office:value="0.00739741325378418" calcext:value-type="float">
            <text:p>0.00739741325378418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0</text:p>
          </table:table-cell>
          <table:table-cell table:number-columns-repeated="2" office:value-type="float" office:value="0.0878398312374998" calcext:value-type="float">
            <text:p>0.0878398312374998</text:p>
          </table:table-cell>
          <table:table-cell office:value-type="float" office:value="0.226019435025434" calcext:value-type="float">
            <text:p>0.226019435025434</text:p>
          </table:table-cell>
          <table:table-cell office:value-type="float" office:value="0.000828742980957031" calcext:value-type="float">
            <text:p>0.000828742980957031</text:p>
          </table:table-cell>
          <table:table-cell office:value-type="float" office:value="0.00157928466796875" calcext:value-type="float">
            <text:p>0.00157928466796875</text:p>
          </table:table-cell>
          <table:table-cell office:value-type="float" office:value="0.00816226005554199" calcext:value-type="float">
            <text:p>0.00816226005554199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style-name="ce2" table:formula="of:=IF([.D48]&gt;0;[.D48]-[.B48];&quot;&quot;)" office:value-type="float" office:value="0.138179603787935" calcext:value-type="float">
            <text:p>0.138179603787935</text:p>
          </table:table-cell>
          <table:table-cell table:style-name="ce2" table:formula="of:=IF([.J48]=&quot;&quot;;&quot;&quot;;[.J48]/[.B48])" office:value-type="float" office:value="1.57308594337263" calcext:value-type="float">
            <text:p>1.57308594337263</text:p>
          </table:table-cell>
        </table:table-row>
        <table:table-row table:style-name="ro1">
          <table:table-cell office:value-type="string" calcext:value-type="string">
            <text:p>9-70</text:p>
          </table:table-cell>
          <table:table-cell table:number-columns-repeated="3" office:value-type="float" office:value="0.114756923405329" calcext:value-type="float">
            <text:p>0.114756923405329</text:p>
          </table:table-cell>
          <table:table-cell office:value-type="float" office:value="0.00125336647033691" calcext:value-type="float">
            <text:p>0.00125336647033691</text:p>
          </table:table-cell>
          <table:table-cell office:value-type="float" office:value="0.00193881988525391" calcext:value-type="float">
            <text:p>0.00193881988525391</text:p>
          </table:table-cell>
          <table:table-cell office:value-type="float" office:value="0.006011962890625" calcext:value-type="float">
            <text:p>0.006011962890625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13</text:p>
          </table:table-cell>
          <table:table-cell table:number-columns-repeated="2" office:value-type="float" office:value="0.0910253135108275" calcext:value-type="float">
            <text:p>0.0910253135108275</text:p>
          </table:table-cell>
          <table:table-cell office:value-type="float" office:value="0" calcext:value-type="float">
            <text:p>0</text:p>
          </table:table-cell>
          <table:table-cell office:value-type="float" office:value="0.000727653503417969" calcext:value-type="float">
            <text:p>0.000727653503417969</text:p>
          </table:table-cell>
          <table:table-cell office:value-type="float" office:value="0.00125765800476074" calcext:value-type="float">
            <text:p>0.00125765800476074</text:p>
          </table:table-cell>
          <table:table-cell office:value-type="float" office:value="1.00015830993652" calcext:value-type="float">
            <text:p>1.00015830993652</text:p>
          </table:table-cell>
          <table:table-cell/>
          <table:table-cell table:formula="of:=IF([.D50]&gt;0;1;0)" office:value-type="float" office:value="0" calcext:value-type="float">
            <text:p>0</text:p>
          </table:table-cell>
          <table:table-cell table:style-name="ce2" table:formula="of:=IF([.D50]&gt;0;[.D50]-[.B50];&quot;&quot;)">
            <text:p/>
          </table:table-cell>
          <table:table-cell table:style-name="ce2" table:formula="of:=IF([.J50]=&quot;&quot;;&quot;&quot;;[.J50]/[.B50])">
            <text:p/>
          </table:table-cell>
        </table:table-row>
        <table:table-row table:style-name="ro1">
          <table:table-cell office:value-type="string" calcext:value-type="string">
            <text:p>38-93</text:p>
          </table:table-cell>
          <table:table-cell table:number-columns-repeated="3" office:value-type="float" office:value="0.00225086634434435" calcext:value-type="float">
            <text:p>0.00225086634434435</text:p>
          </table:table-cell>
          <table:table-cell office:value-type="float" office:value="0.0001068115234375" calcext:value-type="float">
            <text:p>0.0001068115234375</text:p>
          </table:table-cell>
          <table:table-cell office:value-type="float" office:value="0.0000593662261962891" calcext:value-type="float">
            <text:p>5.93662261962891E-05</text:p>
          </table:table-cell>
          <table:table-cell office:value-type="float" office:value="0.00112652778625488" calcext:value-type="float">
            <text:p>0.00112652778625488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76</text:p>
          </table:table-cell>
          <table:table-cell table:number-columns-repeated="2" office:value-type="float" office:value="0.12304793572328" calcext:value-type="float">
            <text:p>0.12304793572328</text:p>
          </table:table-cell>
          <table:table-cell office:value-type="float" office:value="0.16036772822727" calcext:value-type="float">
            <text:p>0.16036772822727</text:p>
          </table:table-cell>
          <table:table-cell office:value-type="float" office:value="0.001068115234375" calcext:value-type="float">
            <text:p>0.001068115234375</text:p>
          </table:table-cell>
          <table:table-cell office:value-type="float" office:value="0.00229072570800781" calcext:value-type="float">
            <text:p>0.00229072570800781</text:p>
          </table:table-cell>
          <table:table-cell office:value-type="float" office:value="0.00575065612792969" calcext:value-type="float">
            <text:p>0.00575065612792969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373197925039894" calcext:value-type="float">
            <text:p>0.0373197925039894</text:p>
          </table:table-cell>
          <table:table-cell table:formula="of:=IF([.J52]=&quot;&quot;;&quot;&quot;;[.J52]/[.B52])" office:value-type="float" office:value="0.303294746755582" calcext:value-type="float">
            <text:p>0.303294746755582</text:p>
          </table:table-cell>
        </table:table-row>
        <table:table-row table:style-name="ro1">
          <table:table-cell office:value-type="string" calcext:value-type="string">
            <text:p>54-33</text:p>
          </table:table-cell>
          <table:table-cell table:number-columns-repeated="3" office:value-type="float" office:value="0.0848429470131457" calcext:value-type="float">
            <text:p>0.0848429470131457</text:p>
          </table:table-cell>
          <table:table-cell office:value-type="float" office:value="0.000533342361450195" calcext:value-type="float">
            <text:p>0.000533342361450195</text:p>
          </table:table-cell>
          <table:table-cell office:value-type="float" office:value="0.00151920318603516" calcext:value-type="float">
            <text:p>0.00151920318603516</text:p>
          </table:table-cell>
          <table:table-cell office:value-type="float" office:value="0.00359606742858887" calcext:value-type="float">
            <text:p>0.00359606742858887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-101</text:p>
          </table:table-cell>
          <table:table-cell table:number-columns-repeated="3" office:value-type="float" office:value="0.00626717731576476" calcext:value-type="float">
            <text:p>0.00626717731576476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08392333984375" calcext:value-type="float">
            <text:p>8.392333984375E-05</text:p>
          </table:table-cell>
          <table:table-cell office:value-type="float" office:value="0.00122785568237305" calcext:value-type="float">
            <text:p>0.00122785568237305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-116</text:p>
          </table:table-cell>
          <table:table-cell table:number-columns-repeated="3" office:value-type="float" office:value="0.0931443959340333" calcext:value-type="float">
            <text:p>0.0931443959340333</text:p>
          </table:table-cell>
          <table:table-cell office:value-type="float" office:value="0.000835418701171875" calcext:value-type="float">
            <text:p>0.000835418701171875</text:p>
          </table:table-cell>
          <table:table-cell office:value-type="float" office:value="0.00179004669189453" calcext:value-type="float">
            <text:p>0.00179004669189453</text:p>
          </table:table-cell>
          <table:table-cell office:value-type="float" office:value="0.0046846866607666" calcext:value-type="float">
            <text:p>0.0046846866607666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30</text:p>
          </table:table-cell>
          <table:table-cell table:number-columns-repeated="2" office:value-type="float" office:value="0.0912906381677221" calcext:value-type="float">
            <text:p>0.0912906381677221</text:p>
          </table:table-cell>
          <table:table-cell office:value-type="float" office:value="0.102763070302561" calcext:value-type="float">
            <text:p>0.102763070302561</text:p>
          </table:table-cell>
          <table:table-cell office:value-type="float" office:value="0.000644445419311523" calcext:value-type="float">
            <text:p>0.000644445419311523</text:p>
          </table:table-cell>
          <table:table-cell office:value-type="float" office:value="0.00173807144165039" calcext:value-type="float">
            <text:p>0.00173807144165039</text:p>
          </table:table-cell>
          <table:table-cell office:value-type="float" office:value="0.00440526008605957" calcext:value-type="float">
            <text:p>0.00440526008605957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14724321348388" calcext:value-type="float">
            <text:p>0.0114724321348388</text:p>
          </table:table-cell>
          <table:table-cell table:formula="of:=IF([.J56]=&quot;&quot;;&quot;&quot;;[.J56]/[.B56])" office:value-type="float" office:value="0.125669316866438" calcext:value-type="float">
            <text:p>0.125669316866438</text:p>
          </table:table-cell>
        </table:table-row>
        <table:table-row table:style-name="ro1">
          <table:table-cell office:value-type="string" calcext:value-type="string">
            <text:p>82-92</text:p>
          </table:table-cell>
          <table:table-cell table:number-columns-repeated="3" office:value-type="float" office:value="0.0996672134644073" calcext:value-type="float">
            <text:p>0.0996672134644073</text:p>
          </table:table-cell>
          <table:table-cell office:value-type="float" office:value="0.000513076782226563" calcext:value-type="float">
            <text:p>0.000513076782226563</text:p>
          </table:table-cell>
          <table:table-cell office:value-type="float" office:value="0.00103378295898438" calcext:value-type="float">
            <text:p>0.00103378295898438</text:p>
          </table:table-cell>
          <table:table-cell office:value-type="float" office:value="0.0030360221862793" calcext:value-type="float">
            <text:p>0.0030360221862793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-73</text:p>
          </table:table-cell>
          <table:table-cell table:number-columns-repeated="2" office:value-type="float" office:value="0.103535530537897" calcext:value-type="float">
            <text:p>0.103535530537897</text:p>
          </table:table-cell>
          <table:table-cell office:value-type="float" office:value="0.123228442304482" calcext:value-type="float">
            <text:p>0.123228442304482</text:p>
          </table:table-cell>
          <table:table-cell office:value-type="float" office:value="0.000570297241210938" calcext:value-type="float">
            <text:p>0.000570297241210938</text:p>
          </table:table-cell>
          <table:table-cell office:value-type="float" office:value="0.00157070159912109" calcext:value-type="float">
            <text:p>0.00157070159912109</text:p>
          </table:table-cell>
          <table:table-cell office:value-type="float" office:value="0.0029754638671875" calcext:value-type="float">
            <text:p>0.0029754638671875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.0196929117665851" calcext:value-type="float">
            <text:p>0.0196929117665851</text:p>
          </table:table-cell>
          <table:table-cell table:formula="of:=IF([.J58]=&quot;&quot;;&quot;&quot;;[.J58]/[.B58])" office:value-type="float" office:value="0.190204383599279" calcext:value-type="float">
            <text:p>0.190204383599279</text:p>
          </table:table-cell>
        </table:table-row>
        <table:table-row table:style-name="ro1">
          <table:table-cell office:value-type="string" calcext:value-type="string">
            <text:p>37-46</text:p>
          </table:table-cell>
          <table:table-cell table:number-columns-repeated="2" office:value-type="float" office:value="0.0790388136793162" calcext:value-type="float">
            <text:p>0.0790388136793162</text:p>
          </table:table-cell>
          <table:table-cell office:value-type="float" office:value="0.194770355162117" calcext:value-type="float">
            <text:p>0.194770355162117</text:p>
          </table:table-cell>
          <table:table-cell office:value-type="float" office:value="0.00034022331237793" calcext:value-type="float">
            <text:p>0.00034022331237793</text:p>
          </table:table-cell>
          <table:table-cell office:value-type="float" office:value="0.000875949859619141" calcext:value-type="float">
            <text:p>0.000875949859619141</text:p>
          </table:table-cell>
          <table:table-cell office:value-type="float" office:value="0.00573015213012695" calcext:value-type="float">
            <text:p>0.00573015213012695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1157315414828" calcext:value-type="float">
            <text:p>0.1157315414828</text:p>
          </table:table-cell>
          <table:table-cell table:formula="of:=IF([.J59]=&quot;&quot;;&quot;&quot;;[.J59]/[.B59])" office:value-type="float" office:value="1.46423682359856" calcext:value-type="float">
            <text:p>1.46423682359856</text:p>
          </table:table-cell>
        </table:table-row>
        <table:table-row table:style-name="ro1">
          <table:table-cell office:value-type="string" calcext:value-type="string">
            <text:p>102-104</text:p>
          </table:table-cell>
          <table:table-cell table:number-columns-repeated="3" office:value-type="float" office:value="0.0537506680154934" calcext:value-type="float">
            <text:p>0.0537506680154934</text:p>
          </table:table-cell>
          <table:table-cell office:value-type="float" office:value="0.000540494918823242" calcext:value-type="float">
            <text:p>0.000540494918823242</text:p>
          </table:table-cell>
          <table:table-cell office:value-type="float" office:value="0.00146341323852539" calcext:value-type="float">
            <text:p>0.00146341323852539</text:p>
          </table:table-cell>
          <table:table-cell office:value-type="float" office:value="0.00407958030700684" calcext:value-type="float">
            <text:p>0.00407958030700684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" calcext:value-type="float">
            <text:p>0</text:p>
          </table:table-cell>
          <table:table-cell table:formula="of:=IF([.J60]=&quot;&quot;;&quot;&quot;;[.J60]/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-10</text:p>
          </table:table-cell>
          <table:table-cell table:number-columns-repeated="3" office:value-type="float" office:value="0.0422017999934271" calcext:value-type="float">
            <text:p>0.0422017999934271</text:p>
          </table:table-cell>
          <table:table-cell office:value-type="float" office:value="0.000391244888305664" calcext:value-type="float">
            <text:p>0.000391244888305664</text:p>
          </table:table-cell>
          <table:table-cell office:value-type="float" office:value="0.000290155410766602" calcext:value-type="float">
            <text:p>0.000290155410766602</text:p>
          </table:table-cell>
          <table:table-cell office:value-type="float" office:value="0.00319480895996094" calcext:value-type="float">
            <text:p>0.00319480895996094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118</text:p>
          </table:table-cell>
          <table:table-cell table:number-columns-repeated="2" office:value-type="float" office:value="0.0866962505193806" calcext:value-type="float">
            <text:p>0.0866962505193806</text:p>
          </table:table-cell>
          <table:table-cell office:value-type="float" office:value="0" calcext:value-type="float">
            <text:p>0</text:p>
          </table:table-cell>
          <table:table-cell office:value-type="float" office:value="0.000798463821411133" calcext:value-type="float">
            <text:p>0.000798463821411133</text:p>
          </table:table-cell>
          <table:table-cell office:value-type="float" office:value="0.00162386894226074" calcext:value-type="float">
            <text:p>0.00162386894226074</text:p>
          </table:table-cell>
          <table:table-cell office:value-type="float" office:value="1.00022292137146" calcext:value-type="float">
            <text:p>1.00022292137146</text:p>
          </table:table-cell>
          <table:table-cell/>
          <table:table-cell table:formula="of:=IF([.D62]&gt;0;1;0)" office:value-type="float" office:value="0" calcext:value-type="float">
            <text:p>0</text:p>
          </table:table-cell>
          <table:table-cell table:formula="of:=IF([.D62]&gt;0;[.D62]-[.B62];&quot;&quot;)">
            <text:p/>
          </table:table-cell>
          <table:table-cell table:formula="of:=IF([.J62]=&quot;&quot;;&quot;&quot;;[.J62]/[.B62])">
            <text:p/>
          </table:table-cell>
        </table:table-row>
        <table:table-row table:style-name="ro1">
          <table:table-cell office:value-type="string" calcext:value-type="string">
            <text:p>90-7</text:p>
          </table:table-cell>
          <table:table-cell table:number-columns-repeated="2" office:value-type="float" office:value="0.103689346459388" calcext:value-type="float">
            <text:p>0.103689346459388</text:p>
          </table:table-cell>
          <table:table-cell office:value-type="float" office:value="0.203057582253416" calcext:value-type="float">
            <text:p>0.203057582253416</text:p>
          </table:table-cell>
          <table:table-cell office:value-type="float" office:value="0.000938653945922852" calcext:value-type="float">
            <text:p>0.000938653945922852</text:p>
          </table:table-cell>
          <table:table-cell office:value-type="float" office:value="0.00208926200866699" calcext:value-type="float">
            <text:p>0.00208926200866699</text:p>
          </table:table-cell>
          <table:table-cell office:value-type="float" office:value="0.0117654800415039" calcext:value-type="float">
            <text:p>0.0117654800415039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993682357940281" calcext:value-type="float">
            <text:p>0.0993682357940281</text:p>
          </table:table-cell>
          <table:table-cell table:formula="of:=IF([.J63]=&quot;&quot;;&quot;&quot;;[.J63]/[.B63])" office:value-type="float" office:value="0.958326377656816" calcext:value-type="float">
            <text:p>0.958326377656816</text:p>
          </table:table-cell>
        </table:table-row>
        <table:table-row table:style-name="ro1">
          <table:table-cell office:value-type="string" calcext:value-type="string">
            <text:p>96-67</text:p>
          </table:table-cell>
          <table:table-cell table:number-columns-repeated="3" office:value-type="float" office:value="0.0721370021535019" calcext:value-type="float">
            <text:p>0.0721370021535019</text:p>
          </table:table-cell>
          <table:table-cell office:value-type="float" office:value="0.000869512557983398" calcext:value-type="float">
            <text:p>0.000869512557983398</text:p>
          </table:table-cell>
          <table:table-cell office:value-type="float" office:value="0.00131678581237793" calcext:value-type="float">
            <text:p>0.00131678581237793</text:p>
          </table:table-cell>
          <table:table-cell office:value-type="float" office:value="0.00523996353149414" calcext:value-type="float">
            <text:p>0.00523996353149414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-77</text:p>
          </table:table-cell>
          <table:table-cell table:number-columns-repeated="3" office:value-type="float" office:value="0.124094887305654" calcext:value-type="float">
            <text:p>0.124094887305654</text:p>
          </table:table-cell>
          <table:table-cell office:value-type="float" office:value="0.000562429428100586" calcext:value-type="float">
            <text:p>0.000562429428100586</text:p>
          </table:table-cell>
          <table:table-cell office:value-type="float" office:value="0.00220608711242676" calcext:value-type="float">
            <text:p>0.00220608711242676</text:p>
          </table:table-cell>
          <table:table-cell office:value-type="float" office:value="0.00692081451416016" calcext:value-type="float">
            <text:p>0.00692081451416016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-21</text:p>
          </table:table-cell>
          <table:table-cell table:number-columns-repeated="2" office:value-type="float" office:value="0.0977818020729641" calcext:value-type="float">
            <text:p>0.0977818020729641</text:p>
          </table:table-cell>
          <table:table-cell office:value-type="float" office:value="0.129257621827188" calcext:value-type="float">
            <text:p>0.129257621827188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137972831726074" calcext:value-type="float">
            <text:p>0.00137972831726074</text:p>
          </table:table-cell>
          <table:table-cell office:value-type="float" office:value="0.0045464038848877" calcext:value-type="float">
            <text:p>0.0045464038848877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314758197542236" calcext:value-type="float">
            <text:p>0.0314758197542236</text:p>
          </table:table-cell>
          <table:table-cell table:formula="of:=IF([.J66]=&quot;&quot;;&quot;&quot;;[.J66]/[.B66])" office:value-type="float" office:value="0.321898544380851" calcext:value-type="float">
            <text:p>0.321898544380851</text:p>
          </table:table-cell>
        </table:table-row>
        <table:table-row table:style-name="ro1">
          <table:table-cell office:value-type="string" calcext:value-type="string">
            <text:p>60-7</text:p>
          </table:table-cell>
          <table:table-cell table:number-columns-repeated="2" office:value-type="float" office:value="0.150404918393152" calcext:value-type="float">
            <text:p>0.150404918393152</text:p>
          </table:table-cell>
          <table:table-cell office:value-type="float" office:value="0.20520820343278" calcext:value-type="float">
            <text:p>0.20520820343278</text:p>
          </table:table-cell>
          <table:table-cell office:value-type="float" office:value="0.000837087631225586" calcext:value-type="float">
            <text:p>0.000837087631225586</text:p>
          </table:table-cell>
          <table:table-cell office:value-type="float" office:value="0.00204825401306152" calcext:value-type="float">
            <text:p>0.00204825401306152</text:p>
          </table:table-cell>
          <table:table-cell office:value-type="float" office:value="0.00425481796264648" calcext:value-type="float">
            <text:p>0.00425481796264648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.0548032850396283" calcext:value-type="float">
            <text:p>0.0548032850396283</text:p>
          </table:table-cell>
          <table:table-cell table:formula="of:=IF([.J67]=&quot;&quot;;&quot;&quot;;[.J67]/[.B67])" office:value-type="float" office:value="0.364371628435547" calcext:value-type="float">
            <text:p>0.364371628435547</text:p>
          </table:table-cell>
        </table:table-row>
        <table:table-row table:style-name="ro1">
          <table:table-cell office:value-type="string" calcext:value-type="string">
            <text:p>87-14</text:p>
          </table:table-cell>
          <table:table-cell table:number-columns-repeated="3" office:value-type="float" office:value="0.0691211324192445" calcext:value-type="float">
            <text:p>0.0691211324192445</text:p>
          </table:table-cell>
          <table:table-cell office:value-type="float" office:value="0.00046229362487793" calcext:value-type="float">
            <text:p>0.00046229362487793</text:p>
          </table:table-cell>
          <table:table-cell office:value-type="float" office:value="0.00171422958374023" calcext:value-type="float">
            <text:p>0.00171422958374023</text:p>
          </table:table-cell>
          <table:table-cell office:value-type="float" office:value="0.0017542839050293" calcext:value-type="float">
            <text:p>0.0017542839050293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119</text:p>
          </table:table-cell>
          <table:table-cell table:number-columns-repeated="2" office:value-type="float" office:value="0.0667055303396169" calcext:value-type="float">
            <text:p>0.0667055303396169</text:p>
          </table:table-cell>
          <table:table-cell office:value-type="float" office:value="0.0849875699877932" calcext:value-type="float">
            <text:p>0.0849875699877932</text:p>
          </table:table-cell>
          <table:table-cell office:value-type="float" office:value="0.000487565994262695" calcext:value-type="float">
            <text:p>0.000487565994262695</text:p>
          </table:table-cell>
          <table:table-cell office:value-type="float" office:value="0.000465869903564453" calcext:value-type="float">
            <text:p>0.000465869903564453</text:p>
          </table:table-cell>
          <table:table-cell office:value-type="float" office:value="0.00465726852416992" calcext:value-type="float">
            <text:p>0.00465726852416992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182820396481763" calcext:value-type="float">
            <text:p>0.0182820396481763</text:p>
          </table:table-cell>
          <table:table-cell table:formula="of:=IF([.J69]=&quot;&quot;;&quot;&quot;;[.J69]/[.B69])" office:value-type="float" office:value="0.274070823739759" calcext:value-type="float">
            <text:p>0.274070823739759</text:p>
          </table:table-cell>
        </table:table-row>
        <table:table-row table:style-name="ro1">
          <table:table-cell office:value-type="string" calcext:value-type="string">
            <text:p>9-34</text:p>
          </table:table-cell>
          <table:table-cell table:number-columns-repeated="3" office:value-type="float" office:value="0.0946572317513745" calcext:value-type="float">
            <text:p>0.0946572317513745</text:p>
          </table:table-cell>
          <table:table-cell office:value-type="float" office:value="0.000838756561279297" calcext:value-type="float">
            <text:p>0.000838756561279297</text:p>
          </table:table-cell>
          <table:table-cell office:value-type="float" office:value="0.00176882743835449" calcext:value-type="float">
            <text:p>0.00176882743835449</text:p>
          </table:table-cell>
          <table:table-cell office:value-type="float" office:value="0.00231528282165527" calcext:value-type="float">
            <text:p>0.00231528282165527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14</text:p>
          </table:table-cell>
          <table:table-cell table:number-columns-repeated="3" office:value-type="float" office:value="0.0596502512273881" calcext:value-type="float">
            <text:p>0.0596502512273881</text:p>
          </table:table-cell>
          <table:table-cell office:value-type="float" office:value="0.000301361083984375" calcext:value-type="float">
            <text:p>0.000301361083984375</text:p>
          </table:table-cell>
          <table:table-cell office:value-type="float" office:value="0.000690460205078125" calcext:value-type="float">
            <text:p>0.000690460205078125</text:p>
          </table:table-cell>
          <table:table-cell office:value-type="float" office:value="0.00158500671386719" calcext:value-type="float">
            <text:p>0.00158500671386719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8</text:p>
          </table:table-cell>
          <table:table-cell table:number-columns-repeated="2" office:value-type="float" office:value="0.0755620829813611" calcext:value-type="float">
            <text:p>0.0755620829813611</text:p>
          </table:table-cell>
          <table:table-cell office:value-type="float" office:value="0.130601083446114" calcext:value-type="float">
            <text:p>0.130601083446114</text:p>
          </table:table-cell>
          <table:table-cell office:value-type="float" office:value="0.000770092010498047" calcext:value-type="float">
            <text:p>0.000770092010498047</text:p>
          </table:table-cell>
          <table:table-cell office:value-type="float" office:value="0.000740528106689453" calcext:value-type="float">
            <text:p>0.000740528106689453</text:p>
          </table:table-cell>
          <table:table-cell office:value-type="float" office:value="0.00547361373901367" calcext:value-type="float">
            <text:p>0.00547361373901367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550390004647533" calcext:value-type="float">
            <text:p>0.0550390004647533</text:p>
          </table:table-cell>
          <table:table-cell table:formula="of:=IF([.J72]=&quot;&quot;;&quot;&quot;;[.J72]/[.B72])" office:value-type="float" office:value="0.728394431348984" calcext:value-type="float">
            <text:p>0.728394431348984</text:p>
          </table:table-cell>
        </table:table-row>
        <table:table-row table:style-name="ro1">
          <table:table-cell office:value-type="string" calcext:value-type="string">
            <text:p>25-121</text:p>
          </table:table-cell>
          <table:table-cell table:number-columns-repeated="2" office:value-type="float" office:value="0.118271247345863" calcext:value-type="float">
            <text:p>0.118271247345863</text:p>
          </table:table-cell>
          <table:table-cell office:value-type="float" office:value="0.120039602530927" calcext:value-type="float">
            <text:p>0.120039602530927</text:p>
          </table:table-cell>
          <table:table-cell office:value-type="float" office:value="0.000777721405029297" calcext:value-type="float">
            <text:p>0.000777721405029297</text:p>
          </table:table-cell>
          <table:table-cell office:value-type="float" office:value="0.00145769119262695" calcext:value-type="float">
            <text:p>0.00145769119262695</text:p>
          </table:table-cell>
          <table:table-cell office:value-type="float" office:value="0.00467443466186523" calcext:value-type="float">
            <text:p>0.00467443466186523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0176835518506402" calcext:value-type="float">
            <text:p>0.00176835518506402</text:p>
          </table:table-cell>
          <table:table-cell table:formula="of:=IF([.J73]=&quot;&quot;;&quot;&quot;;[.J73]/[.B73])" office:value-type="float" office:value="0.0149516913429752" calcext:value-type="float">
            <text:p>0.0149516913429752</text:p>
          </table:table-cell>
        </table:table-row>
        <table:table-row table:style-name="ro1">
          <table:table-cell office:value-type="string" calcext:value-type="string">
            <text:p>90-94</text:p>
          </table:table-cell>
          <table:table-cell table:number-columns-repeated="2" office:value-type="float" office:value="0.0828846910432161" calcext:value-type="float">
            <text:p>0.0828846910432161</text:p>
          </table:table-cell>
          <table:table-cell office:value-type="float" office:value="0.0988288977046228" calcext:value-type="float">
            <text:p>0.0988288977046228</text:p>
          </table:table-cell>
          <table:table-cell office:value-type="float" office:value="0.000381231307983398" calcext:value-type="float">
            <text:p>0.000381231307983398</text:p>
          </table:table-cell>
          <table:table-cell office:value-type="float" office:value="0.00173830986022949" calcext:value-type="float">
            <text:p>0.00173830986022949</text:p>
          </table:table-cell>
          <table:table-cell office:value-type="float" office:value="0.00405764579772949" calcext:value-type="float">
            <text:p>0.00405764579772949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159442066614067" calcext:value-type="float">
            <text:p>0.0159442066614067</text:p>
          </table:table-cell>
          <table:table-cell table:formula="of:=IF([.J74]=&quot;&quot;;&quot;&quot;;[.J74]/[.B74])" office:value-type="float" office:value="0.192366122871755" calcext:value-type="float">
            <text:p>0.192366122871755</text:p>
          </table:table-cell>
        </table:table-row>
        <table:table-row table:style-name="ro1">
          <table:table-cell office:value-type="string" calcext:value-type="string">
            <text:p>66-44</text:p>
          </table:table-cell>
          <table:table-cell table:number-columns-repeated="3" office:value-type="float" office:value="0.0725756115842027" calcext:value-type="float">
            <text:p>0.0725756115842027</text:p>
          </table:table-cell>
          <table:table-cell office:value-type="float" office:value="0.000583887100219727" calcext:value-type="float">
            <text:p>0.000583887100219727</text:p>
          </table:table-cell>
          <table:table-cell office:value-type="float" office:value="0.000628232955932617" calcext:value-type="float">
            <text:p>0.000628232955932617</text:p>
          </table:table-cell>
          <table:table-cell office:value-type="float" office:value="0.0033118724822998" calcext:value-type="float">
            <text:p>0.0033118724822998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70</text:p>
          </table:table-cell>
          <table:table-cell table:number-columns-repeated="3" office:value-type="float" office:value="0.0849800155133081" calcext:value-type="float">
            <text:p>0.0849800155133081</text:p>
          </table:table-cell>
          <table:table-cell office:value-type="float" office:value="0.000615119934082031" calcext:value-type="float">
            <text:p>0.000615119934082031</text:p>
          </table:table-cell>
          <table:table-cell office:value-type="float" office:value="0.00161981582641602" calcext:value-type="float">
            <text:p>0.00161981582641602</text:p>
          </table:table-cell>
          <table:table-cell office:value-type="float" office:value="0.0026397705078125" calcext:value-type="float">
            <text:p>0.0026397705078125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-114</text:p>
          </table:table-cell>
          <table:table-cell table:number-columns-repeated="2" office:value-type="float" office:value="0.111402816210602" calcext:value-type="float">
            <text:p>0.111402816210602</text:p>
          </table:table-cell>
          <table:table-cell office:value-type="float" office:value="0.167312066918114" calcext:value-type="float">
            <text:p>0.167312066918114</text:p>
          </table:table-cell>
          <table:table-cell office:value-type="float" office:value="0.000670909881591797" calcext:value-type="float">
            <text:p>0.000670909881591797</text:p>
          </table:table-cell>
          <table:table-cell office:value-type="float" office:value="0.00207233428955078" calcext:value-type="float">
            <text:p>0.00207233428955078</text:p>
          </table:table-cell>
          <table:table-cell office:value-type="float" office:value="0.00621294975280762" calcext:value-type="float">
            <text:p>0.00621294975280762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559092507075121" calcext:value-type="float">
            <text:p>0.0559092507075121</text:p>
          </table:table-cell>
          <table:table-cell table:formula="of:=IF([.J77]=&quot;&quot;;&quot;&quot;;[.J77]/[.B77])" office:value-type="float" office:value="0.501865685350522" calcext:value-type="float">
            <text:p>0.501865685350522</text:p>
          </table:table-cell>
        </table:table-row>
        <table:table-row table:style-name="ro1">
          <table:table-cell office:value-type="string" calcext:value-type="string">
            <text:p>123-104</text:p>
          </table:table-cell>
          <table:table-cell table:number-columns-repeated="3" office:value-type="float" office:value="0.0925070093218378" calcext:value-type="float">
            <text:p>0.0925070093218378</text:p>
          </table:table-cell>
          <table:table-cell office:value-type="float" office:value="0.00109386444091797" calcext:value-type="float">
            <text:p>0.00109386444091797</text:p>
          </table:table-cell>
          <table:table-cell office:value-type="float" office:value="0.00175809860229492" calcext:value-type="float">
            <text:p>0.00175809860229492</text:p>
          </table:table-cell>
          <table:table-cell office:value-type="float" office:value="0.00759267807006836" calcext:value-type="float">
            <text:p>0.00759267807006836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-15</text:p>
          </table:table-cell>
          <table:table-cell table:number-columns-repeated="2" office:value-type="float" office:value="0.0751072528179491" calcext:value-type="float">
            <text:p>0.0751072528179491</text:p>
          </table:table-cell>
          <table:table-cell office:value-type="float" office:value="0.116569843565243" calcext:value-type="float">
            <text:p>0.116569843565243</text:p>
          </table:table-cell>
          <table:table-cell office:value-type="float" office:value="0.000497579574584961" calcext:value-type="float">
            <text:p>0.000497579574584961</text:p>
          </table:table-cell>
          <table:table-cell office:value-type="float" office:value="0.000509500503540039" calcext:value-type="float">
            <text:p>0.000509500503540039</text:p>
          </table:table-cell>
          <table:table-cell office:value-type="float" office:value="0.00439977645874023" calcext:value-type="float">
            <text:p>0.00439977645874023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414625907472938" calcext:value-type="float">
            <text:p>0.0414625907472938</text:p>
          </table:table-cell>
          <table:table-cell table:formula="of:=IF([.J79]=&quot;&quot;;&quot;&quot;;[.J79]/[.B79])" office:value-type="float" office:value="0.552045098065217" calcext:value-type="float">
            <text:p>0.552045098065217</text:p>
          </table:table-cell>
        </table:table-row>
        <table:table-row table:style-name="ro1">
          <table:table-cell office:value-type="string" calcext:value-type="string">
            <text:p>80-66</text:p>
          </table:table-cell>
          <table:table-cell table:number-columns-repeated="2" office:value-type="float" office:value="0.140287221903379" calcext:value-type="float">
            <text:p>0.140287221903379</text:p>
          </table:table-cell>
          <table:table-cell office:value-type="float" office:value="0.19024684994424" calcext:value-type="float">
            <text:p>0.19024684994424</text:p>
          </table:table-cell>
          <table:table-cell office:value-type="float" office:value="0.000971555709838867" calcext:value-type="float">
            <text:p>0.000971555709838867</text:p>
          </table:table-cell>
          <table:table-cell office:value-type="float" office:value="0.00252413749694824" calcext:value-type="float">
            <text:p>0.00252413749694824</text:p>
          </table:table-cell>
          <table:table-cell office:value-type="float" office:value="0.0103790760040283" calcext:value-type="float">
            <text:p>0.0103790760040283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0499596280408612" calcext:value-type="float">
            <text:p>0.0499596280408612</text:p>
          </table:table-cell>
          <table:table-cell table:formula="of:=IF([.J80]=&quot;&quot;;&quot;&quot;;[.J80]/[.B80])" office:value-type="float" office:value="0.356123867612621" calcext:value-type="float">
            <text:p>0.356123867612621</text:p>
          </table:table-cell>
        </table:table-row>
        <table:table-row table:style-name="ro1">
          <table:table-cell office:value-type="string" calcext:value-type="string">
            <text:p>70-90</text:p>
          </table:table-cell>
          <table:table-cell table:number-columns-repeated="3" office:value-type="float" office:value="0.046939913870104" calcext:value-type="float">
            <text:p>0.046939913870104</text:p>
          </table:table-cell>
          <table:table-cell office:value-type="float" office:value="0.000389337539672852" calcext:value-type="float">
            <text:p>0.000389337539672852</text:p>
          </table:table-cell>
          <table:table-cell office:value-type="float" office:value="0.000452756881713867" calcext:value-type="float">
            <text:p>0.000452756881713867</text:p>
          </table:table-cell>
          <table:table-cell office:value-type="float" office:value="0.00429081916809082" calcext:value-type="float">
            <text:p>0.00429081916809082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74</text:p>
          </table:table-cell>
          <table:table-cell table:number-columns-repeated="2" office:value-type="float" office:value="0.0789628270837889" calcext:value-type="float">
            <text:p>0.0789628270837889</text:p>
          </table:table-cell>
          <table:table-cell office:value-type="float" office:value="0" calcext:value-type="float">
            <text:p>0</text:p>
          </table:table-cell>
          <table:table-cell office:value-type="float" office:value="0.000754117965698242" calcext:value-type="float">
            <text:p>0.000754117965698242</text:p>
          </table:table-cell>
          <table:table-cell office:value-type="float" office:value="0.00173330307006836" calcext:value-type="float">
            <text:p>0.00173330307006836</text:p>
          </table:table-cell>
          <table:table-cell office:value-type="float" office:value="1.00056123733521" calcext:value-type="float">
            <text:p>1.00056123733521</text:p>
          </table:table-cell>
          <table:table-cell/>
          <table:table-cell table:formula="of:=IF([.D82]&gt;0;1;0)" office:value-type="float" office:value="0" calcext:value-type="float">
            <text:p>0</text:p>
          </table:table-cell>
          <table:table-cell table:formula="of:=IF([.D82]&gt;0;[.D82]-[.B82];&quot;&quot;)">
            <text:p/>
          </table:table-cell>
          <table:table-cell table:formula="of:=IF([.J82]=&quot;&quot;;&quot;&quot;;[.J82]/[.B82])">
            <text:p/>
          </table:table-cell>
        </table:table-row>
        <table:table-row table:style-name="ro1">
          <table:table-cell office:value-type="string" calcext:value-type="string">
            <text:p>14-11</text:p>
          </table:table-cell>
          <table:table-cell table:number-columns-repeated="2" office:value-type="float" office:value="0.0586940223060594" calcext:value-type="float">
            <text:p>0.0586940223060594</text:p>
          </table:table-cell>
          <table:table-cell office:value-type="float" office:value="0.0625208081057075" calcext:value-type="float">
            <text:p>0.0625208081057075</text:p>
          </table:table-cell>
          <table:table-cell office:value-type="float" office:value="0.000538825988769531" calcext:value-type="float">
            <text:p>0.000538825988769531</text:p>
          </table:table-cell>
          <table:table-cell office:value-type="float" office:value="0.000919103622436523" calcext:value-type="float">
            <text:p>0.000919103622436523</text:p>
          </table:table-cell>
          <table:table-cell office:value-type="float" office:value="0.00329756736755371" calcext:value-type="float">
            <text:p>0.00329756736755371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382678579964812" calcext:value-type="float">
            <text:p>0.00382678579964812</text:p>
          </table:table-cell>
          <table:table-cell table:formula="of:=IF([.J83]=&quot;&quot;;&quot;&quot;;[.J83]/[.B83])" office:value-type="float" office:value="0.0651989018522771" calcext:value-type="float">
            <text:p>0.0651989018522771</text:p>
          </table:table-cell>
        </table:table-row>
        <table:table-row table:style-name="ro1">
          <table:table-cell office:value-type="string" calcext:value-type="string">
            <text:p>113-2</text:p>
          </table:table-cell>
          <table:table-cell table:number-columns-repeated="3" office:value-type="float" office:value="0.048755156934101" calcext:value-type="float">
            <text:p>0.048755156934101</text:p>
          </table:table-cell>
          <table:table-cell office:value-type="float" office:value="0.000168323516845703" calcext:value-type="float">
            <text:p>0.000168323516845703</text:p>
          </table:table-cell>
          <table:table-cell office:value-type="float" office:value="0.000437021255493164" calcext:value-type="float">
            <text:p>0.000437021255493164</text:p>
          </table:table-cell>
          <table:table-cell office:value-type="float" office:value="0.0034489631652832" calcext:value-type="float">
            <text:p>0.0034489631652832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8</text:p>
          </table:table-cell>
          <table:table-cell table:number-columns-repeated="3" office:value-type="float" office:value="0.0791890195494569" calcext:value-type="float">
            <text:p>0.0791890195494569</text:p>
          </table:table-cell>
          <table:table-cell office:value-type="float" office:value="0.000801563262939453" calcext:value-type="float">
            <text:p>0.000801563262939453</text:p>
          </table:table-cell>
          <table:table-cell office:value-type="float" office:value="0.00155782699584961" calcext:value-type="float">
            <text:p>0.00155782699584961</text:p>
          </table:table-cell>
          <table:table-cell office:value-type="float" office:value="0.00311040878295898" calcext:value-type="float">
            <text:p>0.00311040878295898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67</text:p>
          </table:table-cell>
          <table:table-cell table:number-columns-repeated="2" office:value-type="float" office:value="0.105736735435928" calcext:value-type="float">
            <text:p>0.105736735435928</text:p>
          </table:table-cell>
          <table:table-cell office:value-type="float" office:value="0.110507427454181" calcext:value-type="float">
            <text:p>0.110507427454181</text:p>
          </table:table-cell>
          <table:table-cell office:value-type="float" office:value="0.000989198684692383" calcext:value-type="float">
            <text:p>0.000989198684692383</text:p>
          </table:table-cell>
          <table:table-cell office:value-type="float" office:value="0.00134420394897461" calcext:value-type="float">
            <text:p>0.00134420394897461</text:p>
          </table:table-cell>
          <table:table-cell office:value-type="float" office:value="0.00331544876098633" calcext:value-type="float">
            <text:p>0.00331544876098633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047706920182522" calcext:value-type="float">
            <text:p>0.0047706920182522</text:p>
          </table:table-cell>
          <table:table-cell table:formula="of:=IF([.J86]=&quot;&quot;;&quot;&quot;;[.J86]/[.B86])" office:value-type="float" office:value="0.0451185862565525" calcext:value-type="float">
            <text:p>0.0451185862565525</text:p>
          </table:table-cell>
        </table:table-row>
        <table:table-row table:style-name="ro1">
          <table:table-cell office:value-type="string" calcext:value-type="string">
            <text:p>115-13</text:p>
          </table:table-cell>
          <table:table-cell table:number-columns-repeated="2" office:value-type="float" office:value="0.0129253995365665" calcext:value-type="float">
            <text:p>0.0129253995365665</text:p>
          </table:table-cell>
          <table:table-cell office:value-type="float" office:value="0.090521076340377" calcext:value-type="float">
            <text:p>0.090521076340377</text:p>
          </table:table-cell>
          <table:table-cell office:value-type="float" office:value="0.000158786773681641" calcext:value-type="float">
            <text:p>0.000158786773681641</text:p>
          </table:table-cell>
          <table:table-cell office:value-type="float" office:value="0.000181198120117188" calcext:value-type="float">
            <text:p>0.000181198120117188</text:p>
          </table:table-cell>
          <table:table-cell office:value-type="float" office:value="0.00387454032897949" calcext:value-type="float">
            <text:p>0.00387454032897949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775956768038105" calcext:value-type="float">
            <text:p>0.0775956768038105</text:p>
          </table:table-cell>
          <table:table-cell table:formula="of:=IF([.J87]=&quot;&quot;;&quot;&quot;;[.J87]/[.B87])" office:value-type="float" office:value="6.00334841366329" calcext:value-type="float">
            <text:p>6.00334841366329</text:p>
          </table:table-cell>
        </table:table-row>
        <table:table-row table:style-name="ro1">
          <table:table-cell office:value-type="string" calcext:value-type="string">
            <text:p>7-15</text:p>
          </table:table-cell>
          <table:table-cell table:number-columns-repeated="2" office:value-type="float" office:value="0.0398391596908814" calcext:value-type="float">
            <text:p>0.0398391596908814</text:p>
          </table:table-cell>
          <table:table-cell office:value-type="float" office:value="0.0950400224938239" calcext:value-type="float">
            <text:p>0.0950400224938239</text:p>
          </table:table-cell>
          <table:table-cell office:value-type="float" office:value="0.000733137130737305" calcext:value-type="float">
            <text:p>0.000733137130737305</text:p>
          </table:table-cell>
          <table:table-cell office:value-type="float" office:value="0.000295877456665039" calcext:value-type="float">
            <text:p>0.000295877456665039</text:p>
          </table:table-cell>
          <table:table-cell office:value-type="float" office:value="0.00548744201660156" calcext:value-type="float">
            <text:p>0.00548744201660156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552008628029426" calcext:value-type="float">
            <text:p>0.0552008628029426</text:p>
          </table:table-cell>
          <table:table-cell table:formula="of:=IF([.J88]=&quot;&quot;;&quot;&quot;;[.J88]/[.B88])" office:value-type="float" office:value="1.38559305043719" calcext:value-type="float">
            <text:p>1.38559305043719</text:p>
          </table:table-cell>
        </table:table-row>
        <table:table-row table:style-name="ro1">
          <table:table-cell office:value-type="string" calcext:value-type="string">
            <text:p>73-66</text:p>
          </table:table-cell>
          <table:table-cell table:number-columns-repeated="3" office:value-type="float" office:value="0.12414970084545" calcext:value-type="float">
            <text:p>0.12414970084545</text:p>
          </table:table-cell>
          <table:table-cell office:value-type="float" office:value="0.000430822372436523" calcext:value-type="float">
            <text:p>0.000430822372436523</text:p>
          </table:table-cell>
          <table:table-cell office:value-type="float" office:value="0.00205397605895996" calcext:value-type="float">
            <text:p>0.00205397605895996</text:p>
          </table:table-cell>
          <table:table-cell office:value-type="float" office:value="0.00353479385375977" calcext:value-type="float">
            <text:p>0.00353479385375977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10</text:p>
          </table:table-cell>
          <table:table-cell table:number-columns-repeated="3" office:value-type="float" office:value="0.0726087923962432" calcext:value-type="float">
            <text:p>0.0726087923962432</text:p>
          </table:table-cell>
          <table:table-cell office:value-type="float" office:value="0.000786304473876953" calcext:value-type="float">
            <text:p>0.000786304473876953</text:p>
          </table:table-cell>
          <table:table-cell office:value-type="float" office:value="0.00121259689331055" calcext:value-type="float">
            <text:p>0.00121259689331055</text:p>
          </table:table-cell>
          <table:table-cell office:value-type="float" office:value="0.0038154125213623" calcext:value-type="float">
            <text:p>0.0038154125213623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83</text:p>
          </table:table-cell>
          <table:table-cell table:number-columns-repeated="3" office:value-type="float" office:value="0.100177359521281" calcext:value-type="float">
            <text:p>0.100177359521281</text:p>
          </table:table-cell>
          <table:table-cell office:value-type="float" office:value="0.000581264495849609" calcext:value-type="float">
            <text:p>0.000581264495849609</text:p>
          </table:table-cell>
          <table:table-cell office:value-type="float" office:value="0.0019066333770752" calcext:value-type="float">
            <text:p>0.0019066333770752</text:p>
          </table:table-cell>
          <table:table-cell office:value-type="float" office:value="0.00136542320251465" calcext:value-type="float">
            <text:p>0.00136542320251465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90</text:p>
          </table:table-cell>
          <table:table-cell table:number-columns-repeated="3" office:value-type="float" office:value="0.0552987734730123" calcext:value-type="float">
            <text:p>0.0552987734730123</text:p>
          </table:table-cell>
          <table:table-cell office:value-type="float" office:value="0.000378608703613281" calcext:value-type="float">
            <text:p>0.000378608703613281</text:p>
          </table:table-cell>
          <table:table-cell office:value-type="float" office:value="0.000524044036865234" calcext:value-type="float">
            <text:p>0.000524044036865234</text:p>
          </table:table-cell>
          <table:table-cell office:value-type="float" office:value="0.00243115425109863" calcext:value-type="float">
            <text:p>0.00243115425109863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-89</text:p>
          </table:table-cell>
          <table:table-cell table:number-columns-repeated="2" office:value-type="float" office:value="0.0360538195920528" calcext:value-type="float">
            <text:p>0.0360538195920528</text:p>
          </table:table-cell>
          <table:table-cell office:value-type="float" office:value="0.0901476239290728" calcext:value-type="float">
            <text:p>0.0901476239290728</text:p>
          </table:table-cell>
          <table:table-cell office:value-type="float" office:value="0.00017237663269043" calcext:value-type="float">
            <text:p>0.00017237663269043</text:p>
          </table:table-cell>
          <table:table-cell office:value-type="float" office:value="0.000342607498168945" calcext:value-type="float">
            <text:p>0.000342607498168945</text:p>
          </table:table-cell>
          <table:table-cell office:value-type="float" office:value="0.00409364700317383" calcext:value-type="float">
            <text:p>0.00409364700317383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5409380433702" calcext:value-type="float">
            <text:p>0.05409380433702</text:p>
          </table:table-cell>
          <table:table-cell table:formula="of:=IF([.J93]=&quot;&quot;;&quot;&quot;;[.J93]/[.B93])" office:value-type="float" office:value="1.5003626508672" calcext:value-type="float">
            <text:p>1.5003626508672</text:p>
          </table:table-cell>
        </table:table-row>
        <table:table-row table:style-name="ro1">
          <table:table-cell office:value-type="string" calcext:value-type="string">
            <text:p>117-88</text:p>
          </table:table-cell>
          <table:table-cell table:number-columns-repeated="3" office:value-type="float" office:value="0.102543912575559" calcext:value-type="float">
            <text:p>0.102543912575559</text:p>
          </table:table-cell>
          <table:table-cell office:value-type="float" office:value="0.000833988189697266" calcext:value-type="float">
            <text:p>0.000833988189697266</text:p>
          </table:table-cell>
          <table:table-cell office:value-type="float" office:value="0.00113844871520996" calcext:value-type="float">
            <text:p>0.00113844871520996</text:p>
          </table:table-cell>
          <table:table-cell office:value-type="float" office:value="0.00445890426635742" calcext:value-type="float">
            <text:p>0.00445890426635742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-49</text:p>
          </table:table-cell>
          <table:table-cell table:number-columns-repeated="2" office:value-type="float" office:value="0.0599509305603471" calcext:value-type="float">
            <text:p>0.0599509305603471</text:p>
          </table:table-cell>
          <table:table-cell office:value-type="float" office:value="0.100728916412457" calcext:value-type="float">
            <text:p>0.100728916412457</text:p>
          </table:table-cell>
          <table:table-cell office:value-type="float" office:value="0.000737190246582031" calcext:value-type="float">
            <text:p>0.000737190246582031</text:p>
          </table:table-cell>
          <table:table-cell office:value-type="float" office:value="0.000723123550415039" calcext:value-type="float">
            <text:p>0.000723123550415039</text:p>
          </table:table-cell>
          <table:table-cell office:value-type="float" office:value="0.00494527816772461" calcext:value-type="float">
            <text:p>0.00494527816772461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style-name="ce2" table:formula="of:=IF([.D95]&gt;0;[.D95]-[.B95];&quot;&quot;)" office:value-type="float" office:value="0.0407779858521096" calcext:value-type="float">
            <text:p>0.0407779858521096</text:p>
          </table:table-cell>
          <table:table-cell table:style-name="ce2" table:formula="of:=IF([.J95]=&quot;&quot;;&quot;&quot;;[.J95]/[.B95])" office:value-type="float" office:value="0.680189372724784" calcext:value-type="float">
            <text:p>0.680189372724784</text:p>
          </table:table-cell>
        </table:table-row>
        <table:table-row table:style-name="ro1">
          <table:table-cell office:value-type="string" calcext:value-type="string">
            <text:p>88-112</text:p>
          </table:table-cell>
          <table:table-cell table:number-columns-repeated="2" office:value-type="float" office:value="0.0850172148280568" calcext:value-type="float">
            <text:p>0.0850172148280568</text:p>
          </table:table-cell>
          <table:table-cell office:value-type="float" office:value="0.159214384290801" calcext:value-type="float">
            <text:p>0.159214384290801</text:p>
          </table:table-cell>
          <table:table-cell office:value-type="float" office:value="0.00156283378601074" calcext:value-type="float">
            <text:p>0.00156283378601074</text:p>
          </table:table-cell>
          <table:table-cell office:value-type="float" office:value="0.00112485885620117" calcext:value-type="float">
            <text:p>0.00112485885620117</text:p>
          </table:table-cell>
          <table:table-cell office:value-type="float" office:value="0.00505495071411133" calcext:value-type="float">
            <text:p>0.00505495071411133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.0741971694627439" calcext:value-type="float">
            <text:p>0.0741971694627439</text:p>
          </table:table-cell>
          <table:table-cell table:formula="of:=IF([.J96]=&quot;&quot;;&quot;&quot;;[.J96]/[.B96])" office:value-type="float" office:value="0.872731124076507" calcext:value-type="float">
            <text:p>0.872731124076507</text:p>
          </table:table-cell>
        </table:table-row>
        <table:table-row table:style-name="ro1">
          <table:table-cell office:value-type="string" calcext:value-type="string">
            <text:p>56-16</text:p>
          </table:table-cell>
          <table:table-cell table:number-columns-repeated="3" office:value-type="float" office:value="0.0856312935703291" calcext:value-type="float">
            <text:p>0.0856312935703291</text:p>
          </table:table-cell>
          <table:table-cell office:value-type="float" office:value="0.000506162643432617" calcext:value-type="float">
            <text:p>0.000506162643432617</text:p>
          </table:table-cell>
          <table:table-cell office:value-type="float" office:value="0.00101423263549805" calcext:value-type="float">
            <text:p>0.00101423263549805</text:p>
          </table:table-cell>
          <table:table-cell office:value-type="float" office:value="0.00491619110107422" calcext:value-type="float">
            <text:p>0.00491619110107422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-12</text:p>
          </table:table-cell>
          <table:table-cell table:number-columns-repeated="2" office:value-type="float" office:value="0.0499231317866863" calcext:value-type="float">
            <text:p>0.0499231317866863</text:p>
          </table:table-cell>
          <table:table-cell office:value-type="float" office:value="0.102407093588489" calcext:value-type="float">
            <text:p>0.102407093588489</text:p>
          </table:table-cell>
          <table:table-cell office:value-type="float" office:value="0.000774383544921875" calcext:value-type="float">
            <text:p>0.000774383544921875</text:p>
          </table:table-cell>
          <table:table-cell office:value-type="float" office:value="0.000380992889404297" calcext:value-type="float">
            <text:p>0.000380992889404297</text:p>
          </table:table-cell>
          <table:table-cell office:value-type="float" office:value="0.00551581382751465" calcext:value-type="float">
            <text:p>0.00551581382751465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524839618018025" calcext:value-type="float">
            <text:p>0.0524839618018025</text:p>
          </table:table-cell>
          <table:table-cell table:formula="of:=IF([.J98]=&quot;&quot;;&quot;&quot;;[.J98]/[.B98])" office:value-type="float" office:value="1.05129546010972" calcext:value-type="float">
            <text:p>1.05129546010972</text:p>
          </table:table-cell>
        </table:table-row>
        <table:table-row table:style-name="ro1">
          <table:table-cell office:value-type="string" calcext:value-type="string">
            <text:p>45-76</text:p>
          </table:table-cell>
          <table:table-cell table:number-columns-repeated="3" office:value-type="float" office:value="0.0851498445852504" calcext:value-type="float">
            <text:p>0.0851498445852504</text:p>
          </table:table-cell>
          <table:table-cell office:value-type="float" office:value="0.000705480575561523" calcext:value-type="float">
            <text:p>0.000705480575561523</text:p>
          </table:table-cell>
          <table:table-cell office:value-type="float" office:value="0.00162124633789063" calcext:value-type="float">
            <text:p>0.00162124633789063</text:p>
          </table:table-cell>
          <table:table-cell office:value-type="float" office:value="0.00408005714416504" calcext:value-type="float">
            <text:p>0.00408005714416504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4</text:p>
          </table:table-cell>
          <table:table-cell table:number-columns-repeated="3" office:value-type="float" office:value="0.0873722141105463" calcext:value-type="float">
            <text:p>0.0873722141105463</text:p>
          </table:table-cell>
          <table:table-cell office:value-type="float" office:value="0.000635147094726563" calcext:value-type="float">
            <text:p>0.000635147094726563</text:p>
          </table:table-cell>
          <table:table-cell office:value-type="float" office:value="0.00178027153015137" calcext:value-type="float">
            <text:p>0.00178027153015137</text:p>
          </table:table-cell>
          <table:table-cell office:value-type="float" office:value="0.00455331802368164" calcext:value-type="float">
            <text:p>0.00455331802368164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14</text:p>
          </table:table-cell>
          <table:table-cell table:number-columns-repeated="3" office:value-type="float" office:value="0.0810283090461504" calcext:value-type="float">
            <text:p>0.0810283090461504</text:p>
          </table:table-cell>
          <table:table-cell office:value-type="float" office:value="0.000657320022583008" calcext:value-type="float">
            <text:p>0.000657320022583008</text:p>
          </table:table-cell>
          <table:table-cell office:value-type="float" office:value="0.00135469436645508" calcext:value-type="float">
            <text:p>0.00135469436645508</text:p>
          </table:table-cell>
          <table:table-cell office:value-type="float" office:value="0.0027158260345459" calcext:value-type="float">
            <text:p>0.0027158260345459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256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81</text:p>
          </table:table-cell>
          <table:table-cell table:number-columns-repeated="2" office:value-type="float" office:value="0.0737145034279559" calcext:value-type="float">
            <text:p>0.0737145034279559</text:p>
          </table:table-cell>
          <table:table-cell office:value-type="float" office:value="0.0772439591173334" calcext:value-type="float">
            <text:p>0.0772439591173334</text:p>
          </table:table-cell>
          <table:table-cell office:value-type="float" office:value="0.00300955772399902" calcext:value-type="float">
            <text:p>0.00300955772399902</text:p>
          </table:table-cell>
          <table:table-cell office:value-type="float" office:value="0.00403118133544922" calcext:value-type="float">
            <text:p>0.00403118133544922</text:p>
          </table:table-cell>
          <table:table-cell office:value-type="float" office:value="0.00432062149047852" calcext:value-type="float">
            <text:p>0.00432062149047852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0352945568937746" calcext:value-type="float">
            <text:p>0.00352945568937746</text:p>
          </table:table-cell>
          <table:table-cell table:formula="of:=IF([.J2]=&quot;&quot;;&quot;&quot;;[.J2]/[.B2])" office:value-type="float" office:value="0.0478800714275575" calcext:value-type="float">
            <text:p>0.0478800714275575</text:p>
          </table:table-cell>
        </table:table-row>
        <table:table-row table:style-name="ro1">
          <table:table-cell office:value-type="string" calcext:value-type="string">
            <text:p>87-77</text:p>
          </table:table-cell>
          <table:table-cell table:number-columns-repeated="2" office:value-type="float" office:value="0.0679469390382281" calcext:value-type="float">
            <text:p>0.0679469390382281</text:p>
          </table:table-cell>
          <table:table-cell office:value-type="float" office:value="0.0828281653372835" calcext:value-type="float">
            <text:p>0.0828281653372835</text:p>
          </table:table-cell>
          <table:table-cell office:value-type="float" office:value="0.00423049926757813" calcext:value-type="float">
            <text:p>0.00423049926757813</text:p>
          </table:table-cell>
          <table:table-cell office:value-type="float" office:value="0.00912332534790039" calcext:value-type="float">
            <text:p>0.00912332534790039</text:p>
          </table:table-cell>
          <table:table-cell office:value-type="float" office:value="0.0107219219207764" calcext:value-type="float">
            <text:p>0.0107219219207764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.0148812262990554" calcext:value-type="float">
            <text:p>0.0148812262990554</text:p>
          </table:table-cell>
          <table:table-cell table:formula="of:=IF([.J3]=&quot;&quot;;&quot;&quot;;[.J3]/[.B3])" office:value-type="float" office:value="0.219012460453634" calcext:value-type="float">
            <text:p>0.219012460453634</text:p>
          </table:table-cell>
        </table:table-row>
        <table:table-row table:style-name="ro1">
          <table:table-cell office:value-type="string" calcext:value-type="string">
            <text:p>52-66</text:p>
          </table:table-cell>
          <table:table-cell table:number-columns-repeated="3" office:value-type="float" office:value="0.00877757247274846" calcext:value-type="float">
            <text:p>0.00877757247274846</text:p>
          </table:table-cell>
          <table:table-cell office:value-type="float" office:value="0.000406980514526367" calcext:value-type="float">
            <text:p>0.000406980514526367</text:p>
          </table:table-cell>
          <table:table-cell office:value-type="float" office:value="0.000425100326538086" calcext:value-type="float">
            <text:p>0.000425100326538086</text:p>
          </table:table-cell>
          <table:table-cell office:value-type="float" office:value="0.00142264366149902" calcext:value-type="float">
            <text:p>0.00142264366149902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" calcext:value-type="float">
            <text:p>0</text:p>
          </table:table-cell>
          <table:table-cell table:style-name="ce2"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-211</text:p>
          </table:table-cell>
          <table:table-cell table:number-columns-repeated="3" office:value-type="float" office:value="0.0461843634082338" calcext:value-type="float">
            <text:p>0.0461843634082338</text:p>
          </table:table-cell>
          <table:table-cell office:value-type="float" office:value="0.00194334983825684" calcext:value-type="float">
            <text:p>0.00194334983825684</text:p>
          </table:table-cell>
          <table:table-cell office:value-type="float" office:value="0.00737357139587402" calcext:value-type="float">
            <text:p>0.00737357139587402</text:p>
          </table:table-cell>
          <table:table-cell office:value-type="float" office:value="0.00709342956542969" calcext:value-type="float">
            <text:p>0.00709342956542969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" calcext:value-type="float">
            <text:p>0</text:p>
          </table:table-cell>
          <table:table-cell table:style-name="ce2"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21</text:p>
          </table:table-cell>
          <table:table-cell table:number-columns-repeated="2" office:value-type="float" office:value="0.0531744116441952" calcext:value-type="float">
            <text:p>0.0531744116441952</text:p>
          </table:table-cell>
          <table:table-cell office:value-type="float" office:value="0.0556943171062166" calcext:value-type="float">
            <text:p>0.0556943171062166</text:p>
          </table:table-cell>
          <table:table-cell office:value-type="float" office:value="0.00308585166931152" calcext:value-type="float">
            <text:p>0.00308585166931152</text:p>
          </table:table-cell>
          <table:table-cell office:value-type="float" office:value="0.00866794586181641" calcext:value-type="float">
            <text:p>0.00866794586181641</text:p>
          </table:table-cell>
          <table:table-cell office:value-type="float" office:value="0.00893592834472656" calcext:value-type="float">
            <text:p>0.00893592834472656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.00251990546202141" calcext:value-type="float">
            <text:p>0.00251990546202141</text:p>
          </table:table-cell>
          <table:table-cell table:formula="of:=IF([.J6]=&quot;&quot;;&quot;&quot;;[.J6]/[.B6])" office:value-type="float" office:value="0.0473894375904485" calcext:value-type="float">
            <text:p>0.0473894375904485</text:p>
          </table:table-cell>
        </table:table-row>
        <table:table-row table:style-name="ro1">
          <table:table-cell office:value-type="string" calcext:value-type="string">
            <text:p>200-18</text:p>
          </table:table-cell>
          <table:table-cell table:number-columns-repeated="2" office:value-type="float" office:value="0.0270528108605101" calcext:value-type="float">
            <text:p>0.0270528108605101</text:p>
          </table:table-cell>
          <table:table-cell office:value-type="float" office:value="0" calcext:value-type="float">
            <text:p>0</text:p>
          </table:table-cell>
          <table:table-cell office:value-type="float" office:value="0.00224065780639648" calcext:value-type="float">
            <text:p>0.00224065780639648</text:p>
          </table:table-cell>
          <table:table-cell office:value-type="float" office:value="0.00251936912536621" calcext:value-type="float">
            <text:p>0.00251936912536621</text:p>
          </table:table-cell>
          <table:table-cell office:value-type="float" office:value="1.0012195110321" calcext:value-type="float">
            <text:p>1.0012195110321</text:p>
          </table:table-cell>
          <table:table-cell/>
          <table:table-cell table:formula="of:=IF([.D7]&gt;0;1;0)" office:value-type="float" office:value="0" calcext:value-type="float">
            <text:p>0</text:p>
          </table:table-cell>
          <table:table-cell table:style-name="ce2" table:formula="of:=IF([.D7]&gt;0;[.D7]-[.B7];&quot;&quot;)">
            <text:p/>
          </table:table-cell>
          <table:table-cell table:style-name="ce2" table:formula="of:=IF([.J7]=&quot;&quot;;&quot;&quot;;[.J7]/[.B7])">
            <text:p/>
          </table:table-cell>
        </table:table-row>
        <table:table-row table:style-name="ro1">
          <table:table-cell office:value-type="string" calcext:value-type="string">
            <text:p>110-9</text:p>
          </table:table-cell>
          <table:table-cell table:number-columns-repeated="2" office:value-type="float" office:value="0.0332946212253745" calcext:value-type="float">
            <text:p>0.0332946212253745</text:p>
          </table:table-cell>
          <table:table-cell office:value-type="float" office:value="0.0706441011536729" calcext:value-type="float">
            <text:p>0.0706441011536729</text:p>
          </table:table-cell>
          <table:table-cell office:value-type="float" office:value="0.000616550445556641" calcext:value-type="float">
            <text:p>0.000616550445556641</text:p>
          </table:table-cell>
          <table:table-cell office:value-type="float" office:value="0.00261712074279785" calcext:value-type="float">
            <text:p>0.00261712074279785</text:p>
          </table:table-cell>
          <table:table-cell office:value-type="float" office:value="0.00769114494323731" calcext:value-type="float">
            <text:p>0.00769114494323731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.0373494799282984" calcext:value-type="float">
            <text:p>0.0373494799282984</text:p>
          </table:table-cell>
          <table:table-cell table:style-name="ce2" table:formula="of:=IF([.J8]=&quot;&quot;;&quot;&quot;;[.J8]/[.B8])" office:value-type="float" office:value="1.12178720026506" calcext:value-type="float">
            <text:p>1.12178720026506</text:p>
          </table:table-cell>
        </table:table-row>
        <table:table-row table:style-name="ro1">
          <table:table-cell office:value-type="string" calcext:value-type="string">
            <text:p>151-145</text:p>
          </table:table-cell>
          <table:table-cell table:number-columns-repeated="2" office:value-type="float" office:value="0.0469293996794694" calcext:value-type="float">
            <text:p>0.0469293996794694</text:p>
          </table:table-cell>
          <table:table-cell office:value-type="float" office:value="0.0503740713031216" calcext:value-type="float">
            <text:p>0.0503740713031216</text:p>
          </table:table-cell>
          <table:table-cell office:value-type="float" office:value="0.00268173217773438" calcext:value-type="float">
            <text:p>0.00268173217773438</text:p>
          </table:table-cell>
          <table:table-cell office:value-type="float" office:value="0.00825929641723633" calcext:value-type="float">
            <text:p>0.00825929641723633</text:p>
          </table:table-cell>
          <table:table-cell office:value-type="float" office:value="0.00397729873657227" calcext:value-type="float">
            <text:p>0.00397729873657227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.00344467162365214" calcext:value-type="float">
            <text:p>0.00344467162365214</text:p>
          </table:table-cell>
          <table:table-cell table:formula="of:=IF([.J9]=&quot;&quot;;&quot;&quot;;[.J9]/[.B9])" office:value-type="float" office:value="0.0734011439988462" calcext:value-type="float">
            <text:p>0.0734011439988462</text:p>
          </table:table-cell>
        </table:table-row>
        <table:table-row table:style-name="ro1">
          <table:table-cell office:value-type="string" calcext:value-type="string">
            <text:p>164-81</text:p>
          </table:table-cell>
          <table:table-cell table:number-columns-repeated="2" office:value-type="float" office:value="0.0342648658008705" calcext:value-type="float">
            <text:p>0.0342648658008705</text:p>
          </table:table-cell>
          <table:table-cell office:value-type="float" office:value="0.0634724054115932" calcext:value-type="float">
            <text:p>0.0634724054115932</text:p>
          </table:table-cell>
          <table:table-cell office:value-type="float" office:value="0.00266480445861816" calcext:value-type="float">
            <text:p>0.00266480445861816</text:p>
          </table:table-cell>
          <table:table-cell office:value-type="float" office:value="0.0031125545501709" calcext:value-type="float">
            <text:p>0.0031125545501709</text:p>
          </table:table-cell>
          <table:table-cell office:value-type="float" office:value="0.0126569271087646" calcext:value-type="float">
            <text:p>0.0126569271087646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292075396107226" calcext:value-type="float">
            <text:p>0.0292075396107226</text:p>
          </table:table-cell>
          <table:table-cell table:formula="of:=IF([.J10]=&quot;&quot;;&quot;&quot;;[.J10]/[.B10])" office:value-type="float" office:value="0.852404903041547" calcext:value-type="float">
            <text:p>0.852404903041547</text:p>
          </table:table-cell>
        </table:table-row>
        <table:table-row table:style-name="ro1">
          <table:table-cell office:value-type="string" calcext:value-type="string">
            <text:p>118-130</text:p>
          </table:table-cell>
          <table:table-cell table:number-columns-repeated="2" office:value-type="float" office:value="0.0444085129137307" calcext:value-type="float">
            <text:p>0.0444085129137307</text:p>
          </table:table-cell>
          <table:table-cell office:value-type="float" office:value="0.0929315547960313" calcext:value-type="float">
            <text:p>0.0929315547960313</text:p>
          </table:table-cell>
          <table:table-cell office:value-type="float" office:value="0.00382804870605469" calcext:value-type="float">
            <text:p>0.00382804870605469</text:p>
          </table:table-cell>
          <table:table-cell office:value-type="float" office:value="0.00796103477478027" calcext:value-type="float">
            <text:p>0.00796103477478027</text:p>
          </table:table-cell>
          <table:table-cell office:value-type="float" office:value="0.0139482021331787" calcext:value-type="float">
            <text:p>0.0139482021331787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.0485230418823006" calcext:value-type="float">
            <text:p>0.0485230418823006</text:p>
          </table:table-cell>
          <table:table-cell table:style-name="ce2" table:formula="of:=IF([.J11]=&quot;&quot;;&quot;&quot;;[.J11]/[.B11])" office:value-type="float" office:value="1.09265180702094" calcext:value-type="float">
            <text:p>1.09265180702094</text:p>
          </table:table-cell>
        </table:table-row>
        <table:table-row table:style-name="ro1">
          <table:table-cell office:value-type="string" calcext:value-type="string">
            <text:p>158-194</text:p>
          </table:table-cell>
          <table:table-cell table:number-columns-repeated="2" office:value-type="float" office:value="0.0348256800014266" calcext:value-type="float">
            <text:p>0.0348256800014266</text:p>
          </table:table-cell>
          <table:table-cell office:value-type="float" office:value="0.0702255703015405" calcext:value-type="float">
            <text:p>0.0702255703015405</text:p>
          </table:table-cell>
          <table:table-cell office:value-type="float" office:value="0.00173616409301758" calcext:value-type="float">
            <text:p>0.00173616409301758</text:p>
          </table:table-cell>
          <table:table-cell office:value-type="float" office:value="0.00207090377807617" calcext:value-type="float">
            <text:p>0.00207090377807617</text:p>
          </table:table-cell>
          <table:table-cell office:value-type="float" office:value="0.0120434761047363" calcext:value-type="float">
            <text:p>0.0120434761047363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.0353998903001139" calcext:value-type="float">
            <text:p>0.0353998903001139</text:p>
          </table:table-cell>
          <table:table-cell table:formula="of:=IF([.J12]=&quot;&quot;;&quot;&quot;;[.J12]/[.B12])" office:value-type="float" office:value="1.01648812883665" calcext:value-type="float">
            <text:p>1.01648812883665</text:p>
          </table:table-cell>
        </table:table-row>
        <table:table-row table:style-name="ro1">
          <table:table-cell office:value-type="string" calcext:value-type="string">
            <text:p>71-195</text:p>
          </table:table-cell>
          <table:table-cell table:number-columns-repeated="3" office:value-type="float" office:value="0.0406561485706135" calcext:value-type="float">
            <text:p>0.0406561485706135</text:p>
          </table:table-cell>
          <table:table-cell office:value-type="float" office:value="0.00326180458068848" calcext:value-type="float">
            <text:p>0.00326180458068848</text:p>
          </table:table-cell>
          <table:table-cell office:value-type="float" office:value="0.00524377822875977" calcext:value-type="float">
            <text:p>0.00524377822875977</text:p>
          </table:table-cell>
          <table:table-cell office:value-type="float" office:value="0.00228333473205566" calcext:value-type="float">
            <text:p>0.00228333473205566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" calcext:value-type="float">
            <text:p>0</text:p>
          </table:table-cell>
          <table:table-cell table:formula="of:=IF([.J13]=&quot;&quot;;&quot;&quot;;[.J13]/[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63</text:p>
          </table:table-cell>
          <table:table-cell table:number-columns-repeated="2" office:value-type="float" office:value="0.021529870279418" calcext:value-type="float">
            <text:p>0.021529870279418</text:p>
          </table:table-cell>
          <table:table-cell office:value-type="float" office:value="0" calcext:value-type="float">
            <text:p>0</text:p>
          </table:table-cell>
          <table:table-cell office:value-type="float" office:value="0.0024254322052002" calcext:value-type="float">
            <text:p>0.0024254322052002</text:p>
          </table:table-cell>
          <table:table-cell office:value-type="float" office:value="0.00198268890380859" calcext:value-type="float">
            <text:p>0.00198268890380859</text:p>
          </table:table-cell>
          <table:table-cell office:value-type="float" office:value="1.00019145011902" calcext:value-type="float">
            <text:p>1.00019145011902</text:p>
          </table:table-cell>
          <table:table-cell/>
          <table:table-cell table:formula="of:=IF([.D14]&gt;0;1;0)" office:value-type="float" office:value="0" calcext:value-type="float">
            <text:p>0</text:p>
          </table:table-cell>
          <table:table-cell table:formula="of:=IF([.D14]&gt;0;[.D14]-[.B14];&quot;&quot;)">
            <text:p/>
          </table:table-cell>
          <table:table-cell table:formula="of:=IF([.J14]=&quot;&quot;;&quot;&quot;;[.J14]/[.B14])">
            <text:p/>
          </table:table-cell>
        </table:table-row>
        <table:table-row table:style-name="ro1">
          <table:table-cell office:value-type="string" calcext:value-type="string">
            <text:p>81-167</text:p>
          </table:table-cell>
          <table:table-cell table:number-columns-repeated="2" office:value-type="float" office:value="0.0230306023343742" calcext:value-type="float">
            <text:p>0.0230306023343742</text:p>
          </table:table-cell>
          <table:table-cell office:value-type="float" office:value="0.029796348184098" calcext:value-type="float">
            <text:p>0.029796348184098</text:p>
          </table:table-cell>
          <table:table-cell office:value-type="float" office:value="0.00164294242858887" calcext:value-type="float">
            <text:p>0.00164294242858887</text:p>
          </table:table-cell>
          <table:table-cell office:value-type="float" office:value="0.00144577026367188" calcext:value-type="float">
            <text:p>0.00144577026367188</text:p>
          </table:table-cell>
          <table:table-cell office:value-type="float" office:value="0.0041811466217041" calcext:value-type="float">
            <text:p>0.0041811466217041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.00676574584972389" calcext:value-type="float">
            <text:p>0.00676574584972389</text:p>
          </table:table-cell>
          <table:table-cell table:formula="of:=IF([.J15]=&quot;&quot;;&quot;&quot;;[.J15]/[.B15])" office:value-type="float" office:value="0.293771988743244" calcext:value-type="float">
            <text:p>0.293771988743244</text:p>
          </table:table-cell>
        </table:table-row>
        <table:table-row table:style-name="ro1">
          <table:table-cell office:value-type="string" calcext:value-type="string">
            <text:p>193-58</text:p>
          </table:table-cell>
          <table:table-cell table:number-columns-repeated="3" office:value-type="float" office:value="0.0450983347278541" calcext:value-type="float">
            <text:p>0.0450983347278541</text:p>
          </table:table-cell>
          <table:table-cell office:value-type="float" office:value="0.00183987617492676" calcext:value-type="float">
            <text:p>0.00183987617492676</text:p>
          </table:table-cell>
          <table:table-cell office:value-type="float" office:value="0.0026085376739502" calcext:value-type="float">
            <text:p>0.0026085376739502</text:p>
          </table:table-cell>
          <table:table-cell office:value-type="float" office:value="0.00443625450134277" calcext:value-type="float">
            <text:p>0.00443625450134277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" calcext:value-type="float">
            <text:p>0</text:p>
          </table:table-cell>
          <table:table-cell table:formula="of:=IF([.J16]=&quot;&quot;;&quot;&quot;;[.J16]/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252</text:p>
          </table:table-cell>
          <table:table-cell table:number-columns-repeated="3" office:value-type="float" office:value="0.0924763047666587" calcext:value-type="float">
            <text:p>0.0924763047666587</text:p>
          </table:table-cell>
          <table:table-cell office:value-type="float" office:value="0.00412058830261231" calcext:value-type="float">
            <text:p>0.00412058830261231</text:p>
          </table:table-cell>
          <table:table-cell office:value-type="float" office:value="0.0102381706237793" calcext:value-type="float">
            <text:p>0.0102381706237793</text:p>
          </table:table-cell>
          <table:table-cell office:value-type="float" office:value="0.00599431991577148" calcext:value-type="float">
            <text:p>0.00599431991577148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-4</text:p>
          </table:table-cell>
          <table:table-cell table:number-columns-repeated="3" office:value-type="float" office:value="0.0333421789117132" calcext:value-type="float">
            <text:p>0.0333421789117132</text:p>
          </table:table-cell>
          <table:table-cell office:value-type="float" office:value="0.00036311149597168" calcext:value-type="float">
            <text:p>0.00036311149597168</text:p>
          </table:table-cell>
          <table:table-cell office:value-type="float" office:value="0.00066375732421875" calcext:value-type="float">
            <text:p>0.00066375732421875</text:p>
          </table:table-cell>
          <table:table-cell office:value-type="float" office:value="0.00161409378051758" calcext:value-type="float">
            <text:p>0.00161409378051758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" calcext:value-type="float">
            <text:p>0</text:p>
          </table:table-cell>
          <table:table-cell table:formula="of:=IF([.J18]=&quot;&quot;;&quot;&quot;;[.J18]/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4-176</text:p>
          </table:table-cell>
          <table:table-cell table:number-columns-repeated="2" office:value-type="float" office:value="0.0746021426819831" calcext:value-type="float">
            <text:p>0.0746021426819831</text:p>
          </table:table-cell>
          <table:table-cell office:value-type="float" office:value="0.106258807811468" calcext:value-type="float">
            <text:p>0.106258807811468</text:p>
          </table:table-cell>
          <table:table-cell office:value-type="float" office:value="0.00356912612915039" calcext:value-type="float">
            <text:p>0.00356912612915039</text:p>
          </table:table-cell>
          <table:table-cell office:value-type="float" office:value="0.00617170333862305" calcext:value-type="float">
            <text:p>0.00617170333862305</text:p>
          </table:table-cell>
          <table:table-cell office:value-type="float" office:value="0.0089876651763916" calcext:value-type="float">
            <text:p>0.0089876651763916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.0316566651294846" calcext:value-type="float">
            <text:p>0.0316566651294846</text:p>
          </table:table-cell>
          <table:table-cell table:style-name="ce2" table:formula="of:=IF([.J19]=&quot;&quot;;&quot;&quot;;[.J19]/[.B19])" office:value-type="float" office:value="0.424339891475127" calcext:value-type="float">
            <text:p>0.424339891475127</text:p>
          </table:table-cell>
        </table:table-row>
        <table:table-row table:style-name="ro1">
          <table:table-cell office:value-type="string" calcext:value-type="string">
            <text:p>64-101</text:p>
          </table:table-cell>
          <table:table-cell table:number-columns-repeated="2" office:value-type="float" office:value="0.0816540066550167" calcext:value-type="float">
            <text:p>0.0816540066550167</text:p>
          </table:table-cell>
          <table:table-cell office:value-type="float" office:value="0.140195583708997" calcext:value-type="float">
            <text:p>0.140195583708997</text:p>
          </table:table-cell>
          <table:table-cell office:value-type="float" office:value="0.0015711784362793" calcext:value-type="float">
            <text:p>0.0015711784362793</text:p>
          </table:table-cell>
          <table:table-cell office:value-type="float" office:value="0.00734281539916992" calcext:value-type="float">
            <text:p>0.00734281539916992</text:p>
          </table:table-cell>
          <table:table-cell office:value-type="float" office:value="0.00939273834228516" calcext:value-type="float">
            <text:p>0.00939273834228516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formula="of:=IF([.D20]&gt;0;[.D20]-[.B20];&quot;&quot;)" office:value-type="float" office:value="0.0585415770539801" calcext:value-type="float">
            <text:p>0.0585415770539801</text:p>
          </table:table-cell>
          <table:table-cell table:formula="of:=IF([.J20]=&quot;&quot;;&quot;&quot;;[.J20]/[.B20])" office:value-type="float" office:value="0.716946778880243" calcext:value-type="float">
            <text:p>0.716946778880243</text:p>
          </table:table-cell>
        </table:table-row>
        <table:table-row table:style-name="ro1">
          <table:table-cell office:value-type="string" calcext:value-type="string">
            <text:p>208-33</text:p>
          </table:table-cell>
          <table:table-cell table:number-columns-repeated="2" office:value-type="float" office:value="0.0244013007940961" calcext:value-type="float">
            <text:p>0.0244013007940961</text:p>
          </table:table-cell>
          <table:table-cell office:value-type="float" office:value="0.0397469184113169" calcext:value-type="float">
            <text:p>0.0397469184113169</text:p>
          </table:table-cell>
          <table:table-cell office:value-type="float" office:value="0.00107741355895996" calcext:value-type="float">
            <text:p>0.00107741355895996</text:p>
          </table:table-cell>
          <table:table-cell office:value-type="float" office:value="0.000811576843261719" calcext:value-type="float">
            <text:p>0.000811576843261719</text:p>
          </table:table-cell>
          <table:table-cell office:value-type="float" office:value="0.00376582145690918" calcext:value-type="float">
            <text:p>0.00376582145690918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.0153456176172209" calcext:value-type="float">
            <text:p>0.0153456176172209</text:p>
          </table:table-cell>
          <table:table-cell table:formula="of:=IF([.J21]=&quot;&quot;;&quot;&quot;;[.J21]/[.B21])" office:value-type="float" office:value="0.628885228156925" calcext:value-type="float">
            <text:p>0.628885228156925</text:p>
          </table:table-cell>
        </table:table-row>
        <table:table-row table:style-name="ro1">
          <table:table-cell office:value-type="string" calcext:value-type="string">
            <text:p>56-44</text:p>
          </table:table-cell>
          <table:table-cell table:number-columns-repeated="3" office:value-type="float" office:value="0.0694675593040458" calcext:value-type="float">
            <text:p>0.0694675593040458</text:p>
          </table:table-cell>
          <table:table-cell office:value-type="float" office:value="0.00176000595092773" calcext:value-type="float">
            <text:p>0.00176000595092773</text:p>
          </table:table-cell>
          <table:table-cell office:value-type="float" office:value="0.00831317901611328" calcext:value-type="float">
            <text:p>0.00831317901611328</text:p>
          </table:table-cell>
          <table:table-cell office:value-type="float" office:value="0.00448060035705566" calcext:value-type="float">
            <text:p>0.00448060035705566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143</text:p>
          </table:table-cell>
          <table:table-cell table:number-columns-repeated="2" office:value-type="float" office:value="0.0512902979797332" calcext:value-type="float">
            <text:p>0.0512902979797332</text:p>
          </table:table-cell>
          <table:table-cell office:value-type="float" office:value="0.067555059806772" calcext:value-type="float">
            <text:p>0.067555059806772</text:p>
          </table:table-cell>
          <table:table-cell office:value-type="float" office:value="0.00229501724243164" calcext:value-type="float">
            <text:p>0.00229501724243164</text:p>
          </table:table-cell>
          <table:table-cell office:value-type="float" office:value="0.00390958786010742" calcext:value-type="float">
            <text:p>0.00390958786010742</text:p>
          </table:table-cell>
          <table:table-cell office:value-type="float" office:value="0.00842523574829102" calcext:value-type="float">
            <text:p>0.00842523574829102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ce2" table:formula="of:=IF([.D23]&gt;0;[.D23]-[.B23];&quot;&quot;)" office:value-type="float" office:value="0.0162647618270388" calcext:value-type="float">
            <text:p>0.0162647618270388</text:p>
          </table:table-cell>
          <table:table-cell table:style-name="ce2" table:formula="of:=IF([.J23]=&quot;&quot;;&quot;&quot;;[.J23]/[.B23])" office:value-type="float" office:value="0.317111860677154" calcext:value-type="float">
            <text:p>0.317111860677154</text:p>
          </table:table-cell>
        </table:table-row>
        <table:table-row table:style-name="ro1">
          <table:table-cell office:value-type="string" calcext:value-type="string">
            <text:p>223-11</text:p>
          </table:table-cell>
          <table:table-cell table:number-columns-repeated="3" office:value-type="float" office:value="0.0741392439497947" calcext:value-type="float">
            <text:p>0.0741392439497947</text:p>
          </table:table-cell>
          <table:table-cell office:value-type="float" office:value="0.00205588340759277" calcext:value-type="float">
            <text:p>0.00205588340759277</text:p>
          </table:table-cell>
          <table:table-cell office:value-type="float" office:value="0.00923252105712891" calcext:value-type="float">
            <text:p>0.00923252105712891</text:p>
          </table:table-cell>
          <table:table-cell office:value-type="float" office:value="0.00615644454956055" calcext:value-type="float">
            <text:p>0.00615644454956055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" calcext:value-type="float">
            <text:p>0</text:p>
          </table:table-cell>
          <table:table-cell table:style-name="ce2"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-169</text:p>
          </table:table-cell>
          <table:table-cell table:number-columns-repeated="3" office:value-type="float" office:value="0.0330244420899637" calcext:value-type="float">
            <text:p>0.0330244420899637</text:p>
          </table:table-cell>
          <table:table-cell office:value-type="float" office:value="0.0010673999786377" calcext:value-type="float">
            <text:p>0.0010673999786377</text:p>
          </table:table-cell>
          <table:table-cell office:value-type="float" office:value="0.00476670265197754" calcext:value-type="float">
            <text:p>0.00476670265197754</text:p>
          </table:table-cell>
          <table:table-cell office:value-type="float" office:value="0.00619220733642578" calcext:value-type="float">
            <text:p>0.00619220733642578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" calcext:value-type="float">
            <text:p>0</text:p>
          </table:table-cell>
          <table:table-cell table:style-name="ce2" table:formula="of:=IF([.J25]=&quot;&quot;;&quot;&quot;;[.J25]/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32</text:p>
          </table:table-cell>
          <table:table-cell table:number-columns-repeated="3" office:value-type="float" office:value="0.020009461860701" calcext:value-type="float">
            <text:p>0.020009461860701</text:p>
          </table:table-cell>
          <table:table-cell office:value-type="float" office:value="0.0014493465423584" calcext:value-type="float">
            <text:p>0.0014493465423584</text:p>
          </table:table-cell>
          <table:table-cell office:value-type="float" office:value="0.000833272933959961" calcext:value-type="float">
            <text:p>0.000833272933959961</text:p>
          </table:table-cell>
          <table:table-cell office:value-type="float" office:value="0.0022127628326416" calcext:value-type="float">
            <text:p>0.0022127628326416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-178</text:p>
          </table:table-cell>
          <table:table-cell table:number-columns-repeated="2" office:value-type="float" office:value="0.0352668135882647" calcext:value-type="float">
            <text:p>0.0352668135882647</text:p>
          </table:table-cell>
          <table:table-cell office:value-type="float" office:value="0.0504895492763169" calcext:value-type="float">
            <text:p>0.0504895492763169</text:p>
          </table:table-cell>
          <table:table-cell office:value-type="float" office:value="0.00109267234802246" calcext:value-type="float">
            <text:p>0.00109267234802246</text:p>
          </table:table-cell>
          <table:table-cell office:value-type="float" office:value="0.0011143684387207" calcext:value-type="float">
            <text:p>0.0011143684387207</text:p>
          </table:table-cell>
          <table:table-cell office:value-type="float" office:value="0.00327205657958984" calcext:value-type="float">
            <text:p>0.00327205657958984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.0152227356880522" calcext:value-type="float">
            <text:p>0.0152227356880522</text:p>
          </table:table-cell>
          <table:table-cell table:style-name="ce2" table:formula="of:=IF([.J27]=&quot;&quot;;&quot;&quot;;[.J27]/[.B27])" office:value-type="float" office:value="0.431644771364252" calcext:value-type="float">
            <text:p>0.431644771364252</text:p>
          </table:table-cell>
        </table:table-row>
        <table:table-row table:style-name="ro1">
          <table:table-cell office:value-type="string" calcext:value-type="string">
            <text:p>189-244</text:p>
          </table:table-cell>
          <table:table-cell table:number-columns-repeated="3" office:value-type="float" office:value="0.0489156635676463" calcext:value-type="float">
            <text:p>0.0489156635676463</text:p>
          </table:table-cell>
          <table:table-cell office:value-type="float" office:value="0.00259876251220703" calcext:value-type="float">
            <text:p>0.00259876251220703</text:p>
          </table:table-cell>
          <table:table-cell office:value-type="float" office:value="0.00839948654174805" calcext:value-type="float">
            <text:p>0.00839948654174805</text:p>
          </table:table-cell>
          <table:table-cell office:value-type="float" office:value="0.0021049976348877" calcext:value-type="float">
            <text:p>0.0021049976348877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-136</text:p>
          </table:table-cell>
          <table:table-cell table:number-columns-repeated="2" office:value-type="float" office:value="0.045429897231598" calcext:value-type="float">
            <text:p>0.045429897231598</text:p>
          </table:table-cell>
          <table:table-cell office:value-type="float" office:value="0.0936744756621675" calcext:value-type="float">
            <text:p>0.0936744756621675</text:p>
          </table:table-cell>
          <table:table-cell office:value-type="float" office:value="0.000916004180908203" calcext:value-type="float">
            <text:p>0.000916004180908203</text:p>
          </table:table-cell>
          <table:table-cell office:value-type="float" office:value="0.00176239013671875" calcext:value-type="float">
            <text:p>0.00176239013671875</text:p>
          </table:table-cell>
          <table:table-cell office:value-type="float" office:value="0.00940132141113281" calcext:value-type="float">
            <text:p>0.00940132141113281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.0482445784305695" calcext:value-type="float">
            <text:p>0.0482445784305695</text:p>
          </table:table-cell>
          <table:table-cell table:formula="of:=IF([.J29]=&quot;&quot;;&quot;&quot;;[.J29]/[.B29])" office:value-type="float" office:value="1.06195658301014" calcext:value-type="float">
            <text:p>1.06195658301014</text:p>
          </table:table-cell>
        </table:table-row>
        <table:table-row table:style-name="ro1">
          <table:table-cell office:value-type="string" calcext:value-type="string">
            <text:p>248-139</text:p>
          </table:table-cell>
          <table:table-cell table:number-columns-repeated="2" office:value-type="float" office:value="0.0216646346662823" calcext:value-type="float">
            <text:p>0.0216646346662823</text:p>
          </table:table-cell>
          <table:table-cell office:value-type="float" office:value="0.0383328309670055" calcext:value-type="float">
            <text:p>0.0383328309670055</text:p>
          </table:table-cell>
          <table:table-cell office:value-type="float" office:value="0.00124096870422363" calcext:value-type="float">
            <text:p>0.00124096870422363</text:p>
          </table:table-cell>
          <table:table-cell office:value-type="float" office:value="0.0018162727355957" calcext:value-type="float">
            <text:p>0.0018162727355957</text:p>
          </table:table-cell>
          <table:table-cell office:value-type="float" office:value="0.00805020332336426" calcext:value-type="float">
            <text:p>0.00805020332336426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166681963007231" calcext:value-type="float">
            <text:p>0.0166681963007231</text:p>
          </table:table-cell>
          <table:table-cell table:formula="of:=IF([.J30]=&quot;&quot;;&quot;&quot;;[.J30]/[.B30])" office:value-type="float" office:value="0.769373523139286" calcext:value-type="float">
            <text:p>0.769373523139286</text:p>
          </table:table-cell>
        </table:table-row>
        <table:table-row table:style-name="ro1">
          <table:table-cell office:value-type="string" calcext:value-type="string">
            <text:p>103-21</text:p>
          </table:table-cell>
          <table:table-cell table:number-columns-repeated="3" office:value-type="float" office:value="0.04308836641365" calcext:value-type="float">
            <text:p>0.04308836641365</text:p>
          </table:table-cell>
          <table:table-cell office:value-type="float" office:value="0.00317287445068359" calcext:value-type="float">
            <text:p>0.00317287445068359</text:p>
          </table:table-cell>
          <table:table-cell office:value-type="float" office:value="0.00787615776062012" calcext:value-type="float">
            <text:p>0.00787615776062012</text:p>
          </table:table-cell>
          <table:table-cell office:value-type="float" office:value="0.00568246841430664" calcext:value-type="float">
            <text:p>0.00568246841430664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-57</text:p>
          </table:table-cell>
          <table:table-cell table:number-columns-repeated="2" office:value-type="float" office:value="0.0384380340787617" calcext:value-type="float">
            <text:p>0.0384380340787617</text:p>
          </table:table-cell>
          <table:table-cell office:value-type="float" office:value="0" calcext:value-type="float">
            <text:p>0</text:p>
          </table:table-cell>
          <table:table-cell office:value-type="float" office:value="0.00386452674865723" calcext:value-type="float">
            <text:p>0.00386452674865723</text:p>
          </table:table-cell>
          <table:table-cell office:value-type="float" office:value="0.00615882873535156" calcext:value-type="float">
            <text:p>0.00615882873535156</text:p>
          </table:table-cell>
          <table:table-cell office:value-type="float" office:value="1.00054383277893" calcext:value-type="float">
            <text:p>1.00054383277893</text:p>
          </table:table-cell>
          <table:table-cell/>
          <table:table-cell table:formula="of:=IF([.D32]&gt;0;1;0)" office:value-type="float" office:value="0" calcext:value-type="float">
            <text:p>0</text:p>
          </table:table-cell>
          <table:table-cell table:formula="of:=IF([.D32]&gt;0;[.D32]-[.B32];&quot;&quot;)">
            <text:p/>
          </table:table-cell>
          <table:table-cell table:formula="of:=IF([.J32]=&quot;&quot;;&quot;&quot;;[.J32]/[.B32])">
            <text:p/>
          </table:table-cell>
        </table:table-row>
        <table:table-row table:style-name="ro1">
          <table:table-cell office:value-type="string" calcext:value-type="string">
            <text:p>133-83</text:p>
          </table:table-cell>
          <table:table-cell table:number-columns-repeated="2" office:value-type="float" office:value="0.0468325745255178" calcext:value-type="float">
            <text:p>0.0468325745255178</text:p>
          </table:table-cell>
          <table:table-cell office:value-type="float" office:value="0.0550671721917668" calcext:value-type="float">
            <text:p>0.0550671721917668</text:p>
          </table:table-cell>
          <table:table-cell office:value-type="float" office:value="0.00241327285766602" calcext:value-type="float">
            <text:p>0.00241327285766602</text:p>
          </table:table-cell>
          <table:table-cell office:value-type="float" office:value="0.0067601203918457" calcext:value-type="float">
            <text:p>0.0067601203918457</text:p>
          </table:table-cell>
          <table:table-cell office:value-type="float" office:value="0.00801515579223633" calcext:value-type="float">
            <text:p>0.00801515579223633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00823459766624901" calcext:value-type="float">
            <text:p>0.00823459766624901</text:p>
          </table:table-cell>
          <table:table-cell table:style-name="ce2" table:formula="of:=IF([.J33]=&quot;&quot;;&quot;&quot;;[.J33]/[.B33])" office:value-type="float" office:value="0.175830557035941" calcext:value-type="float">
            <text:p>0.175830557035941</text:p>
          </table:table-cell>
        </table:table-row>
        <table:table-row table:style-name="ro1">
          <table:table-cell office:value-type="string" calcext:value-type="string">
            <text:p>119-110</text:p>
          </table:table-cell>
          <table:table-cell table:number-columns-repeated="2" office:value-type="float" office:value="0.0319881062883417" calcext:value-type="float">
            <text:p>0.0319881062883417</text:p>
          </table:table-cell>
          <table:table-cell office:value-type="float" office:value="0.0409593286356907" calcext:value-type="float">
            <text:p>0.0409593286356907</text:p>
          </table:table-cell>
          <table:table-cell office:value-type="float" office:value="0.00416278839111328" calcext:value-type="float">
            <text:p>0.00416278839111328</text:p>
          </table:table-cell>
          <table:table-cell office:value-type="float" office:value="0.00479865074157715" calcext:value-type="float">
            <text:p>0.00479865074157715</text:p>
          </table:table-cell>
          <table:table-cell office:value-type="float" office:value="0.00925779342651367" calcext:value-type="float">
            <text:p>0.00925779342651367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.00897122234734904" calcext:value-type="float">
            <text:p>0.00897122234734904</text:p>
          </table:table-cell>
          <table:table-cell table:formula="of:=IF([.J34]=&quot;&quot;;&quot;&quot;;[.J34]/[.B34])" office:value-type="float" office:value="0.280454937422121" calcext:value-type="float">
            <text:p>0.280454937422121</text:p>
          </table:table-cell>
        </table:table-row>
        <table:table-row table:style-name="ro1">
          <table:table-cell office:value-type="string" calcext:value-type="string">
            <text:p>228-51</text:p>
          </table:table-cell>
          <table:table-cell table:number-columns-repeated="3" office:value-type="float" office:value="0.0680891530282285" calcext:value-type="float">
            <text:p>0.0680891530282285</text:p>
          </table:table-cell>
          <table:table-cell office:value-type="float" office:value="0.00267410278320313" calcext:value-type="float">
            <text:p>0.00267410278320313</text:p>
          </table:table-cell>
          <table:table-cell office:value-type="float" office:value="0.00884675979614258" calcext:value-type="float">
            <text:p>0.00884675979614258</text:p>
          </table:table-cell>
          <table:table-cell office:value-type="float" office:value="0.00727486610412598" calcext:value-type="float">
            <text:p>0.00727486610412598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7-43</text:p>
          </table:table-cell>
          <table:table-cell table:number-columns-repeated="2" office:value-type="float" office:value="0.0186781559281057" calcext:value-type="float">
            <text:p>0.0186781559281057</text:p>
          </table:table-cell>
          <table:table-cell office:value-type="float" office:value="0.0217318615530931" calcext:value-type="float">
            <text:p>0.0217318615530931</text:p>
          </table:table-cell>
          <table:table-cell office:value-type="float" office:value="0.00111794471740723" calcext:value-type="float">
            <text:p>0.00111794471740723</text:p>
          </table:table-cell>
          <table:table-cell office:value-type="float" office:value="0.000982761383056641" calcext:value-type="float">
            <text:p>0.000982761383056641</text:p>
          </table:table-cell>
          <table:table-cell office:value-type="float" office:value="0.00296878814697266" calcext:value-type="float">
            <text:p>0.00296878814697266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formula="of:=IF([.D36]&gt;0;[.D36]-[.B36];&quot;&quot;)" office:value-type="float" office:value="0.00305370562498741" calcext:value-type="float">
            <text:p>0.00305370562498741</text:p>
          </table:table-cell>
          <table:table-cell table:formula="of:=IF([.J36]=&quot;&quot;;&quot;&quot;;[.J36]/[.B36])" office:value-type="float" office:value="0.163490744843413" calcext:value-type="float">
            <text:p>0.163490744843413</text:p>
          </table:table-cell>
        </table:table-row>
        <table:table-row table:style-name="ro1">
          <table:table-cell office:value-type="string" calcext:value-type="string">
            <text:p>81-78</text:p>
          </table:table-cell>
          <table:table-cell table:number-columns-repeated="2" office:value-type="float" office:value="0.0379586393373615" calcext:value-type="float">
            <text:p>0.0379586393373615</text:p>
          </table:table-cell>
          <table:table-cell office:value-type="float" office:value="0.0380034928764074" calcext:value-type="float">
            <text:p>0.0380034928764074</text:p>
          </table:table-cell>
          <table:table-cell office:value-type="float" office:value="0.000982761383056641" calcext:value-type="float">
            <text:p>0.000982761383056641</text:p>
          </table:table-cell>
          <table:table-cell office:value-type="float" office:value="0.00420165061950684" calcext:value-type="float">
            <text:p>0.00420165061950684</text:p>
          </table:table-cell>
          <table:table-cell office:value-type="float" office:value="0.00517630577087402" calcext:value-type="float">
            <text:p>0.00517630577087402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.0000448535390458193" calcext:value-type="float">
            <text:p>4.48535390458193E-05</text:p>
          </table:table-cell>
          <table:table-cell table:style-name="ce2" table:formula="of:=IF([.J37]=&quot;&quot;;&quot;&quot;;[.J37]/[.B37])" office:value-type="float" office:value="0.00118164243578856" calcext:value-type="float">
            <text:p>0.00118164243578856</text:p>
          </table:table-cell>
        </table:table-row>
        <table:table-row table:style-name="ro1">
          <table:table-cell office:value-type="string" calcext:value-type="string">
            <text:p>77-200</text:p>
          </table:table-cell>
          <table:table-cell table:number-columns-repeated="2" office:value-type="float" office:value="0.0472108906761064" calcext:value-type="float">
            <text:p>0.0472108906761064</text:p>
          </table:table-cell>
          <table:table-cell office:value-type="float" office:value="0.0530910799070038" calcext:value-type="float">
            <text:p>0.0530910799070038</text:p>
          </table:table-cell>
          <table:table-cell office:value-type="float" office:value="0.00306582450866699" calcext:value-type="float">
            <text:p>0.00306582450866699</text:p>
          </table:table-cell>
          <table:table-cell office:value-type="float" office:value="0.00730490684509277" calcext:value-type="float">
            <text:p>0.00730490684509277</text:p>
          </table:table-cell>
          <table:table-cell office:value-type="float" office:value="0.0055692195892334" calcext:value-type="float">
            <text:p>0.0055692195892334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.00588018923089739" calcext:value-type="float">
            <text:p>0.00588018923089739</text:p>
          </table:table-cell>
          <table:table-cell table:formula="of:=IF([.J38]=&quot;&quot;;&quot;&quot;;[.J38]/[.B38])" office:value-type="float" office:value="0.124551541957529" calcext:value-type="float">
            <text:p>0.124551541957529</text:p>
          </table:table-cell>
        </table:table-row>
        <table:table-row table:style-name="ro1">
          <table:table-cell office:value-type="string" calcext:value-type="string">
            <text:p>102-178</text:p>
          </table:table-cell>
          <table:table-cell table:number-columns-repeated="3" office:value-type="float" office:value="0.03750333836898" calcext:value-type="float">
            <text:p>0.03750333836898</text:p>
          </table:table-cell>
          <table:table-cell office:value-type="float" office:value="0.00345611572265625" calcext:value-type="float">
            <text:p>0.00345611572265625</text:p>
          </table:table-cell>
          <table:table-cell office:value-type="float" office:value="0.00418543815612793" calcext:value-type="float">
            <text:p>0.00418543815612793</text:p>
          </table:table-cell>
          <table:table-cell office:value-type="float" office:value="0.00444483757019043" calcext:value-type="float">
            <text:p>0.00444483757019043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" calcext:value-type="float">
            <text:p>0</text:p>
          </table:table-cell>
          <table:table-cell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3-18</text:p>
          </table:table-cell>
          <table:table-cell table:number-columns-repeated="2" office:value-type="float" office:value="0.0416484372291249" calcext:value-type="float">
            <text:p>0.0416484372291249</text:p>
          </table:table-cell>
          <table:table-cell office:value-type="float" office:value="0" calcext:value-type="float">
            <text:p>0</text:p>
          </table:table-cell>
          <table:table-cell office:value-type="float" office:value="0.00453257560729981" calcext:value-type="float">
            <text:p>0.00453257560729981</text:p>
          </table:table-cell>
          <table:table-cell office:value-type="float" office:value="0.00547266006469727" calcext:value-type="float">
            <text:p>0.00547266006469727</text:p>
          </table:table-cell>
          <table:table-cell office:value-type="float" office:value="1.00051879882813" calcext:value-type="float">
            <text:p>1.00051879882813</text:p>
          </table:table-cell>
          <table:table-cell/>
          <table:table-cell table:formula="of:=IF([.D40]&gt;0;1;0)" office:value-type="float" office:value="0" calcext:value-type="float">
            <text:p>0</text:p>
          </table:table-cell>
          <table:table-cell table:formula="of:=IF([.D40]&gt;0;[.D40]-[.B40];&quot;&quot;)">
            <text:p/>
          </table:table-cell>
          <table:table-cell table:formula="of:=IF([.J40]=&quot;&quot;;&quot;&quot;;[.J40]/[.B40])">
            <text:p/>
          </table:table-cell>
        </table:table-row>
        <table:table-row table:style-name="ro1">
          <table:table-cell office:value-type="string" calcext:value-type="string">
            <text:p>54-248</text:p>
          </table:table-cell>
          <table:table-cell table:number-columns-repeated="2" office:value-type="float" office:value="0.0339409822794781" calcext:value-type="float">
            <text:p>0.0339409822794781</text:p>
          </table:table-cell>
          <table:table-cell office:value-type="float" office:value="0.0457983403961145" calcext:value-type="float">
            <text:p>0.0457983403961145</text:p>
          </table:table-cell>
          <table:table-cell office:value-type="float" office:value="0.00160646438598633" calcext:value-type="float">
            <text:p>0.00160646438598633</text:p>
          </table:table-cell>
          <table:table-cell office:value-type="float" office:value="0.00247097015380859" calcext:value-type="float">
            <text:p>0.00247097015380859</text:p>
          </table:table-cell>
          <table:table-cell office:value-type="float" office:value="0.00558042526245117" calcext:value-type="float">
            <text:p>0.00558042526245117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118573581166365" calcext:value-type="float">
            <text:p>0.0118573581166365</text:p>
          </table:table-cell>
          <table:table-cell table:formula="of:=IF([.J41]=&quot;&quot;;&quot;&quot;;[.J41]/[.B41])" office:value-type="float" office:value="0.34935223792288" calcext:value-type="float">
            <text:p>0.34935223792288</text:p>
          </table:table-cell>
        </table:table-row>
        <table:table-row table:style-name="ro1">
          <table:table-cell office:value-type="string" calcext:value-type="string">
            <text:p>45-90</text:p>
          </table:table-cell>
          <table:table-cell table:number-columns-repeated="2" office:value-type="float" office:value="0.0867417921472231" calcext:value-type="float">
            <text:p>0.0867417921472231</text:p>
          </table:table-cell>
          <table:table-cell office:value-type="float" office:value="0.101919891369635" calcext:value-type="float">
            <text:p>0.101919891369635</text:p>
          </table:table-cell>
          <table:table-cell office:value-type="float" office:value="0.00212311744689941" calcext:value-type="float">
            <text:p>0.00212311744689941</text:p>
          </table:table-cell>
          <table:table-cell office:value-type="float" office:value="0.00925230979919434" calcext:value-type="float">
            <text:p>0.00925230979919434</text:p>
          </table:table-cell>
          <table:table-cell office:value-type="float" office:value="0.00835323333740234" calcext:value-type="float">
            <text:p>0.00835323333740234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151780992224116" calcext:value-type="float">
            <text:p>0.0151780992224116</text:p>
          </table:table-cell>
          <table:table-cell table:formula="of:=IF([.J42]=&quot;&quot;;&quot;&quot;;[.J42]/[.B42])" office:value-type="float" office:value="0.174980235555319" calcext:value-type="float">
            <text:p>0.174980235555319</text:p>
          </table:table-cell>
        </table:table-row>
        <table:table-row table:style-name="ro1">
          <table:table-cell office:value-type="string" calcext:value-type="string">
            <text:p>165-253</text:p>
          </table:table-cell>
          <table:table-cell table:number-columns-repeated="3" office:value-type="float" office:value="0.0557939449011167" calcext:value-type="float">
            <text:p>0.0557939449011167</text:p>
          </table:table-cell>
          <table:table-cell office:value-type="float" office:value="0.00397562980651856" calcext:value-type="float">
            <text:p>0.00397562980651856</text:p>
          </table:table-cell>
          <table:table-cell office:value-type="float" office:value="0.00844120979309082" calcext:value-type="float">
            <text:p>0.00844120979309082</text:p>
          </table:table-cell>
          <table:table-cell office:value-type="float" office:value="0.00426411628723145" calcext:value-type="float">
            <text:p>0.00426411628723145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" calcext:value-type="float">
            <text:p>0</text:p>
          </table:table-cell>
          <table:table-cell table:style-name="ce2" table:formula="of:=IF([.J43]=&quot;&quot;;&quot;&quot;;[.J43]/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-137</text:p>
          </table:table-cell>
          <table:table-cell table:number-columns-repeated="2" office:value-type="float" office:value="0.087530487349888" calcext:value-type="float">
            <text:p>0.087530487349888</text:p>
          </table:table-cell>
          <table:table-cell office:value-type="float" office:value="0.107319121896581" calcext:value-type="float">
            <text:p>0.107319121896581</text:p>
          </table:table-cell>
          <table:table-cell office:value-type="float" office:value="0.00243759155273438" calcext:value-type="float">
            <text:p>0.00243759155273438</text:p>
          </table:table-cell>
          <table:table-cell office:value-type="float" office:value="0.00941061973571777" calcext:value-type="float">
            <text:p>0.00941061973571777</text:p>
          </table:table-cell>
          <table:table-cell office:value-type="float" office:value="0.0097498893737793" calcext:value-type="float">
            <text:p>0.0097498893737793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.0197886345466926" calcext:value-type="float">
            <text:p>0.0197886345466926</text:p>
          </table:table-cell>
          <table:table-cell table:style-name="ce2" table:formula="of:=IF([.J44]=&quot;&quot;;&quot;&quot;;[.J44]/[.B44])" office:value-type="float" office:value="0.226077052074335" calcext:value-type="float">
            <text:p>0.226077052074335</text:p>
          </table:table-cell>
        </table:table-row>
        <table:table-row table:style-name="ro1">
          <table:table-cell office:value-type="string" calcext:value-type="string">
            <text:p>51-105</text:p>
          </table:table-cell>
          <table:table-cell table:number-columns-repeated="2" office:value-type="float" office:value="0.061305272725527" calcext:value-type="float">
            <text:p>0.061305272725527</text:p>
          </table:table-cell>
          <table:table-cell office:value-type="float" office:value="0.0642867695303959" calcext:value-type="float">
            <text:p>0.0642867695303959</text:p>
          </table:table-cell>
          <table:table-cell office:value-type="float" office:value="0.00445675849914551" calcext:value-type="float">
            <text:p>0.00445675849914551</text:p>
          </table:table-cell>
          <table:table-cell office:value-type="float" office:value="0.00868487358093262" calcext:value-type="float">
            <text:p>0.00868487358093262</text:p>
          </table:table-cell>
          <table:table-cell office:value-type="float" office:value="0.00659656524658203" calcext:value-type="float">
            <text:p>0.00659656524658203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.00298149680486892" calcext:value-type="float">
            <text:p>0.00298149680486892</text:p>
          </table:table-cell>
          <table:table-cell table:formula="of:=IF([.J45]=&quot;&quot;;&quot;&quot;;[.J45]/[.B45])" office:value-type="float" office:value="0.0486336113080768" calcext:value-type="float">
            <text:p>0.0486336113080768</text:p>
          </table:table-cell>
        </table:table-row>
        <table:table-row table:style-name="ro1">
          <table:table-cell office:value-type="string" calcext:value-type="string">
            <text:p>140-100</text:p>
          </table:table-cell>
          <table:table-cell table:number-columns-repeated="3" office:value-type="float" office:value="0.0235275832980888" calcext:value-type="float">
            <text:p>0.0235275832980888</text:p>
          </table:table-cell>
          <table:table-cell office:value-type="float" office:value="0.000648260116577148" calcext:value-type="float">
            <text:p>0.000648260116577148</text:p>
          </table:table-cell>
          <table:table-cell office:value-type="float" office:value="0.000371932983398438" calcext:value-type="float">
            <text:p>0.000371932983398438</text:p>
          </table:table-cell>
          <table:table-cell office:value-type="float" office:value="0.00536417961120606" calcext:value-type="float">
            <text:p>0.00536417961120606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" calcext:value-type="float">
            <text:p>0</text:p>
          </table:table-cell>
          <table:table-cell table:style-name="ce2"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4-125</text:p>
          </table:table-cell>
          <table:table-cell table:number-columns-repeated="3" office:value-type="float" office:value="0.0766952518467337" calcext:value-type="float">
            <text:p>0.0766952518467337</text:p>
          </table:table-cell>
          <table:table-cell office:value-type="float" office:value="0.0041658878326416" calcext:value-type="float">
            <text:p>0.0041658878326416</text:p>
          </table:table-cell>
          <table:table-cell office:value-type="float" office:value="0.0089566707611084" calcext:value-type="float">
            <text:p>0.0089566707611084</text:p>
          </table:table-cell>
          <table:table-cell office:value-type="float" office:value="0.00544810295104981" calcext:value-type="float">
            <text:p>0.00544810295104981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-168</text:p>
          </table:table-cell>
          <table:table-cell table:number-columns-repeated="3" office:value-type="float" office:value="0.0767822335967902" calcext:value-type="float">
            <text:p>0.0767822335967902</text:p>
          </table:table-cell>
          <table:table-cell office:value-type="float" office:value="0.0024864673614502" calcext:value-type="float">
            <text:p>0.0024864673614502</text:p>
          </table:table-cell>
          <table:table-cell office:value-type="float" office:value="0.00830626487731934" calcext:value-type="float">
            <text:p>0.00830626487731934</text:p>
          </table:table-cell>
          <table:table-cell office:value-type="float" office:value="0.00388312339782715" calcext:value-type="float">
            <text:p>0.00388312339782715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92</text:p>
          </table:table-cell>
          <table:table-cell table:number-columns-repeated="2" office:value-type="float" office:value="0.0708688227392315" calcext:value-type="float">
            <text:p>0.0708688227392315</text:p>
          </table:table-cell>
          <table:table-cell office:value-type="float" office:value="0.0977879501146091" calcext:value-type="float">
            <text:p>0.0977879501146091</text:p>
          </table:table-cell>
          <table:table-cell office:value-type="float" office:value="0.000707149505615234" calcext:value-type="float">
            <text:p>0.000707149505615234</text:p>
          </table:table-cell>
          <table:table-cell office:value-type="float" office:value="0.00258088111877441" calcext:value-type="float">
            <text:p>0.00258088111877441</text:p>
          </table:table-cell>
          <table:table-cell office:value-type="float" office:value="0.00835537910461426" calcext:value-type="float">
            <text:p>0.00835537910461426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.0269191273753776" calcext:value-type="float">
            <text:p>0.0269191273753776</text:p>
          </table:table-cell>
          <table:table-cell table:formula="of:=IF([.J49]=&quot;&quot;;&quot;&quot;;[.J49]/[.B49])" office:value-type="float" office:value="0.379844427138702" calcext:value-type="float">
            <text:p>0.379844427138702</text:p>
          </table:table-cell>
        </table:table-row>
        <table:table-row table:style-name="ro1">
          <table:table-cell office:value-type="string" calcext:value-type="string">
            <text:p>31-27</text:p>
          </table:table-cell>
          <table:table-cell table:number-columns-repeated="2" office:value-type="float" office:value="0.0410006820415891" calcext:value-type="float">
            <text:p>0.0410006820415891</text:p>
          </table:table-cell>
          <table:table-cell office:value-type="float" office:value="0.066928297961328" calcext:value-type="float">
            <text:p>0.066928297961328</text:p>
          </table:table-cell>
          <table:table-cell office:value-type="float" office:value="0.00249814987182617" calcext:value-type="float">
            <text:p>0.00249814987182617</text:p>
          </table:table-cell>
          <table:table-cell office:value-type="float" office:value="0.00567007064819336" calcext:value-type="float">
            <text:p>0.00567007064819336</text:p>
          </table:table-cell>
          <table:table-cell office:value-type="float" office:value="0.0104427337646484" calcext:value-type="float">
            <text:p>0.0104427337646484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.0259276159197389" calcext:value-type="float">
            <text:p>0.0259276159197389</text:p>
          </table:table-cell>
          <table:table-cell table:style-name="ce2" table:formula="of:=IF([.J50]=&quot;&quot;;&quot;&quot;;[.J50]/[.B50])" office:value-type="float" office:value="0.632370356508684" calcext:value-type="float">
            <text:p>0.632370356508684</text:p>
          </table:table-cell>
        </table:table-row>
        <table:table-row table:style-name="ro1">
          <table:table-cell office:value-type="string" calcext:value-type="string">
            <text:p>151-189</text:p>
          </table:table-cell>
          <table:table-cell table:number-columns-repeated="2" office:value-type="float" office:value="0.0409674147704383" calcext:value-type="float">
            <text:p>0.0409674147704383</text:p>
          </table:table-cell>
          <table:table-cell office:value-type="float" office:value="0.0444679044385681" calcext:value-type="float">
            <text:p>0.0444679044385681</text:p>
          </table:table-cell>
          <table:table-cell office:value-type="float" office:value="0.00605964660644531" calcext:value-type="float">
            <text:p>0.00605964660644531</text:p>
          </table:table-cell>
          <table:table-cell office:value-type="float" office:value="0.00706148147583008" calcext:value-type="float">
            <text:p>0.00706148147583008</text:p>
          </table:table-cell>
          <table:table-cell office:value-type="float" office:value="0.00664496421813965" calcext:value-type="float">
            <text:p>0.00664496421813965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style-name="ce2" table:formula="of:=IF([.D51]&gt;0;[.D51]-[.B51];&quot;&quot;)" office:value-type="float" office:value="0.00350048966812977" calcext:value-type="float">
            <text:p>0.00350048966812977</text:p>
          </table:table-cell>
          <table:table-cell table:style-name="ce2" table:formula="of:=IF([.J51]=&quot;&quot;;&quot;&quot;;[.J51]/[.B51])" office:value-type="float" office:value="0.0854457057577304" calcext:value-type="float">
            <text:p>0.0854457057577304</text:p>
          </table:table-cell>
        </table:table-row>
        <table:table-row table:style-name="ro1">
          <table:table-cell office:value-type="string" calcext:value-type="string">
            <text:p>115-88</text:p>
          </table:table-cell>
          <table:table-cell table:number-columns-repeated="2" office:value-type="float" office:value="0.0379186519410562" calcext:value-type="float">
            <text:p>0.0379186519410562</text:p>
          </table:table-cell>
          <table:table-cell office:value-type="float" office:value="0.039971414089256" calcext:value-type="float">
            <text:p>0.039971414089256</text:p>
          </table:table-cell>
          <table:table-cell office:value-type="float" office:value="0.0016930103302002" calcext:value-type="float">
            <text:p>0.0016930103302002</text:p>
          </table:table-cell>
          <table:table-cell office:value-type="float" office:value="0.00318336486816406" calcext:value-type="float">
            <text:p>0.00318336486816406</text:p>
          </table:table-cell>
          <table:table-cell office:value-type="float" office:value="0.00431656837463379" calcext:value-type="float">
            <text:p>0.00431656837463379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0205276214819983" calcext:value-type="float">
            <text:p>0.00205276214819983</text:p>
          </table:table-cell>
          <table:table-cell table:formula="of:=IF([.J52]=&quot;&quot;;&quot;&quot;;[.J52]/[.B52])" office:value-type="float" office:value="0.054135947432699" calcext:value-type="float">
            <text:p>0.054135947432699</text:p>
          </table:table-cell>
        </table:table-row>
        <table:table-row table:style-name="ro1">
          <table:table-cell office:value-type="string" calcext:value-type="string">
            <text:p>177-49</text:p>
          </table:table-cell>
          <table:table-cell table:number-columns-repeated="2" office:value-type="float" office:value="0.0208279977877386" calcext:value-type="float">
            <text:p>0.0208279977877386</text:p>
          </table:table-cell>
          <table:table-cell office:value-type="float" office:value="0" calcext:value-type="float">
            <text:p>0</text:p>
          </table:table-cell>
          <table:table-cell office:value-type="float" office:value="0.00220584869384766" calcext:value-type="float">
            <text:p>0.00220584869384766</text:p>
          </table:table-cell>
          <table:table-cell office:value-type="float" office:value="0.00143098831176758" calcext:value-type="float">
            <text:p>0.00143098831176758</text:p>
          </table:table-cell>
          <table:table-cell office:value-type="float" office:value="1.00055003166199" calcext:value-type="float">
            <text:p>1.00055003166199</text:p>
          </table:table-cell>
          <table:table-cell/>
          <table:table-cell table:formula="of:=IF([.D53]&gt;0;1;0)" office:value-type="float" office:value="0" calcext:value-type="float">
            <text:p>0</text:p>
          </table:table-cell>
          <table:table-cell table:formula="of:=IF([.D53]&gt;0;[.D53]-[.B53];&quot;&quot;)">
            <text:p/>
          </table:table-cell>
          <table:table-cell table:formula="of:=IF([.J53]=&quot;&quot;;&quot;&quot;;[.J53]/[.B53])">
            <text:p/>
          </table:table-cell>
        </table:table-row>
        <table:table-row table:style-name="ro1">
          <table:table-cell office:value-type="string" calcext:value-type="string">
            <text:p>45-44</text:p>
          </table:table-cell>
          <table:table-cell table:number-columns-repeated="3" office:value-type="float" office:value="0.0752172798308859" calcext:value-type="float">
            <text:p>0.0752172798308859</text:p>
          </table:table-cell>
          <table:table-cell office:value-type="float" office:value="0.00250959396362305" calcext:value-type="float">
            <text:p>0.00250959396362305</text:p>
          </table:table-cell>
          <table:table-cell office:value-type="float" office:value="0.00894284248352051" calcext:value-type="float">
            <text:p>0.00894284248352051</text:p>
          </table:table-cell>
          <table:table-cell office:value-type="float" office:value="0.00543069839477539" calcext:value-type="float">
            <text:p>0.00543069839477539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-77</text:p>
          </table:table-cell>
          <table:table-cell table:number-columns-repeated="3" office:value-type="float" office:value="0.0703869098610293" calcext:value-type="float">
            <text:p>0.0703869098610293</text:p>
          </table:table-cell>
          <table:table-cell office:value-type="float" office:value="0.00461626052856445" calcext:value-type="float">
            <text:p>0.00461626052856445</text:p>
          </table:table-cell>
          <table:table-cell office:value-type="float" office:value="0.00901651382446289" calcext:value-type="float">
            <text:p>0.00901651382446289</text:p>
          </table:table-cell>
          <table:table-cell office:value-type="float" office:value="0.00504612922668457" calcext:value-type="float">
            <text:p>0.00504612922668457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3</text:p>
          </table:table-cell>
          <table:table-cell table:number-columns-repeated="2" office:value-type="float" office:value="0.0715070534792225" calcext:value-type="float">
            <text:p>0.0715070534792225</text:p>
          </table:table-cell>
          <table:table-cell office:value-type="float" office:value="0" calcext:value-type="float">
            <text:p>0</text:p>
          </table:table-cell>
          <table:table-cell office:value-type="float" office:value="0.00309991836547852" calcext:value-type="float">
            <text:p>0.00309991836547852</text:p>
          </table:table-cell>
          <table:table-cell office:value-type="float" office:value="0.0100932121276855" calcext:value-type="float">
            <text:p>0.0100932121276855</text:p>
          </table:table-cell>
          <table:table-cell office:value-type="float" office:value="1.00007820129395" calcext:value-type="float">
            <text:p>1.00007820129395</text:p>
          </table:table-cell>
          <table:table-cell/>
          <table:table-cell table:formula="of:=IF([.D56]&gt;0;1;0)" office:value-type="float" office:value="0" calcext:value-type="float">
            <text:p>0</text:p>
          </table:table-cell>
          <table:table-cell table:formula="of:=IF([.D56]&gt;0;[.D56]-[.B56];&quot;&quot;)">
            <text:p/>
          </table:table-cell>
          <table:table-cell table:formula="of:=IF([.J56]=&quot;&quot;;&quot;&quot;;[.J56]/[.B56])">
            <text:p/>
          </table:table-cell>
        </table:table-row>
        <table:table-row table:style-name="ro1">
          <table:table-cell office:value-type="string" calcext:value-type="string">
            <text:p>222-88</text:p>
          </table:table-cell>
          <table:table-cell table:number-columns-repeated="2" office:value-type="float" office:value="0.0287259644944106" calcext:value-type="float">
            <text:p>0.0287259644944106</text:p>
          </table:table-cell>
          <table:table-cell office:value-type="float" office:value="0.0711996467477203" calcext:value-type="float">
            <text:p>0.0711996467477203</text:p>
          </table:table-cell>
          <table:table-cell office:value-type="float" office:value="0.00140237808227539" calcext:value-type="float">
            <text:p>0.00140237808227539</text:p>
          </table:table-cell>
          <table:table-cell office:value-type="float" office:value="0.00230312347412109" calcext:value-type="float">
            <text:p>0.00230312347412109</text:p>
          </table:table-cell>
          <table:table-cell office:value-type="float" office:value="0.0116262435913086" calcext:value-type="float">
            <text:p>0.0116262435913086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style-name="ce2" table:formula="of:=IF([.D57]&gt;0;[.D57]-[.B57];&quot;&quot;)" office:value-type="float" office:value="0.0424736822533097" calcext:value-type="float">
            <text:p>0.0424736822533097</text:p>
          </table:table-cell>
          <table:table-cell table:style-name="ce2" table:formula="of:=IF([.J57]=&quot;&quot;;&quot;&quot;;[.J57]/[.B57])" office:value-type="float" office:value="1.47858158989141" calcext:value-type="float">
            <text:p>1.47858158989141</text:p>
          </table:table-cell>
        </table:table-row>
        <table:table-row table:style-name="ro1">
          <table:table-cell office:value-type="string" calcext:value-type="string">
            <text:p>171-132</text:p>
          </table:table-cell>
          <table:table-cell table:number-columns-repeated="3" office:value-type="float" office:value="0.0371376526177886" calcext:value-type="float">
            <text:p>0.0371376526177886</text:p>
          </table:table-cell>
          <table:table-cell office:value-type="float" office:value="0.00147438049316406" calcext:value-type="float">
            <text:p>0.00147438049316406</text:p>
          </table:table-cell>
          <table:table-cell office:value-type="float" office:value="0.00423908233642578" calcext:value-type="float">
            <text:p>0.00423908233642578</text:p>
          </table:table-cell>
          <table:table-cell office:value-type="float" office:value="0.00430941581726074" calcext:value-type="float">
            <text:p>0.00430941581726074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5-230</text:p>
          </table:table-cell>
          <table:table-cell table:number-columns-repeated="2" office:value-type="float" office:value="0.0716364166232598" calcext:value-type="float">
            <text:p>0.0716364166232598</text:p>
          </table:table-cell>
          <table:table-cell office:value-type="float" office:value="0" calcext:value-type="float">
            <text:p>0</text:p>
          </table:table-cell>
          <table:table-cell office:value-type="float" office:value="0.00262713432312012" calcext:value-type="float">
            <text:p>0.00262713432312012</text:p>
          </table:table-cell>
          <table:table-cell office:value-type="float" office:value="0.00801873207092285" calcext:value-type="float">
            <text:p>0.00801873207092285</text:p>
          </table:table-cell>
          <table:table-cell office:value-type="float" office:value="1.00082039833069" calcext:value-type="float">
            <text:p>1.00082039833069</text:p>
          </table:table-cell>
          <table:table-cell/>
          <table:table-cell table:formula="of:=IF([.D59]&gt;0;1;0)" office:value-type="float" office:value="0" calcext:value-type="float">
            <text:p>0</text:p>
          </table:table-cell>
          <table:table-cell table:formula="of:=IF([.D59]&gt;0;[.D59]-[.B59];&quot;&quot;)">
            <text:p/>
          </table:table-cell>
          <table:table-cell table:formula="of:=IF([.J59]=&quot;&quot;;&quot;&quot;;[.J59]/[.B59])">
            <text:p/>
          </table:table-cell>
        </table:table-row>
        <table:table-row table:style-name="ro1">
          <table:table-cell office:value-type="string" calcext:value-type="string">
            <text:p>203-57</text:p>
          </table:table-cell>
          <table:table-cell table:number-columns-repeated="2" office:value-type="float" office:value="0.0419840592687475" calcext:value-type="float">
            <text:p>0.0419840592687475</text:p>
          </table:table-cell>
          <table:table-cell office:value-type="float" office:value="0.0526848214359382" calcext:value-type="float">
            <text:p>0.0526848214359382</text:p>
          </table:table-cell>
          <table:table-cell office:value-type="float" office:value="0.00187778472900391" calcext:value-type="float">
            <text:p>0.00187778472900391</text:p>
          </table:table-cell>
          <table:table-cell office:value-type="float" office:value="0.00479483604431152" calcext:value-type="float">
            <text:p>0.00479483604431152</text:p>
          </table:table-cell>
          <table:table-cell office:value-type="float" office:value="0.00515151023864746" calcext:value-type="float">
            <text:p>0.00515151023864746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107007621671907" calcext:value-type="float">
            <text:p>0.0107007621671907</text:p>
          </table:table-cell>
          <table:table-cell table:formula="of:=IF([.J60]=&quot;&quot;;&quot;&quot;;[.J60]/[.B60])" office:value-type="float" office:value="0.254876787846864" calcext:value-type="float">
            <text:p>0.254876787846864</text:p>
          </table:table-cell>
        </table:table-row>
        <table:table-row table:style-name="ro1">
          <table:table-cell office:value-type="string" calcext:value-type="string">
            <text:p>61-83</text:p>
          </table:table-cell>
          <table:table-cell table:number-columns-repeated="2" office:value-type="float" office:value="0.0468501834889554" calcext:value-type="float">
            <text:p>0.0468501834889554</text:p>
          </table:table-cell>
          <table:table-cell office:value-type="float" office:value="0.0711307668572945" calcext:value-type="float">
            <text:p>0.0711307668572945</text:p>
          </table:table-cell>
          <table:table-cell office:value-type="float" office:value="0.0021061897277832" calcext:value-type="float">
            <text:p>0.0021061897277832</text:p>
          </table:table-cell>
          <table:table-cell office:value-type="float" office:value="0.00378060340881348" calcext:value-type="float">
            <text:p>0.00378060340881348</text:p>
          </table:table-cell>
          <table:table-cell office:value-type="float" office:value="0.00667262077331543" calcext:value-type="float">
            <text:p>0.00667262077331543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.024280583368339" calcext:value-type="float">
            <text:p>0.024280583368339</text:p>
          </table:table-cell>
          <table:table-cell table:style-name="ce2" table:formula="of:=IF([.J61]=&quot;&quot;;&quot;&quot;;[.J61]/[.B61])" office:value-type="float" office:value="0.518260155247055" calcext:value-type="float">
            <text:p>0.518260155247055</text:p>
          </table:table-cell>
        </table:table-row>
        <table:table-row table:style-name="ro1">
          <table:table-cell office:value-type="string" calcext:value-type="string">
            <text:p>59-126</text:p>
          </table:table-cell>
          <table:table-cell table:number-columns-repeated="2" office:value-type="float" office:value="0.0329048576282356" calcext:value-type="float">
            <text:p>0.0329048576282356</text:p>
          </table:table-cell>
          <table:table-cell office:value-type="float" office:value="0.0902717337932421" calcext:value-type="float">
            <text:p>0.0902717337932421</text:p>
          </table:table-cell>
          <table:table-cell office:value-type="float" office:value="0.000982284545898438" calcext:value-type="float">
            <text:p>0.000982284545898438</text:p>
          </table:table-cell>
          <table:table-cell office:value-type="float" office:value="0.000901222229003906" calcext:value-type="float">
            <text:p>0.000901222229003906</text:p>
          </table:table-cell>
          <table:table-cell office:value-type="float" office:value="0.0133404731750488" calcext:value-type="float">
            <text:p>0.0133404731750488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.0573668761650065" calcext:value-type="float">
            <text:p>0.0573668761650065</text:p>
          </table:table-cell>
          <table:table-cell table:formula="of:=IF([.J62]=&quot;&quot;;&quot;&quot;;[.J62]/[.B62])" office:value-type="float" office:value="1.74341663511044" calcext:value-type="float">
            <text:p>1.74341663511044</text:p>
          </table:table-cell>
        </table:table-row>
        <table:table-row table:style-name="ro1">
          <table:table-cell office:value-type="string" calcext:value-type="string">
            <text:p>74-10</text:p>
          </table:table-cell>
          <table:table-cell table:number-columns-repeated="3" office:value-type="float" office:value="0.0656488082104594" calcext:value-type="float">
            <text:p>0.0656488082104594</text:p>
          </table:table-cell>
          <table:table-cell office:value-type="float" office:value="0.00283002853393555" calcext:value-type="float">
            <text:p>0.00283002853393555</text:p>
          </table:table-cell>
          <table:table-cell office:value-type="float" office:value="0.00907516479492188" calcext:value-type="float">
            <text:p>0.00907516479492188</text:p>
          </table:table-cell>
          <table:table-cell office:value-type="float" office:value="0.00401020050048828" calcext:value-type="float">
            <text:p>0.00401020050048828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113</text:p>
          </table:table-cell>
          <table:table-cell table:number-columns-repeated="2" office:value-type="float" office:value="0.0360395427290918" calcext:value-type="float">
            <text:p>0.0360395427290918</text:p>
          </table:table-cell>
          <table:table-cell office:value-type="float" office:value="0.0435222598231742" calcext:value-type="float">
            <text:p>0.0435222598231742</text:p>
          </table:table-cell>
          <table:table-cell office:value-type="float" office:value="0.00192832946777344" calcext:value-type="float">
            <text:p>0.00192832946777344</text:p>
          </table:table-cell>
          <table:table-cell office:value-type="float" office:value="0.00422453880310059" calcext:value-type="float">
            <text:p>0.00422453880310059</text:p>
          </table:table-cell>
          <table:table-cell office:value-type="float" office:value="0.00568413734436035" calcext:value-type="float">
            <text:p>0.00568413734436035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.00748271709408233" calcext:value-type="float">
            <text:p>0.00748271709408233</text:p>
          </table:table-cell>
          <table:table-cell table:formula="of:=IF([.J64]=&quot;&quot;;&quot;&quot;;[.J64]/[.B64])" office:value-type="float" office:value="0.207625195200996" calcext:value-type="float">
            <text:p>0.207625195200996</text:p>
          </table:table-cell>
        </table:table-row>
        <table:table-row table:style-name="ro1">
          <table:table-cell office:value-type="string" calcext:value-type="string">
            <text:p>25-211</text:p>
          </table:table-cell>
          <table:table-cell table:number-columns-repeated="3" office:value-type="float" office:value="0.0235829928361826" calcext:value-type="float">
            <text:p>0.0235829928361826</text:p>
          </table:table-cell>
          <table:table-cell office:value-type="float" office:value="0.000699043273925781" calcext:value-type="float">
            <text:p>0.000699043273925781</text:p>
          </table:table-cell>
          <table:table-cell office:value-type="float" office:value="0.00252318382263184" calcext:value-type="float">
            <text:p>0.00252318382263184</text:p>
          </table:table-cell>
          <table:table-cell office:value-type="float" office:value="0.00228762626647949" calcext:value-type="float">
            <text:p>0.00228762626647949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-97</text:p>
          </table:table-cell>
          <table:table-cell table:number-columns-repeated="2" office:value-type="float" office:value="0.0419628693324863" calcext:value-type="float">
            <text:p>0.0419628693324863</text:p>
          </table:table-cell>
          <table:table-cell office:value-type="float" office:value="0" calcext:value-type="float">
            <text:p>0</text:p>
          </table:table-cell>
          <table:table-cell office:value-type="float" office:value="0.00388026237487793" calcext:value-type="float">
            <text:p>0.00388026237487793</text:p>
          </table:table-cell>
          <table:table-cell office:value-type="float" office:value="0.00746846199035645" calcext:value-type="float">
            <text:p>0.00746846199035645</text:p>
          </table:table-cell>
          <table:table-cell office:value-type="float" office:value="1.00058817863464" calcext:value-type="float">
            <text:p>1.00058817863464</text:p>
          </table:table-cell>
          <table:table-cell/>
          <table:table-cell table:formula="of:=IF([.D66]&gt;0;1;0)" office:value-type="float" office:value="0" calcext:value-type="float">
            <text:p>0</text:p>
          </table:table-cell>
          <table:table-cell table:formula="of:=IF([.D66]&gt;0;[.D66]-[.B66];&quot;&quot;)">
            <text:p/>
          </table:table-cell>
          <table:table-cell table:formula="of:=IF([.J66]=&quot;&quot;;&quot;&quot;;[.J66]/[.B66])">
            <text:p/>
          </table:table-cell>
        </table:table-row>
        <table:table-row table:style-name="ro1">
          <table:table-cell office:value-type="string" calcext:value-type="string">
            <text:p>202-32</text:p>
          </table:table-cell>
          <table:table-cell table:number-columns-repeated="3" office:value-type="float" office:value="0.0251333016391178" calcext:value-type="float">
            <text:p>0.0251333016391178</text:p>
          </table:table-cell>
          <table:table-cell office:value-type="float" office:value="0.00191259384155273" calcext:value-type="float">
            <text:p>0.00191259384155273</text:p>
          </table:table-cell>
          <table:table-cell office:value-type="float" office:value="0.00107002258300781" calcext:value-type="float">
            <text:p>0.00107002258300781</text:p>
          </table:table-cell>
          <table:table-cell office:value-type="float" office:value="0.00215625762939453" calcext:value-type="float">
            <text:p>0.00215625762939453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8</text:p>
          </table:table-cell>
          <table:table-cell table:number-columns-repeated="3" office:value-type="float" office:value="0.0585084262493517" calcext:value-type="float">
            <text:p>0.0585084262493517</text:p>
          </table:table-cell>
          <table:table-cell office:value-type="float" office:value="0.00178718566894531" calcext:value-type="float">
            <text:p>0.00178718566894531</text:p>
          </table:table-cell>
          <table:table-cell office:value-type="float" office:value="0.0082390308380127" calcext:value-type="float">
            <text:p>0.0082390308380127</text:p>
          </table:table-cell>
          <table:table-cell office:value-type="float" office:value="0.00730562210083008" calcext:value-type="float">
            <text:p>0.00730562210083008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-215</text:p>
          </table:table-cell>
          <table:table-cell table:number-columns-repeated="3" office:value-type="float" office:value="0.0403613418471938" calcext:value-type="float">
            <text:p>0.0403613418471938</text:p>
          </table:table-cell>
          <table:table-cell office:value-type="float" office:value="0.00142097473144531" calcext:value-type="float">
            <text:p>0.00142097473144531</text:p>
          </table:table-cell>
          <table:table-cell office:value-type="float" office:value="0.00376796722412109" calcext:value-type="float">
            <text:p>0.00376796722412109</text:p>
          </table:table-cell>
          <table:table-cell office:value-type="float" office:value="0.00500798225402832" calcext:value-type="float">
            <text:p>0.00500798225402832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-194</text:p>
          </table:table-cell>
          <table:table-cell table:number-columns-repeated="2" office:value-type="float" office:value="0.055165784508417" calcext:value-type="float">
            <text:p>0.055165784508417</text:p>
          </table:table-cell>
          <table:table-cell office:value-type="float" office:value="0.0558153732812748" calcext:value-type="float">
            <text:p>0.0558153732812748</text:p>
          </table:table-cell>
          <table:table-cell office:value-type="float" office:value="0.0038144588470459" calcext:value-type="float">
            <text:p>0.0038144588470459</text:p>
          </table:table-cell>
          <table:table-cell office:value-type="float" office:value="0.00443768501281738" calcext:value-type="float">
            <text:p>0.00443768501281738</text:p>
          </table:table-cell>
          <table:table-cell office:value-type="float" office:value="0.0069890022277832" calcext:value-type="float">
            <text:p>0.0069890022277832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.000649588772857812" calcext:value-type="float">
            <text:p>0.000649588772857812</text:p>
          </table:table-cell>
          <table:table-cell table:formula="of:=IF([.J70]=&quot;&quot;;&quot;&quot;;[.J70]/[.B70])" office:value-type="float" office:value="0.0117752113678126" calcext:value-type="float">
            <text:p>0.0117752113678126</text:p>
          </table:table-cell>
        </table:table-row>
        <table:table-row table:style-name="ro1">
          <table:table-cell office:value-type="string" calcext:value-type="string">
            <text:p>197-166</text:p>
          </table:table-cell>
          <table:table-cell table:number-columns-repeated="3" office:value-type="float" office:value="0.0288334416550031" calcext:value-type="float">
            <text:p>0.0288334416550031</text:p>
          </table:table-cell>
          <table:table-cell office:value-type="float" office:value="0.000935554504394531" calcext:value-type="float">
            <text:p>0.000935554504394531</text:p>
          </table:table-cell>
          <table:table-cell office:value-type="float" office:value="0.00325942039489746" calcext:value-type="float">
            <text:p>0.00325942039489746</text:p>
          </table:table-cell>
          <table:table-cell office:value-type="float" office:value="0.00123929977416992" calcext:value-type="float">
            <text:p>0.00123929977416992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158</text:p>
          </table:table-cell>
          <table:table-cell table:number-columns-repeated="3" office:value-type="float" office:value="0.0382992408966668" calcext:value-type="float">
            <text:p>0.0382992408966668</text:p>
          </table:table-cell>
          <table:table-cell office:value-type="float" office:value="0.0050346851348877" calcext:value-type="float">
            <text:p>0.0050346851348877</text:p>
          </table:table-cell>
          <table:table-cell office:value-type="float" office:value="0.00420737266540527" calcext:value-type="float">
            <text:p>0.00420737266540527</text:p>
          </table:table-cell>
          <table:table-cell office:value-type="float" office:value="0.00528120994567871" calcext:value-type="float">
            <text:p>0.00528120994567871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44</text:p>
          </table:table-cell>
          <table:table-cell table:number-columns-repeated="3" office:value-type="float" office:value="0.0330604582065943" calcext:value-type="float">
            <text:p>0.0330604582065943</text:p>
          </table:table-cell>
          <table:table-cell office:value-type="float" office:value="0.0030517578125" calcext:value-type="float">
            <text:p>0.0030517578125</text:p>
          </table:table-cell>
          <table:table-cell office:value-type="float" office:value="0.00278019905090332" calcext:value-type="float">
            <text:p>0.00278019905090332</text:p>
          </table:table-cell>
          <table:table-cell office:value-type="float" office:value="0.00130057334899902" calcext:value-type="float">
            <text:p>0.00130057334899902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48</text:p>
          </table:table-cell>
          <table:table-cell table:number-columns-repeated="2" office:value-type="float" office:value="0.0420823468288569" calcext:value-type="float">
            <text:p>0.0420823468288569</text:p>
          </table:table-cell>
          <table:table-cell office:value-type="float" office:value="0.0687337290701683" calcext:value-type="float">
            <text:p>0.0687337290701683</text:p>
          </table:table-cell>
          <table:table-cell office:value-type="float" office:value="0.000855207443237305" calcext:value-type="float">
            <text:p>0.000855207443237305</text:p>
          </table:table-cell>
          <table:table-cell office:value-type="float" office:value="0.00865936279296875" calcext:value-type="float">
            <text:p>0.00865936279296875</text:p>
          </table:table-cell>
          <table:table-cell office:value-type="float" office:value="0.00260066986083984" calcext:value-type="float">
            <text:p>0.00260066986083984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266513822413114" calcext:value-type="float">
            <text:p>0.0266513822413114</text:p>
          </table:table-cell>
          <table:table-cell table:formula="of:=IF([.J74]=&quot;&quot;;&quot;&quot;;[.J74]/[.B74])" office:value-type="float" office:value="0.633315018045425" calcext:value-type="float">
            <text:p>0.633315018045425</text:p>
          </table:table-cell>
        </table:table-row>
        <table:table-row table:style-name="ro1">
          <table:table-cell office:value-type="string" calcext:value-type="string">
            <text:p>134-175</text:p>
          </table:table-cell>
          <table:table-cell table:number-columns-repeated="3" office:value-type="float" office:value="0.0540041687958015" calcext:value-type="float">
            <text:p>0.0540041687958015</text:p>
          </table:table-cell>
          <table:table-cell office:value-type="float" office:value="0.00385522842407227" calcext:value-type="float">
            <text:p>0.00385522842407227</text:p>
          </table:table-cell>
          <table:table-cell office:value-type="float" office:value="0.00744533538818359" calcext:value-type="float">
            <text:p>0.00744533538818359</text:p>
          </table:table-cell>
          <table:table-cell office:value-type="float" office:value="0.00206923484802246" calcext:value-type="float">
            <text:p>0.00206923484802246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-52</text:p>
          </table:table-cell>
          <table:table-cell table:number-columns-repeated="2" office:value-type="float" office:value="0.0407069982149921" calcext:value-type="float">
            <text:p>0.0407069982149921</text:p>
          </table:table-cell>
          <table:table-cell office:value-type="float" office:value="0" calcext:value-type="float">
            <text:p>0</text:p>
          </table:table-cell>
          <table:table-cell office:value-type="float" office:value="0.00209331512451172" calcext:value-type="float">
            <text:p>0.00209331512451172</text:p>
          </table:table-cell>
          <table:table-cell office:value-type="float" office:value="0.00649619102478027" calcext:value-type="float">
            <text:p>0.00649619102478027</text:p>
          </table:table-cell>
          <table:table-cell office:value-type="float" office:value="1.00007820129395" calcext:value-type="float">
            <text:p>1.00007820129395</text:p>
          </table:table-cell>
          <table:table-cell/>
          <table:table-cell table:formula="of:=IF([.D76]&gt;0;1;0)" office:value-type="float" office:value="0" calcext:value-type="float">
            <text:p>0</text:p>
          </table:table-cell>
          <table:table-cell table:style-name="ce2" table:formula="of:=IF([.D76]&gt;0;[.D76]-[.B76];&quot;&quot;)">
            <text:p/>
          </table:table-cell>
          <table:table-cell table:style-name="ce2" table:formula="of:=IF([.J76]=&quot;&quot;;&quot;&quot;;[.J76]/[.B76])">
            <text:p/>
          </table:table-cell>
        </table:table-row>
        <table:table-row table:style-name="ro1">
          <table:table-cell office:value-type="string" calcext:value-type="string">
            <text:p>32-144</text:p>
          </table:table-cell>
          <table:table-cell table:number-columns-repeated="2" office:value-type="float" office:value="0.0588513648626344" calcext:value-type="float">
            <text:p>0.0588513648626344</text:p>
          </table:table-cell>
          <table:table-cell office:value-type="float" office:value="0.0676787171178812" calcext:value-type="float">
            <text:p>0.0676787171178812</text:p>
          </table:table-cell>
          <table:table-cell office:value-type="float" office:value="0.0019683837890625" calcext:value-type="float">
            <text:p>0.0019683837890625</text:p>
          </table:table-cell>
          <table:table-cell office:value-type="float" office:value="0.0046849250793457" calcext:value-type="float">
            <text:p>0.0046849250793457</text:p>
          </table:table-cell>
          <table:table-cell office:value-type="float" office:value="0.0105006694793701" calcext:value-type="float">
            <text:p>0.0105006694793701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0882735225524678" calcext:value-type="float">
            <text:p>0.00882735225524678</text:p>
          </table:table-cell>
          <table:table-cell table:formula="of:=IF([.J77]=&quot;&quot;;&quot;&quot;;[.J77]/[.B77])" office:value-type="float" office:value="0.149994010773595" calcext:value-type="float">
            <text:p>0.149994010773595</text:p>
          </table:table-cell>
        </table:table-row>
        <table:table-row table:style-name="ro1">
          <table:table-cell office:value-type="string" calcext:value-type="string">
            <text:p>247-220</text:p>
          </table:table-cell>
          <table:table-cell table:number-columns-repeated="3" office:value-type="float" office:value="0.0323760661484483" calcext:value-type="float">
            <text:p>0.0323760661484483</text:p>
          </table:table-cell>
          <table:table-cell office:value-type="float" office:value="0.00197744369506836" calcext:value-type="float">
            <text:p>0.00197744369506836</text:p>
          </table:table-cell>
          <table:table-cell office:value-type="float" office:value="0.00257563591003418" calcext:value-type="float">
            <text:p>0.00257563591003418</text:p>
          </table:table-cell>
          <table:table-cell office:value-type="float" office:value="0.00768017768859863" calcext:value-type="float">
            <text:p>0.00768017768859863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0-175</text:p>
          </table:table-cell>
          <table:table-cell table:number-columns-repeated="2" office:value-type="float" office:value="0.0696908546100468" calcext:value-type="float">
            <text:p>0.0696908546100468</text:p>
          </table:table-cell>
          <table:table-cell office:value-type="float" office:value="0.0966590055103784" calcext:value-type="float">
            <text:p>0.0966590055103784</text:p>
          </table:table-cell>
          <table:table-cell office:value-type="float" office:value="0.00279569625854492" calcext:value-type="float">
            <text:p>0.00279569625854492</text:p>
          </table:table-cell>
          <table:table-cell office:value-type="float" office:value="0.00973248481750488" calcext:value-type="float">
            <text:p>0.00973248481750488</text:p>
          </table:table-cell>
          <table:table-cell office:value-type="float" office:value="0.0109000205993652" calcext:value-type="float">
            <text:p>0.0109000205993652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269681509003317" calcext:value-type="float">
            <text:p>0.0269681509003317</text:p>
          </table:table-cell>
          <table:table-cell table:formula="of:=IF([.J79]=&quot;&quot;;&quot;&quot;;[.J79]/[.B79])" office:value-type="float" office:value="0.386968290907483" calcext:value-type="float">
            <text:p>0.386968290907483</text:p>
          </table:table-cell>
        </table:table-row>
        <table:table-row table:style-name="ro1">
          <table:table-cell office:value-type="string" calcext:value-type="string">
            <text:p>241-83</text:p>
          </table:table-cell>
          <table:table-cell table:number-columns-repeated="3" office:value-type="float" office:value="0.0317899113044428" calcext:value-type="float">
            <text:p>0.0317899113044428</text:p>
          </table:table-cell>
          <table:table-cell office:value-type="float" office:value="0.00137042999267578" calcext:value-type="float">
            <text:p>0.00137042999267578</text:p>
          </table:table-cell>
          <table:table-cell office:value-type="float" office:value="0.00278615951538086" calcext:value-type="float">
            <text:p>0.00278615951538086</text:p>
          </table:table-cell>
          <table:table-cell office:value-type="float" office:value="0.00449681282043457" calcext:value-type="float">
            <text:p>0.00449681282043457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" calcext:value-type="float">
            <text:p>0</text:p>
          </table:table-cell>
          <table:table-cell table:formula="of:=IF([.J80]=&quot;&quot;;&quot;&quot;;[.J80]/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-200</text:p>
          </table:table-cell>
          <table:table-cell table:number-columns-repeated="2" office:value-type="float" office:value="0.0364749309650595" calcext:value-type="float">
            <text:p>0.0364749309650595</text:p>
          </table:table-cell>
          <table:table-cell office:value-type="float" office:value="0" calcext:value-type="float">
            <text:p>0</text:p>
          </table:table-cell>
          <table:table-cell office:value-type="float" office:value="0.00353598594665527" calcext:value-type="float">
            <text:p>0.00353598594665527</text:p>
          </table:table-cell>
          <table:table-cell office:value-type="float" office:value="0.00284600257873535" calcext:value-type="float">
            <text:p>0.00284600257873535</text:p>
          </table:table-cell>
          <table:table-cell office:value-type="float" office:value="1.00064873695374" calcext:value-type="float">
            <text:p>1.00064873695374</text:p>
          </table:table-cell>
          <table:table-cell/>
          <table:table-cell table:formula="of:=IF([.D81]&gt;0;1;0)" office:value-type="float" office:value="0" calcext:value-type="float">
            <text:p>0</text:p>
          </table:table-cell>
          <table:table-cell table:formula="of:=IF([.D81]&gt;0;[.D81]-[.B81];&quot;&quot;)">
            <text:p/>
          </table:table-cell>
          <table:table-cell table:formula="of:=IF([.J81]=&quot;&quot;;&quot;&quot;;[.J81]/[.B81])">
            <text:p/>
          </table:table-cell>
        </table:table-row>
        <table:table-row table:style-name="ro1">
          <table:table-cell office:value-type="string" calcext:value-type="string">
            <text:p>153-204</text:p>
          </table:table-cell>
          <table:table-cell table:number-columns-repeated="3" office:value-type="float" office:value="0.0748138602359035" calcext:value-type="float">
            <text:p>0.0748138602359035</text:p>
          </table:table-cell>
          <table:table-cell office:value-type="float" office:value="0.0030825138092041" calcext:value-type="float">
            <text:p>0.0030825138092041</text:p>
          </table:table-cell>
          <table:table-cell office:value-type="float" office:value="0.00870013236999512" calcext:value-type="float">
            <text:p>0.00870013236999512</text:p>
          </table:table-cell>
          <table:table-cell office:value-type="float" office:value="0.00815916061401367" calcext:value-type="float">
            <text:p>0.00815916061401367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33</text:p>
          </table:table-cell>
          <table:table-cell table:number-columns-repeated="2" office:value-type="float" office:value="0.0378553485287654" calcext:value-type="float">
            <text:p>0.0378553485287654</text:p>
          </table:table-cell>
          <table:table-cell office:value-type="float" office:value="0.0471201919100782" calcext:value-type="float">
            <text:p>0.0471201919100782</text:p>
          </table:table-cell>
          <table:table-cell office:value-type="float" office:value="0.0024106502532959" calcext:value-type="float">
            <text:p>0.0024106502532959</text:p>
          </table:table-cell>
          <table:table-cell office:value-type="float" office:value="0.00350046157836914" calcext:value-type="float">
            <text:p>0.00350046157836914</text:p>
          </table:table-cell>
          <table:table-cell office:value-type="float" office:value="0.00510787963867188" calcext:value-type="float">
            <text:p>0.00510787963867188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926484338131284" calcext:value-type="float">
            <text:p>0.00926484338131284</text:p>
          </table:table-cell>
          <table:table-cell table:formula="of:=IF([.J83]=&quot;&quot;;&quot;&quot;;[.J83]/[.B83])" office:value-type="float" office:value="0.244743312144457" calcext:value-type="float">
            <text:p>0.244743312144457</text:p>
          </table:table-cell>
        </table:table-row>
        <table:table-row table:style-name="ro1">
          <table:table-cell office:value-type="string" calcext:value-type="string">
            <text:p>214-1</text:p>
          </table:table-cell>
          <table:table-cell table:number-columns-repeated="2" office:value-type="float" office:value="0.037687394539076" calcext:value-type="float">
            <text:p>0.037687394539076</text:p>
          </table:table-cell>
          <table:table-cell office:value-type="float" office:value="0.115612204096087" calcext:value-type="float">
            <text:p>0.115612204096087</text:p>
          </table:table-cell>
          <table:table-cell office:value-type="float" office:value="0.00140118598937988" calcext:value-type="float">
            <text:p>0.00140118598937988</text:p>
          </table:table-cell>
          <table:table-cell office:value-type="float" office:value="0.00109672546386719" calcext:value-type="float">
            <text:p>0.00109672546386719</text:p>
          </table:table-cell>
          <table:table-cell office:value-type="float" office:value="0.0158684253692627" calcext:value-type="float">
            <text:p>0.0158684253692627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.0779248095570112" calcext:value-type="float">
            <text:p>0.0779248095570112</text:p>
          </table:table-cell>
          <table:table-cell table:formula="of:=IF([.J84]=&quot;&quot;;&quot;&quot;;[.J84]/[.B84])" office:value-type="float" office:value="2.06766242426802" calcext:value-type="float">
            <text:p>2.06766242426802</text:p>
          </table:table-cell>
        </table:table-row>
        <table:table-row table:style-name="ro1">
          <table:table-cell office:value-type="string" calcext:value-type="string">
            <text:p>25-221</text:p>
          </table:table-cell>
          <table:table-cell table:number-columns-repeated="3" office:value-type="float" office:value="0.0321251057757772" calcext:value-type="float">
            <text:p>0.0321251057757772</text:p>
          </table:table-cell>
          <table:table-cell office:value-type="float" office:value="0.000899076461791992" calcext:value-type="float">
            <text:p>0.000899076461791992</text:p>
          </table:table-cell>
          <table:table-cell office:value-type="float" office:value="0.00667524337768555" calcext:value-type="float">
            <text:p>0.00667524337768555</text:p>
          </table:table-cell>
          <table:table-cell office:value-type="float" office:value="0.00575447082519531" calcext:value-type="float">
            <text:p>0.00575447082519531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-157</text:p>
          </table:table-cell>
          <table:table-cell table:number-columns-repeated="2" office:value-type="float" office:value="0.049699668444971" calcext:value-type="float">
            <text:p>0.049699668444971</text:p>
          </table:table-cell>
          <table:table-cell office:value-type="float" office:value="0.0640357533614234" calcext:value-type="float">
            <text:p>0.0640357533614234</text:p>
          </table:table-cell>
          <table:table-cell office:value-type="float" office:value="0.00390052795410156" calcext:value-type="float">
            <text:p>0.00390052795410156</text:p>
          </table:table-cell>
          <table:table-cell office:value-type="float" office:value="0.00720906257629395" calcext:value-type="float">
            <text:p>0.00720906257629395</text:p>
          </table:table-cell>
          <table:table-cell office:value-type="float" office:value="0.00926899909973145" calcext:value-type="float">
            <text:p>0.00926899909973145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143360849164524" calcext:value-type="float">
            <text:p>0.0143360849164524</text:p>
          </table:table-cell>
          <table:table-cell table:formula="of:=IF([.J86]=&quot;&quot;;&quot;&quot;;[.J86]/[.B86])" office:value-type="float" office:value="0.2884543371215" calcext:value-type="float">
            <text:p>0.2884543371215</text:p>
          </table:table-cell>
        </table:table-row>
        <table:table-row table:style-name="ro1">
          <table:table-cell office:value-type="string" calcext:value-type="string">
            <text:p>84-219</text:p>
          </table:table-cell>
          <table:table-cell table:number-columns-repeated="2" office:value-type="float" office:value="0.0375143021578528" calcext:value-type="float">
            <text:p>0.0375143021578528</text:p>
          </table:table-cell>
          <table:table-cell office:value-type="float" office:value="0.100554904996659" calcext:value-type="float">
            <text:p>0.100554904996659</text:p>
          </table:table-cell>
          <table:table-cell office:value-type="float" office:value="0.00219440460205078" calcext:value-type="float">
            <text:p>0.00219440460205078</text:p>
          </table:table-cell>
          <table:table-cell office:value-type="float" office:value="0.00232768058776855" calcext:value-type="float">
            <text:p>0.00232768058776855</text:p>
          </table:table-cell>
          <table:table-cell office:value-type="float" office:value="0.00932574272155762" calcext:value-type="float">
            <text:p>0.00932574272155762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630406028388066" calcext:value-type="float">
            <text:p>0.0630406028388066</text:p>
          </table:table-cell>
          <table:table-cell table:formula="of:=IF([.J87]=&quot;&quot;;&quot;&quot;;[.J87]/[.B87])" office:value-type="float" office:value="1.6804418371837" calcext:value-type="float">
            <text:p>1.6804418371837</text:p>
          </table:table-cell>
        </table:table-row>
        <table:table-row table:style-name="ro1">
          <table:table-cell office:value-type="string" calcext:value-type="string">
            <text:p>46-77</text:p>
          </table:table-cell>
          <table:table-cell table:number-columns-repeated="2" office:value-type="float" office:value="0.0552573679177582" calcext:value-type="float">
            <text:p>0.0552573679177582</text:p>
          </table:table-cell>
          <table:table-cell office:value-type="float" office:value="0.0773173604300897" calcext:value-type="float">
            <text:p>0.0773173604300897</text:p>
          </table:table-cell>
          <table:table-cell office:value-type="float" office:value="0.00222969055175781" calcext:value-type="float">
            <text:p>0.00222969055175781</text:p>
          </table:table-cell>
          <table:table-cell office:value-type="float" office:value="0.00951170921325684" calcext:value-type="float">
            <text:p>0.00951170921325684</text:p>
          </table:table-cell>
          <table:table-cell office:value-type="float" office:value="0.0115475654602051" calcext:value-type="float">
            <text:p>0.0115475654602051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style-name="ce2" table:formula="of:=IF([.D88]&gt;0;[.D88]-[.B88];&quot;&quot;)" office:value-type="float" office:value="0.0220599925123316" calcext:value-type="float">
            <text:p>0.0220599925123316</text:p>
          </table:table-cell>
          <table:table-cell table:style-name="ce2" table:formula="of:=IF([.J88]=&quot;&quot;;&quot;&quot;;[.J88]/[.B88])" office:value-type="float" office:value="0.399222643850218" calcext:value-type="float">
            <text:p>0.399222643850218</text:p>
          </table:table-cell>
        </table:table-row>
        <table:table-row table:style-name="ro1">
          <table:table-cell office:value-type="string" calcext:value-type="string">
            <text:p>2-35</text:p>
          </table:table-cell>
          <table:table-cell table:number-columns-repeated="3" office:value-type="float" office:value="0.0267823873530474" calcext:value-type="float">
            <text:p>0.0267823873530474</text:p>
          </table:table-cell>
          <table:table-cell office:value-type="float" office:value="0.00244688987731934" calcext:value-type="float">
            <text:p>0.00244688987731934</text:p>
          </table:table-cell>
          <table:table-cell office:value-type="float" office:value="0.00206732749938965" calcext:value-type="float">
            <text:p>0.00206732749938965</text:p>
          </table:table-cell>
          <table:table-cell office:value-type="float" office:value="0.00469112396240234" calcext:value-type="float">
            <text:p>0.00469112396240234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11</text:p>
          </table:table-cell>
          <table:table-cell table:number-columns-repeated="3" office:value-type="float" office:value="0.0678330616818546" calcext:value-type="float">
            <text:p>0.0678330616818546</text:p>
          </table:table-cell>
          <table:table-cell office:value-type="float" office:value="0.00287818908691406" calcext:value-type="float">
            <text:p>0.00287818908691406</text:p>
          </table:table-cell>
          <table:table-cell office:value-type="float" office:value="0.00949859619140625" calcext:value-type="float">
            <text:p>0.00949859619140625</text:p>
          </table:table-cell>
          <table:table-cell office:value-type="float" office:value="0.00881338119506836" calcext:value-type="float">
            <text:p>0.00881338119506836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6-121</text:p>
          </table:table-cell>
          <table:table-cell table:number-columns-repeated="2" office:value-type="float" office:value="0.0528969474605105" calcext:value-type="float">
            <text:p>0.0528969474605105</text:p>
          </table:table-cell>
          <table:table-cell office:value-type="float" office:value="0.0987109647049115" calcext:value-type="float">
            <text:p>0.0987109647049115</text:p>
          </table:table-cell>
          <table:table-cell office:value-type="float" office:value="0.00218725204467773" calcext:value-type="float">
            <text:p>0.00218725204467773</text:p>
          </table:table-cell>
          <table:table-cell office:value-type="float" office:value="0.00751590728759766" calcext:value-type="float">
            <text:p>0.00751590728759766</text:p>
          </table:table-cell>
          <table:table-cell office:value-type="float" office:value="0.00910592079162598" calcext:value-type="float">
            <text:p>0.00910592079162598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0458140172444009" calcext:value-type="float">
            <text:p>0.0458140172444009</text:p>
          </table:table-cell>
          <table:table-cell table:formula="of:=IF([.J91]=&quot;&quot;;&quot;&quot;;[.J91]/[.B91])" office:value-type="float" office:value="0.866099452687752" calcext:value-type="float">
            <text:p>0.866099452687752</text:p>
          </table:table-cell>
        </table:table-row>
        <table:table-row table:style-name="ro1">
          <table:table-cell office:value-type="string" calcext:value-type="string">
            <text:p>49-197</text:p>
          </table:table-cell>
          <table:table-cell table:number-columns-repeated="2" office:value-type="float" office:value="0.0471429248655551" calcext:value-type="float">
            <text:p>0.0471429248655551</text:p>
          </table:table-cell>
          <table:table-cell office:value-type="float" office:value="0" calcext:value-type="float">
            <text:p>0</text:p>
          </table:table-cell>
          <table:table-cell office:value-type="float" office:value="0.00191378593444824" calcext:value-type="float">
            <text:p>0.00191378593444824</text:p>
          </table:table-cell>
          <table:table-cell office:value-type="float" office:value="0.00524377822875977" calcext:value-type="float">
            <text:p>0.00524377822875977</text:p>
          </table:table-cell>
          <table:table-cell office:value-type="float" office:value="1.00114178657532" calcext:value-type="float">
            <text:p>1.00114178657532</text:p>
          </table:table-cell>
          <table:table-cell/>
          <table:table-cell table:formula="of:=IF([.D92]&gt;0;1;0)" office:value-type="float" office:value="0" calcext:value-type="float">
            <text:p>0</text:p>
          </table:table-cell>
          <table:table-cell table:formula="of:=IF([.D92]&gt;0;[.D92]-[.B92];&quot;&quot;)">
            <text:p/>
          </table:table-cell>
          <table:table-cell table:formula="of:=IF([.J92]=&quot;&quot;;&quot;&quot;;[.J92]/[.B92])">
            <text:p/>
          </table:table-cell>
        </table:table-row>
        <table:table-row table:style-name="ro1">
          <table:table-cell office:value-type="string" calcext:value-type="string">
            <text:p>22-145</text:p>
          </table:table-cell>
          <table:table-cell table:number-columns-repeated="3" office:value-type="float" office:value="0.0184772364834247" calcext:value-type="float">
            <text:p>0.0184772364834247</text:p>
          </table:table-cell>
          <table:table-cell office:value-type="float" office:value="0.000693082809448242" calcext:value-type="float">
            <text:p>0.000693082809448242</text:p>
          </table:table-cell>
          <table:table-cell office:value-type="float" office:value="0.000715255737304688" calcext:value-type="float">
            <text:p>0.000715255737304688</text:p>
          </table:table-cell>
          <table:table-cell office:value-type="float" office:value="0.00200366973876953" calcext:value-type="float">
            <text:p>0.00200366973876953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-20</text:p>
          </table:table-cell>
          <table:table-cell table:number-columns-repeated="2" office:value-type="float" office:value="0.0501647564613849" calcext:value-type="float">
            <text:p>0.0501647564613849</text:p>
          </table:table-cell>
          <table:table-cell office:value-type="float" office:value="0.0755667558460322" calcext:value-type="float">
            <text:p>0.0755667558460322</text:p>
          </table:table-cell>
          <table:table-cell office:value-type="float" office:value="0.00287151336669922" calcext:value-type="float">
            <text:p>0.00287151336669922</text:p>
          </table:table-cell>
          <table:table-cell office:value-type="float" office:value="0.00616908073425293" calcext:value-type="float">
            <text:p>0.00616908073425293</text:p>
          </table:table-cell>
          <table:table-cell office:value-type="float" office:value="0.00942683219909668" calcext:value-type="float">
            <text:p>0.00942683219909668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.0254019993846474" calcext:value-type="float">
            <text:p>0.0254019993846474</text:p>
          </table:table-cell>
          <table:table-cell table:formula="of:=IF([.J94]=&quot;&quot;;&quot;&quot;;[.J94]/[.B94])" office:value-type="float" office:value="0.506371428399159" calcext:value-type="float">
            <text:p>0.506371428399159</text:p>
          </table:table-cell>
        </table:table-row>
        <table:table-row table:style-name="ro1">
          <table:table-cell office:value-type="string" calcext:value-type="string">
            <text:p>129-142</text:p>
          </table:table-cell>
          <table:table-cell table:number-columns-repeated="2" office:value-type="float" office:value="0.0282450818012017" calcext:value-type="float">
            <text:p>0.0282450818012017</text:p>
          </table:table-cell>
          <table:table-cell office:value-type="float" office:value="0.0657978080379025" calcext:value-type="float">
            <text:p>0.0657978080379025</text:p>
          </table:table-cell>
          <table:table-cell office:value-type="float" office:value="0.0016319751739502" calcext:value-type="float">
            <text:p>0.0016319751739502</text:p>
          </table:table-cell>
          <table:table-cell office:value-type="float" office:value="0.000497579574584961" calcext:value-type="float">
            <text:p>0.000497579574584961</text:p>
          </table:table-cell>
          <table:table-cell office:value-type="float" office:value="0.00777626037597656" calcext:value-type="float">
            <text:p>0.00777626037597656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375527262367008" calcext:value-type="float">
            <text:p>0.0375527262367008</text:p>
          </table:table-cell>
          <table:table-cell table:formula="of:=IF([.J95]=&quot;&quot;;&quot;&quot;;[.J95]/[.B95])" office:value-type="float" office:value="1.32953150927335" calcext:value-type="float">
            <text:p>1.32953150927335</text:p>
          </table:table-cell>
        </table:table-row>
        <table:table-row table:style-name="ro1">
          <table:table-cell office:value-type="string" calcext:value-type="string">
            <text:p>66-8</text:p>
          </table:table-cell>
          <table:table-cell table:number-columns-repeated="3" office:value-type="float" office:value="0.0364129342751869" calcext:value-type="float">
            <text:p>0.0364129342751869</text:p>
          </table:table-cell>
          <table:table-cell office:value-type="float" office:value="0.00159144401550293" calcext:value-type="float">
            <text:p>0.00159144401550293</text:p>
          </table:table-cell>
          <table:table-cell office:value-type="float" office:value="0.00150465965270996" calcext:value-type="float">
            <text:p>0.00150465965270996</text:p>
          </table:table-cell>
          <table:table-cell office:value-type="float" office:value="0.00422334671020508" calcext:value-type="float">
            <text:p>0.00422334671020508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-209</text:p>
          </table:table-cell>
          <table:table-cell table:number-columns-repeated="2" office:value-type="float" office:value="0.0471593695556" calcext:value-type="float">
            <text:p>0.0471593695556</text:p>
          </table:table-cell>
          <table:table-cell office:value-type="float" office:value="0.0510265017654222" calcext:value-type="float">
            <text:p>0.0510265017654222</text:p>
          </table:table-cell>
          <table:table-cell office:value-type="float" office:value="0.00197625160217285" calcext:value-type="float">
            <text:p>0.00197625160217285</text:p>
          </table:table-cell>
          <table:table-cell office:value-type="float" office:value="0.00284504890441895" calcext:value-type="float">
            <text:p>0.00284504890441895</text:p>
          </table:table-cell>
          <table:table-cell office:value-type="float" office:value="0.00384354591369629" calcext:value-type="float">
            <text:p>0.00384354591369629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.00386713220982227" calcext:value-type="float">
            <text:p>0.00386713220982227</text:p>
          </table:table-cell>
          <table:table-cell table:formula="of:=IF([.J97]=&quot;&quot;;&quot;&quot;;[.J97]/[.B97])" office:value-type="float" office:value="0.0820013551127522" calcext:value-type="float">
            <text:p>0.0820013551127522</text:p>
          </table:table-cell>
        </table:table-row>
        <table:table-row table:style-name="ro1">
          <table:table-cell office:value-type="string" calcext:value-type="string">
            <text:p>51-106</text:p>
          </table:table-cell>
          <table:table-cell table:number-columns-repeated="2" office:value-type="float" office:value="0.0249206339786812" calcext:value-type="float">
            <text:p>0.0249206339786812</text:p>
          </table:table-cell>
          <table:table-cell office:value-type="float" office:value="0.0357072917936252" calcext:value-type="float">
            <text:p>0.0357072917936252</text:p>
          </table:table-cell>
          <table:table-cell office:value-type="float" office:value="0.00164699554443359" calcext:value-type="float">
            <text:p>0.00164699554443359</text:p>
          </table:table-cell>
          <table:table-cell office:value-type="float" office:value="0.00137472152709961" calcext:value-type="float">
            <text:p>0.00137472152709961</text:p>
          </table:table-cell>
          <table:table-cell office:value-type="float" office:value="0.0037224292755127" calcext:value-type="float">
            <text:p>0.0037224292755127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10786657814944" calcext:value-type="float">
            <text:p>0.010786657814944</text:p>
          </table:table-cell>
          <table:table-cell table:formula="of:=IF([.J98]=&quot;&quot;;&quot;&quot;;[.J98]/[.B98])" office:value-type="float" office:value="0.432840425495262" calcext:value-type="float">
            <text:p>0.432840425495262</text:p>
          </table:table-cell>
        </table:table-row>
        <table:table-row table:style-name="ro1">
          <table:table-cell office:value-type="string" calcext:value-type="string">
            <text:p>212-48</text:p>
          </table:table-cell>
          <table:table-cell table:number-columns-repeated="2" office:value-type="float" office:value="0.0729692462654427" calcext:value-type="float">
            <text:p>0.0729692462654427</text:p>
          </table:table-cell>
          <table:table-cell office:value-type="float" office:value="0.113555365297149" calcext:value-type="float">
            <text:p>0.113555365297149</text:p>
          </table:table-cell>
          <table:table-cell office:value-type="float" office:value="0.00275540351867676" calcext:value-type="float">
            <text:p>0.00275540351867676</text:p>
          </table:table-cell>
          <table:table-cell office:value-type="float" office:value="0.00881743431091309" calcext:value-type="float">
            <text:p>0.00881743431091309</text:p>
          </table:table-cell>
          <table:table-cell office:value-type="float" office:value="0.00702881813049316" calcext:value-type="float">
            <text:p>0.00702881813049316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405861190317063" calcext:value-type="float">
            <text:p>0.0405861190317063</text:p>
          </table:table-cell>
          <table:table-cell table:formula="of:=IF([.J99]=&quot;&quot;;&quot;&quot;;[.J99]/[.B99])" office:value-type="float" office:value="0.556208555095455" calcext:value-type="float">
            <text:p>0.556208555095455</text:p>
          </table:table-cell>
        </table:table-row>
        <table:table-row table:style-name="ro1">
          <table:table-cell office:value-type="string" calcext:value-type="string">
            <text:p>74-169</text:p>
          </table:table-cell>
          <table:table-cell table:number-columns-repeated="3" office:value-type="float" office:value="0.0587298823137254" calcext:value-type="float">
            <text:p>0.0587298823137254</text:p>
          </table:table-cell>
          <table:table-cell office:value-type="float" office:value="0.00282454490661621" calcext:value-type="float">
            <text:p>0.00282454490661621</text:p>
          </table:table-cell>
          <table:table-cell office:value-type="float" office:value="0.00754642486572266" calcext:value-type="float">
            <text:p>0.00754642486572266</text:p>
          </table:table-cell>
          <table:table-cell office:value-type="float" office:value="0.00432181358337402" calcext:value-type="float">
            <text:p>0.00432181358337402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-112</text:p>
          </table:table-cell>
          <table:table-cell table:number-columns-repeated="3" office:value-type="float" office:value="0.046657405049277" calcext:value-type="float">
            <text:p>0.046657405049277</text:p>
          </table:table-cell>
          <table:table-cell office:value-type="float" office:value="0.00261473655700684" calcext:value-type="float">
            <text:p>0.00261473655700684</text:p>
          </table:table-cell>
          <table:table-cell office:value-type="float" office:value="0.00624966621398926" calcext:value-type="float">
            <text:p>0.00624966621398926</text:p>
          </table:table-cell>
          <table:table-cell office:value-type="float" office:value="0.00531554222106934" calcext:value-type="float">
            <text:p>0.00531554222106934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512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2-238</text:p>
          </table:table-cell>
          <table:table-cell table:number-columns-repeated="2" office:value-type="float" office:value="0.0202985689659738" calcext:value-type="float">
            <text:p>0.0202985689659738</text:p>
          </table:table-cell>
          <table:table-cell office:value-type="float" office:value="0.054693817973367" calcext:value-type="float">
            <text:p>0.054693817973367</text:p>
          </table:table-cell>
          <table:table-cell office:value-type="float" office:value="0.00228548049926758" calcext:value-type="float">
            <text:p>0.00228548049926758</text:p>
          </table:table-cell>
          <table:table-cell office:value-type="float" office:value="0.00459551811218262" calcext:value-type="float">
            <text:p>0.00459551811218262</text:p>
          </table:table-cell>
          <table:table-cell office:value-type="float" office:value="0.0139071941375732" calcext:value-type="float">
            <text:p>0.0139071941375732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343952490073932" calcext:value-type="float">
            <text:p>0.0343952490073932</text:p>
          </table:table-cell>
          <table:table-cell table:formula="of:=IF([.J2]=&quot;&quot;;&quot;&quot;;[.J2]/[.B2])" office:value-type="float" office:value="1.69446669196481" calcext:value-type="float">
            <text:p>1.69446669196481</text:p>
          </table:table-cell>
        </table:table-row>
        <table:table-row table:style-name="ro1">
          <table:table-cell office:value-type="string" calcext:value-type="string">
            <text:p>276-194</text:p>
          </table:table-cell>
          <table:table-cell table:number-columns-repeated="2" office:value-type="float" office:value="0.0339061693830307" calcext:value-type="float">
            <text:p>0.0339061693830307</text:p>
          </table:table-cell>
          <table:table-cell office:value-type="float" office:value="0.0483471638191078" calcext:value-type="float">
            <text:p>0.0483471638191078</text:p>
          </table:table-cell>
          <table:table-cell office:value-type="float" office:value="0.00800657272338867" calcext:value-type="float">
            <text:p>0.00800657272338867</text:p>
          </table:table-cell>
          <table:table-cell office:value-type="float" office:value="0.0267331600189209" calcext:value-type="float">
            <text:p>0.0267331600189209</text:p>
          </table:table-cell>
          <table:table-cell office:value-type="float" office:value="0.0121021270751953" calcext:value-type="float">
            <text:p>0.0121021270751953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style-name="ce2" table:formula="of:=IF([.D3]&gt;0;[.D3]-[.B3];&quot;&quot;)" office:value-type="float" office:value="0.014440994436077" calcext:value-type="float">
            <text:p>0.014440994436077</text:p>
          </table:table-cell>
          <table:table-cell table:style-name="ce2" table:formula="of:=IF([.J3]=&quot;&quot;;&quot;&quot;;[.J3]/[.B3])" office:value-type="float" office:value="0.425910525985411" calcext:value-type="float">
            <text:p>0.425910525985411</text:p>
          </table:table-cell>
        </table:table-row>
        <table:table-row table:style-name="ro1">
          <table:table-cell office:value-type="string" calcext:value-type="string">
            <text:p>242-28</text:p>
          </table:table-cell>
          <table:table-cell table:number-columns-repeated="3" office:value-type="float" office:value="0.0240129286287119" calcext:value-type="float">
            <text:p>0.0240129286287119</text:p>
          </table:table-cell>
          <table:table-cell office:value-type="float" office:value="0.00608086585998535" calcext:value-type="float">
            <text:p>0.00608086585998535</text:p>
          </table:table-cell>
          <table:table-cell office:value-type="float" office:value="0.023726224899292" calcext:value-type="float">
            <text:p>0.023726224899292</text:p>
          </table:table-cell>
          <table:table-cell office:value-type="float" office:value="0.00661563873291016" calcext:value-type="float">
            <text:p>0.00661563873291016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0-300</text:p>
          </table:table-cell>
          <table:table-cell table:number-columns-repeated="2" office:value-type="float" office:value="0.0283110187100413" calcext:value-type="float">
            <text:p>0.0283110187100413</text:p>
          </table:table-cell>
          <table:table-cell office:value-type="float" office:value="0.0374548139720775" calcext:value-type="float">
            <text:p>0.0374548139720775</text:p>
          </table:table-cell>
          <table:table-cell office:value-type="float" office:value="0.00635504722595215" calcext:value-type="float">
            <text:p>0.00635504722595215</text:p>
          </table:table-cell>
          <table:table-cell office:value-type="float" office:value="0.0247974395751953" calcext:value-type="float">
            <text:p>0.0247974395751953</text:p>
          </table:table-cell>
          <table:table-cell office:value-type="float" office:value="0.0095665454864502" calcext:value-type="float">
            <text:p>0.0095665454864502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0914379526203624" calcext:value-type="float">
            <text:p>0.00914379526203624</text:p>
          </table:table-cell>
          <table:table-cell table:formula="of:=IF([.J5]=&quot;&quot;;&quot;&quot;;[.J5]/[.B5])" office:value-type="float" office:value="0.322976553958941" calcext:value-type="float">
            <text:p>0.322976553958941</text:p>
          </table:table-cell>
        </table:table-row>
        <table:table-row table:style-name="ro1">
          <table:table-cell office:value-type="string" calcext:value-type="string">
            <text:p>73-60</text:p>
          </table:table-cell>
          <table:table-cell table:number-columns-repeated="3" office:value-type="float" office:value="0.0291839057352186" calcext:value-type="float">
            <text:p>0.0291839057352186</text:p>
          </table:table-cell>
          <table:table-cell office:value-type="float" office:value="0.00996232032775879" calcext:value-type="float">
            <text:p>0.00996232032775879</text:p>
          </table:table-cell>
          <table:table-cell office:value-type="float" office:value="0.0253262519836426" calcext:value-type="float">
            <text:p>0.0253262519836426</text:p>
          </table:table-cell>
          <table:table-cell office:value-type="float" office:value="0.00675296783447266" calcext:value-type="float">
            <text:p>0.00675296783447266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" calcext:value-type="float">
            <text:p>0</text:p>
          </table:table-cell>
          <table:table-cell table:style-name="ce2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0-327</text:p>
          </table:table-cell>
          <table:table-cell table:number-columns-repeated="3" office:value-type="float" office:value="0.0126853825650545" calcext:value-type="float">
            <text:p>0.0126853825650545</text:p>
          </table:table-cell>
          <table:table-cell office:value-type="float" office:value="0.00107264518737793" calcext:value-type="float">
            <text:p>0.00107264518737793</text:p>
          </table:table-cell>
          <table:table-cell office:value-type="float" office:value="0.00225710868835449" calcext:value-type="float">
            <text:p>0.00225710868835449</text:p>
          </table:table-cell>
          <table:table-cell office:value-type="float" office:value="0.00214886665344238" calcext:value-type="float">
            <text:p>0.00214886665344238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" calcext:value-type="float">
            <text:p>0</text:p>
          </table:table-cell>
          <table:table-cell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0-244</text:p>
          </table:table-cell>
          <table:table-cell table:number-columns-repeated="2" office:value-type="float" office:value="0.0292294027950394" calcext:value-type="float">
            <text:p>0.0292294027950394</text:p>
          </table:table-cell>
          <table:table-cell office:value-type="float" office:value="0.035683712468262" calcext:value-type="float">
            <text:p>0.035683712468262</text:p>
          </table:table-cell>
          <table:table-cell office:value-type="float" office:value="0.00771927833557129" calcext:value-type="float">
            <text:p>0.00771927833557129</text:p>
          </table:table-cell>
          <table:table-cell office:value-type="float" office:value="0.0240540504455566" calcext:value-type="float">
            <text:p>0.0240540504455566</text:p>
          </table:table-cell>
          <table:table-cell office:value-type="float" office:value="0.0101242065429688" calcext:value-type="float">
            <text:p>0.0101242065429688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.00645430967322258" calcext:value-type="float">
            <text:p>0.00645430967322258</text:p>
          </table:table-cell>
          <table:table-cell table:style-name="ce2" table:formula="of:=IF([.J8]=&quot;&quot;;&quot;&quot;;[.J8]/[.B8])" office:value-type="float" office:value="0.220815653281769" calcext:value-type="float">
            <text:p>0.220815653281769</text:p>
          </table:table-cell>
        </table:table-row>
        <table:table-row table:style-name="ro1">
          <table:table-cell office:value-type="string" calcext:value-type="string">
            <text:p>389-212</text:p>
          </table:table-cell>
          <table:table-cell table:number-columns-repeated="2" office:value-type="float" office:value="0.0254175512217952" calcext:value-type="float">
            <text:p>0.0254175512217952</text:p>
          </table:table-cell>
          <table:table-cell office:value-type="float" office:value="0.0374607060513396" calcext:value-type="float">
            <text:p>0.0374607060513396</text:p>
          </table:table-cell>
          <table:table-cell office:value-type="float" office:value="0.00662088394165039" calcext:value-type="float">
            <text:p>0.00662088394165039</text:p>
          </table:table-cell>
          <table:table-cell office:value-type="float" office:value="0.00869464874267578" calcext:value-type="float">
            <text:p>0.00869464874267578</text:p>
          </table:table-cell>
          <table:table-cell office:value-type="float" office:value="0.00928926467895508" calcext:value-type="float">
            <text:p>0.00928926467895508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ce2" table:formula="of:=IF([.D9]&gt;0;[.D9]-[.B9];&quot;&quot;)" office:value-type="float" office:value="0.0120431548295443" calcext:value-type="float">
            <text:p>0.0120431548295443</text:p>
          </table:table-cell>
          <table:table-cell table:style-name="ce2" table:formula="of:=IF([.J9]=&quot;&quot;;&quot;&quot;;[.J9]/[.B9])" office:value-type="float" office:value="0.473812552769343" calcext:value-type="float">
            <text:p>0.473812552769343</text:p>
          </table:table-cell>
        </table:table-row>
        <table:table-row table:style-name="ro1">
          <table:table-cell office:value-type="string" calcext:value-type="string">
            <text:p>76-504</text:p>
          </table:table-cell>
          <table:table-cell table:number-columns-repeated="2" office:value-type="float" office:value="0.0235484051811055" calcext:value-type="float">
            <text:p>0.0235484051811055</text:p>
          </table:table-cell>
          <table:table-cell office:value-type="float" office:value="0" calcext:value-type="float">
            <text:p>0</text:p>
          </table:table-cell>
          <table:table-cell office:value-type="float" office:value="0.00568103790283203" calcext:value-type="float">
            <text:p>0.00568103790283203</text:p>
          </table:table-cell>
          <table:table-cell office:value-type="float" office:value="0.00688004493713379" calcext:value-type="float">
            <text:p>0.00688004493713379</text:p>
          </table:table-cell>
          <table:table-cell office:value-type="float" office:value="1.00117635726929" calcext:value-type="float">
            <text:p>1.00117635726929</text:p>
          </table:table-cell>
          <table:table-cell/>
          <table:table-cell table:formula="of:=IF([.D10]&gt;0;1;0)" office:value-type="float" office:value="0" calcext:value-type="float">
            <text:p>0</text:p>
          </table:table-cell>
          <table:table-cell table:formula="of:=IF([.D10]&gt;0;[.D10]-[.B10];&quot;&quot;)">
            <text:p/>
          </table:table-cell>
          <table:table-cell table:formula="of:=IF([.J10]=&quot;&quot;;&quot;&quot;;[.J10]/[.B10])">
            <text:p/>
          </table:table-cell>
        </table:table-row>
        <table:table-row table:style-name="ro1">
          <table:table-cell office:value-type="string" calcext:value-type="string">
            <text:p>374-216</text:p>
          </table:table-cell>
          <table:table-cell table:number-columns-repeated="2" office:value-type="float" office:value="0.0327483171424956" calcext:value-type="float">
            <text:p>0.0327483171424956</text:p>
          </table:table-cell>
          <table:table-cell office:value-type="float" office:value="0.0646995449412304" calcext:value-type="float">
            <text:p>0.0646995449412304</text:p>
          </table:table-cell>
          <table:table-cell office:value-type="float" office:value="0.00673508644104004" calcext:value-type="float">
            <text:p>0.00673508644104004</text:p>
          </table:table-cell>
          <table:table-cell office:value-type="float" office:value="0.0266222953796387" calcext:value-type="float">
            <text:p>0.0266222953796387</text:p>
          </table:table-cell>
          <table:table-cell office:value-type="float" office:value="0.0164084434509277" calcext:value-type="float">
            <text:p>0.0164084434509277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.0319512277987348" calcext:value-type="float">
            <text:p>0.0319512277987348</text:p>
          </table:table-cell>
          <table:table-cell table:formula="of:=IF([.J11]=&quot;&quot;;&quot;&quot;;[.J11]/[.B11])" office:value-type="float" office:value="0.975660143381034" calcext:value-type="float">
            <text:p>0.975660143381034</text:p>
          </table:table-cell>
        </table:table-row>
        <table:table-row table:style-name="ro1">
          <table:table-cell office:value-type="string" calcext:value-type="string">
            <text:p>335-131</text:p>
          </table:table-cell>
          <table:table-cell table:number-columns-repeated="2" office:value-type="float" office:value="0.0357188299313984" calcext:value-type="float">
            <text:p>0.0357188299313984</text:p>
          </table:table-cell>
          <table:table-cell office:value-type="float" office:value="0.0780245536380532" calcext:value-type="float">
            <text:p>0.0780245536380532</text:p>
          </table:table-cell>
          <table:table-cell office:value-type="float" office:value="0.00478148460388184" calcext:value-type="float">
            <text:p>0.00478148460388184</text:p>
          </table:table-cell>
          <table:table-cell office:value-type="float" office:value="0.0319850444793701" calcext:value-type="float">
            <text:p>0.0319850444793701</text:p>
          </table:table-cell>
          <table:table-cell office:value-type="float" office:value="0.0263388156890869" calcext:value-type="float">
            <text:p>0.0263388156890869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style-name="ce2" table:formula="of:=IF([.D12]&gt;0;[.D12]-[.B12];&quot;&quot;)" office:value-type="float" office:value="0.0423057237066548" calcext:value-type="float">
            <text:p>0.0423057237066548</text:p>
          </table:table-cell>
          <table:table-cell table:style-name="ce2" table:formula="of:=IF([.J12]=&quot;&quot;;&quot;&quot;;[.J12]/[.B12])" office:value-type="float" office:value="1.18440956178876" calcext:value-type="float">
            <text:p>1.18440956178876</text:p>
          </table:table-cell>
        </table:table-row>
        <table:table-row table:style-name="ro1">
          <table:table-cell office:value-type="string" calcext:value-type="string">
            <text:p>283-67</text:p>
          </table:table-cell>
          <table:table-cell table:number-columns-repeated="2" office:value-type="float" office:value="0.0295615451785324" calcext:value-type="float">
            <text:p>0.0295615451785324</text:p>
          </table:table-cell>
          <table:table-cell office:value-type="float" office:value="0.0316701506179899" calcext:value-type="float">
            <text:p>0.0316701506179899</text:p>
          </table:table-cell>
          <table:table-cell office:value-type="float" office:value="0.0108921527862549" calcext:value-type="float">
            <text:p>0.0108921527862549</text:p>
          </table:table-cell>
          <table:table-cell office:value-type="float" office:value="0.0245585441589355" calcext:value-type="float">
            <text:p>0.0245585441589355</text:p>
          </table:table-cell>
          <table:table-cell office:value-type="float" office:value="0.0090641975402832" calcext:value-type="float">
            <text:p>0.0090641975402832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00210860543945757" calcext:value-type="float">
            <text:p>0.00210860543945757</text:p>
          </table:table-cell>
          <table:table-cell table:formula="of:=IF([.J13]=&quot;&quot;;&quot;&quot;;[.J13]/[.B13])" office:value-type="float" office:value="0.0713293377163802" calcext:value-type="float">
            <text:p>0.0713293377163802</text:p>
          </table:table-cell>
        </table:table-row>
        <table:table-row table:style-name="ro1">
          <table:table-cell office:value-type="string" calcext:value-type="string">
            <text:p>179-460</text:p>
          </table:table-cell>
          <table:table-cell table:number-columns-repeated="2" office:value-type="float" office:value="0.031099918953141" calcext:value-type="float">
            <text:p>0.031099918953141</text:p>
          </table:table-cell>
          <table:table-cell office:value-type="float" office:value="0.0580888849169576" calcext:value-type="float">
            <text:p>0.0580888849169576</text:p>
          </table:table-cell>
          <table:table-cell office:value-type="float" office:value="0.00822067260742188" calcext:value-type="float">
            <text:p>0.00822067260742188</text:p>
          </table:table-cell>
          <table:table-cell office:value-type="float" office:value="0.0332660675048828" calcext:value-type="float">
            <text:p>0.0332660675048828</text:p>
          </table:table-cell>
          <table:table-cell office:value-type="float" office:value="0.019284725189209" calcext:value-type="float">
            <text:p>0.019284725189209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formula="of:=IF([.D14]&gt;0;[.D14]-[.B14];&quot;&quot;)" office:value-type="float" office:value="0.0269889659638166" calcext:value-type="float">
            <text:p>0.0269889659638166</text:p>
          </table:table-cell>
          <table:table-cell table:formula="of:=IF([.J14]=&quot;&quot;;&quot;&quot;;[.J14]/[.B14])" office:value-type="float" office:value="0.867814671944372" calcext:value-type="float">
            <text:p>0.867814671944372</text:p>
          </table:table-cell>
        </table:table-row>
        <table:table-row table:style-name="ro1">
          <table:table-cell office:value-type="string" calcext:value-type="string">
            <text:p>55-81</text:p>
          </table:table-cell>
          <table:table-cell table:number-columns-repeated="3" office:value-type="float" office:value="0.0204450615119084" calcext:value-type="float">
            <text:p>0.0204450615119084</text:p>
          </table:table-cell>
          <table:table-cell office:value-type="float" office:value="0.0162050724029541" calcext:value-type="float">
            <text:p>0.0162050724029541</text:p>
          </table:table-cell>
          <table:table-cell office:value-type="float" office:value="0.0194857120513916" calcext:value-type="float">
            <text:p>0.0194857120513916</text:p>
          </table:table-cell>
          <table:table-cell office:value-type="float" office:value="0.00400710105895996" calcext:value-type="float">
            <text:p>0.00400710105895996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-329</text:p>
          </table:table-cell>
          <table:table-cell table:number-columns-repeated="2" office:value-type="float" office:value="0.0265724798269306" calcext:value-type="float">
            <text:p>0.0265724798269306</text:p>
          </table:table-cell>
          <table:table-cell office:value-type="float" office:value="0.0462235451270256" calcext:value-type="float">
            <text:p>0.0462235451270256</text:p>
          </table:table-cell>
          <table:table-cell office:value-type="float" office:value="0.00652027130126953" calcext:value-type="float">
            <text:p>0.00652027130126953</text:p>
          </table:table-cell>
          <table:table-cell office:value-type="float" office:value="0.0247900485992432" calcext:value-type="float">
            <text:p>0.0247900485992432</text:p>
          </table:table-cell>
          <table:table-cell office:value-type="float" office:value="0.011420726776123" calcext:value-type="float">
            <text:p>0.011420726776123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style-name="ce2" table:formula="of:=IF([.D16]&gt;0;[.D16]-[.B16];&quot;&quot;)" office:value-type="float" office:value="0.0196510653000951" calcext:value-type="float">
            <text:p>0.0196510653000951</text:p>
          </table:table-cell>
          <table:table-cell table:style-name="ce2" table:formula="of:=IF([.J16]=&quot;&quot;;&quot;&quot;;[.J16]/[.B16])" office:value-type="float" office:value="0.739526962785732" calcext:value-type="float">
            <text:p>0.739526962785732</text:p>
          </table:table-cell>
        </table:table-row>
        <table:table-row table:style-name="ro1">
          <table:table-cell office:value-type="string" calcext:value-type="string">
            <text:p>45-155</text:p>
          </table:table-cell>
          <table:table-cell table:number-columns-repeated="3" office:value-type="float" office:value="0.0129811868107699" calcext:value-type="float">
            <text:p>0.0129811868107699</text:p>
          </table:table-cell>
          <table:table-cell office:value-type="float" office:value="0.0031430721282959" calcext:value-type="float">
            <text:p>0.0031430721282959</text:p>
          </table:table-cell>
          <table:table-cell office:value-type="float" office:value="0.00476980209350586" calcext:value-type="float">
            <text:p>0.00476980209350586</text:p>
          </table:table-cell>
          <table:table-cell office:value-type="float" office:value="0.00398969650268555" calcext:value-type="float">
            <text:p>0.00398969650268555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-398</text:p>
          </table:table-cell>
          <table:table-cell table:number-columns-repeated="2" office:value-type="float" office:value="0.0256000523075484" calcext:value-type="float">
            <text:p>0.0256000523075484</text:p>
          </table:table-cell>
          <table:table-cell office:value-type="float" office:value="0.0724085981919196" calcext:value-type="float">
            <text:p>0.0724085981919196</text:p>
          </table:table-cell>
          <table:table-cell office:value-type="float" office:value="0.00487232208251953" calcext:value-type="float">
            <text:p>0.00487232208251953</text:p>
          </table:table-cell>
          <table:table-cell office:value-type="float" office:value="0.0231881141662598" calcext:value-type="float">
            <text:p>0.0231881141662598</text:p>
          </table:table-cell>
          <table:table-cell office:value-type="float" office:value="0.0199048519134522" calcext:value-type="float">
            <text:p>0.0199048519134522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ce2" table:formula="of:=IF([.D18]&gt;0;[.D18]-[.B18];&quot;&quot;)" office:value-type="float" office:value="0.0468085458843712" calcext:value-type="float">
            <text:p>0.0468085458843712</text:p>
          </table:table-cell>
          <table:table-cell table:style-name="ce2" table:formula="of:=IF([.J18]=&quot;&quot;;&quot;&quot;;[.J18]/[.B18])" office:value-type="float" office:value="1.82845508759251" calcext:value-type="float">
            <text:p>1.82845508759251</text:p>
          </table:table-cell>
        </table:table-row>
        <table:table-row table:style-name="ro1">
          <table:table-cell office:value-type="string" calcext:value-type="string">
            <text:p>473-295</text:p>
          </table:table-cell>
          <table:table-cell table:number-columns-repeated="2" office:value-type="float" office:value="0.0578858372384613" calcext:value-type="float">
            <text:p>0.0578858372384613</text:p>
          </table:table-cell>
          <table:table-cell office:value-type="float" office:value="0.0785479008577974" calcext:value-type="float">
            <text:p>0.0785479008577974</text:p>
          </table:table-cell>
          <table:table-cell office:value-type="float" office:value="0.00938677787780762" calcext:value-type="float">
            <text:p>0.00938677787780762</text:p>
          </table:table-cell>
          <table:table-cell office:value-type="float" office:value="0.0328042507171631" calcext:value-type="float">
            <text:p>0.0328042507171631</text:p>
          </table:table-cell>
          <table:table-cell office:value-type="float" office:value="0.0145092010498047" calcext:value-type="float">
            <text:p>0.0145092010498047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.0206620636193361" calcext:value-type="float">
            <text:p>0.0206620636193361</text:p>
          </table:table-cell>
          <table:table-cell table:formula="of:=IF([.J19]=&quot;&quot;;&quot;&quot;;[.J19]/[.B19])" office:value-type="float" office:value="0.356945059535349" calcext:value-type="float">
            <text:p>0.356945059535349</text:p>
          </table:table-cell>
        </table:table-row>
        <table:table-row table:style-name="ro1">
          <table:table-cell office:value-type="string" calcext:value-type="string">
            <text:p>128-306</text:p>
          </table:table-cell>
          <table:table-cell table:number-columns-repeated="2" office:value-type="float" office:value="0.0393085012364534" calcext:value-type="float">
            <text:p>0.0393085012364534</text:p>
          </table:table-cell>
          <table:table-cell office:value-type="float" office:value="0.0735937229268628" calcext:value-type="float">
            <text:p>0.0735937229268628</text:p>
          </table:table-cell>
          <table:table-cell office:value-type="float" office:value="0.00747251510620117" calcext:value-type="float">
            <text:p>0.00747251510620117</text:p>
          </table:table-cell>
          <table:table-cell office:value-type="float" office:value="0.0330922603607178" calcext:value-type="float">
            <text:p>0.0330922603607178</text:p>
          </table:table-cell>
          <table:table-cell office:value-type="float" office:value="0.0195839405059814" calcext:value-type="float">
            <text:p>0.0195839405059814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.0342852216904095" calcext:value-type="float">
            <text:p>0.0342852216904095</text:p>
          </table:table-cell>
          <table:table-cell table:style-name="ce2" table:formula="of:=IF([.J20]=&quot;&quot;;&quot;&quot;;[.J20]/[.B20])" office:value-type="float" office:value="0.872208825367642" calcext:value-type="float">
            <text:p>0.872208825367642</text:p>
          </table:table-cell>
        </table:table-row>
        <table:table-row table:style-name="ro1">
          <table:table-cell office:value-type="string" calcext:value-type="string">
            <text:p>7-29</text:p>
          </table:table-cell>
          <table:table-cell table:number-columns-repeated="3" office:value-type="float" office:value="0.0249775955522703" calcext:value-type="float">
            <text:p>0.0249775955522703</text:p>
          </table:table-cell>
          <table:table-cell office:value-type="float" office:value="0.0128660202026367" calcext:value-type="float">
            <text:p>0.0128660202026367</text:p>
          </table:table-cell>
          <table:table-cell office:value-type="float" office:value="0.0169672966003418" calcext:value-type="float">
            <text:p>0.0169672966003418</text:p>
          </table:table-cell>
          <table:table-cell office:value-type="float" office:value="0.00734090805053711" calcext:value-type="float">
            <text:p>0.00734090805053711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-417</text:p>
          </table:table-cell>
          <table:table-cell table:number-columns-repeated="3" office:value-type="float" office:value="0.0150827389020688" calcext:value-type="float">
            <text:p>0.0150827389020688</text:p>
          </table:table-cell>
          <table:table-cell office:value-type="float" office:value="0.0029909610748291" calcext:value-type="float">
            <text:p>0.0029909610748291</text:p>
          </table:table-cell>
          <table:table-cell office:value-type="float" office:value="0.00293827056884766" calcext:value-type="float">
            <text:p>0.00293827056884766</text:p>
          </table:table-cell>
          <table:table-cell office:value-type="float" office:value="0.00424957275390625" calcext:value-type="float">
            <text:p>0.00424957275390625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3-85</text:p>
          </table:table-cell>
          <table:table-cell table:number-columns-repeated="2" office:value-type="float" office:value="0.0338786026579979" calcext:value-type="float">
            <text:p>0.0338786026579979</text:p>
          </table:table-cell>
          <table:table-cell office:value-type="float" office:value="0.041032795137072" calcext:value-type="float">
            <text:p>0.041032795137072</text:p>
          </table:table-cell>
          <table:table-cell office:value-type="float" office:value="0.00610709190368652" calcext:value-type="float">
            <text:p>0.00610709190368652</text:p>
          </table:table-cell>
          <table:table-cell office:value-type="float" office:value="0.022327184677124" calcext:value-type="float">
            <text:p>0.022327184677124</text:p>
          </table:table-cell>
          <table:table-cell office:value-type="float" office:value="0.00468778610229492" calcext:value-type="float">
            <text:p>0.00468778610229492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.00715419247907412" calcext:value-type="float">
            <text:p>0.00715419247907412</text:p>
          </table:table-cell>
          <table:table-cell table:formula="of:=IF([.J23]=&quot;&quot;;&quot;&quot;;[.J23]/[.B23])" office:value-type="float" office:value="0.211171415518378" calcext:value-type="float">
            <text:p>0.211171415518378</text:p>
          </table:table-cell>
        </table:table-row>
        <table:table-row table:style-name="ro1">
          <table:table-cell office:value-type="string" calcext:value-type="string">
            <text:p>104-232</text:p>
          </table:table-cell>
          <table:table-cell table:number-columns-repeated="2" office:value-type="float" office:value="0.0280945446010077" calcext:value-type="float">
            <text:p>0.0280945446010077</text:p>
          </table:table-cell>
          <table:table-cell office:value-type="float" office:value="0.0402567346029544" calcext:value-type="float">
            <text:p>0.0402567346029544</text:p>
          </table:table-cell>
          <table:table-cell office:value-type="float" office:value="0.00577449798583984" calcext:value-type="float">
            <text:p>0.00577449798583984</text:p>
          </table:table-cell>
          <table:table-cell office:value-type="float" office:value="0.0109546184539795" calcext:value-type="float">
            <text:p>0.0109546184539795</text:p>
          </table:table-cell>
          <table:table-cell office:value-type="float" office:value="0.0100162029266357" calcext:value-type="float">
            <text:p>0.0100162029266357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.0121621900019467" calcext:value-type="float">
            <text:p>0.0121621900019467</text:p>
          </table:table-cell>
          <table:table-cell table:style-name="ce2" table:formula="of:=IF([.J24]=&quot;&quot;;&quot;&quot;;[.J24]/[.B24])" office:value-type="float" office:value="0.432902194168704" calcext:value-type="float">
            <text:p>0.432902194168704</text:p>
          </table:table-cell>
        </table:table-row>
        <table:table-row table:style-name="ro1">
          <table:table-cell office:value-type="string" calcext:value-type="string">
            <text:p>389-187</text:p>
          </table:table-cell>
          <table:table-cell table:number-columns-repeated="2" office:value-type="float" office:value="0.0425642109540212" calcext:value-type="float">
            <text:p>0.0425642109540212</text:p>
          </table:table-cell>
          <table:table-cell office:value-type="float" office:value="0.0801622695272239" calcext:value-type="float">
            <text:p>0.0801622695272239</text:p>
          </table:table-cell>
          <table:table-cell office:value-type="float" office:value="0.0143773555755615" calcext:value-type="float">
            <text:p>0.0143773555755615</text:p>
          </table:table-cell>
          <table:table-cell office:value-type="float" office:value="0.0334579944610596" calcext:value-type="float">
            <text:p>0.0334579944610596</text:p>
          </table:table-cell>
          <table:table-cell office:value-type="float" office:value="0.0194296836853027" calcext:value-type="float">
            <text:p>0.0194296836853027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375980585732028" calcext:value-type="float">
            <text:p>0.0375980585732028</text:p>
          </table:table-cell>
          <table:table-cell table:formula="of:=IF([.J25]=&quot;&quot;;&quot;&quot;;[.J25]/[.B25])" office:value-type="float" office:value="0.883325632743833" calcext:value-type="float">
            <text:p>0.883325632743833</text:p>
          </table:table-cell>
        </table:table-row>
        <table:table-row table:style-name="ro1">
          <table:table-cell office:value-type="string" calcext:value-type="string">
            <text:p>50-108</text:p>
          </table:table-cell>
          <table:table-cell table:number-columns-repeated="3" office:value-type="float" office:value="0.0154933406967875" calcext:value-type="float">
            <text:p>0.0154933406967875</text:p>
          </table:table-cell>
          <table:table-cell office:value-type="float" office:value="0.0036320686340332" calcext:value-type="float">
            <text:p>0.0036320686340332</text:p>
          </table:table-cell>
          <table:table-cell office:value-type="float" office:value="0.00954246520996094" calcext:value-type="float">
            <text:p>0.00954246520996094</text:p>
          </table:table-cell>
          <table:table-cell office:value-type="float" office:value="0.00467967987060547" calcext:value-type="float">
            <text:p>0.00467967987060547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09</text:p>
          </table:table-cell>
          <table:table-cell table:number-columns-repeated="2" office:value-type="float" office:value="0.035187313172197" calcext:value-type="float">
            <text:p>0.035187313172197</text:p>
          </table:table-cell>
          <table:table-cell office:value-type="float" office:value="0.0784759834286197" calcext:value-type="float">
            <text:p>0.0784759834286197</text:p>
          </table:table-cell>
          <table:table-cell office:value-type="float" office:value="0.00493645668029785" calcext:value-type="float">
            <text:p>0.00493645668029785</text:p>
          </table:table-cell>
          <table:table-cell office:value-type="float" office:value="0.0301661491394043" calcext:value-type="float">
            <text:p>0.0301661491394043</text:p>
          </table:table-cell>
          <table:table-cell office:value-type="float" office:value="0.0198237895965576" calcext:value-type="float">
            <text:p>0.0198237895965576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.0432886702564227" calcext:value-type="float">
            <text:p>0.0432886702564227</text:p>
          </table:table-cell>
          <table:table-cell table:style-name="ce2" table:formula="of:=IF([.J27]=&quot;&quot;;&quot;&quot;;[.J27]/[.B27])" office:value-type="float" office:value="1.23023517153981" calcext:value-type="float">
            <text:p>1.23023517153981</text:p>
          </table:table-cell>
        </table:table-row>
        <table:table-row table:style-name="ro1">
          <table:table-cell office:value-type="string" calcext:value-type="string">
            <text:p>503-396</text:p>
          </table:table-cell>
          <table:table-cell table:number-columns-repeated="3" office:value-type="float" office:value="0.0248345779107698" calcext:value-type="float">
            <text:p>0.0248345779107698</text:p>
          </table:table-cell>
          <table:table-cell office:value-type="float" office:value="0.00123858451843262" calcext:value-type="float">
            <text:p>0.00123858451843262</text:p>
          </table:table-cell>
          <table:table-cell office:value-type="float" office:value="0.0034639835357666" calcext:value-type="float">
            <text:p>0.0034639835357666</text:p>
          </table:table-cell>
          <table:table-cell office:value-type="float" office:value="0.00504183769226074" calcext:value-type="float">
            <text:p>0.00504183769226074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style-name="ce2" table:formula="of:=IF([.D28]&gt;0;[.D28]-[.B28];&quot;&quot;)" office:value-type="float" office:value="0" calcext:value-type="float">
            <text:p>0</text:p>
          </table:table-cell>
          <table:table-cell table:style-name="ce2"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-137</text:p>
          </table:table-cell>
          <table:table-cell table:number-columns-repeated="2" office:value-type="float" office:value="0.0241959682930187" calcext:value-type="float">
            <text:p>0.0241959682930187</text:p>
          </table:table-cell>
          <table:table-cell office:value-type="float" office:value="0.0476309175938385" calcext:value-type="float">
            <text:p>0.0476309175938385</text:p>
          </table:table-cell>
          <table:table-cell office:value-type="float" office:value="0.00627231597900391" calcext:value-type="float">
            <text:p>0.00627231597900391</text:p>
          </table:table-cell>
          <table:table-cell office:value-type="float" office:value="0.0170581340789795" calcext:value-type="float">
            <text:p>0.0170581340789795</text:p>
          </table:table-cell>
          <table:table-cell office:value-type="float" office:value="0.0173358917236328" calcext:value-type="float">
            <text:p>0.0173358917236328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234349493008198" calcext:value-type="float">
            <text:p>0.0234349493008198</text:p>
          </table:table-cell>
          <table:table-cell table:style-name="ce2" table:formula="of:=IF([.J29]=&quot;&quot;;&quot;&quot;;[.J29]/[.B29])" office:value-type="float" office:value="0.968547694269441" calcext:value-type="float">
            <text:p>0.968547694269441</text:p>
          </table:table-cell>
        </table:table-row>
        <table:table-row table:style-name="ro1">
          <table:table-cell office:value-type="string" calcext:value-type="string">
            <text:p>144-225</text:p>
          </table:table-cell>
          <table:table-cell table:number-columns-repeated="2" office:value-type="float" office:value="0.0325086412510512" calcext:value-type="float">
            <text:p>0.0325086412510512</text:p>
          </table:table-cell>
          <table:table-cell office:value-type="float" office:value="0.0673149893430686" calcext:value-type="float">
            <text:p>0.0673149893430686</text:p>
          </table:table-cell>
          <table:table-cell office:value-type="float" office:value="0.0105838775634766" calcext:value-type="float">
            <text:p>0.0105838775634766</text:p>
          </table:table-cell>
          <table:table-cell office:value-type="float" office:value="0.0327999591827393" calcext:value-type="float">
            <text:p>0.0327999591827393</text:p>
          </table:table-cell>
          <table:table-cell office:value-type="float" office:value="0.0219500064849854" calcext:value-type="float">
            <text:p>0.0219500064849854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.0348063480920173" calcext:value-type="float">
            <text:p>0.0348063480920173</text:p>
          </table:table-cell>
          <table:table-cell table:style-name="ce2" table:formula="of:=IF([.J30]=&quot;&quot;;&quot;&quot;;[.J30]/[.B30])" office:value-type="float" office:value="1.07067987933491" calcext:value-type="float">
            <text:p>1.07067987933491</text:p>
          </table:table-cell>
        </table:table-row>
        <table:table-row table:style-name="ro1">
          <table:table-cell office:value-type="string" calcext:value-type="string">
            <text:p>427-479</text:p>
          </table:table-cell>
          <table:table-cell table:number-columns-repeated="3" office:value-type="float" office:value="0.018303552548971" calcext:value-type="float">
            <text:p>0.018303552548971</text:p>
          </table:table-cell>
          <table:table-cell office:value-type="float" office:value="0.00313234329223633" calcext:value-type="float">
            <text:p>0.00313234329223633</text:p>
          </table:table-cell>
          <table:table-cell office:value-type="float" office:value="0.00803971290588379" calcext:value-type="float">
            <text:p>0.00803971290588379</text:p>
          </table:table-cell>
          <table:table-cell office:value-type="float" office:value="0.00448203086853027" calcext:value-type="float">
            <text:p>0.00448203086853027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-139</text:p>
          </table:table-cell>
          <table:table-cell table:number-columns-repeated="2" office:value-type="float" office:value="0.0411339268284316" calcext:value-type="float">
            <text:p>0.0411339268284316</text:p>
          </table:table-cell>
          <table:table-cell office:value-type="float" office:value="0.0495738373031607" calcext:value-type="float">
            <text:p>0.0495738373031607</text:p>
          </table:table-cell>
          <table:table-cell office:value-type="float" office:value="0.00882339477539063" calcext:value-type="float">
            <text:p>0.00882339477539063</text:p>
          </table:table-cell>
          <table:table-cell office:value-type="float" office:value="0.0351860523223877" calcext:value-type="float">
            <text:p>0.0351860523223877</text:p>
          </table:table-cell>
          <table:table-cell office:value-type="float" office:value="0.00999164581298828" calcext:value-type="float">
            <text:p>0.00999164581298828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0843991047472903" calcext:value-type="float">
            <text:p>0.00843991047472903</text:p>
          </table:table-cell>
          <table:table-cell table:style-name="ce2" table:formula="of:=IF([.J32]=&quot;&quot;;&quot;&quot;;[.J32]/[.B32])" office:value-type="float" office:value="0.205181248800574" calcext:value-type="float">
            <text:p>0.205181248800574</text:p>
          </table:table-cell>
        </table:table-row>
        <table:table-row table:style-name="ro1">
          <table:table-cell office:value-type="string" calcext:value-type="string">
            <text:p>410-350</text:p>
          </table:table-cell>
          <table:table-cell table:number-columns-repeated="2" office:value-type="float" office:value="0.0214965252238201" calcext:value-type="float">
            <text:p>0.0214965252238201</text:p>
          </table:table-cell>
          <table:table-cell office:value-type="float" office:value="0.0220198015328459" calcext:value-type="float">
            <text:p>0.0220198015328459</text:p>
          </table:table-cell>
          <table:table-cell office:value-type="float" office:value="0.00715970993041992" calcext:value-type="float">
            <text:p>0.00715970993041992</text:p>
          </table:table-cell>
          <table:table-cell office:value-type="float" office:value="0.0112042427062988" calcext:value-type="float">
            <text:p>0.0112042427062988</text:p>
          </table:table-cell>
          <table:table-cell office:value-type="float" office:value="0.0038139820098877" calcext:value-type="float">
            <text:p>0.0038139820098877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000523276309025822" calcext:value-type="float">
            <text:p>0.000523276309025822</text:p>
          </table:table-cell>
          <table:table-cell table:style-name="ce2" table:formula="of:=IF([.J33]=&quot;&quot;;&quot;&quot;;[.J33]/[.B33])" office:value-type="float" office:value="0.0243423671303856" calcext:value-type="float">
            <text:p>0.0243423671303856</text:p>
          </table:table-cell>
        </table:table-row>
        <table:table-row table:style-name="ro1">
          <table:table-cell office:value-type="string" calcext:value-type="string">
            <text:p>260-464</text:p>
          </table:table-cell>
          <table:table-cell table:number-columns-repeated="3" office:value-type="float" office:value="0.0175943996652158" calcext:value-type="float">
            <text:p>0.0175943996652158</text:p>
          </table:table-cell>
          <table:table-cell office:value-type="float" office:value="0.00305771827697754" calcext:value-type="float">
            <text:p>0.00305771827697754</text:p>
          </table:table-cell>
          <table:table-cell office:value-type="float" office:value="0.00261139869689941" calcext:value-type="float">
            <text:p>0.00261139869689941</text:p>
          </table:table-cell>
          <table:table-cell office:value-type="float" office:value="0.00444245338439941" calcext:value-type="float">
            <text:p>0.00444245338439941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442</text:p>
          </table:table-cell>
          <table:table-cell table:number-columns-repeated="2" office:value-type="float" office:value="0.0242743256112593" calcext:value-type="float">
            <text:p>0.0242743256112593</text:p>
          </table:table-cell>
          <table:table-cell office:value-type="float" office:value="0.0690198689322793" calcext:value-type="float">
            <text:p>0.0690198689322793</text:p>
          </table:table-cell>
          <table:table-cell office:value-type="float" office:value="0.00938940048217773" calcext:value-type="float">
            <text:p>0.00938940048217773</text:p>
          </table:table-cell>
          <table:table-cell office:value-type="float" office:value="0.0258285999298096" calcext:value-type="float">
            <text:p>0.0258285999298096</text:p>
          </table:table-cell>
          <table:table-cell office:value-type="float" office:value="0.0188333988189697" calcext:value-type="float">
            <text:p>0.0188333988189697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.04474554332102" calcext:value-type="float">
            <text:p>0.04474554332102</text:p>
          </table:table-cell>
          <table:table-cell table:formula="of:=IF([.J35]=&quot;&quot;;&quot;&quot;;[.J35]/[.B35])" office:value-type="float" office:value="1.84332796871874" calcext:value-type="float">
            <text:p>1.84332796871874</text:p>
          </table:table-cell>
        </table:table-row>
        <table:table-row table:style-name="ro1">
          <table:table-cell office:value-type="string" calcext:value-type="string">
            <text:p>154-500</text:p>
          </table:table-cell>
          <table:table-cell table:number-columns-repeated="3" office:value-type="float" office:value="0.0193562736828695" calcext:value-type="float">
            <text:p>0.0193562736828695</text:p>
          </table:table-cell>
          <table:table-cell office:value-type="float" office:value="0.00596046447753906" calcext:value-type="float">
            <text:p>0.00596046447753906</text:p>
          </table:table-cell>
          <table:table-cell office:value-type="float" office:value="0.0171971321105957" calcext:value-type="float">
            <text:p>0.0171971321105957</text:p>
          </table:table-cell>
          <table:table-cell office:value-type="float" office:value="0.00353074073791504" calcext:value-type="float">
            <text:p>0.00353074073791504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" calcext:value-type="float">
            <text:p>0</text:p>
          </table:table-cell>
          <table:table-cell table:style-name="ce2" table:formula="of:=IF([.J36]=&quot;&quot;;&quot;&quot;;[.J36]/[.B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-466</text:p>
          </table:table-cell>
          <table:table-cell table:number-columns-repeated="2" office:value-type="float" office:value="0.0348726786528615" calcext:value-type="float">
            <text:p>0.0348726786528615</text:p>
          </table:table-cell>
          <table:table-cell office:value-type="float" office:value="0.0490744891676033" calcext:value-type="float">
            <text:p>0.0490744891676033</text:p>
          </table:table-cell>
          <table:table-cell office:value-type="float" office:value="0.00689458847045898" calcext:value-type="float">
            <text:p>0.00689458847045898</text:p>
          </table:table-cell>
          <table:table-cell office:value-type="float" office:value="0.0342750549316406" calcext:value-type="float">
            <text:p>0.0342750549316406</text:p>
          </table:table-cell>
          <table:table-cell office:value-type="float" office:value="0.00674247741699219" calcext:value-type="float">
            <text:p>0.00674247741699219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.0142018105147418" calcext:value-type="float">
            <text:p>0.0142018105147418</text:p>
          </table:table-cell>
          <table:table-cell table:formula="of:=IF([.J37]=&quot;&quot;;&quot;&quot;;[.J37]/[.B37])" office:value-type="float" office:value="0.407247480358853" calcext:value-type="float">
            <text:p>0.407247480358853</text:p>
          </table:table-cell>
        </table:table-row>
        <table:table-row table:style-name="ro1">
          <table:table-cell office:value-type="string" calcext:value-type="string">
            <text:p>24-484</text:p>
          </table:table-cell>
          <table:table-cell table:number-columns-repeated="2" office:value-type="float" office:value="0.0331079048065061" calcext:value-type="float">
            <text:p>0.0331079048065061</text:p>
          </table:table-cell>
          <table:table-cell office:value-type="float" office:value="0.0556612293874886" calcext:value-type="float">
            <text:p>0.0556612293874886</text:p>
          </table:table-cell>
          <table:table-cell office:value-type="float" office:value="0.0117967128753662" calcext:value-type="float">
            <text:p>0.0117967128753662</text:p>
          </table:table-cell>
          <table:table-cell office:value-type="float" office:value="0.0331230163574219" calcext:value-type="float">
            <text:p>0.0331230163574219</text:p>
          </table:table-cell>
          <table:table-cell office:value-type="float" office:value="0.0153427124023438" calcext:value-type="float">
            <text:p>0.0153427124023438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ce2" table:formula="of:=IF([.D38]&gt;0;[.D38]-[.B38];&quot;&quot;)" office:value-type="float" office:value="0.0225533245809826" calcext:value-type="float">
            <text:p>0.0225533245809826</text:p>
          </table:table-cell>
          <table:table-cell table:style-name="ce2" table:formula="of:=IF([.J38]=&quot;&quot;;&quot;&quot;;[.J38]/[.B38])" office:value-type="float" office:value="0.681206639707102" calcext:value-type="float">
            <text:p>0.681206639707102</text:p>
          </table:table-cell>
        </table:table-row>
        <table:table-row table:style-name="ro1">
          <table:table-cell office:value-type="string" calcext:value-type="string">
            <text:p>447-473</text:p>
          </table:table-cell>
          <table:table-cell table:number-columns-repeated="3" office:value-type="float" office:value="0.023759051289969" calcext:value-type="float">
            <text:p>0.023759051289969</text:p>
          </table:table-cell>
          <table:table-cell office:value-type="float" office:value="0.00960373878479004" calcext:value-type="float">
            <text:p>0.00960373878479004</text:p>
          </table:table-cell>
          <table:table-cell office:value-type="float" office:value="0.0217804908752441" calcext:value-type="float">
            <text:p>0.0217804908752441</text:p>
          </table:table-cell>
          <table:table-cell office:value-type="float" office:value="0.0107510089874268" calcext:value-type="float">
            <text:p>0.0107510089874268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ce2" table:formula="of:=IF([.D39]&gt;0;[.D39]-[.B39];&quot;&quot;)" office:value-type="float" office:value="0" calcext:value-type="float">
            <text:p>0</text:p>
          </table:table-cell>
          <table:table-cell table:style-name="ce2"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6-453</text:p>
          </table:table-cell>
          <table:table-cell table:number-columns-repeated="2" office:value-type="float" office:value="0.0313008716881578" calcext:value-type="float">
            <text:p>0.0313008716881578</text:p>
          </table:table-cell>
          <table:table-cell office:value-type="float" office:value="0.0564012161781885" calcext:value-type="float">
            <text:p>0.0564012161781885</text:p>
          </table:table-cell>
          <table:table-cell office:value-type="float" office:value="0.00779867172241211" calcext:value-type="float">
            <text:p>0.00779867172241211</text:p>
          </table:table-cell>
          <table:table-cell office:value-type="float" office:value="0.0214579105377197" calcext:value-type="float">
            <text:p>0.0214579105377197</text:p>
          </table:table-cell>
          <table:table-cell office:value-type="float" office:value="0.0100030899047852" calcext:value-type="float">
            <text:p>0.0100030899047852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.0251003444900307" calcext:value-type="float">
            <text:p>0.0251003444900307</text:p>
          </table:table-cell>
          <table:table-cell table:formula="of:=IF([.J40]=&quot;&quot;;&quot;&quot;;[.J40]/[.B40])" office:value-type="float" office:value="0.801905606338979" calcext:value-type="float">
            <text:p>0.801905606338979</text:p>
          </table:table-cell>
        </table:table-row>
        <table:table-row table:style-name="ro1">
          <table:table-cell office:value-type="string" calcext:value-type="string">
            <text:p>477-259</text:p>
          </table:table-cell>
          <table:table-cell table:number-columns-repeated="2" office:value-type="float" office:value="0.0160119335945037" calcext:value-type="float">
            <text:p>0.0160119335945037</text:p>
          </table:table-cell>
          <table:table-cell office:value-type="float" office:value="0.0316779273176526" calcext:value-type="float">
            <text:p>0.0316779273176526</text:p>
          </table:table-cell>
          <table:table-cell office:value-type="float" office:value="0.00321555137634277" calcext:value-type="float">
            <text:p>0.00321555137634277</text:p>
          </table:table-cell>
          <table:table-cell office:value-type="float" office:value="0.0102314949035645" calcext:value-type="float">
            <text:p>0.0102314949035645</text:p>
          </table:table-cell>
          <table:table-cell office:value-type="float" office:value="0.00967216491699219" calcext:value-type="float">
            <text:p>0.00967216491699219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style-name="ce2" table:formula="of:=IF([.D41]&gt;0;[.D41]-[.B41];&quot;&quot;)" office:value-type="float" office:value="0.0156659937231489" calcext:value-type="float">
            <text:p>0.0156659937231489</text:p>
          </table:table-cell>
          <table:table-cell table:style-name="ce2" table:formula="of:=IF([.J41]=&quot;&quot;;&quot;&quot;;[.J41]/[.B41])" office:value-type="float" office:value="0.978394872217461" calcext:value-type="float">
            <text:p>0.978394872217461</text:p>
          </table:table-cell>
        </table:table-row>
        <table:table-row table:style-name="ro1">
          <table:table-cell office:value-type="string" calcext:value-type="string">
            <text:p>159-190</text:p>
          </table:table-cell>
          <table:table-cell table:number-columns-repeated="2" office:value-type="float" office:value="0.0345533856902681" calcext:value-type="float">
            <text:p>0.0345533856902681</text:p>
          </table:table-cell>
          <table:table-cell office:value-type="float" office:value="0.0552301014849409" calcext:value-type="float">
            <text:p>0.0552301014849409</text:p>
          </table:table-cell>
          <table:table-cell office:value-type="float" office:value="0.0115840435028076" calcext:value-type="float">
            <text:p>0.0115840435028076</text:p>
          </table:table-cell>
          <table:table-cell office:value-type="float" office:value="0.0297019481658936" calcext:value-type="float">
            <text:p>0.0297019481658936</text:p>
          </table:table-cell>
          <table:table-cell office:value-type="float" office:value="0.0117449760437012" calcext:value-type="float">
            <text:p>0.0117449760437012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206767157946728" calcext:value-type="float">
            <text:p>0.0206767157946728</text:p>
          </table:table-cell>
          <table:table-cell table:formula="of:=IF([.J42]=&quot;&quot;;&quot;&quot;;[.J42]/[.B42])" office:value-type="float" office:value="0.598399125921149" calcext:value-type="float">
            <text:p>0.598399125921149</text:p>
          </table:table-cell>
        </table:table-row>
        <table:table-row table:style-name="ro1">
          <table:table-cell office:value-type="string" calcext:value-type="string">
            <text:p>498-200</text:p>
          </table:table-cell>
          <table:table-cell table:number-columns-repeated="2" office:value-type="float" office:value="0.0226356459398656" calcext:value-type="float">
            <text:p>0.0226356459398656</text:p>
          </table:table-cell>
          <table:table-cell office:value-type="float" office:value="0.0380118663991705" calcext:value-type="float">
            <text:p>0.0380118663991705</text:p>
          </table:table-cell>
          <table:table-cell office:value-type="float" office:value="0.00607681274414063" calcext:value-type="float">
            <text:p>0.00607681274414063</text:p>
          </table:table-cell>
          <table:table-cell office:value-type="float" office:value="0.0147330760955811" calcext:value-type="float">
            <text:p>0.0147330760955811</text:p>
          </table:table-cell>
          <table:table-cell office:value-type="float" office:value="0.0107884407043457" calcext:value-type="float">
            <text:p>0.0107884407043457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.015376220459305" calcext:value-type="float">
            <text:p>0.015376220459305</text:p>
          </table:table-cell>
          <table:table-cell table:style-name="ce2" table:formula="of:=IF([.J43]=&quot;&quot;;&quot;&quot;;[.J43]/[.B43])" office:value-type="float" office:value="0.67929232062358" calcext:value-type="float">
            <text:p>0.67929232062358</text:p>
          </table:table-cell>
        </table:table-row>
        <table:table-row table:style-name="ro1">
          <table:table-cell office:value-type="string" calcext:value-type="string">
            <text:p>71-87</text:p>
          </table:table-cell>
          <table:table-cell table:number-columns-repeated="3" office:value-type="float" office:value="0.0143906139092737" calcext:value-type="float">
            <text:p>0.0143906139092737</text:p>
          </table:table-cell>
          <table:table-cell office:value-type="float" office:value="0.00371670722961426" calcext:value-type="float">
            <text:p>0.00371670722961426</text:p>
          </table:table-cell>
          <table:table-cell office:value-type="float" office:value="0.00352168083190918" calcext:value-type="float">
            <text:p>0.00352168083190918</text:p>
          </table:table-cell>
          <table:table-cell office:value-type="float" office:value="0.00816607475280762" calcext:value-type="float">
            <text:p>0.00816607475280762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6-314</text:p>
          </table:table-cell>
          <table:table-cell table:number-columns-repeated="2" office:value-type="float" office:value="0.0259423719978289" calcext:value-type="float">
            <text:p>0.0259423719978289</text:p>
          </table:table-cell>
          <table:table-cell office:value-type="float" office:value="0.0501562064536107" calcext:value-type="float">
            <text:p>0.0501562064536107</text:p>
          </table:table-cell>
          <table:table-cell office:value-type="float" office:value="0.104912281036377" calcext:value-type="float">
            <text:p>0.104912281036377</text:p>
          </table:table-cell>
          <table:table-cell office:value-type="float" office:value="0.0176010131835938" calcext:value-type="float">
            <text:p>0.0176010131835938</text:p>
          </table:table-cell>
          <table:table-cell office:value-type="float" office:value="0.0189251899719238" calcext:value-type="float">
            <text:p>0.0189251899719238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.0242138344557818" calcext:value-type="float">
            <text:p>0.0242138344557818</text:p>
          </table:table-cell>
          <table:table-cell table:formula="of:=IF([.J45]=&quot;&quot;;&quot;&quot;;[.J45]/[.B45])" office:value-type="float" office:value="0.933370104237511" calcext:value-type="float">
            <text:p>0.933370104237511</text:p>
          </table:table-cell>
        </table:table-row>
        <table:table-row table:style-name="ro1">
          <table:table-cell office:value-type="string" calcext:value-type="string">
            <text:p>488-131</text:p>
          </table:table-cell>
          <table:table-cell table:number-columns-repeated="2" office:value-type="float" office:value="0.0333756512787309" calcext:value-type="float">
            <text:p>0.0333756512787309</text:p>
          </table:table-cell>
          <table:table-cell office:value-type="float" office:value="0.0564497124444515" calcext:value-type="float">
            <text:p>0.0564497124444515</text:p>
          </table:table-cell>
          <table:table-cell office:value-type="float" office:value="0.0107946395874023" calcext:value-type="float">
            <text:p>0.0107946395874023</text:p>
          </table:table-cell>
          <table:table-cell office:value-type="float" office:value="0.0325932502746582" calcext:value-type="float">
            <text:p>0.0325932502746582</text:p>
          </table:table-cell>
          <table:table-cell office:value-type="float" office:value="0.0116274356842041" calcext:value-type="float">
            <text:p>0.0116274356842041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.0230740611657206" calcext:value-type="float">
            <text:p>0.0230740611657206</text:p>
          </table:table-cell>
          <table:table-cell table:formula="of:=IF([.J46]=&quot;&quot;;&quot;&quot;;[.J46]/[.B46])" office:value-type="float" office:value="0.691344147055639" calcext:value-type="float">
            <text:p>0.691344147055639</text:p>
          </table:table-cell>
        </table:table-row>
        <table:table-row table:style-name="ro1">
          <table:table-cell office:value-type="string" calcext:value-type="string">
            <text:p>245-118</text:p>
          </table:table-cell>
          <table:table-cell table:number-columns-repeated="2" office:value-type="float" office:value="0.0284032584807967" calcext:value-type="float">
            <text:p>0.0284032584807967</text:p>
          </table:table-cell>
          <table:table-cell office:value-type="float" office:value="0.0347477687426503" calcext:value-type="float">
            <text:p>0.0347477687426503</text:p>
          </table:table-cell>
          <table:table-cell office:value-type="float" office:value="0.00796771049499512" calcext:value-type="float">
            <text:p>0.00796771049499512</text:p>
          </table:table-cell>
          <table:table-cell office:value-type="float" office:value="0.0289044380187988" calcext:value-type="float">
            <text:p>0.0289044380187988</text:p>
          </table:table-cell>
          <table:table-cell office:value-type="float" office:value="0.00653672218322754" calcext:value-type="float">
            <text:p>0.00653672218322754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.00634451026185356" calcext:value-type="float">
            <text:p>0.00634451026185356</text:p>
          </table:table-cell>
          <table:table-cell table:formula="of:=IF([.J47]=&quot;&quot;;&quot;&quot;;[.J47]/[.B47])" office:value-type="float" office:value="0.223372619945808" calcext:value-type="float">
            <text:p>0.223372619945808</text:p>
          </table:table-cell>
        </table:table-row>
        <table:table-row table:style-name="ro1">
          <table:table-cell office:value-type="string" calcext:value-type="string">
            <text:p>151-215</text:p>
          </table:table-cell>
          <table:table-cell table:number-columns-repeated="3" office:value-type="float" office:value="0.02560563929316" calcext:value-type="float">
            <text:p>0.02560563929316</text:p>
          </table:table-cell>
          <table:table-cell office:value-type="float" office:value="0.0123658180236816" calcext:value-type="float">
            <text:p>0.0123658180236816</text:p>
          </table:table-cell>
          <table:table-cell office:value-type="float" office:value="0.0140807628631592" calcext:value-type="float">
            <text:p>0.0140807628631592</text:p>
          </table:table-cell>
          <table:table-cell office:value-type="float" office:value="0.00328350067138672" calcext:value-type="float">
            <text:p>0.00328350067138672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style-name="ce2" table:formula="of:=IF([.D48]&gt;0;[.D48]-[.B48];&quot;&quot;)" office:value-type="float" office:value="0" calcext:value-type="float">
            <text:p>0</text:p>
          </table:table-cell>
          <table:table-cell table:style-name="ce2"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294</text:p>
          </table:table-cell>
          <table:table-cell table:number-columns-repeated="2" office:value-type="float" office:value="0.0392792509240701" calcext:value-type="float">
            <text:p>0.0392792509240701</text:p>
          </table:table-cell>
          <table:table-cell office:value-type="float" office:value="0" calcext:value-type="float">
            <text:p>0</text:p>
          </table:table-cell>
          <table:table-cell office:value-type="float" office:value="0.00560331344604492" calcext:value-type="float">
            <text:p>0.00560331344604492</text:p>
          </table:table-cell>
          <table:table-cell office:value-type="float" office:value="0.0358922481536865" calcext:value-type="float">
            <text:p>0.0358922481536865</text:p>
          </table:table-cell>
          <table:table-cell office:value-type="float" office:value="1.00031471252441" calcext:value-type="float">
            <text:p>1.00031471252441</text:p>
          </table:table-cell>
          <table:table-cell/>
          <table:table-cell table:formula="of:=IF([.D49]&gt;0;1;0)" office:value-type="float" office:value="0" calcext:value-type="float">
            <text:p>0</text:p>
          </table:table-cell>
          <table:table-cell table:style-name="ce2" table:formula="of:=IF([.D49]&gt;0;[.D49]-[.B49];&quot;&quot;)">
            <text:p/>
          </table:table-cell>
          <table:table-cell table:style-name="ce2" table:formula="of:=IF([.J49]=&quot;&quot;;&quot;&quot;;[.J49]/[.B49])">
            <text:p/>
          </table:table-cell>
        </table:table-row>
        <table:table-row table:style-name="ro1">
          <table:table-cell office:value-type="string" calcext:value-type="string">
            <text:p>71-237</text:p>
          </table:table-cell>
          <table:table-cell table:number-columns-repeated="2" office:value-type="float" office:value="0.0319109503291616" calcext:value-type="float">
            <text:p>0.0319109503291616</text:p>
          </table:table-cell>
          <table:table-cell office:value-type="float" office:value="0.0397368421030642" calcext:value-type="float">
            <text:p>0.0397368421030642</text:p>
          </table:table-cell>
          <table:table-cell office:value-type="float" office:value="0.00751662254333496" calcext:value-type="float">
            <text:p>0.00751662254333496</text:p>
          </table:table-cell>
          <table:table-cell office:value-type="float" office:value="0.033499002456665" calcext:value-type="float">
            <text:p>0.033499002456665</text:p>
          </table:table-cell>
          <table:table-cell office:value-type="float" office:value="0.00695323944091797" calcext:value-type="float">
            <text:p>0.00695323944091797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.00782589177390258" calcext:value-type="float">
            <text:p>0.00782589177390258</text:p>
          </table:table-cell>
          <table:table-cell table:formula="of:=IF([.J50]=&quot;&quot;;&quot;&quot;;[.J50]/[.B50])" office:value-type="float" office:value="0.245241576737091" calcext:value-type="float">
            <text:p>0.245241576737091</text:p>
          </table:table-cell>
        </table:table-row>
        <table:table-row table:style-name="ro1">
          <table:table-cell office:value-type="string" calcext:value-type="string">
            <text:p>391-255</text:p>
          </table:table-cell>
          <table:table-cell table:number-columns-repeated="3" office:value-type="float" office:value="0.0232086353420499" calcext:value-type="float">
            <text:p>0.0232086353420499</text:p>
          </table:table-cell>
          <table:table-cell office:value-type="float" office:value="0.00707459449768066" calcext:value-type="float">
            <text:p>0.00707459449768066</text:p>
          </table:table-cell>
          <table:table-cell office:value-type="float" office:value="0.0229535102844238" calcext:value-type="float">
            <text:p>0.0229535102844238</text:p>
          </table:table-cell>
          <table:table-cell office:value-type="float" office:value="0.0095820426940918" calcext:value-type="float">
            <text:p>0.0095820426940918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8-267</text:p>
          </table:table-cell>
          <table:table-cell table:number-columns-repeated="2" office:value-type="float" office:value="0.0344899717759688" calcext:value-type="float">
            <text:p>0.0344899717759688</text:p>
          </table:table-cell>
          <table:table-cell office:value-type="float" office:value="0.0391019126808128" calcext:value-type="float">
            <text:p>0.0391019126808128</text:p>
          </table:table-cell>
          <table:table-cell office:value-type="float" office:value="0.00978350639343262" calcext:value-type="float">
            <text:p>0.00978350639343262</text:p>
          </table:table-cell>
          <table:table-cell office:value-type="float" office:value="0.0207526683807373" calcext:value-type="float">
            <text:p>0.0207526683807373</text:p>
          </table:table-cell>
          <table:table-cell office:value-type="float" office:value="0.0149881839752197" calcext:value-type="float">
            <text:p>0.0149881839752197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style-name="ce2" table:formula="of:=IF([.D52]&gt;0;[.D52]-[.B52];&quot;&quot;)" office:value-type="float" office:value="0.00461194090484396" calcext:value-type="float">
            <text:p>0.00461194090484396</text:p>
          </table:table-cell>
          <table:table-cell table:style-name="ce2" table:formula="of:=IF([.J52]=&quot;&quot;;&quot;&quot;;[.J52]/[.B52])" office:value-type="float" office:value="0.133718314842385" calcext:value-type="float">
            <text:p>0.133718314842385</text:p>
          </table:table-cell>
        </table:table-row>
        <table:table-row table:style-name="ro1">
          <table:table-cell office:value-type="string" calcext:value-type="string">
            <text:p>155-351</text:p>
          </table:table-cell>
          <table:table-cell table:number-columns-repeated="2" office:value-type="float" office:value="0.0320078458996962" calcext:value-type="float">
            <text:p>0.0320078458996962</text:p>
          </table:table-cell>
          <table:table-cell office:value-type="float" office:value="0" calcext:value-type="float">
            <text:p>0</text:p>
          </table:table-cell>
          <table:table-cell office:value-type="float" office:value="0.010645866394043" calcext:value-type="float">
            <text:p>0.010645866394043</text:p>
          </table:table-cell>
          <table:table-cell office:value-type="float" office:value="0.0271296501159668" calcext:value-type="float">
            <text:p>0.0271296501159668</text:p>
          </table:table-cell>
          <table:table-cell office:value-type="float" office:value="1.00003862380981" calcext:value-type="float">
            <text:p>1.00003862380981</text:p>
          </table:table-cell>
          <table:table-cell/>
          <table:table-cell table:formula="of:=IF([.D53]&gt;0;1;0)" office:value-type="float" office:value="0" calcext:value-type="float">
            <text:p>0</text:p>
          </table:table-cell>
          <table:table-cell table:formula="of:=IF([.D53]&gt;0;[.D53]-[.B53];&quot;&quot;)">
            <text:p/>
          </table:table-cell>
          <table:table-cell table:formula="of:=IF([.J53]=&quot;&quot;;&quot;&quot;;[.J53]/[.B53])">
            <text:p/>
          </table:table-cell>
        </table:table-row>
        <table:table-row table:style-name="ro1">
          <table:table-cell office:value-type="string" calcext:value-type="string">
            <text:p>41-88</text:p>
          </table:table-cell>
          <table:table-cell table:number-columns-repeated="2" office:value-type="float" office:value="0.0382591759895808" calcext:value-type="float">
            <text:p>0.0382591759895808</text:p>
          </table:table-cell>
          <table:table-cell office:value-type="float" office:value="0.0738626711227853" calcext:value-type="float">
            <text:p>0.0738626711227853</text:p>
          </table:table-cell>
          <table:table-cell office:value-type="float" office:value="0.00559616088867188" calcext:value-type="float">
            <text:p>0.00559616088867188</text:p>
          </table:table-cell>
          <table:table-cell office:value-type="float" office:value="0.0327882766723633" calcext:value-type="float">
            <text:p>0.0327882766723633</text:p>
          </table:table-cell>
          <table:table-cell office:value-type="float" office:value="0.0174911022186279" calcext:value-type="float">
            <text:p>0.0174911022186279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.0356034951332045" calcext:value-type="float">
            <text:p>0.0356034951332045</text:p>
          </table:table-cell>
          <table:table-cell table:formula="of:=IF([.J54]=&quot;&quot;;&quot;&quot;;[.J54]/[.B54])" office:value-type="float" office:value="0.930587086948773" calcext:value-type="float">
            <text:p>0.930587086948773</text:p>
          </table:table-cell>
        </table:table-row>
        <table:table-row table:style-name="ro1">
          <table:table-cell office:value-type="string" calcext:value-type="string">
            <text:p>414-250</text:p>
          </table:table-cell>
          <table:table-cell table:number-columns-repeated="2" office:value-type="float" office:value="0.0314267249598128" calcext:value-type="float">
            <text:p>0.0314267249598128</text:p>
          </table:table-cell>
          <table:table-cell office:value-type="float" office:value="0.0349441275808656" calcext:value-type="float">
            <text:p>0.0349441275808656</text:p>
          </table:table-cell>
          <table:table-cell office:value-type="float" office:value="0.00782036781311035" calcext:value-type="float">
            <text:p>0.00782036781311035</text:p>
          </table:table-cell>
          <table:table-cell office:value-type="float" office:value="0.0281133651733398" calcext:value-type="float">
            <text:p>0.0281133651733398</text:p>
          </table:table-cell>
          <table:table-cell office:value-type="float" office:value="0.00871515274047852" calcext:value-type="float">
            <text:p>0.00871515274047852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0351740262105282" calcext:value-type="float">
            <text:p>0.00351740262105282</text:p>
          </table:table-cell>
          <table:table-cell table:formula="of:=IF([.J55]=&quot;&quot;;&quot;&quot;;[.J55]/[.B55])" office:value-type="float" office:value="0.111923931798516" calcext:value-type="float">
            <text:p>0.111923931798516</text:p>
          </table:table-cell>
        </table:table-row>
        <table:table-row table:style-name="ro1">
          <table:table-cell office:value-type="string" calcext:value-type="string">
            <text:p>66-441</text:p>
          </table:table-cell>
          <table:table-cell table:number-columns-repeated="2" office:value-type="float" office:value="0.0444332649246999" calcext:value-type="float">
            <text:p>0.0444332649246999</text:p>
          </table:table-cell>
          <table:table-cell office:value-type="float" office:value="0.0640680477187595" calcext:value-type="float">
            <text:p>0.0640680477187595</text:p>
          </table:table-cell>
          <table:table-cell office:value-type="float" office:value="0.00558853149414063" calcext:value-type="float">
            <text:p>0.00558853149414063</text:p>
          </table:table-cell>
          <table:table-cell office:value-type="float" office:value="0.0247251987457275" calcext:value-type="float">
            <text:p>0.0247251987457275</text:p>
          </table:table-cell>
          <table:table-cell office:value-type="float" office:value="0.0101559162139893" calcext:value-type="float">
            <text:p>0.0101559162139893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96347827940596" calcext:value-type="float">
            <text:p>0.0196347827940596</text:p>
          </table:table-cell>
          <table:table-cell table:formula="of:=IF([.J56]=&quot;&quot;;&quot;&quot;;[.J56]/[.B56])" office:value-type="float" office:value="0.441893766468304" calcext:value-type="float">
            <text:p>0.441893766468304</text:p>
          </table:table-cell>
        </table:table-row>
        <table:table-row table:style-name="ro1">
          <table:table-cell office:value-type="string" calcext:value-type="string">
            <text:p>143-66</text:p>
          </table:table-cell>
          <table:table-cell table:number-columns-repeated="2" office:value-type="float" office:value="0.0125611559351448" calcext:value-type="float">
            <text:p>0.0125611559351448</text:p>
          </table:table-cell>
          <table:table-cell office:value-type="float" office:value="0.0344974743899184" calcext:value-type="float">
            <text:p>0.0344974743899184</text:p>
          </table:table-cell>
          <table:table-cell office:value-type="float" office:value="0.00538945198059082" calcext:value-type="float">
            <text:p>0.00538945198059082</text:p>
          </table:table-cell>
          <table:table-cell office:value-type="float" office:value="0.00529170036315918" calcext:value-type="float">
            <text:p>0.00529170036315918</text:p>
          </table:table-cell>
          <table:table-cell office:value-type="float" office:value="0.0117979049682617" calcext:value-type="float">
            <text:p>0.0117979049682617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style-name="ce2" table:formula="of:=IF([.D57]&gt;0;[.D57]-[.B57];&quot;&quot;)" office:value-type="float" office:value="0.0219363184547735" calcext:value-type="float">
            <text:p>0.0219363184547735</text:p>
          </table:table-cell>
          <table:table-cell table:style-name="ce2" table:formula="of:=IF([.J57]=&quot;&quot;;&quot;&quot;;[.J57]/[.B57])" office:value-type="float" office:value="1.74636144699055" calcext:value-type="float">
            <text:p>1.74636144699055</text:p>
          </table:table-cell>
        </table:table-row>
        <table:table-row table:style-name="ro1">
          <table:table-cell office:value-type="string" calcext:value-type="string">
            <text:p>21-133</text:p>
          </table:table-cell>
          <table:table-cell table:number-columns-repeated="2" office:value-type="float" office:value="0.0390009476650868" calcext:value-type="float">
            <text:p>0.0390009476650868</text:p>
          </table:table-cell>
          <table:table-cell office:value-type="float" office:value="0.0619821578201045" calcext:value-type="float">
            <text:p>0.0619821578201045</text:p>
          </table:table-cell>
          <table:table-cell office:value-type="float" office:value="0.00832271575927734" calcext:value-type="float">
            <text:p>0.00832271575927734</text:p>
          </table:table-cell>
          <table:table-cell office:value-type="float" office:value="0.0275654792785645" calcext:value-type="float">
            <text:p>0.0275654792785645</text:p>
          </table:table-cell>
          <table:table-cell office:value-type="float" office:value="0.0141723155975342" calcext:value-type="float">
            <text:p>0.0141723155975342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.0229812101550178" calcext:value-type="float">
            <text:p>0.0229812101550178</text:p>
          </table:table-cell>
          <table:table-cell table:formula="of:=IF([.J58]=&quot;&quot;;&quot;&quot;;[.J58]/[.B58])" office:value-type="float" office:value="0.58924748066033" calcext:value-type="float">
            <text:p>0.58924748066033</text:p>
          </table:table-cell>
        </table:table-row>
        <table:table-row table:style-name="ro1">
          <table:table-cell office:value-type="string" calcext:value-type="string">
            <text:p>19-453</text:p>
          </table:table-cell>
          <table:table-cell table:number-columns-repeated="2" office:value-type="float" office:value="0.0290053507029457" calcext:value-type="float">
            <text:p>0.0290053507029457</text:p>
          </table:table-cell>
          <table:table-cell office:value-type="float" office:value="0.0368709950448871" calcext:value-type="float">
            <text:p>0.0368709950448871</text:p>
          </table:table-cell>
          <table:table-cell office:value-type="float" office:value="0.0069577693939209" calcext:value-type="float">
            <text:p>0.0069577693939209</text:p>
          </table:table-cell>
          <table:table-cell office:value-type="float" office:value="0.0275337696075439" calcext:value-type="float">
            <text:p>0.0275337696075439</text:p>
          </table:table-cell>
          <table:table-cell office:value-type="float" office:value="0.00482249259948731" calcext:value-type="float">
            <text:p>0.00482249259948731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0786564434194137" calcext:value-type="float">
            <text:p>0.00786564434194137</text:p>
          </table:table-cell>
          <table:table-cell table:formula="of:=IF([.J59]=&quot;&quot;;&quot;&quot;;[.J59]/[.B59])" office:value-type="float" office:value="0.271179080801204" calcext:value-type="float">
            <text:p>0.271179080801204</text:p>
          </table:table-cell>
        </table:table-row>
        <table:table-row table:style-name="ro1">
          <table:table-cell office:value-type="string" calcext:value-type="string">
            <text:p>35-423</text:p>
          </table:table-cell>
          <table:table-cell table:number-columns-repeated="2" office:value-type="float" office:value="0.03042418806405" calcext:value-type="float">
            <text:p>0.03042418806405</text:p>
          </table:table-cell>
          <table:table-cell office:value-type="float" office:value="0.0373625195554631" calcext:value-type="float">
            <text:p>0.0373625195554631</text:p>
          </table:table-cell>
          <table:table-cell office:value-type="float" office:value="0.00665855407714844" calcext:value-type="float">
            <text:p>0.00665855407714844</text:p>
          </table:table-cell>
          <table:table-cell office:value-type="float" office:value="0.0278134346008301" calcext:value-type="float">
            <text:p>0.0278134346008301</text:p>
          </table:table-cell>
          <table:table-cell office:value-type="float" office:value="0.00845241546630859" calcext:value-type="float">
            <text:p>0.00845241546630859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69383314914131" calcext:value-type="float">
            <text:p>0.0069383314914131</text:p>
          </table:table-cell>
          <table:table-cell table:formula="of:=IF([.J60]=&quot;&quot;;&quot;&quot;;[.J60]/[.B60])" office:value-type="float" office:value="0.22805313577494" calcext:value-type="float">
            <text:p>0.22805313577494</text:p>
          </table:table-cell>
        </table:table-row>
        <table:table-row table:style-name="ro1">
          <table:table-cell office:value-type="string" calcext:value-type="string">
            <text:p>241-45</text:p>
          </table:table-cell>
          <table:table-cell table:number-columns-repeated="3" office:value-type="float" office:value="0.0179126264014809" calcext:value-type="float">
            <text:p>0.0179126264014809</text:p>
          </table:table-cell>
          <table:table-cell office:value-type="float" office:value="0.00374054908752441" calcext:value-type="float">
            <text:p>0.00374054908752441</text:p>
          </table:table-cell>
          <table:table-cell office:value-type="float" office:value="0.0088505744934082" calcext:value-type="float">
            <text:p>0.0088505744934082</text:p>
          </table:table-cell>
          <table:table-cell office:value-type="float" office:value="0.0043787956237793" calcext:value-type="float">
            <text:p>0.0043787956237793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266</text:p>
          </table:table-cell>
          <table:table-cell table:number-columns-repeated="3" office:value-type="float" office:value="0.0216102967929702" calcext:value-type="float">
            <text:p>0.0216102967929702</text:p>
          </table:table-cell>
          <table:table-cell office:value-type="float" office:value="0.00654506683349609" calcext:value-type="float">
            <text:p>0.00654506683349609</text:p>
          </table:table-cell>
          <table:table-cell office:value-type="float" office:value="0.00980043411254883" calcext:value-type="float">
            <text:p>0.00980043411254883</text:p>
          </table:table-cell>
          <table:table-cell office:value-type="float" office:value="0.00683975219726563" calcext:value-type="float">
            <text:p>0.00683975219726563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style-name="ce2" table:formula="of:=IF([.D62]&gt;0;[.D62]-[.B62];&quot;&quot;)" office:value-type="float" office:value="0" calcext:value-type="float">
            <text:p>0</text:p>
          </table:table-cell>
          <table:table-cell table:style-name="ce2"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-352</text:p>
          </table:table-cell>
          <table:table-cell table:number-columns-repeated="2" office:value-type="float" office:value="0.0272650283166548" calcext:value-type="float">
            <text:p>0.0272650283166548</text:p>
          </table:table-cell>
          <table:table-cell office:value-type="float" office:value="0.0327833068528011" calcext:value-type="float">
            <text:p>0.0327833068528011</text:p>
          </table:table-cell>
          <table:table-cell office:value-type="float" office:value="0.00782895088195801" calcext:value-type="float">
            <text:p>0.00782895088195801</text:p>
          </table:table-cell>
          <table:table-cell office:value-type="float" office:value="0.0148890018463135" calcext:value-type="float">
            <text:p>0.0148890018463135</text:p>
          </table:table-cell>
          <table:table-cell office:value-type="float" office:value="0.00553345680236816" calcext:value-type="float">
            <text:p>0.00553345680236816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0551827853614628" calcext:value-type="float">
            <text:p>0.00551827853614628</text:p>
          </table:table-cell>
          <table:table-cell table:formula="of:=IF([.J63]=&quot;&quot;;&quot;&quot;;[.J63]/[.B63])" office:value-type="float" office:value="0.202394014488349" calcext:value-type="float">
            <text:p>0.202394014488349</text:p>
          </table:table-cell>
        </table:table-row>
        <table:table-row table:style-name="ro1">
          <table:table-cell office:value-type="string" calcext:value-type="string">
            <text:p>177-74</text:p>
          </table:table-cell>
          <table:table-cell table:number-columns-repeated="2" office:value-type="float" office:value="0.0352984405219918" calcext:value-type="float">
            <text:p>0.0352984405219918</text:p>
          </table:table-cell>
          <table:table-cell office:value-type="float" office:value="0" calcext:value-type="float">
            <text:p>0</text:p>
          </table:table-cell>
          <table:table-cell office:value-type="float" office:value="0.00892806053161621" calcext:value-type="float">
            <text:p>0.00892806053161621</text:p>
          </table:table-cell>
          <table:table-cell office:value-type="float" office:value="0.0283503532409668" calcext:value-type="float">
            <text:p>0.0283503532409668</text:p>
          </table:table-cell>
          <table:table-cell office:value-type="float" office:value="1.00061130523682" calcext:value-type="float">
            <text:p>1.00061130523682</text:p>
          </table:table-cell>
          <table:table-cell/>
          <table:table-cell table:formula="of:=IF([.D64]&gt;0;1;0)" office:value-type="float" office:value="0" calcext:value-type="float">
            <text:p>0</text:p>
          </table:table-cell>
          <table:table-cell table:formula="of:=IF([.D64]&gt;0;[.D64]-[.B64];&quot;&quot;)">
            <text:p/>
          </table:table-cell>
          <table:table-cell table:formula="of:=IF([.J64]=&quot;&quot;;&quot;&quot;;[.J64]/[.B64])">
            <text:p/>
          </table:table-cell>
        </table:table-row>
        <table:table-row table:style-name="ro1">
          <table:table-cell office:value-type="string" calcext:value-type="string">
            <text:p>244-121</text:p>
          </table:table-cell>
          <table:table-cell table:number-columns-repeated="2" office:value-type="float" office:value="0.0337618136660033" calcext:value-type="float">
            <text:p>0.0337618136660033</text:p>
          </table:table-cell>
          <table:table-cell office:value-type="float" office:value="0.0506185186490863" calcext:value-type="float">
            <text:p>0.0506185186490863</text:p>
          </table:table-cell>
          <table:table-cell office:value-type="float" office:value="0.0128943920135498" calcext:value-type="float">
            <text:p>0.0128943920135498</text:p>
          </table:table-cell>
          <table:table-cell office:value-type="float" office:value="0.0267941951751709" calcext:value-type="float">
            <text:p>0.0267941951751709</text:p>
          </table:table-cell>
          <table:table-cell office:value-type="float" office:value="0.0101432800292969" calcext:value-type="float">
            <text:p>0.0101432800292969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16856704983083" calcext:value-type="float">
            <text:p>0.016856704983083</text:p>
          </table:table-cell>
          <table:table-cell table:formula="of:=IF([.J65]=&quot;&quot;;&quot;&quot;;[.J65]/[.B65])" office:value-type="float" office:value="0.49928315906965" calcext:value-type="float">
            <text:p>0.49928315906965</text:p>
          </table:table-cell>
        </table:table-row>
        <table:table-row table:style-name="ro1">
          <table:table-cell office:value-type="string" calcext:value-type="string">
            <text:p>153-56</text:p>
          </table:table-cell>
          <table:table-cell table:number-columns-repeated="2" office:value-type="float" office:value="0.0294934296613871" calcext:value-type="float">
            <text:p>0.0294934296613871</text:p>
          </table:table-cell>
          <table:table-cell office:value-type="float" office:value="0.0308930090823789" calcext:value-type="float">
            <text:p>0.0308930090823789</text:p>
          </table:table-cell>
          <table:table-cell office:value-type="float" office:value="0.0155403614044189" calcext:value-type="float">
            <text:p>0.0155403614044189</text:p>
          </table:table-cell>
          <table:table-cell office:value-type="float" office:value="0.0303974151611328" calcext:value-type="float">
            <text:p>0.0303974151611328</text:p>
          </table:table-cell>
          <table:table-cell office:value-type="float" office:value="0.00989580154418945" calcext:value-type="float">
            <text:p>0.00989580154418945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0139957942099178" calcext:value-type="float">
            <text:p>0.00139957942099178</text:p>
          </table:table-cell>
          <table:table-cell table:formula="of:=IF([.J66]=&quot;&quot;;&quot;&quot;;[.J66]/[.B66])" office:value-type="float" office:value="0.0474539393031023" calcext:value-type="float">
            <text:p>0.0474539393031023</text:p>
          </table:table-cell>
        </table:table-row>
        <table:table-row table:style-name="ro1">
          <table:table-cell office:value-type="string" calcext:value-type="string">
            <text:p>457-390</text:p>
          </table:table-cell>
          <table:table-cell table:number-columns-repeated="2" office:value-type="float" office:value="0.0310201853793726" calcext:value-type="float">
            <text:p>0.0310201853793726</text:p>
          </table:table-cell>
          <table:table-cell office:value-type="float" office:value="0" calcext:value-type="float">
            <text:p>0</text:p>
          </table:table-cell>
          <table:table-cell office:value-type="float" office:value="0.0117449760437012" calcext:value-type="float">
            <text:p>0.0117449760437012</text:p>
          </table:table-cell>
          <table:table-cell office:value-type="float" office:value="0.0294520854949951" calcext:value-type="float">
            <text:p>0.0294520854949951</text:p>
          </table:table-cell>
          <table:table-cell office:value-type="float" office:value="1.00043249130249" calcext:value-type="float">
            <text:p>1.00043249130249</text:p>
          </table:table-cell>
          <table:table-cell/>
          <table:table-cell table:formula="of:=IF([.D67]&gt;0;1;0)" office:value-type="float" office:value="0" calcext:value-type="float">
            <text:p>0</text:p>
          </table:table-cell>
          <table:table-cell table:formula="of:=IF([.D67]&gt;0;[.D67]-[.B67];&quot;&quot;)">
            <text:p/>
          </table:table-cell>
          <table:table-cell table:formula="of:=IF([.J67]=&quot;&quot;;&quot;&quot;;[.J67]/[.B67])">
            <text:p/>
          </table:table-cell>
        </table:table-row>
        <table:table-row table:style-name="ro1">
          <table:table-cell office:value-type="string" calcext:value-type="string">
            <text:p>360-85</text:p>
          </table:table-cell>
          <table:table-cell table:number-columns-repeated="2" office:value-type="float" office:value="0.0206137755683907" calcext:value-type="float">
            <text:p>0.0206137755683907</text:p>
          </table:table-cell>
          <table:table-cell office:value-type="float" office:value="0.031518352395794" calcext:value-type="float">
            <text:p>0.031518352395794</text:p>
          </table:table-cell>
          <table:table-cell office:value-type="float" office:value="0.00464844703674316" calcext:value-type="float">
            <text:p>0.00464844703674316</text:p>
          </table:table-cell>
          <table:table-cell office:value-type="float" office:value="0.0178217887878418" calcext:value-type="float">
            <text:p>0.0178217887878418</text:p>
          </table:table-cell>
          <table:table-cell office:value-type="float" office:value="0.0121679306030273" calcext:value-type="float">
            <text:p>0.0121679306030273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style-name="ce2" table:formula="of:=IF([.D68]&gt;0;[.D68]-[.B68];&quot;&quot;)" office:value-type="float" office:value="0.0109045768274033" calcext:value-type="float">
            <text:p>0.0109045768274033</text:p>
          </table:table-cell>
          <table:table-cell table:style-name="ce2" table:formula="of:=IF([.J68]=&quot;&quot;;&quot;&quot;;[.J68]/[.B68])" office:value-type="float" office:value="0.528994642016208" calcext:value-type="float">
            <text:p>0.528994642016208</text:p>
          </table:table-cell>
        </table:table-row>
        <table:table-row table:style-name="ro1">
          <table:table-cell office:value-type="string" calcext:value-type="string">
            <text:p>463-54</text:p>
          </table:table-cell>
          <table:table-cell table:number-columns-repeated="2" office:value-type="float" office:value="0.0404541766057733" calcext:value-type="float">
            <text:p>0.0404541766057733</text:p>
          </table:table-cell>
          <table:table-cell office:value-type="float" office:value="0.0691678249961933" calcext:value-type="float">
            <text:p>0.0691678249961933</text:p>
          </table:table-cell>
          <table:table-cell office:value-type="float" office:value="0.0103497505187988" calcext:value-type="float">
            <text:p>0.0103497505187988</text:p>
          </table:table-cell>
          <table:table-cell office:value-type="float" office:value="0.0315887928009033" calcext:value-type="float">
            <text:p>0.0315887928009033</text:p>
          </table:table-cell>
          <table:table-cell office:value-type="float" office:value="0.0183300971984863" calcext:value-type="float">
            <text:p>0.0183300971984863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2871364839042" calcext:value-type="float">
            <text:p>0.02871364839042</text:p>
          </table:table-cell>
          <table:table-cell table:formula="of:=IF([.J69]=&quot;&quot;;&quot;&quot;;[.J69]/[.B69])" office:value-type="float" office:value="0.709782049706141" calcext:value-type="float">
            <text:p>0.709782049706141</text:p>
          </table:table-cell>
        </table:table-row>
        <table:table-row table:style-name="ro1">
          <table:table-cell office:value-type="string" calcext:value-type="string">
            <text:p>454-296</text:p>
          </table:table-cell>
          <table:table-cell table:number-columns-repeated="2" office:value-type="float" office:value="0.0303335337526854" calcext:value-type="float">
            <text:p>0.0303335337526854</text:p>
          </table:table-cell>
          <table:table-cell office:value-type="float" office:value="0" calcext:value-type="float">
            <text:p>0</text:p>
          </table:table-cell>
          <table:table-cell office:value-type="float" office:value="0.00336527824401855" calcext:value-type="float">
            <text:p>0.00336527824401855</text:p>
          </table:table-cell>
          <table:table-cell office:value-type="float" office:value="0.0287885665893555" calcext:value-type="float">
            <text:p>0.0287885665893555</text:p>
          </table:table-cell>
          <table:table-cell office:value-type="float" office:value="1.00081825256348" calcext:value-type="float">
            <text:p>1.00081825256348</text:p>
          </table:table-cell>
          <table:table-cell/>
          <table:table-cell table:formula="of:=IF([.D70]&gt;0;1;0)" office:value-type="float" office:value="0" calcext:value-type="float">
            <text:p>0</text:p>
          </table:table-cell>
          <table:table-cell table:style-name="ce2" table:formula="of:=IF([.D70]&gt;0;[.D70]-[.B70];&quot;&quot;)">
            <text:p/>
          </table:table-cell>
          <table:table-cell table:style-name="ce2" table:formula="of:=IF([.J70]=&quot;&quot;;&quot;&quot;;[.J70]/[.B70])">
            <text:p/>
          </table:table-cell>
        </table:table-row>
        <table:table-row table:style-name="ro1">
          <table:table-cell office:value-type="string" calcext:value-type="string">
            <text:p>263-187</text:p>
          </table:table-cell>
          <table:table-cell table:number-columns-repeated="2" office:value-type="float" office:value="0.0339597196361589" calcext:value-type="float">
            <text:p>0.0339597196361589</text:p>
          </table:table-cell>
          <table:table-cell office:value-type="float" office:value="0.0844936100436937" calcext:value-type="float">
            <text:p>0.0844936100436937</text:p>
          </table:table-cell>
          <table:table-cell office:value-type="float" office:value="0.00544047355651856" calcext:value-type="float">
            <text:p>0.00544047355651856</text:p>
          </table:table-cell>
          <table:table-cell office:value-type="float" office:value="0.0259435176849365" calcext:value-type="float">
            <text:p>0.0259435176849365</text:p>
          </table:table-cell>
          <table:table-cell office:value-type="float" office:value="0.0269780158996582" calcext:value-type="float">
            <text:p>0.0269780158996582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505338904075349" calcext:value-type="float">
            <text:p>0.0505338904075349</text:p>
          </table:table-cell>
          <table:table-cell table:formula="of:=IF([.J71]=&quot;&quot;;&quot;&quot;;[.J71]/[.B71])" office:value-type="float" office:value="1.48805381637275" calcext:value-type="float">
            <text:p>1.48805381637275</text:p>
          </table:table-cell>
        </table:table-row>
        <table:table-row table:style-name="ro1">
          <table:table-cell office:value-type="string" calcext:value-type="string">
            <text:p>155-320</text:p>
          </table:table-cell>
          <table:table-cell table:number-columns-repeated="2" office:value-type="float" office:value="0.0306828123777692" calcext:value-type="float">
            <text:p>0.0306828123777692</text:p>
          </table:table-cell>
          <table:table-cell office:value-type="float" office:value="0.0328726834006021" calcext:value-type="float">
            <text:p>0.0328726834006021</text:p>
          </table:table-cell>
          <table:table-cell office:value-type="float" office:value="0.00974655151367188" calcext:value-type="float">
            <text:p>0.00974655151367188</text:p>
          </table:table-cell>
          <table:table-cell office:value-type="float" office:value="0.0241806507110596" calcext:value-type="float">
            <text:p>0.0241806507110596</text:p>
          </table:table-cell>
          <table:table-cell office:value-type="float" office:value="0.00797510147094727" calcext:value-type="float">
            <text:p>0.00797510147094727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style-name="ce2" table:formula="of:=IF([.D72]&gt;0;[.D72]-[.B72];&quot;&quot;)" office:value-type="float" office:value="0.00218987102283297" calcext:value-type="float">
            <text:p>0.00218987102283297</text:p>
          </table:table-cell>
          <table:table-cell table:style-name="ce2" table:formula="of:=IF([.J72]=&quot;&quot;;&quot;&quot;;[.J72]/[.B72])" office:value-type="float" office:value="0.0713712614043037" calcext:value-type="float">
            <text:p>0.0713712614043037</text:p>
          </table:table-cell>
        </table:table-row>
        <table:table-row table:style-name="ro1">
          <table:table-cell office:value-type="string" calcext:value-type="string">
            <text:p>205-470</text:p>
          </table:table-cell>
          <table:table-cell table:number-columns-repeated="2" office:value-type="float" office:value="0.0182871865886971" calcext:value-type="float">
            <text:p>0.0182871865886971</text:p>
          </table:table-cell>
          <table:table-cell office:value-type="float" office:value="0.0185120160900593" calcext:value-type="float">
            <text:p>0.0185120160900593</text:p>
          </table:table-cell>
          <table:table-cell office:value-type="float" office:value="0.00528883934020996" calcext:value-type="float">
            <text:p>0.00528883934020996</text:p>
          </table:table-cell>
          <table:table-cell office:value-type="float" office:value="0.00792908668518066" calcext:value-type="float">
            <text:p>0.00792908668518066</text:p>
          </table:table-cell>
          <table:table-cell office:value-type="float" office:value="0.00396966934204102" calcext:value-type="float">
            <text:p>0.00396966934204102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00224829501362156" calcext:value-type="float">
            <text:p>0.000224829501362156</text:p>
          </table:table-cell>
          <table:table-cell table:formula="of:=IF([.J73]=&quot;&quot;;&quot;&quot;;[.J73]/[.B73])" office:value-type="float" office:value="0.0122943734549697" calcext:value-type="float">
            <text:p>0.0122943734549697</text:p>
          </table:table-cell>
        </table:table-row>
        <table:table-row table:style-name="ro1">
          <table:table-cell office:value-type="string" calcext:value-type="string">
            <text:p>87-244</text:p>
          </table:table-cell>
          <table:table-cell table:number-columns-repeated="2" office:value-type="float" office:value="0.0247573911794327" calcext:value-type="float">
            <text:p>0.0247573911794327</text:p>
          </table:table-cell>
          <table:table-cell office:value-type="float" office:value="0.0380683871873666" calcext:value-type="float">
            <text:p>0.0380683871873666</text:p>
          </table:table-cell>
          <table:table-cell office:value-type="float" office:value="0.00721263885498047" calcext:value-type="float">
            <text:p>0.00721263885498047</text:p>
          </table:table-cell>
          <table:table-cell office:value-type="float" office:value="0.0220427513122559" calcext:value-type="float">
            <text:p>0.0220427513122559</text:p>
          </table:table-cell>
          <table:table-cell office:value-type="float" office:value="0.00578832626342773" calcext:value-type="float">
            <text:p>0.00578832626342773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13310996007934" calcext:value-type="float">
            <text:p>0.013310996007934</text:p>
          </table:table-cell>
          <table:table-cell table:formula="of:=IF([.J74]=&quot;&quot;;&quot;&quot;;[.J74]/[.B74])" office:value-type="float" office:value="0.537657457987421" calcext:value-type="float">
            <text:p>0.537657457987421</text:p>
          </table:table-cell>
        </table:table-row>
        <table:table-row table:style-name="ro1">
          <table:table-cell office:value-type="string" calcext:value-type="string">
            <text:p>357-214</text:p>
          </table:table-cell>
          <table:table-cell table:number-columns-repeated="3" office:value-type="float" office:value="0.0253416887149283" calcext:value-type="float">
            <text:p>0.0253416887149283</text:p>
          </table:table-cell>
          <table:table-cell office:value-type="float" office:value="0.00290036201477051" calcext:value-type="float">
            <text:p>0.00290036201477051</text:p>
          </table:table-cell>
          <table:table-cell office:value-type="float" office:value="0.00896668434143066" calcext:value-type="float">
            <text:p>0.00896668434143066</text:p>
          </table:table-cell>
          <table:table-cell office:value-type="float" office:value="0.00409770011901856" calcext:value-type="float">
            <text:p>0.00409770011901856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99</text:p>
          </table:table-cell>
          <table:table-cell table:number-columns-repeated="2" office:value-type="float" office:value="0.0222854233195212" calcext:value-type="float">
            <text:p>0.0222854233195212</text:p>
          </table:table-cell>
          <table:table-cell office:value-type="float" office:value="0.0278203312604095" calcext:value-type="float">
            <text:p>0.0278203312604095</text:p>
          </table:table-cell>
          <table:table-cell office:value-type="float" office:value="0.00902771949768066" calcext:value-type="float">
            <text:p>0.00902771949768066</text:p>
          </table:table-cell>
          <table:table-cell office:value-type="float" office:value="0.0189375877380371" calcext:value-type="float">
            <text:p>0.0189375877380371</text:p>
          </table:table-cell>
          <table:table-cell office:value-type="float" office:value="0.00643491744995117" calcext:value-type="float">
            <text:p>0.00643491744995117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.00553490794088829" calcext:value-type="float">
            <text:p>0.00553490794088829</text:p>
          </table:table-cell>
          <table:table-cell table:formula="of:=IF([.J76]=&quot;&quot;;&quot;&quot;;[.J76]/[.B76])" office:value-type="float" office:value="0.248364496448219" calcext:value-type="float">
            <text:p>0.248364496448219</text:p>
          </table:table-cell>
        </table:table-row>
        <table:table-row table:style-name="ro1">
          <table:table-cell office:value-type="string" calcext:value-type="string">
            <text:p>390-420</text:p>
          </table:table-cell>
          <table:table-cell table:number-columns-repeated="3" office:value-type="float" office:value="0.0199967439200548" calcext:value-type="float">
            <text:p>0.0199967439200548</text:p>
          </table:table-cell>
          <table:table-cell office:value-type="float" office:value="0.00328445434570313" calcext:value-type="float">
            <text:p>0.00328445434570313</text:p>
          </table:table-cell>
          <table:table-cell office:value-type="float" office:value="0.00298333168029785" calcext:value-type="float">
            <text:p>0.00298333168029785</text:p>
          </table:table-cell>
          <table:table-cell office:value-type="float" office:value="0.0041346549987793" calcext:value-type="float">
            <text:p>0.0041346549987793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style-name="ce2" table:formula="of:=IF([.D77]&gt;0;[.D77]-[.B77];&quot;&quot;)" office:value-type="float" office:value="0" calcext:value-type="float">
            <text:p>0</text:p>
          </table:table-cell>
          <table:table-cell table:style-name="ce2"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4-194</text:p>
          </table:table-cell>
          <table:table-cell table:number-columns-repeated="2" office:value-type="float" office:value="0.0245340385426192" calcext:value-type="float">
            <text:p>0.0245340385426192</text:p>
          </table:table-cell>
          <table:table-cell office:value-type="float" office:value="0.0292814193439731" calcext:value-type="float">
            <text:p>0.0292814193439731</text:p>
          </table:table-cell>
          <table:table-cell office:value-type="float" office:value="0.0058286190032959" calcext:value-type="float">
            <text:p>0.0058286190032959</text:p>
          </table:table-cell>
          <table:table-cell office:value-type="float" office:value="0.0222818851470947" calcext:value-type="float">
            <text:p>0.0222818851470947</text:p>
          </table:table-cell>
          <table:table-cell office:value-type="float" office:value="0.0133593082427979" calcext:value-type="float">
            <text:p>0.0133593082427979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style-name="ce2" table:formula="of:=IF([.D78]&gt;0;[.D78]-[.B78];&quot;&quot;)" office:value-type="float" office:value="0.00474738080135395" calcext:value-type="float">
            <text:p>0.00474738080135395</text:p>
          </table:table-cell>
          <table:table-cell table:style-name="ce2" table:formula="of:=IF([.J78]=&quot;&quot;;&quot;&quot;;[.J78]/[.B78])" office:value-type="float" office:value="0.193501807421842" calcext:value-type="float">
            <text:p>0.193501807421842</text:p>
          </table:table-cell>
        </table:table-row>
        <table:table-row table:style-name="ro1">
          <table:table-cell office:value-type="string" calcext:value-type="string">
            <text:p>73-259</text:p>
          </table:table-cell>
          <table:table-cell table:number-columns-repeated="2" office:value-type="float" office:value="0.0258021156434014" calcext:value-type="float">
            <text:p>0.0258021156434014</text:p>
          </table:table-cell>
          <table:table-cell office:value-type="float" office:value="0.0694965730966998" calcext:value-type="float">
            <text:p>0.0694965730966998</text:p>
          </table:table-cell>
          <table:table-cell office:value-type="float" office:value="0.00696015357971191" calcext:value-type="float">
            <text:p>0.00696015357971191</text:p>
          </table:table-cell>
          <table:table-cell office:value-type="float" office:value="0.021169900894165" calcext:value-type="float">
            <text:p>0.021169900894165</text:p>
          </table:table-cell>
          <table:table-cell office:value-type="float" office:value="0.0193018913269043" calcext:value-type="float">
            <text:p>0.0193018913269043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style-name="ce2" table:formula="of:=IF([.D79]&gt;0;[.D79]-[.B79];&quot;&quot;)" office:value-type="float" office:value="0.0436944574532984" calcext:value-type="float">
            <text:p>0.0436944574532984</text:p>
          </table:table-cell>
          <table:table-cell table:style-name="ce2" table:formula="of:=IF([.J79]=&quot;&quot;;&quot;&quot;;[.J79]/[.B79])" office:value-type="float" office:value="1.69344475690205" calcext:value-type="float">
            <text:p>1.69344475690205</text:p>
          </table:table-cell>
        </table:table-row>
        <table:table-row table:style-name="ro1">
          <table:table-cell office:value-type="string" calcext:value-type="string">
            <text:p>375-353</text:p>
          </table:table-cell>
          <table:table-cell table:number-columns-repeated="2" office:value-type="float" office:value="0.0267175031994102" calcext:value-type="float">
            <text:p>0.0267175031994102</text:p>
          </table:table-cell>
          <table:table-cell office:value-type="float" office:value="0.0493043461657875" calcext:value-type="float">
            <text:p>0.0493043461657875</text:p>
          </table:table-cell>
          <table:table-cell office:value-type="float" office:value="0.00588321685791016" calcext:value-type="float">
            <text:p>0.00588321685791016</text:p>
          </table:table-cell>
          <table:table-cell office:value-type="float" office:value="0.00972175598144531" calcext:value-type="float">
            <text:p>0.00972175598144531</text:p>
          </table:table-cell>
          <table:table-cell office:value-type="float" office:value="0.00983524322509766" calcext:value-type="float">
            <text:p>0.00983524322509766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style-name="ce2" table:formula="of:=IF([.D80]&gt;0;[.D80]-[.B80];&quot;&quot;)" office:value-type="float" office:value="0.0225868429663773" calcext:value-type="float">
            <text:p>0.0225868429663773</text:p>
          </table:table-cell>
          <table:table-cell table:style-name="ce2" table:formula="of:=IF([.J80]=&quot;&quot;;&quot;&quot;;[.J80]/[.B80])" office:value-type="float" office:value="0.845394975638136" calcext:value-type="float">
            <text:p>0.845394975638136</text:p>
          </table:table-cell>
        </table:table-row>
        <table:table-row table:style-name="ro1">
          <table:table-cell office:value-type="string" calcext:value-type="string">
            <text:p>407-312</text:p>
          </table:table-cell>
          <table:table-cell table:number-columns-repeated="2" office:value-type="float" office:value="0.0205578901068549" calcext:value-type="float">
            <text:p>0.0205578901068549</text:p>
          </table:table-cell>
          <table:table-cell office:value-type="float" office:value="0.0492628490593617" calcext:value-type="float">
            <text:p>0.0492628490593617</text:p>
          </table:table-cell>
          <table:table-cell office:value-type="float" office:value="0.00725412368774414" calcext:value-type="float">
            <text:p>0.00725412368774414</text:p>
          </table:table-cell>
          <table:table-cell office:value-type="float" office:value="0.00834965705871582" calcext:value-type="float">
            <text:p>0.00834965705871582</text:p>
          </table:table-cell>
          <table:table-cell office:value-type="float" office:value="0.0223476886749268" calcext:value-type="float">
            <text:p>0.0223476886749268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287049589525068" calcext:value-type="float">
            <text:p>0.0287049589525068</text:p>
          </table:table-cell>
          <table:table-cell table:formula="of:=IF([.J81]=&quot;&quot;;&quot;&quot;;[.J81]/[.B81])" office:value-type="float" office:value="1.39629888102842" calcext:value-type="float">
            <text:p>1.39629888102842</text:p>
          </table:table-cell>
        </table:table-row>
        <table:table-row table:style-name="ro1">
          <table:table-cell office:value-type="string" calcext:value-type="string">
            <text:p>349-343</text:p>
          </table:table-cell>
          <table:table-cell table:number-columns-repeated="2" office:value-type="float" office:value="0.0274349488786839" calcext:value-type="float">
            <text:p>0.0274349488786839</text:p>
          </table:table-cell>
          <table:table-cell office:value-type="float" office:value="0" calcext:value-type="float">
            <text:p>0</text:p>
          </table:table-cell>
          <table:table-cell office:value-type="float" office:value="0.0104537010192871" calcext:value-type="float">
            <text:p>0.0104537010192871</text:p>
          </table:table-cell>
          <table:table-cell office:value-type="float" office:value="0.0274968147277832" calcext:value-type="float">
            <text:p>0.0274968147277832</text:p>
          </table:table-cell>
          <table:table-cell office:value-type="float" office:value="1.00090003013611" calcext:value-type="float">
            <text:p>1.00090003013611</text:p>
          </table:table-cell>
          <table:table-cell/>
          <table:table-cell table:formula="of:=IF([.D82]&gt;0;1;0)" office:value-type="float" office:value="0" calcext:value-type="float">
            <text:p>0</text:p>
          </table:table-cell>
          <table:table-cell table:style-name="ce2" table:formula="of:=IF([.D82]&gt;0;[.D82]-[.B82];&quot;&quot;)">
            <text:p/>
          </table:table-cell>
          <table:table-cell table:style-name="ce2" table:formula="of:=IF([.J82]=&quot;&quot;;&quot;&quot;;[.J82]/[.B82])">
            <text:p/>
          </table:table-cell>
        </table:table-row>
        <table:table-row table:style-name="ro1">
          <table:table-cell office:value-type="string" calcext:value-type="string">
            <text:p>238-197</text:p>
          </table:table-cell>
          <table:table-cell table:number-columns-repeated="2" office:value-type="float" office:value="0.0152408991037863" calcext:value-type="float">
            <text:p>0.0152408991037863</text:p>
          </table:table-cell>
          <table:table-cell office:value-type="float" office:value="0" calcext:value-type="float">
            <text:p>0</text:p>
          </table:table-cell>
          <table:table-cell office:value-type="float" office:value="0.00432562828063965" calcext:value-type="float">
            <text:p>0.00432562828063965</text:p>
          </table:table-cell>
          <table:table-cell office:value-type="float" office:value="0.00560474395751953" calcext:value-type="float">
            <text:p>0.00560474395751953</text:p>
          </table:table-cell>
          <table:table-cell office:value-type="float" office:value="1.00014400482178" calcext:value-type="float">
            <text:p>1.00014400482178</text:p>
          </table:table-cell>
          <table:table-cell/>
          <table:table-cell table:formula="of:=IF([.D83]&gt;0;1;0)" office:value-type="float" office:value="0" calcext:value-type="float">
            <text:p>0</text:p>
          </table:table-cell>
          <table:table-cell table:formula="of:=IF([.D83]&gt;0;[.D83]-[.B83];&quot;&quot;)">
            <text:p/>
          </table:table-cell>
          <table:table-cell table:formula="of:=IF([.J83]=&quot;&quot;;&quot;&quot;;[.J83]/[.B83])">
            <text:p/>
          </table:table-cell>
        </table:table-row>
        <table:table-row table:style-name="ro1">
          <table:table-cell office:value-type="string" calcext:value-type="string">
            <text:p>476-108</text:p>
          </table:table-cell>
          <table:table-cell table:number-columns-repeated="3" office:value-type="float" office:value="0.0277046554805364" calcext:value-type="float">
            <text:p>0.0277046554805364</text:p>
          </table:table-cell>
          <table:table-cell office:value-type="float" office:value="0.012035608291626" calcext:value-type="float">
            <text:p>0.012035608291626</text:p>
          </table:table-cell>
          <table:table-cell office:value-type="float" office:value="0.0224285125732422" calcext:value-type="float">
            <text:p>0.0224285125732422</text:p>
          </table:table-cell>
          <table:table-cell office:value-type="float" office:value="0.00468516349792481" calcext:value-type="float">
            <text:p>0.00468516349792481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419</text:p>
          </table:table-cell>
          <table:table-cell table:number-columns-repeated="2" office:value-type="float" office:value="0.0303104588335758" calcext:value-type="float">
            <text:p>0.0303104588335758</text:p>
          </table:table-cell>
          <table:table-cell office:value-type="float" office:value="0.0340190765848073" calcext:value-type="float">
            <text:p>0.0340190765848073</text:p>
          </table:table-cell>
          <table:table-cell office:value-type="float" office:value="0.00370168685913086" calcext:value-type="float">
            <text:p>0.00370168685913086</text:p>
          </table:table-cell>
          <table:table-cell office:value-type="float" office:value="0.00531554222106934" calcext:value-type="float">
            <text:p>0.00531554222106934</text:p>
          </table:table-cell>
          <table:table-cell office:value-type="float" office:value="0.00577783584594727" calcext:value-type="float">
            <text:p>0.00577783584594727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370861775123155" calcext:value-type="float">
            <text:p>0.00370861775123155</text:p>
          </table:table-cell>
          <table:table-cell table:formula="of:=IF([.J85]=&quot;&quot;;&quot;&quot;;[.J85]/[.B85])" office:value-type="float" office:value="0.122354391650561" calcext:value-type="float">
            <text:p>0.122354391650561</text:p>
          </table:table-cell>
        </table:table-row>
        <table:table-row table:style-name="ro1">
          <table:table-cell office:value-type="string" calcext:value-type="string">
            <text:p>20-275</text:p>
          </table:table-cell>
          <table:table-cell table:number-columns-repeated="2" office:value-type="float" office:value="0.0356085212812259" calcext:value-type="float">
            <text:p>0.0356085212812259</text:p>
          </table:table-cell>
          <table:table-cell office:value-type="float" office:value="0.0392132638320644" calcext:value-type="float">
            <text:p>0.0392132638320644</text:p>
          </table:table-cell>
          <table:table-cell office:value-type="float" office:value="0.00611472129821777" calcext:value-type="float">
            <text:p>0.00611472129821777</text:p>
          </table:table-cell>
          <table:table-cell office:value-type="float" office:value="0.0317466259002686" calcext:value-type="float">
            <text:p>0.0317466259002686</text:p>
          </table:table-cell>
          <table:table-cell office:value-type="float" office:value="0.00632882118225098" calcext:value-type="float">
            <text:p>0.00632882118225098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style-name="ce2" table:formula="of:=IF([.D86]&gt;0;[.D86]-[.B86];&quot;&quot;)" office:value-type="float" office:value="0.00360474255083842" calcext:value-type="float">
            <text:p>0.00360474255083842</text:p>
          </table:table-cell>
          <table:table-cell table:style-name="ce2" table:formula="of:=IF([.J86]=&quot;&quot;;&quot;&quot;;[.J86]/[.B86])" office:value-type="float" office:value="0.101232582009491" calcext:value-type="float">
            <text:p>0.101232582009491</text:p>
          </table:table-cell>
        </table:table-row>
        <table:table-row table:style-name="ro1">
          <table:table-cell office:value-type="string" calcext:value-type="string">
            <text:p>125-91</text:p>
          </table:table-cell>
          <table:table-cell table:number-columns-repeated="2" office:value-type="float" office:value="0.013832042022289" calcext:value-type="float">
            <text:p>0.013832042022289</text:p>
          </table:table-cell>
          <table:table-cell office:value-type="float" office:value="0.0164028183247171" calcext:value-type="float">
            <text:p>0.0164028183247171</text:p>
          </table:table-cell>
          <table:table-cell office:value-type="float" office:value="0.00502657890319824" calcext:value-type="float">
            <text:p>0.00502657890319824</text:p>
          </table:table-cell>
          <table:table-cell office:value-type="float" office:value="0.00578022003173828" calcext:value-type="float">
            <text:p>0.00578022003173828</text:p>
          </table:table-cell>
          <table:table-cell office:value-type="float" office:value="0.00564169883728027" calcext:value-type="float">
            <text:p>0.00564169883728027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style-name="ce2" table:formula="of:=IF([.D87]&gt;0;[.D87]-[.B87];&quot;&quot;)" office:value-type="float" office:value="0.00257077630242808" calcext:value-type="float">
            <text:p>0.00257077630242808</text:p>
          </table:table-cell>
          <table:table-cell table:style-name="ce2" table:formula="of:=IF([.J87]=&quot;&quot;;&quot;&quot;;[.J87]/[.B87])" office:value-type="float" office:value="0.185856600080126" calcext:value-type="float">
            <text:p>0.185856600080126</text:p>
          </table:table-cell>
        </table:table-row>
        <table:table-row table:style-name="ro1">
          <table:table-cell office:value-type="string" calcext:value-type="string">
            <text:p>412-491</text:p>
          </table:table-cell>
          <table:table-cell table:number-columns-repeated="3" office:value-type="float" office:value="0.0236308256286217" calcext:value-type="float">
            <text:p>0.0236308256286217</text:p>
          </table:table-cell>
          <table:table-cell office:value-type="float" office:value="0.00535225868225098" calcext:value-type="float">
            <text:p>0.00535225868225098</text:p>
          </table:table-cell>
          <table:table-cell office:value-type="float" office:value="0.0125522613525391" calcext:value-type="float">
            <text:p>0.0125522613525391</text:p>
          </table:table-cell>
          <table:table-cell office:value-type="float" office:value="0.00183558464050293" calcext:value-type="float">
            <text:p>0.00183558464050293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183</text:p>
          </table:table-cell>
          <table:table-cell table:number-columns-repeated="3" office:value-type="float" office:value="0.0303709694699639" calcext:value-type="float">
            <text:p>0.0303709694699639</text:p>
          </table:table-cell>
          <table:table-cell office:value-type="float" office:value="0.00299739837646484" calcext:value-type="float">
            <text:p>0.00299739837646484</text:p>
          </table:table-cell>
          <table:table-cell office:value-type="float" office:value="0.00740504264831543" calcext:value-type="float">
            <text:p>0.00740504264831543</text:p>
          </table:table-cell>
          <table:table-cell office:value-type="float" office:value="0.00680208206176758" calcext:value-type="float">
            <text:p>0.00680208206176758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3</text:p>
          </table:table-cell>
          <table:table-cell table:number-columns-repeated="3" office:value-type="float" office:value="0.0256575141239807" calcext:value-type="float">
            <text:p>0.0256575141239807</text:p>
          </table:table-cell>
          <table:table-cell office:value-type="float" office:value="0.00506377220153809" calcext:value-type="float">
            <text:p>0.00506377220153809</text:p>
          </table:table-cell>
          <table:table-cell office:value-type="float" office:value="0.0133125782012939" calcext:value-type="float">
            <text:p>0.0133125782012939</text:p>
          </table:table-cell>
          <table:table-cell office:value-type="float" office:value="0.00790190696716309" calcext:value-type="float">
            <text:p>0.00790190696716309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4-99</text:p>
          </table:table-cell>
          <table:table-cell table:number-columns-repeated="3" office:value-type="float" office:value="0.0124882491471231" calcext:value-type="float">
            <text:p>0.0124882491471231</text:p>
          </table:table-cell>
          <table:table-cell office:value-type="float" office:value="0.00238513946533203" calcext:value-type="float">
            <text:p>0.00238513946533203</text:p>
          </table:table-cell>
          <table:table-cell office:value-type="float" office:value="0.00280475616455078" calcext:value-type="float">
            <text:p>0.00280475616455078</text:p>
          </table:table-cell>
          <table:table-cell office:value-type="float" office:value="0.00380682945251465" calcext:value-type="float">
            <text:p>0.00380682945251465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1-425</text:p>
          </table:table-cell>
          <table:table-cell table:number-columns-repeated="2" office:value-type="float" office:value="0.0296990839100789" calcext:value-type="float">
            <text:p>0.0296990839100789</text:p>
          </table:table-cell>
          <table:table-cell office:value-type="float" office:value="0.0362078457525822" calcext:value-type="float">
            <text:p>0.0362078457525822</text:p>
          </table:table-cell>
          <table:table-cell office:value-type="float" office:value="0.00631237030029297" calcext:value-type="float">
            <text:p>0.00631237030029297</text:p>
          </table:table-cell>
          <table:table-cell office:value-type="float" office:value="0.0179305076599121" calcext:value-type="float">
            <text:p>0.0179305076599121</text:p>
          </table:table-cell>
          <table:table-cell office:value-type="float" office:value="0.00985074043273926" calcext:value-type="float">
            <text:p>0.00985074043273926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0650876184250326" calcext:value-type="float">
            <text:p>0.00650876184250326</text:p>
          </table:table-cell>
          <table:table-cell table:formula="of:=IF([.J92]=&quot;&quot;;&quot;&quot;;[.J92]/[.B92])" office:value-type="float" office:value="0.219156990236133" calcext:value-type="float">
            <text:p>0.219156990236133</text:p>
          </table:table-cell>
        </table:table-row>
        <table:table-row table:style-name="ro1">
          <table:table-cell office:value-type="string" calcext:value-type="string">
            <text:p>334-185</text:p>
          </table:table-cell>
          <table:table-cell table:number-columns-repeated="3" office:value-type="float" office:value="0.0352528054481963" calcext:value-type="float">
            <text:p>0.0352528054481963</text:p>
          </table:table-cell>
          <table:table-cell office:value-type="float" office:value="0.00474238395690918" calcext:value-type="float">
            <text:p>0.00474238395690918</text:p>
          </table:table-cell>
          <table:table-cell office:value-type="float" office:value="0.0251426696777344" calcext:value-type="float">
            <text:p>0.0251426696777344</text:p>
          </table:table-cell>
          <table:table-cell office:value-type="float" office:value="0.00594091415405273" calcext:value-type="float">
            <text:p>0.00594091415405273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-489</text:p>
          </table:table-cell>
          <table:table-cell table:number-columns-repeated="3" office:value-type="float" office:value="0.0190031509130306" calcext:value-type="float">
            <text:p>0.0190031509130306</text:p>
          </table:table-cell>
          <table:table-cell office:value-type="float" office:value="0.00242257118225098" calcext:value-type="float">
            <text:p>0.00242257118225098</text:p>
          </table:table-cell>
          <table:table-cell office:value-type="float" office:value="0.00304412841796875" calcext:value-type="float">
            <text:p>0.00304412841796875</text:p>
          </table:table-cell>
          <table:table-cell office:value-type="float" office:value="0.00601720809936523" calcext:value-type="float">
            <text:p>0.00601720809936523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13</text:p>
          </table:table-cell>
          <table:table-cell table:number-columns-repeated="2" office:value-type="float" office:value="0.0338933023573594" calcext:value-type="float">
            <text:p>0.0338933023573594</text:p>
          </table:table-cell>
          <table:table-cell office:value-type="float" office:value="0.0346293479233322" calcext:value-type="float">
            <text:p>0.0346293479233322</text:p>
          </table:table-cell>
          <table:table-cell office:value-type="float" office:value="0.00862836837768555" calcext:value-type="float">
            <text:p>0.00862836837768555</text:p>
          </table:table-cell>
          <table:table-cell office:value-type="float" office:value="0.0270051956176758" calcext:value-type="float">
            <text:p>0.0270051956176758</text:p>
          </table:table-cell>
          <table:table-cell office:value-type="float" office:value="0.0101513862609863" calcext:value-type="float">
            <text:p>0.0101513862609863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00736045565972732" calcext:value-type="float">
            <text:p>0.000736045565972732</text:p>
          </table:table-cell>
          <table:table-cell table:formula="of:=IF([.J95]=&quot;&quot;;&quot;&quot;;[.J95]/[.B95])" office:value-type="float" office:value="0.0217165491344608" calcext:value-type="float">
            <text:p>0.0217165491344608</text:p>
          </table:table-cell>
        </table:table-row>
        <table:table-row table:style-name="ro1">
          <table:table-cell office:value-type="string" calcext:value-type="string">
            <text:p>75-217</text:p>
          </table:table-cell>
          <table:table-cell table:number-columns-repeated="3" office:value-type="float" office:value="0.0190616896435697" calcext:value-type="float">
            <text:p>0.0190616896435697</text:p>
          </table:table-cell>
          <table:table-cell office:value-type="float" office:value="0.00503873825073242" calcext:value-type="float">
            <text:p>0.00503873825073242</text:p>
          </table:table-cell>
          <table:table-cell office:value-type="float" office:value="0.00968050956726074" calcext:value-type="float">
            <text:p>0.00968050956726074</text:p>
          </table:table-cell>
          <table:table-cell office:value-type="float" office:value="0.00723171234130859" calcext:value-type="float">
            <text:p>0.00723171234130859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3-471</text:p>
          </table:table-cell>
          <table:table-cell table:number-columns-repeated="2" office:value-type="float" office:value="0.0327383177006049" calcext:value-type="float">
            <text:p>0.0327383177006049</text:p>
          </table:table-cell>
          <table:table-cell office:value-type="float" office:value="0" calcext:value-type="float">
            <text:p>0</text:p>
          </table:table-cell>
          <table:table-cell office:value-type="float" office:value="0.00785303115844727" calcext:value-type="float">
            <text:p>0.00785303115844727</text:p>
          </table:table-cell>
          <table:table-cell office:value-type="float" office:value="0.0170183181762695" calcext:value-type="float">
            <text:p>0.0170183181762695</text:p>
          </table:table-cell>
          <table:table-cell office:value-type="float" office:value="1.00066494941711" calcext:value-type="float">
            <text:p>1.00066494941711</text:p>
          </table:table-cell>
          <table:table-cell/>
          <table:table-cell table:formula="of:=IF([.D97]&gt;0;1;0)" office:value-type="float" office:value="0" calcext:value-type="float">
            <text:p>0</text:p>
          </table:table-cell>
          <table:table-cell table:formula="of:=IF([.D97]&gt;0;[.D97]-[.B97];&quot;&quot;)">
            <text:p/>
          </table:table-cell>
          <table:table-cell table:formula="of:=IF([.J97]=&quot;&quot;;&quot;&quot;;[.J97]/[.B97])">
            <text:p/>
          </table:table-cell>
        </table:table-row>
        <table:table-row table:style-name="ro1">
          <table:table-cell office:value-type="string" calcext:value-type="string">
            <text:p>33-299</text:p>
          </table:table-cell>
          <table:table-cell table:number-columns-repeated="2" office:value-type="float" office:value="0.0367530158236636" calcext:value-type="float">
            <text:p>0.0367530158236636</text:p>
          </table:table-cell>
          <table:table-cell office:value-type="float" office:value="0.0498417309999812" calcext:value-type="float">
            <text:p>0.0498417309999812</text:p>
          </table:table-cell>
          <table:table-cell office:value-type="float" office:value="0.0073847770690918" calcext:value-type="float">
            <text:p>0.0073847770690918</text:p>
          </table:table-cell>
          <table:table-cell office:value-type="float" office:value="0.0284361839294434" calcext:value-type="float">
            <text:p>0.0284361839294434</text:p>
          </table:table-cell>
          <table:table-cell office:value-type="float" office:value="0.00918722152709961" calcext:value-type="float">
            <text:p>0.00918722152709961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130887151763176" calcext:value-type="float">
            <text:p>0.0130887151763176</text:p>
          </table:table-cell>
          <table:table-cell table:formula="of:=IF([.J98]=&quot;&quot;;&quot;&quot;;[.J98]/[.B98])" office:value-type="float" office:value="0.35612629012856" calcext:value-type="float">
            <text:p>0.35612629012856</text:p>
          </table:table-cell>
        </table:table-row>
        <table:table-row table:style-name="ro1">
          <table:table-cell office:value-type="string" calcext:value-type="string">
            <text:p>486-170</text:p>
          </table:table-cell>
          <table:table-cell table:number-columns-repeated="2" office:value-type="float" office:value="0.0227627161625011" calcext:value-type="float">
            <text:p>0.0227627161625011</text:p>
          </table:table-cell>
          <table:table-cell office:value-type="float" office:value="0.0524413357727422" calcext:value-type="float">
            <text:p>0.0524413357727422</text:p>
          </table:table-cell>
          <table:table-cell office:value-type="float" office:value="0.00976657867431641" calcext:value-type="float">
            <text:p>0.00976657867431641</text:p>
          </table:table-cell>
          <table:table-cell office:value-type="float" office:value="0.0163869857788086" calcext:value-type="float">
            <text:p>0.0163869857788086</text:p>
          </table:table-cell>
          <table:table-cell office:value-type="float" office:value="0.0184621810913086" calcext:value-type="float">
            <text:p>0.0184621810913086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296786196102411" calcext:value-type="float">
            <text:p>0.0296786196102411</text:p>
          </table:table-cell>
          <table:table-cell table:formula="of:=IF([.J99]=&quot;&quot;;&quot;&quot;;[.J99]/[.B99])" office:value-type="float" office:value="1.30382593177229" calcext:value-type="float">
            <text:p>1.30382593177229</text:p>
          </table:table-cell>
        </table:table-row>
        <table:table-row table:style-name="ro1">
          <table:table-cell office:value-type="string" calcext:value-type="string">
            <text:p>359-231</text:p>
          </table:table-cell>
          <table:table-cell table:number-columns-repeated="2" office:value-type="float" office:value="0.0289496280723496" calcext:value-type="float">
            <text:p>0.0289496280723496</text:p>
          </table:table-cell>
          <table:table-cell office:value-type="float" office:value="0.0587127846837409" calcext:value-type="float">
            <text:p>0.0587127846837409</text:p>
          </table:table-cell>
          <table:table-cell office:value-type="float" office:value="0.00431036949157715" calcext:value-type="float">
            <text:p>0.00431036949157715</text:p>
          </table:table-cell>
          <table:table-cell office:value-type="float" office:value="0.00940418243408203" calcext:value-type="float">
            <text:p>0.00940418243408203</text:p>
          </table:table-cell>
          <table:table-cell office:value-type="float" office:value="0.0158472061157227" calcext:value-type="float">
            <text:p>0.0158472061157227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.0297631566113913" calcext:value-type="float">
            <text:p>0.0297631566113913</text:p>
          </table:table-cell>
          <table:table-cell table:formula="of:=IF([.J100]=&quot;&quot;;&quot;&quot;;[.J100]/[.B100])" office:value-type="float" office:value="1.02810151954314" calcext:value-type="float">
            <text:p>1.02810151954314</text:p>
          </table:table-cell>
        </table:table-row>
        <table:table-row table:style-name="ro1">
          <table:table-cell office:value-type="string" calcext:value-type="string">
            <text:p>31-79</text:p>
          </table:table-cell>
          <table:table-cell table:number-columns-repeated="2" office:value-type="float" office:value="0.0328986433450518" calcext:value-type="float">
            <text:p>0.0328986433450518</text:p>
          </table:table-cell>
          <table:table-cell office:value-type="float" office:value="0.0459802286976007" calcext:value-type="float">
            <text:p>0.0459802286976007</text:p>
          </table:table-cell>
          <table:table-cell office:value-type="float" office:value="0.0126438140869141" calcext:value-type="float">
            <text:p>0.0126438140869141</text:p>
          </table:table-cell>
          <table:table-cell office:value-type="float" office:value="0.024632453918457" calcext:value-type="float">
            <text:p>0.024632453918457</text:p>
          </table:table-cell>
          <table:table-cell office:value-type="float" office:value="0.0123233795166016" calcext:value-type="float">
            <text:p>0.0123233795166016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130815853525489" calcext:value-type="float">
            <text:p>0.0130815853525489</text:p>
          </table:table-cell>
          <table:table-cell table:formula="of:=IF([.J101]=&quot;&quot;;&quot;&quot;;[.J101]/[.B101])" office:value-type="float" office:value="0.397632972744345" calcext:value-type="float">
            <text:p>0.397632972744345</text:p>
          </table:table-cell>
        </table:table-row>
      </table:table>
      <table:table table:name="results_1024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6-978</text:p>
          </table:table-cell>
          <table:table-cell table:number-columns-repeated="2" office:value-type="float" office:value="0.0124058396597213" calcext:value-type="float">
            <text:p>0.0124058396597213</text:p>
          </table:table-cell>
          <table:table-cell office:value-type="float" office:value="0.0254505894108493" calcext:value-type="float">
            <text:p>0.0254505894108493</text:p>
          </table:table-cell>
          <table:table-cell office:value-type="float" office:value="0.016822338104248" calcext:value-type="float">
            <text:p>0.016822338104248</text:p>
          </table:table-cell>
          <table:table-cell office:value-type="float" office:value="0.0983490943908691" calcext:value-type="float">
            <text:p>0.0983490943908691</text:p>
          </table:table-cell>
          <table:table-cell office:value-type="float" office:value="0.0222964286804199" calcext:value-type="float">
            <text:p>0.0222964286804199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13044749751128" calcext:value-type="float">
            <text:p>0.013044749751128</text:p>
          </table:table-cell>
          <table:table-cell table:formula="of:=IF([.J2]=&quot;&quot;;&quot;&quot;;[.J2]/[.B2])" office:value-type="float" office:value="1.05150075359116" calcext:value-type="float">
            <text:p>1.05150075359116</text:p>
          </table:table-cell>
        </table:table-row>
        <table:table-row table:style-name="ro1">
          <table:table-cell office:value-type="string" calcext:value-type="string">
            <text:p>559-716</text:p>
          </table:table-cell>
          <table:table-cell table:number-columns-repeated="2" office:value-type="float" office:value="0.0182589731740004" calcext:value-type="float">
            <text:p>0.0182589731740004</text:p>
          </table:table-cell>
          <table:table-cell office:value-type="float" office:value="0.0474780193799604" calcext:value-type="float">
            <text:p>0.0474780193799604</text:p>
          </table:table-cell>
          <table:table-cell office:value-type="float" office:value="0.016594409942627" calcext:value-type="float">
            <text:p>0.016594409942627</text:p>
          </table:table-cell>
          <table:table-cell office:value-type="float" office:value="0.0911500453948975" calcext:value-type="float">
            <text:p>0.0911500453948975</text:p>
          </table:table-cell>
          <table:table-cell office:value-type="float" office:value="0.0439839363098145" calcext:value-type="float">
            <text:p>0.0439839363098145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style-name="ce2" table:formula="of:=IF([.D3]&gt;0;[.D3]-[.B3];&quot;&quot;)" office:value-type="float" office:value="0.0292190462059601" calcext:value-type="float">
            <text:p>0.0292190462059601</text:p>
          </table:table-cell>
          <table:table-cell table:style-name="ce2" table:formula="of:=IF([.J3]=&quot;&quot;;&quot;&quot;;[.J3]/[.B3])" office:value-type="float" office:value="1.60025681222678" calcext:value-type="float">
            <text:p>1.60025681222678</text:p>
          </table:table-cell>
        </table:table-row>
        <table:table-row table:style-name="ro1">
          <table:table-cell office:value-type="string" calcext:value-type="string">
            <text:p>727-546</text:p>
          </table:table-cell>
          <table:table-cell table:number-columns-repeated="2" office:value-type="float" office:value="0.0126029063097923" calcext:value-type="float">
            <text:p>0.0126029063097923</text:p>
          </table:table-cell>
          <table:table-cell office:value-type="float" office:value="0.0288425752562556" calcext:value-type="float">
            <text:p>0.0288425752562556</text:p>
          </table:table-cell>
          <table:table-cell office:value-type="float" office:value="0.00983452796936035" calcext:value-type="float">
            <text:p>0.00983452796936035</text:p>
          </table:table-cell>
          <table:table-cell office:value-type="float" office:value="0.0111145973205566" calcext:value-type="float">
            <text:p>0.0111145973205566</text:p>
          </table:table-cell>
          <table:table-cell office:value-type="float" office:value="0.012279748916626" calcext:value-type="float">
            <text:p>0.012279748916626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.0162396689464632" calcext:value-type="float">
            <text:p>0.0162396689464632</text:p>
          </table:table-cell>
          <table:table-cell table:style-name="ce2" table:formula="of:=IF([.J4]=&quot;&quot;;&quot;&quot;;[.J4]/[.B4])" office:value-type="float" office:value="1.28856539493951" calcext:value-type="float">
            <text:p>1.28856539493951</text:p>
          </table:table-cell>
        </table:table-row>
        <table:table-row table:style-name="ro1">
          <table:table-cell office:value-type="string" calcext:value-type="string">
            <text:p>407-684</text:p>
          </table:table-cell>
          <table:table-cell table:number-columns-repeated="2" office:value-type="float" office:value="0.0106715423757672" calcext:value-type="float">
            <text:p>0.0106715423757672</text:p>
          </table:table-cell>
          <table:table-cell office:value-type="float" office:value="0.0142890562862619" calcext:value-type="float">
            <text:p>0.0142890562862619</text:p>
          </table:table-cell>
          <table:table-cell office:value-type="float" office:value="0.0201427936553955" calcext:value-type="float">
            <text:p>0.0201427936553955</text:p>
          </table:table-cell>
          <table:table-cell office:value-type="float" office:value="0.0194282531738281" calcext:value-type="float">
            <text:p>0.0194282531738281</text:p>
          </table:table-cell>
          <table:table-cell office:value-type="float" office:value="0.0112795829772949" calcext:value-type="float">
            <text:p>0.0112795829772949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.0036175139104947" calcext:value-type="float">
            <text:p>0.0036175139104947</text:p>
          </table:table-cell>
          <table:table-cell table:style-name="ce2" table:formula="of:=IF([.J5]=&quot;&quot;;&quot;&quot;;[.J5]/[.B5])" office:value-type="float" office:value="0.338986978930928" calcext:value-type="float">
            <text:p>0.338986978930928</text:p>
          </table:table-cell>
        </table:table-row>
        <table:table-row table:style-name="ro1">
          <table:table-cell office:value-type="string" calcext:value-type="string">
            <text:p>806-469</text:p>
          </table:table-cell>
          <table:table-cell table:number-columns-repeated="2" office:value-type="float" office:value="0.0169618285095886" calcext:value-type="float">
            <text:p>0.0169618285095886</text:p>
          </table:table-cell>
          <table:table-cell office:value-type="float" office:value="0.0465686252755961" calcext:value-type="float">
            <text:p>0.0465686252755961</text:p>
          </table:table-cell>
          <table:table-cell office:value-type="float" office:value="0.0333235263824463" calcext:value-type="float">
            <text:p>0.0333235263824463</text:p>
          </table:table-cell>
          <table:table-cell office:value-type="float" office:value="0.0977368354797363" calcext:value-type="float">
            <text:p>0.0977368354797363</text:p>
          </table:table-cell>
          <table:table-cell office:value-type="float" office:value="0.0278937816619873" calcext:value-type="float">
            <text:p>0.0278937816619873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.0296067967660075" calcext:value-type="float">
            <text:p>0.0296067967660075</text:p>
          </table:table-cell>
          <table:table-cell table:formula="of:=IF([.J6]=&quot;&quot;;&quot;&quot;;[.J6]/[.B6])" office:value-type="float" office:value="1.7454955843511" calcext:value-type="float">
            <text:p>1.7454955843511</text:p>
          </table:table-cell>
        </table:table-row>
        <table:table-row table:style-name="ro1">
          <table:table-cell office:value-type="string" calcext:value-type="string">
            <text:p>853-77</text:p>
          </table:table-cell>
          <table:table-cell table:number-columns-repeated="2" office:value-type="float" office:value="0.0154987326401965" calcext:value-type="float">
            <text:p>0.0154987326401965</text:p>
          </table:table-cell>
          <table:table-cell office:value-type="float" office:value="0.0336634902496306" calcext:value-type="float">
            <text:p>0.0336634902496306</text:p>
          </table:table-cell>
          <table:table-cell office:value-type="float" office:value="0.0122799873352051" calcext:value-type="float">
            <text:p>0.0122799873352051</text:p>
          </table:table-cell>
          <table:table-cell office:value-type="float" office:value="0.0831973552703857" calcext:value-type="float">
            <text:p>0.0831973552703857</text:p>
          </table:table-cell>
          <table:table-cell office:value-type="float" office:value="0.0194334983825684" calcext:value-type="float">
            <text:p>0.0194334983825684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18164757609434" calcext:value-type="float">
            <text:p>0.018164757609434</text:p>
          </table:table-cell>
          <table:table-cell table:style-name="ce2" table:formula="of:=IF([.J7]=&quot;&quot;;&quot;&quot;;[.J7]/[.B7])" office:value-type="float" office:value="1.17201567580584" calcext:value-type="float">
            <text:p>1.17201567580584</text:p>
          </table:table-cell>
        </table:table-row>
        <table:table-row table:style-name="ro1">
          <table:table-cell office:value-type="string" calcext:value-type="string">
            <text:p>360-454</text:p>
          </table:table-cell>
          <table:table-cell table:number-columns-repeated="2" office:value-type="float" office:value="0.011422812466491" calcext:value-type="float">
            <text:p>0.011422812466491</text:p>
          </table:table-cell>
          <table:table-cell office:value-type="float" office:value="0.0224225214608164" calcext:value-type="float">
            <text:p>0.0224225214608164</text:p>
          </table:table-cell>
          <table:table-cell office:value-type="float" office:value="0.00627732276916504" calcext:value-type="float">
            <text:p>0.00627732276916504</text:p>
          </table:table-cell>
          <table:table-cell office:value-type="float" office:value="0.0169351100921631" calcext:value-type="float">
            <text:p>0.0169351100921631</text:p>
          </table:table-cell>
          <table:table-cell office:value-type="float" office:value="0.0132584571838379" calcext:value-type="float">
            <text:p>0.0132584571838379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.0109997089943253" calcext:value-type="float">
            <text:p>0.0109997089943253</text:p>
          </table:table-cell>
          <table:table-cell table:formula="of:=IF([.J8]=&quot;&quot;;&quot;&quot;;[.J8]/[.B8])" office:value-type="float" office:value="0.962959781279185" calcext:value-type="float">
            <text:p>0.962959781279185</text:p>
          </table:table-cell>
        </table:table-row>
        <table:table-row table:style-name="ro1">
          <table:table-cell office:value-type="string" calcext:value-type="string">
            <text:p>496-332</text:p>
          </table:table-cell>
          <table:table-cell table:number-columns-repeated="2" office:value-type="float" office:value="0.00941816538481" calcext:value-type="float">
            <text:p>0.00941816538481</text:p>
          </table:table-cell>
          <table:table-cell office:value-type="float" office:value="0" calcext:value-type="float">
            <text:p>0</text:p>
          </table:table-cell>
          <table:table-cell office:value-type="float" office:value="0.0205502510070801" calcext:value-type="float">
            <text:p>0.0205502510070801</text:p>
          </table:table-cell>
          <table:table-cell office:value-type="float" office:value="0.0115461349487305" calcext:value-type="float">
            <text:p>0.0115461349487305</text:p>
          </table:table-cell>
          <table:table-cell office:value-type="float" office:value="1.00030779838562" calcext:value-type="float">
            <text:p>1.00030779838562</text:p>
          </table:table-cell>
          <table:table-cell/>
          <table:table-cell table:formula="of:=IF([.D9]&gt;0;1;0)" office:value-type="float" office:value="0" calcext:value-type="float">
            <text:p>0</text:p>
          </table:table-cell>
          <table:table-cell table:formula="of:=IF([.D9]&gt;0;[.D9]-[.B9];&quot;&quot;)">
            <text:p/>
          </table:table-cell>
          <table:table-cell table:formula="of:=IF([.J9]=&quot;&quot;;&quot;&quot;;[.J9]/[.B9])">
            <text:p/>
          </table:table-cell>
        </table:table-row>
        <table:table-row table:style-name="ro1">
          <table:table-cell office:value-type="string" calcext:value-type="string">
            <text:p>337-272</text:p>
          </table:table-cell>
          <table:table-cell table:number-columns-repeated="2" office:value-type="float" office:value="0.0164449861603757" calcext:value-type="float">
            <text:p>0.0164449861603757</text:p>
          </table:table-cell>
          <table:table-cell office:value-type="float" office:value="0.0298709371172879" calcext:value-type="float">
            <text:p>0.0298709371172879</text:p>
          </table:table-cell>
          <table:table-cell office:value-type="float" office:value="0.0235624313354492" calcext:value-type="float">
            <text:p>0.0235624313354492</text:p>
          </table:table-cell>
          <table:table-cell office:value-type="float" office:value="0.118962049484253" calcext:value-type="float">
            <text:p>0.118962049484253</text:p>
          </table:table-cell>
          <table:table-cell office:value-type="float" office:value="0.0126066207885742" calcext:value-type="float">
            <text:p>0.0126066207885742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style-name="ce2" table:formula="of:=IF([.D10]&gt;0;[.D10]-[.B10];&quot;&quot;)" office:value-type="float" office:value="0.0134259509569122" calcext:value-type="float">
            <text:p>0.0134259509569122</text:p>
          </table:table-cell>
          <table:table-cell table:style-name="ce2" table:formula="of:=IF([.J10]=&quot;&quot;;&quot;&quot;;[.J10]/[.B10])" office:value-type="float" office:value="0.816416069066823" calcext:value-type="float">
            <text:p>0.816416069066823</text:p>
          </table:table-cell>
        </table:table-row>
        <table:table-row table:style-name="ro1">
          <table:table-cell office:value-type="string" calcext:value-type="string">
            <text:p>393-928</text:p>
          </table:table-cell>
          <table:table-cell table:number-columns-repeated="2" office:value-type="float" office:value="0.0123971129228612" calcext:value-type="float">
            <text:p>0.0123971129228612</text:p>
          </table:table-cell>
          <table:table-cell office:value-type="float" office:value="0.0207222454416693" calcext:value-type="float">
            <text:p>0.0207222454416693</text:p>
          </table:table-cell>
          <table:table-cell office:value-type="float" office:value="0.0137629508972168" calcext:value-type="float">
            <text:p>0.0137629508972168</text:p>
          </table:table-cell>
          <table:table-cell office:value-type="float" office:value="0.0357265472412109" calcext:value-type="float">
            <text:p>0.0357265472412109</text:p>
          </table:table-cell>
          <table:table-cell office:value-type="float" office:value="0.0173766613006592" calcext:value-type="float">
            <text:p>0.0173766613006592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.00832513251880818" calcext:value-type="float">
            <text:p>0.00832513251880818</text:p>
          </table:table-cell>
          <table:table-cell table:style-name="ce2" table:formula="of:=IF([.J11]=&quot;&quot;;&quot;&quot;;[.J11]/[.B11])" office:value-type="float" office:value="0.671538008132203" calcext:value-type="float">
            <text:p>0.671538008132203</text:p>
          </table:table-cell>
        </table:table-row>
        <table:table-row table:style-name="ro1">
          <table:table-cell office:value-type="string" calcext:value-type="string">
            <text:p>796-156</text:p>
          </table:table-cell>
          <table:table-cell table:number-columns-repeated="2" office:value-type="float" office:value="0.0176421492452127" calcext:value-type="float">
            <text:p>0.0176421492452127</text:p>
          </table:table-cell>
          <table:table-cell office:value-type="float" office:value="0.0210003574334514" calcext:value-type="float">
            <text:p>0.0210003574334514</text:p>
          </table:table-cell>
          <table:table-cell office:value-type="float" office:value="0.0239474773406982" calcext:value-type="float">
            <text:p>0.0239474773406982</text:p>
          </table:table-cell>
          <table:table-cell office:value-type="float" office:value="0.106314897537231" calcext:value-type="float">
            <text:p>0.106314897537231</text:p>
          </table:table-cell>
          <table:table-cell office:value-type="float" office:value="0.0084073543548584" calcext:value-type="float">
            <text:p>0.0084073543548584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.00335820818823873" calcext:value-type="float">
            <text:p>0.00335820818823873</text:p>
          </table:table-cell>
          <table:table-cell table:formula="of:=IF([.J12]=&quot;&quot;;&quot;&quot;;[.J12]/[.B12])" office:value-type="float" office:value="0.1903514215622" calcext:value-type="float">
            <text:p>0.1903514215622</text:p>
          </table:table-cell>
        </table:table-row>
        <table:table-row table:style-name="ro1">
          <table:table-cell office:value-type="string" calcext:value-type="string">
            <text:p>861-274</text:p>
          </table:table-cell>
          <table:table-cell table:number-columns-repeated="2" office:value-type="float" office:value="0.0130540426387457" calcext:value-type="float">
            <text:p>0.0130540426387457</text:p>
          </table:table-cell>
          <table:table-cell office:value-type="float" office:value="0" calcext:value-type="float">
            <text:p>0</text:p>
          </table:table-cell>
          <table:table-cell office:value-type="float" office:value="0.0210928916931152" calcext:value-type="float">
            <text:p>0.0210928916931152</text:p>
          </table:table-cell>
          <table:table-cell office:value-type="float" office:value="0.0651230812072754" calcext:value-type="float">
            <text:p>0.0651230812072754</text:p>
          </table:table-cell>
          <table:table-cell office:value-type="float" office:value="1.000084400177" calcext:value-type="float">
            <text:p>1.000084400177</text:p>
          </table:table-cell>
          <table:table-cell/>
          <table:table-cell table:formula="of:=IF([.D13]&gt;0;1;0)" office:value-type="float" office:value="0" calcext:value-type="float">
            <text:p>0</text:p>
          </table:table-cell>
          <table:table-cell table:formula="of:=IF([.D13]&gt;0;[.D13]-[.B13];&quot;&quot;)">
            <text:p/>
          </table:table-cell>
          <table:table-cell table:formula="of:=IF([.J13]=&quot;&quot;;&quot;&quot;;[.J13]/[.B13])">
            <text:p/>
          </table:table-cell>
        </table:table-row>
        <table:table-row table:style-name="ro1">
          <table:table-cell office:value-type="string" calcext:value-type="string">
            <text:p>241-303</text:p>
          </table:table-cell>
          <table:table-cell table:number-columns-repeated="2" office:value-type="float" office:value="0.00992394187217482" calcext:value-type="float">
            <text:p>0.00992394187217482</text:p>
          </table:table-cell>
          <table:table-cell office:value-type="float" office:value="0" calcext:value-type="float">
            <text:p>0</text:p>
          </table:table-cell>
          <table:table-cell office:value-type="float" office:value="0.0123019218444824" calcext:value-type="float">
            <text:p>0.0123019218444824</text:p>
          </table:table-cell>
          <table:table-cell office:value-type="float" office:value="0.0257678031921387" calcext:value-type="float">
            <text:p>0.0257678031921387</text:p>
          </table:table-cell>
          <table:table-cell office:value-type="float" office:value="1.00074315071106" calcext:value-type="float">
            <text:p>1.00074315071106</text:p>
          </table:table-cell>
          <table:table-cell/>
          <table:table-cell table:formula="of:=IF([.D14]&gt;0;1;0)" office:value-type="float" office:value="0" calcext:value-type="float">
            <text:p>0</text:p>
          </table:table-cell>
          <table:table-cell table:style-name="ce2" table:formula="of:=IF([.D14]&gt;0;[.D14]-[.B14];&quot;&quot;)">
            <text:p/>
          </table:table-cell>
          <table:table-cell table:style-name="ce2" table:formula="of:=IF([.J14]=&quot;&quot;;&quot;&quot;;[.J14]/[.B14])">
            <text:p/>
          </table:table-cell>
        </table:table-row>
        <table:table-row table:style-name="ro1">
          <table:table-cell office:value-type="string" calcext:value-type="string">
            <text:p>12-875</text:p>
          </table:table-cell>
          <table:table-cell table:number-columns-repeated="2" office:value-type="float" office:value="0.00910118645863456" calcext:value-type="float">
            <text:p>0.00910118645863456</text:p>
          </table:table-cell>
          <table:table-cell office:value-type="float" office:value="0.0395848512934657" calcext:value-type="float">
            <text:p>0.0395848512934657</text:p>
          </table:table-cell>
          <table:table-cell office:value-type="float" office:value="0.00955414772033691" calcext:value-type="float">
            <text:p>0.00955414772033691</text:p>
          </table:table-cell>
          <table:table-cell office:value-type="float" office:value="0.00556135177612305" calcext:value-type="float">
            <text:p>0.00556135177612305</text:p>
          </table:table-cell>
          <table:table-cell office:value-type="float" office:value="0.0218057632446289" calcext:value-type="float">
            <text:p>0.0218057632446289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.0304836648348311" calcext:value-type="float">
            <text:p>0.0304836648348311</text:p>
          </table:table-cell>
          <table:table-cell table:formula="of:=IF([.J15]=&quot;&quot;;&quot;&quot;;[.J15]/[.B15])" office:value-type="float" office:value="3.34941658138543" calcext:value-type="float">
            <text:p>3.34941658138543</text:p>
          </table:table-cell>
        </table:table-row>
        <table:table-row table:style-name="ro1">
          <table:table-cell office:value-type="string" calcext:value-type="string">
            <text:p>956-83</text:p>
          </table:table-cell>
          <table:table-cell table:number-columns-repeated="2" office:value-type="float" office:value="0.0161773142007597" calcext:value-type="float">
            <text:p>0.0161773142007597</text:p>
          </table:table-cell>
          <table:table-cell office:value-type="float" office:value="0.0178731745837373" calcext:value-type="float">
            <text:p>0.0178731745837373</text:p>
          </table:table-cell>
          <table:table-cell office:value-type="float" office:value="0.0195457935333252" calcext:value-type="float">
            <text:p>0.0195457935333252</text:p>
          </table:table-cell>
          <table:table-cell office:value-type="float" office:value="0.0734844207763672" calcext:value-type="float">
            <text:p>0.0734844207763672</text:p>
          </table:table-cell>
          <table:table-cell office:value-type="float" office:value="0.00736618041992188" calcext:value-type="float">
            <text:p>0.00736618041992188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0169586038297753" calcext:value-type="float">
            <text:p>0.00169586038297753</text:p>
          </table:table-cell>
          <table:table-cell table:formula="of:=IF([.J16]=&quot;&quot;;&quot;&quot;;[.J16]/[.B16])" office:value-type="float" office:value="0.104829538570617" calcext:value-type="float">
            <text:p>0.104829538570617</text:p>
          </table:table-cell>
        </table:table-row>
        <table:table-row table:style-name="ro1">
          <table:table-cell office:value-type="string" calcext:value-type="string">
            <text:p>268-412</text:p>
          </table:table-cell>
          <table:table-cell table:number-columns-repeated="2" office:value-type="float" office:value="0.0118418042514782" calcext:value-type="float">
            <text:p>0.0118418042514782</text:p>
          </table:table-cell>
          <table:table-cell office:value-type="float" office:value="0.017093297113986" calcext:value-type="float">
            <text:p>0.017093297113986</text:p>
          </table:table-cell>
          <table:table-cell office:value-type="float" office:value="0.0181210041046143" calcext:value-type="float">
            <text:p>0.0181210041046143</text:p>
          </table:table-cell>
          <table:table-cell office:value-type="float" office:value="0.0519399642944336" calcext:value-type="float">
            <text:p>0.0519399642944336</text:p>
          </table:table-cell>
          <table:table-cell office:value-type="float" office:value="0.0135962963104248" calcext:value-type="float">
            <text:p>0.0135962963104248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style-name="ce2" table:formula="of:=IF([.D17]&gt;0;[.D17]-[.B17];&quot;&quot;)" office:value-type="float" office:value="0.00525149286250781" calcext:value-type="float">
            <text:p>0.00525149286250781</text:p>
          </table:table-cell>
          <table:table-cell table:style-name="ce2" table:formula="of:=IF([.J17]=&quot;&quot;;&quot;&quot;;[.J17]/[.B17])" office:value-type="float" office:value="0.443470669754761" calcext:value-type="float">
            <text:p>0.443470669754761</text:p>
          </table:table-cell>
        </table:table-row>
        <table:table-row table:style-name="ro1">
          <table:table-cell office:value-type="string" calcext:value-type="string">
            <text:p>412-95</text:p>
          </table:table-cell>
          <table:table-cell table:number-columns-repeated="2" office:value-type="float" office:value="0.0143090712929771" calcext:value-type="float">
            <text:p>0.0143090712929771</text:p>
          </table:table-cell>
          <table:table-cell office:value-type="float" office:value="0.0318038622757941" calcext:value-type="float">
            <text:p>0.0318038622757941</text:p>
          </table:table-cell>
          <table:table-cell office:value-type="float" office:value="0.0125768184661865" calcext:value-type="float">
            <text:p>0.0125768184661865</text:p>
          </table:table-cell>
          <table:table-cell office:value-type="float" office:value="0.0196259021759033" calcext:value-type="float">
            <text:p>0.0196259021759033</text:p>
          </table:table-cell>
          <table:table-cell office:value-type="float" office:value="0.0142600536346436" calcext:value-type="float">
            <text:p>0.0142600536346436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.017494790982817" calcext:value-type="float">
            <text:p>0.017494790982817</text:p>
          </table:table-cell>
          <table:table-cell table:formula="of:=IF([.J18]=&quot;&quot;;&quot;&quot;;[.J18]/[.B18])" office:value-type="float" office:value="1.22263636993712" calcext:value-type="float">
            <text:p>1.22263636993712</text:p>
          </table:table-cell>
        </table:table-row>
        <table:table-row table:style-name="ro1">
          <table:table-cell office:value-type="string" calcext:value-type="string">
            <text:p>731-69</text:p>
          </table:table-cell>
          <table:table-cell table:number-columns-repeated="2" office:value-type="float" office:value="0.0171278757860572" calcext:value-type="float">
            <text:p>0.0171278757860572</text:p>
          </table:table-cell>
          <table:table-cell office:value-type="float" office:value="0.0206696030496767" calcext:value-type="float">
            <text:p>0.0206696030496767</text:p>
          </table:table-cell>
          <table:table-cell office:value-type="float" office:value="0.019477367401123" calcext:value-type="float">
            <text:p>0.019477367401123</text:p>
          </table:table-cell>
          <table:table-cell office:value-type="float" office:value="0.108290672302246" calcext:value-type="float">
            <text:p>0.108290672302246</text:p>
          </table:table-cell>
          <table:table-cell office:value-type="float" office:value="0.00784707069396973" calcext:value-type="float">
            <text:p>0.00784707069396973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.00354172726361945" calcext:value-type="float">
            <text:p>0.00354172726361945</text:p>
          </table:table-cell>
          <table:table-cell table:formula="of:=IF([.J19]=&quot;&quot;;&quot;&quot;;[.J19]/[.B19])" office:value-type="float" office:value="0.206781465948192" calcext:value-type="float">
            <text:p>0.206781465948192</text:p>
          </table:table-cell>
        </table:table-row>
        <table:table-row table:style-name="ro1">
          <table:table-cell office:value-type="string" calcext:value-type="string">
            <text:p>1004-228</text:p>
          </table:table-cell>
          <table:table-cell table:number-columns-repeated="3" office:value-type="float" office:value="0.0146868346168669" calcext:value-type="float">
            <text:p>0.0146868346168669</text:p>
          </table:table-cell>
          <table:table-cell office:value-type="float" office:value="0.0203304290771484" calcext:value-type="float">
            <text:p>0.0203304290771484</text:p>
          </table:table-cell>
          <table:table-cell office:value-type="float" office:value="0.101119041442871" calcext:value-type="float">
            <text:p>0.101119041442871</text:p>
          </table:table-cell>
          <table:table-cell office:value-type="float" office:value="0.00456595420837402" calcext:value-type="float">
            <text:p>0.00456595420837402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9-901</text:p>
          </table:table-cell>
          <table:table-cell table:number-columns-repeated="2" office:value-type="float" office:value="0.00646710968872211" calcext:value-type="float">
            <text:p>0.00646710968872211</text:p>
          </table:table-cell>
          <table:table-cell office:value-type="float" office:value="0.0232440851153919" calcext:value-type="float">
            <text:p>0.0232440851153919</text:p>
          </table:table-cell>
          <table:table-cell office:value-type="float" office:value="0.00805568695068359" calcext:value-type="float">
            <text:p>0.00805568695068359</text:p>
          </table:table-cell>
          <table:table-cell office:value-type="float" office:value="0.018484354019165" calcext:value-type="float">
            <text:p>0.018484354019165</text:p>
          </table:table-cell>
          <table:table-cell office:value-type="float" office:value="0.0170621871948242" calcext:value-type="float">
            <text:p>0.0170621871948242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style-name="ce2" table:formula="of:=IF([.D21]&gt;0;[.D21]-[.B21];&quot;&quot;)" office:value-type="float" office:value="0.0167769754266698" calcext:value-type="float">
            <text:p>0.0167769754266698</text:p>
          </table:table-cell>
          <table:table-cell table:style-name="ce2" table:formula="of:=IF([.J21]=&quot;&quot;;&quot;&quot;;[.J21]/[.B21])" office:value-type="float" office:value="2.59419991838501" calcext:value-type="float">
            <text:p>2.59419991838501</text:p>
          </table:table-cell>
        </table:table-row>
        <table:table-row table:style-name="ro1">
          <table:table-cell office:value-type="string" calcext:value-type="string">
            <text:p>512-532</text:p>
          </table:table-cell>
          <table:table-cell table:number-columns-repeated="2" office:value-type="float" office:value="0.0241504588102549" calcext:value-type="float">
            <text:p>0.0241504588102549</text:p>
          </table:table-cell>
          <table:table-cell office:value-type="float" office:value="0.0285709648155246" calcext:value-type="float">
            <text:p>0.0285709648155246</text:p>
          </table:table-cell>
          <table:table-cell office:value-type="float" office:value="0.0156939029693604" calcext:value-type="float">
            <text:p>0.0156939029693604</text:p>
          </table:table-cell>
          <table:table-cell office:value-type="float" office:value="0.143641471862793" calcext:value-type="float">
            <text:p>0.143641471862793</text:p>
          </table:table-cell>
          <table:table-cell office:value-type="float" office:value="0.0117335319519043" calcext:value-type="float">
            <text:p>0.0117335319519043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0442050600526966" calcext:value-type="float">
            <text:p>0.00442050600526966</text:p>
          </table:table-cell>
          <table:table-cell table:formula="of:=IF([.J22]=&quot;&quot;;&quot;&quot;;[.J22]/[.B22])" office:value-type="float" office:value="0.183040249462781" calcext:value-type="float">
            <text:p>0.183040249462781</text:p>
          </table:table-cell>
        </table:table-row>
        <table:table-row table:style-name="ro1">
          <table:table-cell office:value-type="string" calcext:value-type="string">
            <text:p>518-904</text:p>
          </table:table-cell>
          <table:table-cell table:number-columns-repeated="2" office:value-type="float" office:value="0.0107263864520346" calcext:value-type="float">
            <text:p>0.0107263864520346</text:p>
          </table:table-cell>
          <table:table-cell office:value-type="float" office:value="0" calcext:value-type="float">
            <text:p>0</text:p>
          </table:table-cell>
          <table:table-cell office:value-type="float" office:value="0.0129659175872803" calcext:value-type="float">
            <text:p>0.0129659175872803</text:p>
          </table:table-cell>
          <table:table-cell office:value-type="float" office:value="0.0841002464294434" calcext:value-type="float">
            <text:p>0.0841002464294434</text:p>
          </table:table-cell>
          <table:table-cell office:value-type="float" office:value="1.00014877319336" calcext:value-type="float">
            <text:p>1.00014877319336</text:p>
          </table:table-cell>
          <table:table-cell/>
          <table:table-cell table:formula="of:=IF([.D23]&gt;0;1;0)" office:value-type="float" office:value="0" calcext:value-type="float">
            <text:p>0</text:p>
          </table:table-cell>
          <table:table-cell table:style-name="ce2" table:formula="of:=IF([.D23]&gt;0;[.D23]-[.B23];&quot;&quot;)">
            <text:p/>
          </table:table-cell>
          <table:table-cell table:style-name="ce2" table:formula="of:=IF([.J23]=&quot;&quot;;&quot;&quot;;[.J23]/[.B23])">
            <text:p/>
          </table:table-cell>
        </table:table-row>
        <table:table-row table:style-name="ro1">
          <table:table-cell office:value-type="string" calcext:value-type="string">
            <text:p>537-250</text:p>
          </table:table-cell>
          <table:table-cell table:number-columns-repeated="2" office:value-type="float" office:value="0.0108323978086182" calcext:value-type="float">
            <text:p>0.0108323978086182</text:p>
          </table:table-cell>
          <table:table-cell office:value-type="float" office:value="0.0203110819900862" calcext:value-type="float">
            <text:p>0.0203110819900862</text:p>
          </table:table-cell>
          <table:table-cell office:value-type="float" office:value="0.0225298404693604" calcext:value-type="float">
            <text:p>0.0225298404693604</text:p>
          </table:table-cell>
          <table:table-cell office:value-type="float" office:value="0.064784049987793" calcext:value-type="float">
            <text:p>0.064784049987793</text:p>
          </table:table-cell>
          <table:table-cell office:value-type="float" office:value="0.0142083168029785" calcext:value-type="float">
            <text:p>0.0142083168029785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.00947868418146802" calcext:value-type="float">
            <text:p>0.00947868418146802</text:p>
          </table:table-cell>
          <table:table-cell table:formula="of:=IF([.J24]=&quot;&quot;;&quot;&quot;;[.J24]/[.B24])" office:value-type="float" office:value="0.875031027195734" calcext:value-type="float">
            <text:p>0.875031027195734</text:p>
          </table:table-cell>
        </table:table-row>
        <table:table-row table:style-name="ro1">
          <table:table-cell office:value-type="string" calcext:value-type="string">
            <text:p>561-209</text:p>
          </table:table-cell>
          <table:table-cell table:number-columns-repeated="2" office:value-type="float" office:value="0.0148383645547434" calcext:value-type="float">
            <text:p>0.0148383645547434</text:p>
          </table:table-cell>
          <table:table-cell office:value-type="float" office:value="0.0402687055633957" calcext:value-type="float">
            <text:p>0.0402687055633957</text:p>
          </table:table-cell>
          <table:table-cell office:value-type="float" office:value="0.0187859535217285" calcext:value-type="float">
            <text:p>0.0187859535217285</text:p>
          </table:table-cell>
          <table:table-cell office:value-type="float" office:value="0.0922822952270508" calcext:value-type="float">
            <text:p>0.0922822952270508</text:p>
          </table:table-cell>
          <table:table-cell office:value-type="float" office:value="0.0241467952728272" calcext:value-type="float">
            <text:p>0.0241467952728272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.0254303410086523" calcext:value-type="float">
            <text:p>0.0254303410086523</text:p>
          </table:table-cell>
          <table:table-cell table:style-name="ce2" table:formula="of:=IF([.J25]=&quot;&quot;;&quot;&quot;;[.J25]/[.B25])" office:value-type="float" office:value="1.71382371115305" calcext:value-type="float">
            <text:p>1.71382371115305</text:p>
          </table:table-cell>
        </table:table-row>
        <table:table-row table:style-name="ro1">
          <table:table-cell office:value-type="string" calcext:value-type="string">
            <text:p>51-491</text:p>
          </table:table-cell>
          <table:table-cell table:number-columns-repeated="2" office:value-type="float" office:value="0.0178360695817561" calcext:value-type="float">
            <text:p>0.0178360695817561</text:p>
          </table:table-cell>
          <table:table-cell office:value-type="float" office:value="0" calcext:value-type="float">
            <text:p>0</text:p>
          </table:table-cell>
          <table:table-cell office:value-type="float" office:value="0.0296359062194824" calcext:value-type="float">
            <text:p>0.0296359062194824</text:p>
          </table:table-cell>
          <table:table-cell office:value-type="float" office:value="0.119889259338379" calcext:value-type="float">
            <text:p>0.119889259338379</text:p>
          </table:table-cell>
          <table:table-cell office:value-type="float" office:value="1.00032305717468" calcext:value-type="float">
            <text:p>1.00032305717468</text:p>
          </table:table-cell>
          <table:table-cell/>
          <table:table-cell table:formula="of:=IF([.D26]&gt;0;1;0)" office:value-type="float" office:value="0" calcext:value-type="float">
            <text:p>0</text:p>
          </table:table-cell>
          <table:table-cell table:style-name="ce2" table:formula="of:=IF([.D26]&gt;0;[.D26]-[.B26];&quot;&quot;)">
            <text:p/>
          </table:table-cell>
          <table:table-cell table:style-name="ce2" table:formula="of:=IF([.J26]=&quot;&quot;;&quot;&quot;;[.J26]/[.B26])">
            <text:p/>
          </table:table-cell>
        </table:table-row>
        <table:table-row table:style-name="ro1">
          <table:table-cell office:value-type="string" calcext:value-type="string">
            <text:p>631-539</text:p>
          </table:table-cell>
          <table:table-cell table:number-columns-repeated="3" office:value-type="float" office:value="0.0116146960756565" calcext:value-type="float">
            <text:p>0.0116146960756565</text:p>
          </table:table-cell>
          <table:table-cell office:value-type="float" office:value="0.00690650939941406" calcext:value-type="float">
            <text:p>0.00690650939941406</text:p>
          </table:table-cell>
          <table:table-cell office:value-type="float" office:value="0.0080718994140625" calcext:value-type="float">
            <text:p>0.0080718994140625</text:p>
          </table:table-cell>
          <table:table-cell office:value-type="float" office:value="0.00699067115783691" calcext:value-type="float">
            <text:p>0.00699067115783691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formula="of:=IF([.D27]&gt;0;[.D27]-[.B27];&quot;&quot;)" office:value-type="float" office:value="0" calcext:value-type="float">
            <text:p>0</text:p>
          </table:table-cell>
          <table:table-cell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7-216</text:p>
          </table:table-cell>
          <table:table-cell table:number-columns-repeated="2" office:value-type="float" office:value="0.0126525219588619" calcext:value-type="float">
            <text:p>0.0126525219588619</text:p>
          </table:table-cell>
          <table:table-cell office:value-type="float" office:value="0.0200900355831458" calcext:value-type="float">
            <text:p>0.0200900355831458</text:p>
          </table:table-cell>
          <table:table-cell office:value-type="float" office:value="0.0164833068847656" calcext:value-type="float">
            <text:p>0.0164833068847656</text:p>
          </table:table-cell>
          <table:table-cell office:value-type="float" office:value="0.0488212108612061" calcext:value-type="float">
            <text:p>0.0488212108612061</text:p>
          </table:table-cell>
          <table:table-cell office:value-type="float" office:value="0.0151379108428955" calcext:value-type="float">
            <text:p>0.0151379108428955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style-name="ce2" table:formula="of:=IF([.D28]&gt;0;[.D28]-[.B28];&quot;&quot;)" office:value-type="float" office:value="0.00743751362428391" calcext:value-type="float">
            <text:p>0.00743751362428391</text:p>
          </table:table-cell>
          <table:table-cell table:style-name="ce2" table:formula="of:=IF([.J28]=&quot;&quot;;&quot;&quot;;[.J28]/[.B28])" office:value-type="float" office:value="0.587828549001223" calcext:value-type="float">
            <text:p>0.587828549001223</text:p>
          </table:table-cell>
        </table:table-row>
        <table:table-row table:style-name="ro1">
          <table:table-cell office:value-type="string" calcext:value-type="string">
            <text:p>88-7</text:p>
          </table:table-cell>
          <table:table-cell table:number-columns-repeated="2" office:value-type="float" office:value="0.0171974810477412" calcext:value-type="float">
            <text:p>0.0171974810477412</text:p>
          </table:table-cell>
          <table:table-cell office:value-type="float" office:value="0.018640808547559" calcext:value-type="float">
            <text:p>0.018640808547559</text:p>
          </table:table-cell>
          <table:table-cell office:value-type="float" office:value="0.025916576385498" calcext:value-type="float">
            <text:p>0.025916576385498</text:p>
          </table:table-cell>
          <table:table-cell office:value-type="float" office:value="0.0587172508239746" calcext:value-type="float">
            <text:p>0.0587172508239746</text:p>
          </table:table-cell>
          <table:table-cell office:value-type="float" office:value="0.0074608325958252" calcext:value-type="float">
            <text:p>0.0074608325958252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0144332749981779" calcext:value-type="float">
            <text:p>0.00144332749981779</text:p>
          </table:table-cell>
          <table:table-cell table:style-name="ce2" table:formula="of:=IF([.J29]=&quot;&quot;;&quot;&quot;;[.J29]/[.B29])" office:value-type="float" office:value="0.0839266806464872" calcext:value-type="float">
            <text:p>0.0839266806464872</text:p>
          </table:table-cell>
        </table:table-row>
        <table:table-row table:style-name="ro1">
          <table:table-cell office:value-type="string" calcext:value-type="string">
            <text:p>703-380</text:p>
          </table:table-cell>
          <table:table-cell table:number-columns-repeated="2" office:value-type="float" office:value="0.0117384880980285" calcext:value-type="float">
            <text:p>0.0117384880980285</text:p>
          </table:table-cell>
          <table:table-cell office:value-type="float" office:value="0.017734030897983" calcext:value-type="float">
            <text:p>0.017734030897983</text:p>
          </table:table-cell>
          <table:table-cell office:value-type="float" office:value="0.00554752349853516" calcext:value-type="float">
            <text:p>0.00554752349853516</text:p>
          </table:table-cell>
          <table:table-cell office:value-type="float" office:value="0.0122878551483154" calcext:value-type="float">
            <text:p>0.0122878551483154</text:p>
          </table:table-cell>
          <table:table-cell office:value-type="float" office:value="0.00954174995422363" calcext:value-type="float">
            <text:p>0.00954174995422363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0599554279995451" calcext:value-type="float">
            <text:p>0.00599554279995451</text:p>
          </table:table-cell>
          <table:table-cell table:formula="of:=IF([.J30]=&quot;&quot;;&quot;&quot;;[.J30]/[.B30])" office:value-type="float" office:value="0.51075937121421" calcext:value-type="float">
            <text:p>0.51075937121421</text:p>
          </table:table-cell>
        </table:table-row>
        <table:table-row table:style-name="ro1">
          <table:table-cell office:value-type="string" calcext:value-type="string">
            <text:p>265-826</text:p>
          </table:table-cell>
          <table:table-cell table:number-columns-repeated="3" office:value-type="float" office:value="0.0202857559954731" calcext:value-type="float">
            <text:p>0.0202857559954731</text:p>
          </table:table-cell>
          <table:table-cell office:value-type="float" office:value="0.0138871669769287" calcext:value-type="float">
            <text:p>0.0138871669769287</text:p>
          </table:table-cell>
          <table:table-cell office:value-type="float" office:value="0.0550642013549805" calcext:value-type="float">
            <text:p>0.0550642013549805</text:p>
          </table:table-cell>
          <table:table-cell office:value-type="float" office:value="0.00744509696960449" calcext:value-type="float">
            <text:p>0.00744509696960449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style-name="ce2" table:formula="of:=IF([.D31]&gt;0;[.D31]-[.B31];&quot;&quot;)" office:value-type="float" office:value="0" calcext:value-type="float">
            <text:p>0</text:p>
          </table:table-cell>
          <table:table-cell table:style-name="ce2"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9-854</text:p>
          </table:table-cell>
          <table:table-cell table:number-columns-repeated="2" office:value-type="float" office:value="0.0158535178377558" calcext:value-type="float">
            <text:p>0.0158535178377558</text:p>
          </table:table-cell>
          <table:table-cell office:value-type="float" office:value="0.0195030197182235" calcext:value-type="float">
            <text:p>0.0195030197182235</text:p>
          </table:table-cell>
          <table:table-cell office:value-type="float" office:value="0.012244701385498" calcext:value-type="float">
            <text:p>0.012244701385498</text:p>
          </table:table-cell>
          <table:table-cell office:value-type="float" office:value="0.0533721446990967" calcext:value-type="float">
            <text:p>0.0533721446990967</text:p>
          </table:table-cell>
          <table:table-cell office:value-type="float" office:value="0.0125889778137207" calcext:value-type="float">
            <text:p>0.0125889778137207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0364950188046775" calcext:value-type="float">
            <text:p>0.00364950188046775</text:p>
          </table:table-cell>
          <table:table-cell table:style-name="ce2" table:formula="of:=IF([.J32]=&quot;&quot;;&quot;&quot;;[.J32]/[.B32])" office:value-type="float" office:value="0.230201392386005" calcext:value-type="float">
            <text:p>0.230201392386005</text:p>
          </table:table-cell>
        </table:table-row>
        <table:table-row table:style-name="ro1">
          <table:table-cell office:value-type="string" calcext:value-type="string">
            <text:p>462-868</text:p>
          </table:table-cell>
          <table:table-cell table:number-columns-repeated="2" office:value-type="float" office:value="0.0136398631573365" calcext:value-type="float">
            <text:p>0.0136398631573365</text:p>
          </table:table-cell>
          <table:table-cell office:value-type="float" office:value="0.0221131410364276" calcext:value-type="float">
            <text:p>0.0221131410364276</text:p>
          </table:table-cell>
          <table:table-cell office:value-type="float" office:value="0.0295958518981934" calcext:value-type="float">
            <text:p>0.0295958518981934</text:p>
          </table:table-cell>
          <table:table-cell office:value-type="float" office:value="0.0733647346496582" calcext:value-type="float">
            <text:p>0.0733647346496582</text:p>
          </table:table-cell>
          <table:table-cell office:value-type="float" office:value="0.0139005184173584" calcext:value-type="float">
            <text:p>0.0139005184173584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0847327787909114" calcext:value-type="float">
            <text:p>0.00847327787909114</text:p>
          </table:table-cell>
          <table:table-cell table:formula="of:=IF([.J33]=&quot;&quot;;&quot;&quot;;[.J33]/[.B33])" office:value-type="float" office:value="0.6212142879552" calcext:value-type="float">
            <text:p>0.6212142879552</text:p>
          </table:table-cell>
        </table:table-row>
        <table:table-row table:style-name="ro1">
          <table:table-cell office:value-type="string" calcext:value-type="string">
            <text:p>137-288</text:p>
          </table:table-cell>
          <table:table-cell table:number-columns-repeated="2" office:value-type="float" office:value="0.0128003582853901" calcext:value-type="float">
            <text:p>0.0128003582853901</text:p>
          </table:table-cell>
          <table:table-cell office:value-type="float" office:value="0.0519435395424578" calcext:value-type="float">
            <text:p>0.0519435395424578</text:p>
          </table:table-cell>
          <table:table-cell office:value-type="float" office:value="0.0190408229827881" calcext:value-type="float">
            <text:p>0.0190408229827881</text:p>
          </table:table-cell>
          <table:table-cell office:value-type="float" office:value="0.0451874732971191" calcext:value-type="float">
            <text:p>0.0451874732971191</text:p>
          </table:table-cell>
          <table:table-cell office:value-type="float" office:value="0.0257833003997803" calcext:value-type="float">
            <text:p>0.0257833003997803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ce2" table:formula="of:=IF([.D34]&gt;0;[.D34]-[.B34];&quot;&quot;)" office:value-type="float" office:value="0.0391431812570677" calcext:value-type="float">
            <text:p>0.0391431812570677</text:p>
          </table:table-cell>
          <table:table-cell table:style-name="ce2" table:formula="of:=IF([.J34]=&quot;&quot;;&quot;&quot;;[.J34]/[.B34])" office:value-type="float" office:value="3.05797543977691" calcext:value-type="float">
            <text:p>3.05797543977691</text:p>
          </table:table-cell>
        </table:table-row>
        <table:table-row table:style-name="ro1">
          <table:table-cell office:value-type="string" calcext:value-type="string">
            <text:p>410-305</text:p>
          </table:table-cell>
          <table:table-cell table:number-columns-repeated="2" office:value-type="float" office:value="0.0172286707178559" calcext:value-type="float">
            <text:p>0.0172286707178559</text:p>
          </table:table-cell>
          <table:table-cell office:value-type="float" office:value="0" calcext:value-type="float">
            <text:p>0</text:p>
          </table:table-cell>
          <table:table-cell office:value-type="float" office:value="0.017228364944458" calcext:value-type="float">
            <text:p>0.017228364944458</text:p>
          </table:table-cell>
          <table:table-cell office:value-type="float" office:value="0.0679488182067871" calcext:value-type="float">
            <text:p>0.0679488182067871</text:p>
          </table:table-cell>
          <table:table-cell office:value-type="float" office:value="1.00035119056702" calcext:value-type="float">
            <text:p>1.00035119056702</text:p>
          </table:table-cell>
          <table:table-cell/>
          <table:table-cell table:formula="of:=IF([.D35]&gt;0;1;0)" office:value-type="float" office:value="0" calcext:value-type="float">
            <text:p>0</text:p>
          </table:table-cell>
          <table:table-cell table:style-name="ce2" table:formula="of:=IF([.D35]&gt;0;[.D35]-[.B35];&quot;&quot;)">
            <text:p/>
          </table:table-cell>
          <table:table-cell table:style-name="ce2" table:formula="of:=IF([.J35]=&quot;&quot;;&quot;&quot;;[.J35]/[.B35])">
            <text:p/>
          </table:table-cell>
        </table:table-row>
        <table:table-row table:style-name="ro1">
          <table:table-cell office:value-type="string" calcext:value-type="string">
            <text:p>365-882</text:p>
          </table:table-cell>
          <table:table-cell table:number-columns-repeated="2" office:value-type="float" office:value="0.0120933365924726" calcext:value-type="float">
            <text:p>0.0120933365924726</text:p>
          </table:table-cell>
          <table:table-cell office:value-type="float" office:value="0" calcext:value-type="float">
            <text:p>0</text:p>
          </table:table-cell>
          <table:table-cell office:value-type="float" office:value="0.00605297088623047" calcext:value-type="float">
            <text:p>0.00605297088623047</text:p>
          </table:table-cell>
          <table:table-cell office:value-type="float" office:value="0.0371623039245606" calcext:value-type="float">
            <text:p>0.0371623039245606</text:p>
          </table:table-cell>
          <table:table-cell office:value-type="float" office:value="1.00077152252197" calcext:value-type="float">
            <text:p>1.00077152252197</text:p>
          </table:table-cell>
          <table:table-cell/>
          <table:table-cell table:formula="of:=IF([.D36]&gt;0;1;0)" office:value-type="float" office:value="0" calcext:value-type="float">
            <text:p>0</text:p>
          </table:table-cell>
          <table:table-cell table:style-name="ce2" table:formula="of:=IF([.D36]&gt;0;[.D36]-[.B36];&quot;&quot;)">
            <text:p/>
          </table:table-cell>
          <table:table-cell table:style-name="ce2" table:formula="of:=IF([.J36]=&quot;&quot;;&quot;&quot;;[.J36]/[.B36])">
            <text:p/>
          </table:table-cell>
        </table:table-row>
        <table:table-row table:style-name="ro1">
          <table:table-cell office:value-type="string" calcext:value-type="string">
            <text:p>106-704</text:p>
          </table:table-cell>
          <table:table-cell table:number-columns-repeated="2" office:value-type="float" office:value="0.00813616241721171" calcext:value-type="float">
            <text:p>0.00813616241721171</text:p>
          </table:table-cell>
          <table:table-cell office:value-type="float" office:value="0.0241500919092374" calcext:value-type="float">
            <text:p>0.0241500919092374</text:p>
          </table:table-cell>
          <table:table-cell office:value-type="float" office:value="0.00797104835510254" calcext:value-type="float">
            <text:p>0.00797104835510254</text:p>
          </table:table-cell>
          <table:table-cell office:value-type="float" office:value="0.0150032043457031" calcext:value-type="float">
            <text:p>0.0150032043457031</text:p>
          </table:table-cell>
          <table:table-cell office:value-type="float" office:value="0.0158195495605469" calcext:value-type="float">
            <text:p>0.0158195495605469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.0160139294920257" calcext:value-type="float">
            <text:p>0.0160139294920257</text:p>
          </table:table-cell>
          <table:table-cell table:style-name="ce2" table:formula="of:=IF([.J37]=&quot;&quot;;&quot;&quot;;[.J37]/[.B37])" office:value-type="float" office:value="1.9682411278011" calcext:value-type="float">
            <text:p>1.9682411278011</text:p>
          </table:table-cell>
        </table:table-row>
        <table:table-row table:style-name="ro1">
          <table:table-cell office:value-type="string" calcext:value-type="string">
            <text:p>337-187</text:p>
          </table:table-cell>
          <table:table-cell table:number-columns-repeated="2" office:value-type="float" office:value="0.00888531566039386" calcext:value-type="float">
            <text:p>0.00888531566039386</text:p>
          </table:table-cell>
          <table:table-cell office:value-type="float" office:value="0.0221818409829098" calcext:value-type="float">
            <text:p>0.0221818409829098</text:p>
          </table:table-cell>
          <table:table-cell office:value-type="float" office:value="0.0115621089935303" calcext:value-type="float">
            <text:p>0.0115621089935303</text:p>
          </table:table-cell>
          <table:table-cell office:value-type="float" office:value="0.0209202766418457" calcext:value-type="float">
            <text:p>0.0209202766418457</text:p>
          </table:table-cell>
          <table:table-cell office:value-type="float" office:value="0.0185897350311279" calcext:value-type="float">
            <text:p>0.0185897350311279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ce2" table:formula="of:=IF([.D38]&gt;0;[.D38]-[.B38];&quot;&quot;)" office:value-type="float" office:value="0.0132965253225159" calcext:value-type="float">
            <text:p>0.0132965253225159</text:p>
          </table:table-cell>
          <table:table-cell table:style-name="ce2" table:formula="of:=IF([.J38]=&quot;&quot;;&quot;&quot;;[.J38]/[.B38])" office:value-type="float" office:value="1.49646065831796" calcext:value-type="float">
            <text:p>1.49646065831796</text:p>
          </table:table-cell>
        </table:table-row>
        <table:table-row table:style-name="ro1">
          <table:table-cell office:value-type="string" calcext:value-type="string">
            <text:p>975-886</text:p>
          </table:table-cell>
          <table:table-cell table:number-columns-repeated="2" office:value-type="float" office:value="0.0168739859632105" calcext:value-type="float">
            <text:p>0.0168739859632105</text:p>
          </table:table-cell>
          <table:table-cell office:value-type="float" office:value="0" calcext:value-type="float">
            <text:p>0</text:p>
          </table:table-cell>
          <table:table-cell office:value-type="float" office:value="0.00663995742797852" calcext:value-type="float">
            <text:p>0.00663995742797852</text:p>
          </table:table-cell>
          <table:table-cell office:value-type="float" office:value="0.0467066764831543" calcext:value-type="float">
            <text:p>0.0467066764831543</text:p>
          </table:table-cell>
          <table:table-cell office:value-type="float" office:value="1.00064325332642" calcext:value-type="float">
            <text:p>1.00064325332642</text:p>
          </table:table-cell>
          <table:table-cell/>
          <table:table-cell table:formula="of:=IF([.D39]&gt;0;1;0)" office:value-type="float" office:value="0" calcext:value-type="float">
            <text:p>0</text:p>
          </table:table-cell>
          <table:table-cell table:style-name="ce2" table:formula="of:=IF([.D39]&gt;0;[.D39]-[.B39];&quot;&quot;)">
            <text:p/>
          </table:table-cell>
          <table:table-cell table:style-name="ce2" table:formula="of:=IF([.J39]=&quot;&quot;;&quot;&quot;;[.J39]/[.B39])">
            <text:p/>
          </table:table-cell>
        </table:table-row>
        <table:table-row table:style-name="ro1">
          <table:table-cell office:value-type="string" calcext:value-type="string">
            <text:p>222-799</text:p>
          </table:table-cell>
          <table:table-cell table:number-columns-repeated="2" office:value-type="float" office:value="0.0143407281816883" calcext:value-type="float">
            <text:p>0.0143407281816883</text:p>
          </table:table-cell>
          <table:table-cell office:value-type="float" office:value="0.0453177968796568" calcext:value-type="float">
            <text:p>0.0453177968796568</text:p>
          </table:table-cell>
          <table:table-cell office:value-type="float" office:value="0.0212862491607666" calcext:value-type="float">
            <text:p>0.0212862491607666</text:p>
          </table:table-cell>
          <table:table-cell office:value-type="float" office:value="0.103874444961548" calcext:value-type="float">
            <text:p>0.103874444961548</text:p>
          </table:table-cell>
          <table:table-cell office:value-type="float" office:value="0.0402822494506836" calcext:value-type="float">
            <text:p>0.0402822494506836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.0309770686979685" calcext:value-type="float">
            <text:p>0.0309770686979685</text:p>
          </table:table-cell>
          <table:table-cell table:formula="of:=IF([.J40]=&quot;&quot;;&quot;&quot;;[.J40]/[.B40])" office:value-type="float" office:value="2.16007641352014" calcext:value-type="float">
            <text:p>2.16007641352014</text:p>
          </table:table-cell>
        </table:table-row>
        <table:table-row table:style-name="ro1">
          <table:table-cell office:value-type="string" calcext:value-type="string">
            <text:p>244-662</text:p>
          </table:table-cell>
          <table:table-cell table:number-columns-repeated="2" office:value-type="float" office:value="0.00552388201094678" calcext:value-type="float">
            <text:p>0.00552388201094678</text:p>
          </table:table-cell>
          <table:table-cell office:value-type="float" office:value="0.0369071015142513" calcext:value-type="float">
            <text:p>0.0369071015142513</text:p>
          </table:table-cell>
          <table:table-cell office:value-type="float" office:value="0.00618243217468262" calcext:value-type="float">
            <text:p>0.00618243217468262</text:p>
          </table:table-cell>
          <table:table-cell office:value-type="float" office:value="0.00438261032104492" calcext:value-type="float">
            <text:p>0.00438261032104492</text:p>
          </table:table-cell>
          <table:table-cell office:value-type="float" office:value="0.0314695835113525" calcext:value-type="float">
            <text:p>0.0314695835113525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313832195033045" calcext:value-type="float">
            <text:p>0.0313832195033045</text:p>
          </table:table-cell>
          <table:table-cell table:formula="of:=IF([.J41]=&quot;&quot;;&quot;&quot;;[.J41]/[.B41])" office:value-type="float" office:value="5.68137035532471" calcext:value-type="float">
            <text:p>5.68137035532471</text:p>
          </table:table-cell>
        </table:table-row>
        <table:table-row table:style-name="ro1">
          <table:table-cell office:value-type="string" calcext:value-type="string">
            <text:p>24-743</text:p>
          </table:table-cell>
          <table:table-cell table:number-columns-repeated="2" office:value-type="float" office:value="0.01962838620984" calcext:value-type="float">
            <text:p>0.01962838620984</text:p>
          </table:table-cell>
          <table:table-cell office:value-type="float" office:value="0.0445991823139567" calcext:value-type="float">
            <text:p>0.0445991823139567</text:p>
          </table:table-cell>
          <table:table-cell office:value-type="float" office:value="0.0157818794250488" calcext:value-type="float">
            <text:p>0.0157818794250488</text:p>
          </table:table-cell>
          <table:table-cell office:value-type="float" office:value="0.129745244979858" calcext:value-type="float">
            <text:p>0.129745244979858</text:p>
          </table:table-cell>
          <table:table-cell office:value-type="float" office:value="0.0228176116943359" calcext:value-type="float">
            <text:p>0.0228176116943359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.0249707961041167" calcext:value-type="float">
            <text:p>0.0249707961041167</text:p>
          </table:table-cell>
          <table:table-cell table:style-name="ce2" table:formula="of:=IF([.J42]=&quot;&quot;;&quot;&quot;;[.J42]/[.B42])" office:value-type="float" office:value="1.27217774488248" calcext:value-type="float">
            <text:p>1.27217774488248</text:p>
          </table:table-cell>
        </table:table-row>
        <table:table-row table:style-name="ro1">
          <table:table-cell office:value-type="string" calcext:value-type="string">
            <text:p>927-947</text:p>
          </table:table-cell>
          <table:table-cell table:number-columns-repeated="2" office:value-type="float" office:value="0.0179508738004145" calcext:value-type="float">
            <text:p>0.0179508738004145</text:p>
          </table:table-cell>
          <table:table-cell office:value-type="float" office:value="0" calcext:value-type="float">
            <text:p>0</text:p>
          </table:table-cell>
          <table:table-cell office:value-type="float" office:value="0.026036262512207" calcext:value-type="float">
            <text:p>0.026036262512207</text:p>
          </table:table-cell>
          <table:table-cell office:value-type="float" office:value="0.124053955078125" calcext:value-type="float">
            <text:p>0.124053955078125</text:p>
          </table:table-cell>
          <table:table-cell office:value-type="float" office:value="1.00030064582825" calcext:value-type="float">
            <text:p>1.00030064582825</text:p>
          </table:table-cell>
          <table:table-cell/>
          <table:table-cell table:formula="of:=IF([.D43]&gt;0;1;0)" office:value-type="float" office:value="0" calcext:value-type="float">
            <text:p>0</text:p>
          </table:table-cell>
          <table:table-cell table:formula="of:=IF([.D43]&gt;0;[.D43]-[.B43];&quot;&quot;)">
            <text:p/>
          </table:table-cell>
          <table:table-cell table:formula="of:=IF([.J43]=&quot;&quot;;&quot;&quot;;[.J43]/[.B43])">
            <text:p/>
          </table:table-cell>
        </table:table-row>
        <table:table-row table:style-name="ro1">
          <table:table-cell office:value-type="string" calcext:value-type="string">
            <text:p>252-901</text:p>
          </table:table-cell>
          <table:table-cell table:number-columns-repeated="2" office:value-type="float" office:value="0.0189606267819166" calcext:value-type="float">
            <text:p>0.0189606267819166</text:p>
          </table:table-cell>
          <table:table-cell office:value-type="float" office:value="0.0502838710845748" calcext:value-type="float">
            <text:p>0.0502838710845748</text:p>
          </table:table-cell>
          <table:table-cell office:value-type="float" office:value="0.0199706554412842" calcext:value-type="float">
            <text:p>0.0199706554412842</text:p>
          </table:table-cell>
          <table:table-cell office:value-type="float" office:value="0.0728013515472412" calcext:value-type="float">
            <text:p>0.0728013515472412</text:p>
          </table:table-cell>
          <table:table-cell office:value-type="float" office:value="0.0245325565338135" calcext:value-type="float">
            <text:p>0.0245325565338135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.0313232443026582" calcext:value-type="float">
            <text:p>0.0313232443026582</text:p>
          </table:table-cell>
          <table:table-cell table:formula="of:=IF([.J44]=&quot;&quot;;&quot;&quot;;[.J44]/[.B44])" office:value-type="float" office:value="1.65201523467211" calcext:value-type="float">
            <text:p>1.65201523467211</text:p>
          </table:table-cell>
        </table:table-row>
        <table:table-row table:style-name="ro1">
          <table:table-cell office:value-type="string" calcext:value-type="string">
            <text:p>964-543</text:p>
          </table:table-cell>
          <table:table-cell table:number-columns-repeated="3" office:value-type="float" office:value="0.0164933514427089" calcext:value-type="float">
            <text:p>0.0164933514427089</text:p>
          </table:table-cell>
          <table:table-cell office:value-type="float" office:value="0.00901055335998535" calcext:value-type="float">
            <text:p>0.00901055335998535</text:p>
          </table:table-cell>
          <table:table-cell office:value-type="float" office:value="0.0727853775024414" calcext:value-type="float">
            <text:p>0.0727853775024414</text:p>
          </table:table-cell>
          <table:table-cell office:value-type="float" office:value="0.00523090362548828" calcext:value-type="float">
            <text:p>0.00523090362548828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style-name="ce2" table:formula="of:=IF([.D45]&gt;0;[.D45]-[.B45];&quot;&quot;)" office:value-type="float" office:value="0" calcext:value-type="float">
            <text:p>0</text:p>
          </table:table-cell>
          <table:table-cell table:style-name="ce2"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2-182</text:p>
          </table:table-cell>
          <table:table-cell table:number-columns-repeated="2" office:value-type="float" office:value="0.0190875006504342" calcext:value-type="float">
            <text:p>0.0190875006504342</text:p>
          </table:table-cell>
          <table:table-cell office:value-type="float" office:value="0.0314669602735594" calcext:value-type="float">
            <text:p>0.0314669602735594</text:p>
          </table:table-cell>
          <table:table-cell office:value-type="float" office:value="0.0152313709259033" calcext:value-type="float">
            <text:p>0.0152313709259033</text:p>
          </table:table-cell>
          <table:table-cell office:value-type="float" office:value="0.116482734680176" calcext:value-type="float">
            <text:p>0.116482734680176</text:p>
          </table:table-cell>
          <table:table-cell office:value-type="float" office:value="0.0126924514770508" calcext:value-type="float">
            <text:p>0.0126924514770508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.0123794596231253" calcext:value-type="float">
            <text:p>0.0123794596231253</text:p>
          </table:table-cell>
          <table:table-cell table:formula="of:=IF([.J46]=&quot;&quot;;&quot;&quot;;[.J46]/[.B46])" office:value-type="float" office:value="0.648563677866524" calcext:value-type="float">
            <text:p>0.648563677866524</text:p>
          </table:table-cell>
        </table:table-row>
        <table:table-row table:style-name="ro1">
          <table:table-cell office:value-type="string" calcext:value-type="string">
            <text:p>100-894</text:p>
          </table:table-cell>
          <table:table-cell table:number-columns-repeated="3" office:value-type="float" office:value="0.0171952607713449" calcext:value-type="float">
            <text:p>0.0171952607713449</text:p>
          </table:table-cell>
          <table:table-cell office:value-type="float" office:value="0.0135912895202637" calcext:value-type="float">
            <text:p>0.0135912895202637</text:p>
          </table:table-cell>
          <table:table-cell office:value-type="float" office:value="0.131556510925293" calcext:value-type="float">
            <text:p>0.131556510925293</text:p>
          </table:table-cell>
          <table:table-cell office:value-type="float" office:value="0.00372409820556641" calcext:value-type="float">
            <text:p>0.00372409820556641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239</text:p>
          </table:table-cell>
          <table:table-cell table:number-columns-repeated="2" office:value-type="float" office:value="0.0161571310020292" calcext:value-type="float">
            <text:p>0.0161571310020292</text:p>
          </table:table-cell>
          <table:table-cell office:value-type="float" office:value="0.0219373883114398" calcext:value-type="float">
            <text:p>0.0219373883114398</text:p>
          </table:table-cell>
          <table:table-cell office:value-type="float" office:value="0.0155444145202637" calcext:value-type="float">
            <text:p>0.0155444145202637</text:p>
          </table:table-cell>
          <table:table-cell office:value-type="float" office:value="0.0827293395996094" calcext:value-type="float">
            <text:p>0.0827293395996094</text:p>
          </table:table-cell>
          <table:table-cell office:value-type="float" office:value="0.0102412700653076" calcext:value-type="float">
            <text:p>0.0102412700653076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.00578025730941056" calcext:value-type="float">
            <text:p>0.00578025730941056</text:p>
          </table:table-cell>
          <table:table-cell table:formula="of:=IF([.J48]=&quot;&quot;;&quot;&quot;;[.J48]/[.B48])" office:value-type="float" office:value="0.357752704281757" calcext:value-type="float">
            <text:p>0.357752704281757</text:p>
          </table:table-cell>
        </table:table-row>
        <table:table-row table:style-name="ro1">
          <table:table-cell office:value-type="string" calcext:value-type="string">
            <text:p>3-531</text:p>
          </table:table-cell>
          <table:table-cell table:number-columns-repeated="2" office:value-type="float" office:value="0.0162415974411977" calcext:value-type="float">
            <text:p>0.0162415974411977</text:p>
          </table:table-cell>
          <table:table-cell office:value-type="float" office:value="0.0285054296859045" calcext:value-type="float">
            <text:p>0.0285054296859045</text:p>
          </table:table-cell>
          <table:table-cell office:value-type="float" office:value="0.0239212512969971" calcext:value-type="float">
            <text:p>0.0239212512969971</text:p>
          </table:table-cell>
          <table:table-cell office:value-type="float" office:value="0.0449726581573486" calcext:value-type="float">
            <text:p>0.0449726581573486</text:p>
          </table:table-cell>
          <table:table-cell office:value-type="float" office:value="0.0146539211273193" calcext:value-type="float">
            <text:p>0.0146539211273193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.0122638322447068" calcext:value-type="float">
            <text:p>0.0122638322447068</text:p>
          </table:table-cell>
          <table:table-cell table:formula="of:=IF([.J49]=&quot;&quot;;&quot;&quot;;[.J49]/[.B49])" office:value-type="float" office:value="0.755087810118909" calcext:value-type="float">
            <text:p>0.755087810118909</text:p>
          </table:table-cell>
        </table:table-row>
        <table:table-row table:style-name="ro1">
          <table:table-cell office:value-type="string" calcext:value-type="string">
            <text:p>988-338</text:p>
          </table:table-cell>
          <table:table-cell table:number-columns-repeated="2" office:value-type="float" office:value="0.0145393245925" calcext:value-type="float">
            <text:p>0.0145393245925</text:p>
          </table:table-cell>
          <table:table-cell office:value-type="float" office:value="0.0402994929437994" calcext:value-type="float">
            <text:p>0.0402994929437994</text:p>
          </table:table-cell>
          <table:table-cell office:value-type="float" office:value="0.0336730480194092" calcext:value-type="float">
            <text:p>0.0336730480194092</text:p>
          </table:table-cell>
          <table:table-cell office:value-type="float" office:value="0.098989725112915" calcext:value-type="float">
            <text:p>0.098989725112915</text:p>
          </table:table-cell>
          <table:table-cell office:value-type="float" office:value="0.0273845195770264" calcext:value-type="float">
            <text:p>0.0273845195770264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.0257601683512995" calcext:value-type="float">
            <text:p>0.0257601683512995</text:p>
          </table:table-cell>
          <table:table-cell table:style-name="ce2" table:formula="of:=IF([.J50]=&quot;&quot;;&quot;&quot;;[.J50]/[.B50])" office:value-type="float" office:value="1.77175825379039" calcext:value-type="float">
            <text:p>1.77175825379039</text:p>
          </table:table-cell>
        </table:table-row>
        <table:table-row table:style-name="ro1">
          <table:table-cell office:value-type="string" calcext:value-type="string">
            <text:p>643-759</text:p>
          </table:table-cell>
          <table:table-cell table:number-columns-repeated="2" office:value-type="float" office:value="0.016333704087876" calcext:value-type="float">
            <text:p>0.016333704087876</text:p>
          </table:table-cell>
          <table:table-cell office:value-type="float" office:value="0.0384199880784804" calcext:value-type="float">
            <text:p>0.0384199880784804</text:p>
          </table:table-cell>
          <table:table-cell office:value-type="float" office:value="0.0269947052001953" calcext:value-type="float">
            <text:p>0.0269947052001953</text:p>
          </table:table-cell>
          <table:table-cell office:value-type="float" office:value="0.113544940948486" calcext:value-type="float">
            <text:p>0.113544940948486</text:p>
          </table:table-cell>
          <table:table-cell office:value-type="float" office:value="0.027787446975708" calcext:value-type="float">
            <text:p>0.027787446975708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.0220862839906043" calcext:value-type="float">
            <text:p>0.0220862839906043</text:p>
          </table:table-cell>
          <table:table-cell table:formula="of:=IF([.J51]=&quot;&quot;;&quot;&quot;;[.J51]/[.B51])" office:value-type="float" office:value="1.35219077508562" calcext:value-type="float">
            <text:p>1.35219077508562</text:p>
          </table:table-cell>
        </table:table-row>
        <table:table-row table:style-name="ro1">
          <table:table-cell office:value-type="string" calcext:value-type="string">
            <text:p>992-292</text:p>
          </table:table-cell>
          <table:table-cell table:number-columns-repeated="2" office:value-type="float" office:value="0.0294493109013915" calcext:value-type="float">
            <text:p>0.0294493109013915</text:p>
          </table:table-cell>
          <table:table-cell office:value-type="float" office:value="0.0543969031670691" calcext:value-type="float">
            <text:p>0.0543969031670691</text:p>
          </table:table-cell>
          <table:table-cell office:value-type="float" office:value="0.0236375331878662" calcext:value-type="float">
            <text:p>0.0236375331878662</text:p>
          </table:table-cell>
          <table:table-cell office:value-type="float" office:value="0.131675481796265" calcext:value-type="float">
            <text:p>0.131675481796265</text:p>
          </table:table-cell>
          <table:table-cell office:value-type="float" office:value="0.0171506404876709" calcext:value-type="float">
            <text:p>0.0171506404876709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249475922656777" calcext:value-type="float">
            <text:p>0.0249475922656777</text:p>
          </table:table-cell>
          <table:table-cell table:formula="of:=IF([.J52]=&quot;&quot;;&quot;&quot;;[.J52]/[.B52])" office:value-type="float" office:value="0.847136707178398" calcext:value-type="float">
            <text:p>0.847136707178398</text:p>
          </table:table-cell>
        </table:table-row>
        <table:table-row table:style-name="ro1">
          <table:table-cell office:value-type="string" calcext:value-type="string">
            <text:p>888-821</text:p>
          </table:table-cell>
          <table:table-cell table:number-columns-repeated="2" office:value-type="float" office:value="0.0151282360120502" calcext:value-type="float">
            <text:p>0.0151282360120502</text:p>
          </table:table-cell>
          <table:table-cell office:value-type="float" office:value="0.0344775290849346" calcext:value-type="float">
            <text:p>0.0344775290849346</text:p>
          </table:table-cell>
          <table:table-cell office:value-type="float" office:value="0.0291235446929932" calcext:value-type="float">
            <text:p>0.0291235446929932</text:p>
          </table:table-cell>
          <table:table-cell office:value-type="float" office:value="0.067624568939209" calcext:value-type="float">
            <text:p>0.067624568939209</text:p>
          </table:table-cell>
          <table:table-cell office:value-type="float" office:value="0.017951488494873" calcext:value-type="float">
            <text:p>0.017951488494873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.0193492930728845" calcext:value-type="float">
            <text:p>0.0193492930728845</text:p>
          </table:table-cell>
          <table:table-cell table:formula="of:=IF([.J53]=&quot;&quot;;&quot;&quot;;[.J53]/[.B53])" office:value-type="float" office:value="1.27901845644609" calcext:value-type="float">
            <text:p>1.27901845644609</text:p>
          </table:table-cell>
        </table:table-row>
        <table:table-row table:style-name="ro1">
          <table:table-cell office:value-type="string" calcext:value-type="string">
            <text:p>839-475</text:p>
          </table:table-cell>
          <table:table-cell table:number-columns-repeated="2" office:value-type="float" office:value="0.0140418788609339" calcext:value-type="float">
            <text:p>0.0140418788609339</text:p>
          </table:table-cell>
          <table:table-cell office:value-type="float" office:value="0.0196482689888058" calcext:value-type="float">
            <text:p>0.0196482689888058</text:p>
          </table:table-cell>
          <table:table-cell office:value-type="float" office:value="0.0241994857788086" calcext:value-type="float">
            <text:p>0.0241994857788086</text:p>
          </table:table-cell>
          <table:table-cell office:value-type="float" office:value="0.0860714912414551" calcext:value-type="float">
            <text:p>0.0860714912414551</text:p>
          </table:table-cell>
          <table:table-cell office:value-type="float" office:value="0.0109539031982422" calcext:value-type="float">
            <text:p>0.0109539031982422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.0056063901278719" calcext:value-type="float">
            <text:p>0.0056063901278719</text:p>
          </table:table-cell>
          <table:table-cell table:formula="of:=IF([.J54]=&quot;&quot;;&quot;&quot;;[.J54]/[.B54])" office:value-type="float" office:value="0.399262106118115" calcext:value-type="float">
            <text:p>0.399262106118115</text:p>
          </table:table-cell>
        </table:table-row>
        <table:table-row table:style-name="ro1">
          <table:table-cell office:value-type="string" calcext:value-type="string">
            <text:p>35-460</text:p>
          </table:table-cell>
          <table:table-cell table:number-columns-repeated="2" office:value-type="float" office:value="0.0151432575309398" calcext:value-type="float">
            <text:p>0.0151432575309398</text:p>
          </table:table-cell>
          <table:table-cell office:value-type="float" office:value="0.0301086368424208" calcext:value-type="float">
            <text:p>0.0301086368424208</text:p>
          </table:table-cell>
          <table:table-cell office:value-type="float" office:value="0.0217750072479248" calcext:value-type="float">
            <text:p>0.0217750072479248</text:p>
          </table:table-cell>
          <table:table-cell office:value-type="float" office:value="0.0914459228515625" calcext:value-type="float">
            <text:p>0.0914459228515625</text:p>
          </table:table-cell>
          <table:table-cell office:value-type="float" office:value="0.0174148082733154" calcext:value-type="float">
            <text:p>0.0174148082733154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14965379311481" calcext:value-type="float">
            <text:p>0.014965379311481</text:p>
          </table:table-cell>
          <table:table-cell table:formula="of:=IF([.J55]=&quot;&quot;;&quot;&quot;;[.J55]/[.B55])" office:value-type="float" office:value="0.988253635712437" calcext:value-type="float">
            <text:p>0.988253635712437</text:p>
          </table:table-cell>
        </table:table-row>
        <table:table-row table:style-name="ro1">
          <table:table-cell office:value-type="string" calcext:value-type="string">
            <text:p>407-22</text:p>
          </table:table-cell>
          <table:table-cell table:number-columns-repeated="2" office:value-type="float" office:value="0.0164842304322584" calcext:value-type="float">
            <text:p>0.0164842304322584</text:p>
          </table:table-cell>
          <table:table-cell office:value-type="float" office:value="0.0274285669740251" calcext:value-type="float">
            <text:p>0.0274285669740251</text:p>
          </table:table-cell>
          <table:table-cell office:value-type="float" office:value="0.016432523727417" calcext:value-type="float">
            <text:p>0.016432523727417</text:p>
          </table:table-cell>
          <table:table-cell office:value-type="float" office:value="0.0975944995880127" calcext:value-type="float">
            <text:p>0.0975944995880127</text:p>
          </table:table-cell>
          <table:table-cell office:value-type="float" office:value="0.0176725387573242" calcext:value-type="float">
            <text:p>0.0176725387573242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09443365417666" calcext:value-type="float">
            <text:p>0.0109443365417666</text:p>
          </table:table-cell>
          <table:table-cell table:formula="of:=IF([.J56]=&quot;&quot;;&quot;&quot;;[.J56]/[.B56])" office:value-type="float" office:value="0.66392766024123" calcext:value-type="float">
            <text:p>0.66392766024123</text:p>
          </table:table-cell>
        </table:table-row>
        <table:table-row table:style-name="ro1">
          <table:table-cell office:value-type="string" calcext:value-type="string">
            <text:p>628-381</text:p>
          </table:table-cell>
          <table:table-cell table:number-columns-repeated="2" office:value-type="float" office:value="0.0207948223183393" calcext:value-type="float">
            <text:p>0.0207948223183393</text:p>
          </table:table-cell>
          <table:table-cell office:value-type="float" office:value="0.0418940695961082" calcext:value-type="float">
            <text:p>0.0418940695961082</text:p>
          </table:table-cell>
          <table:table-cell office:value-type="float" office:value="0.0274944305419922" calcext:value-type="float">
            <text:p>0.0274944305419922</text:p>
          </table:table-cell>
          <table:table-cell office:value-type="float" office:value="0.127334594726563" calcext:value-type="float">
            <text:p>0.127334594726563</text:p>
          </table:table-cell>
          <table:table-cell office:value-type="float" office:value="0.01409912109375" calcext:value-type="float">
            <text:p>0.01409912109375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.0210992472777689" calcext:value-type="float">
            <text:p>0.0210992472777689</text:p>
          </table:table-cell>
          <table:table-cell table:formula="of:=IF([.J57]=&quot;&quot;;&quot;&quot;;[.J57]/[.B57])" office:value-type="float" office:value="1.01463945951397" calcext:value-type="float">
            <text:p>1.01463945951397</text:p>
          </table:table-cell>
        </table:table-row>
        <table:table-row table:style-name="ro1">
          <table:table-cell office:value-type="string" calcext:value-type="string">
            <text:p>691-315</text:p>
          </table:table-cell>
          <table:table-cell table:number-columns-repeated="3" office:value-type="float" office:value="0.00654965443574085" calcext:value-type="float">
            <text:p>0.00654965443574085</text:p>
          </table:table-cell>
          <table:table-cell office:value-type="float" office:value="0.00704360008239746" calcext:value-type="float">
            <text:p>0.00704360008239746</text:p>
          </table:table-cell>
          <table:table-cell office:value-type="float" office:value="0.00513958930969238" calcext:value-type="float">
            <text:p>0.00513958930969238</text:p>
          </table:table-cell>
          <table:table-cell office:value-type="float" office:value="0.00350069999694824" calcext:value-type="float">
            <text:p>0.00350069999694824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5-216</text:p>
          </table:table-cell>
          <table:table-cell table:number-columns-repeated="2" office:value-type="float" office:value="0.0112186860568537" calcext:value-type="float">
            <text:p>0.0112186860568537</text:p>
          </table:table-cell>
          <table:table-cell office:value-type="float" office:value="0.0151816800750498" calcext:value-type="float">
            <text:p>0.0151816800750498</text:p>
          </table:table-cell>
          <table:table-cell office:value-type="float" office:value="0.0127458572387695" calcext:value-type="float">
            <text:p>0.0127458572387695</text:p>
          </table:table-cell>
          <table:table-cell office:value-type="float" office:value="0.0398862361907959" calcext:value-type="float">
            <text:p>0.0398862361907959</text:p>
          </table:table-cell>
          <table:table-cell office:value-type="float" office:value="0.00594806671142578" calcext:value-type="float">
            <text:p>0.00594806671142578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0396299401819611" calcext:value-type="float">
            <text:p>0.00396299401819611</text:p>
          </table:table-cell>
          <table:table-cell table:formula="of:=IF([.J59]=&quot;&quot;;&quot;&quot;;[.J59]/[.B59])" office:value-type="float" office:value="0.353249391070627" calcext:value-type="float">
            <text:p>0.353249391070627</text:p>
          </table:table-cell>
        </table:table-row>
        <table:table-row table:style-name="ro1">
          <table:table-cell office:value-type="string" calcext:value-type="string">
            <text:p>425-292</text:p>
          </table:table-cell>
          <table:table-cell table:number-columns-repeated="2" office:value-type="float" office:value="0.0223972638340357" calcext:value-type="float">
            <text:p>0.0223972638340357</text:p>
          </table:table-cell>
          <table:table-cell office:value-type="float" office:value="0.0269922368098207" calcext:value-type="float">
            <text:p>0.0269922368098207</text:p>
          </table:table-cell>
          <table:table-cell office:value-type="float" office:value="0.0266001224517822" calcext:value-type="float">
            <text:p>0.0266001224517822</text:p>
          </table:table-cell>
          <table:table-cell office:value-type="float" office:value="0.126259088516235" calcext:value-type="float">
            <text:p>0.126259088516235</text:p>
          </table:table-cell>
          <table:table-cell office:value-type="float" office:value="0.00929498672485352" calcext:value-type="float">
            <text:p>0.00929498672485352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459497297578493" calcext:value-type="float">
            <text:p>0.00459497297578493</text:p>
          </table:table-cell>
          <table:table-cell table:formula="of:=IF([.J60]=&quot;&quot;;&quot;&quot;;[.J60]/[.B60])" office:value-type="float" office:value="0.205157782210979" calcext:value-type="float">
            <text:p>0.205157782210979</text:p>
          </table:table-cell>
        </table:table-row>
        <table:table-row table:style-name="ro1">
          <table:table-cell office:value-type="string" calcext:value-type="string">
            <text:p>465-961</text:p>
          </table:table-cell>
          <table:table-cell table:number-columns-repeated="2" office:value-type="float" office:value="0.0159212963077772" calcext:value-type="float">
            <text:p>0.0159212963077772</text:p>
          </table:table-cell>
          <table:table-cell office:value-type="float" office:value="0.0321039674769265" calcext:value-type="float">
            <text:p>0.0321039674769265</text:p>
          </table:table-cell>
          <table:table-cell office:value-type="float" office:value="0.0273113250732422" calcext:value-type="float">
            <text:p>0.0273113250732422</text:p>
          </table:table-cell>
          <table:table-cell office:value-type="float" office:value="0.0982067584991455" calcext:value-type="float">
            <text:p>0.0982067584991455</text:p>
          </table:table-cell>
          <table:table-cell office:value-type="float" office:value="0.0216712951660156" calcext:value-type="float">
            <text:p>0.0216712951660156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.0161826711691493" calcext:value-type="float">
            <text:p>0.0161826711691493</text:p>
          </table:table-cell>
          <table:table-cell table:style-name="ce2" table:formula="of:=IF([.J61]=&quot;&quot;;&quot;&quot;;[.J61]/[.B61])" office:value-type="float" office:value="1.01641668217961" calcext:value-type="float">
            <text:p>1.01641668217961</text:p>
          </table:table-cell>
        </table:table-row>
        <table:table-row table:style-name="ro1">
          <table:table-cell office:value-type="string" calcext:value-type="string">
            <text:p>225-296</text:p>
          </table:table-cell>
          <table:table-cell table:number-columns-repeated="3" office:value-type="float" office:value="0.0127295189448877" calcext:value-type="float">
            <text:p>0.0127295189448877</text:p>
          </table:table-cell>
          <table:table-cell office:value-type="float" office:value="0.0204224586486816" calcext:value-type="float">
            <text:p>0.0204224586486816</text:p>
          </table:table-cell>
          <table:table-cell office:value-type="float" office:value="0.047877311706543" calcext:value-type="float">
            <text:p>0.047877311706543</text:p>
          </table:table-cell>
          <table:table-cell office:value-type="float" office:value="0.0101776123046875" calcext:value-type="float">
            <text:p>0.0101776123046875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-98</text:p>
          </table:table-cell>
          <table:table-cell table:number-columns-repeated="3" office:value-type="float" office:value="0.0119394043704854" calcext:value-type="float">
            <text:p>0.0119394043704854</text:p>
          </table:table-cell>
          <table:table-cell office:value-type="float" office:value="0.0106041431427002" calcext:value-type="float">
            <text:p>0.0106041431427002</text:p>
          </table:table-cell>
          <table:table-cell office:value-type="float" office:value="0.0435125827789307" calcext:value-type="float">
            <text:p>0.0435125827789307</text:p>
          </table:table-cell>
          <table:table-cell office:value-type="float" office:value="0.00574588775634766" calcext:value-type="float">
            <text:p>0.00574588775634766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-972</text:p>
          </table:table-cell>
          <table:table-cell table:number-columns-repeated="2" office:value-type="float" office:value="0.0165603674820083" calcext:value-type="float">
            <text:p>0.0165603674820083</text:p>
          </table:table-cell>
          <table:table-cell office:value-type="float" office:value="0.0267714440170127" calcext:value-type="float">
            <text:p>0.0267714440170127</text:p>
          </table:table-cell>
          <table:table-cell office:value-type="float" office:value="0.0204050540924072" calcext:value-type="float">
            <text:p>0.0204050540924072</text:p>
          </table:table-cell>
          <table:table-cell office:value-type="float" office:value="0.0920772552490234" calcext:value-type="float">
            <text:p>0.0920772552490234</text:p>
          </table:table-cell>
          <table:table-cell office:value-type="float" office:value="0.0171957015991211" calcext:value-type="float">
            <text:p>0.0171957015991211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style-name="ce2" table:formula="of:=IF([.D64]&gt;0;[.D64]-[.B64];&quot;&quot;)" office:value-type="float" office:value="0.0102110765350044" calcext:value-type="float">
            <text:p>0.0102110765350044</text:p>
          </table:table-cell>
          <table:table-cell table:style-name="ce2" table:formula="of:=IF([.J64]=&quot;&quot;;&quot;&quot;;[.J64]/[.B64])" office:value-type="float" office:value="0.616597218998797" calcext:value-type="float">
            <text:p>0.616597218998797</text:p>
          </table:table-cell>
        </table:table-row>
        <table:table-row table:style-name="ro1">
          <table:table-cell office:value-type="string" calcext:value-type="string">
            <text:p>755-870</text:p>
          </table:table-cell>
          <table:table-cell table:number-columns-repeated="2" office:value-type="float" office:value="0.0143582087532989" calcext:value-type="float">
            <text:p>0.0143582087532989</text:p>
          </table:table-cell>
          <table:table-cell office:value-type="float" office:value="0.0216323887023635" calcext:value-type="float">
            <text:p>0.0216323887023635</text:p>
          </table:table-cell>
          <table:table-cell office:value-type="float" office:value="0.02610182762146" calcext:value-type="float">
            <text:p>0.02610182762146</text:p>
          </table:table-cell>
          <table:table-cell office:value-type="float" office:value="0.0549180507659912" calcext:value-type="float">
            <text:p>0.0549180507659912</text:p>
          </table:table-cell>
          <table:table-cell office:value-type="float" office:value="0.0130035877227783" calcext:value-type="float">
            <text:p>0.0130035877227783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0727417994906465" calcext:value-type="float">
            <text:p>0.00727417994906465</text:p>
          </table:table-cell>
          <table:table-cell table:formula="of:=IF([.J65]=&quot;&quot;;&quot;&quot;;[.J65]/[.B65])" office:value-type="float" office:value="0.506621687569028" calcext:value-type="float">
            <text:p>0.506621687569028</text:p>
          </table:table-cell>
        </table:table-row>
        <table:table-row table:style-name="ro1">
          <table:table-cell office:value-type="string" calcext:value-type="string">
            <text:p>142-964</text:p>
          </table:table-cell>
          <table:table-cell table:number-columns-repeated="2" office:value-type="float" office:value="0.0158485327137914" calcext:value-type="float">
            <text:p>0.0158485327137914</text:p>
          </table:table-cell>
          <table:table-cell office:value-type="float" office:value="0.0390581378732625" calcext:value-type="float">
            <text:p>0.0390581378732625</text:p>
          </table:table-cell>
          <table:table-cell office:value-type="float" office:value="0.0325508117675781" calcext:value-type="float">
            <text:p>0.0325508117675781</text:p>
          </table:table-cell>
          <table:table-cell office:value-type="float" office:value="0.115375518798828" calcext:value-type="float">
            <text:p>0.115375518798828</text:p>
          </table:table-cell>
          <table:table-cell office:value-type="float" office:value="0.0277383327484131" calcext:value-type="float">
            <text:p>0.0277383327484131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232096051594711" calcext:value-type="float">
            <text:p>0.0232096051594711</text:p>
          </table:table-cell>
          <table:table-cell table:formula="of:=IF([.J66]=&quot;&quot;;&quot;&quot;;[.J66]/[.B66])" office:value-type="float" office:value="1.46446397143593" calcext:value-type="float">
            <text:p>1.46446397143593</text:p>
          </table:table-cell>
        </table:table-row>
        <table:table-row table:style-name="ro1">
          <table:table-cell office:value-type="string" calcext:value-type="string">
            <text:p>315-689</text:p>
          </table:table-cell>
          <table:table-cell table:number-columns-repeated="2" office:value-type="float" office:value="0.0185703157629841" calcext:value-type="float">
            <text:p>0.0185703157629841</text:p>
          </table:table-cell>
          <table:table-cell office:value-type="float" office:value="0" calcext:value-type="float">
            <text:p>0</text:p>
          </table:table-cell>
          <table:table-cell office:value-type="float" office:value="0.0131988525390625" calcext:value-type="float">
            <text:p>0.0131988525390625</text:p>
          </table:table-cell>
          <table:table-cell office:value-type="float" office:value="0.111963748931885" calcext:value-type="float">
            <text:p>0.111963748931885</text:p>
          </table:table-cell>
          <table:table-cell office:value-type="float" office:value="1.00027132034302" calcext:value-type="float">
            <text:p>1.00027132034302</text:p>
          </table:table-cell>
          <table:table-cell/>
          <table:table-cell table:formula="of:=IF([.D67]&gt;0;1;0)" office:value-type="float" office:value="0" calcext:value-type="float">
            <text:p>0</text:p>
          </table:table-cell>
          <table:table-cell table:formula="of:=IF([.D67]&gt;0;[.D67]-[.B67];&quot;&quot;)">
            <text:p/>
          </table:table-cell>
          <table:table-cell table:formula="of:=IF([.J67]=&quot;&quot;;&quot;&quot;;[.J67]/[.B67])">
            <text:p/>
          </table:table-cell>
        </table:table-row>
        <table:table-row table:style-name="ro1">
          <table:table-cell office:value-type="string" calcext:value-type="string">
            <text:p>925-911</text:p>
          </table:table-cell>
          <table:table-cell table:number-columns-repeated="2" office:value-type="float" office:value="0.0143560814234229" calcext:value-type="float">
            <text:p>0.0143560814234229</text:p>
          </table:table-cell>
          <table:table-cell office:value-type="float" office:value="0.0581545920371445" calcext:value-type="float">
            <text:p>0.0581545920371445</text:p>
          </table:table-cell>
          <table:table-cell office:value-type="float" office:value="0.0178039073944092" calcext:value-type="float">
            <text:p>0.0178039073944092</text:p>
          </table:table-cell>
          <table:table-cell office:value-type="float" office:value="0.0897254943847656" calcext:value-type="float">
            <text:p>0.0897254943847656</text:p>
          </table:table-cell>
          <table:table-cell office:value-type="float" office:value="0.0326290130615234" calcext:value-type="float">
            <text:p>0.0326290130615234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437985106137215" calcext:value-type="float">
            <text:p>0.0437985106137215</text:p>
          </table:table-cell>
          <table:table-cell table:formula="of:=IF([.J68]=&quot;&quot;;&quot;&quot;;[.J68]/[.B68])" office:value-type="float" office:value="3.05086808314289" calcext:value-type="float">
            <text:p>3.05086808314289</text:p>
          </table:table-cell>
        </table:table-row>
        <table:table-row table:style-name="ro1">
          <table:table-cell office:value-type="string" calcext:value-type="string">
            <text:p>134-34</text:p>
          </table:table-cell>
          <table:table-cell table:number-columns-repeated="2" office:value-type="float" office:value="0.0190710381519684" calcext:value-type="float">
            <text:p>0.0190710381519684</text:p>
          </table:table-cell>
          <table:table-cell office:value-type="float" office:value="0.0206138866923468" calcext:value-type="float">
            <text:p>0.0206138866923468</text:p>
          </table:table-cell>
          <table:table-cell office:value-type="float" office:value="0.0155911445617676" calcext:value-type="float">
            <text:p>0.0155911445617676</text:p>
          </table:table-cell>
          <table:table-cell office:value-type="float" office:value="0.111796855926514" calcext:value-type="float">
            <text:p>0.111796855926514</text:p>
          </table:table-cell>
          <table:table-cell office:value-type="float" office:value="0.00636744499206543" calcext:value-type="float">
            <text:p>0.00636744499206543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0154284854037834" calcext:value-type="float">
            <text:p>0.00154284854037834</text:p>
          </table:table-cell>
          <table:table-cell table:formula="of:=IF([.J69]=&quot;&quot;;&quot;&quot;;[.J69]/[.B69])" office:value-type="float" office:value="0.0809000814787366" calcext:value-type="float">
            <text:p>0.0809000814787366</text:p>
          </table:table-cell>
        </table:table-row>
        <table:table-row table:style-name="ro1">
          <table:table-cell office:value-type="string" calcext:value-type="string">
            <text:p>408-24</text:p>
          </table:table-cell>
          <table:table-cell table:number-columns-repeated="2" office:value-type="float" office:value="0.0195442126735846" calcext:value-type="float">
            <text:p>0.0195442126735846</text:p>
          </table:table-cell>
          <table:table-cell office:value-type="float" office:value="0.0244701792287909" calcext:value-type="float">
            <text:p>0.0244701792287909</text:p>
          </table:table-cell>
          <table:table-cell office:value-type="float" office:value="0.0246210098266602" calcext:value-type="float">
            <text:p>0.0246210098266602</text:p>
          </table:table-cell>
          <table:table-cell office:value-type="float" office:value="0.13097620010376" calcext:value-type="float">
            <text:p>0.13097620010376</text:p>
          </table:table-cell>
          <table:table-cell office:value-type="float" office:value="0.0135352611541748" calcext:value-type="float">
            <text:p>0.0135352611541748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.00492596655520627" calcext:value-type="float">
            <text:p>0.00492596655520627</text:p>
          </table:table-cell>
          <table:table-cell table:formula="of:=IF([.J70]=&quot;&quot;;&quot;&quot;;[.J70]/[.B70])" office:value-type="float" office:value="0.252042210012587" calcext:value-type="float">
            <text:p>0.252042210012587</text:p>
          </table:table-cell>
        </table:table-row>
        <table:table-row table:style-name="ro1">
          <table:table-cell office:value-type="string" calcext:value-type="string">
            <text:p>816-681</text:p>
          </table:table-cell>
          <table:table-cell table:number-columns-repeated="2" office:value-type="float" office:value="0.0209785892609621" calcext:value-type="float">
            <text:p>0.0209785892609621</text:p>
          </table:table-cell>
          <table:table-cell office:value-type="float" office:value="0.0353886799499344" calcext:value-type="float">
            <text:p>0.0353886799499344</text:p>
          </table:table-cell>
          <table:table-cell office:value-type="float" office:value="0.0186200141906738" calcext:value-type="float">
            <text:p>0.0186200141906738</text:p>
          </table:table-cell>
          <table:table-cell office:value-type="float" office:value="0.100205421447754" calcext:value-type="float">
            <text:p>0.100205421447754</text:p>
          </table:table-cell>
          <table:table-cell office:value-type="float" office:value="0.0190098285675049" calcext:value-type="float">
            <text:p>0.0190098285675049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144100906889724" calcext:value-type="float">
            <text:p>0.0144100906889724</text:p>
          </table:table-cell>
          <table:table-cell table:formula="of:=IF([.J71]=&quot;&quot;;&quot;&quot;;[.J71]/[.B71])" office:value-type="float" office:value="0.686895124820777" calcext:value-type="float">
            <text:p>0.686895124820777</text:p>
          </table:table-cell>
        </table:table-row>
        <table:table-row table:style-name="ro1">
          <table:table-cell office:value-type="string" calcext:value-type="string">
            <text:p>969-652</text:p>
          </table:table-cell>
          <table:table-cell table:number-columns-repeated="2" office:value-type="float" office:value="0.0209551093939303" calcext:value-type="float">
            <text:p>0.0209551093939303</text:p>
          </table:table-cell>
          <table:table-cell office:value-type="float" office:value="0.0236709656725316" calcext:value-type="float">
            <text:p>0.0236709656725316</text:p>
          </table:table-cell>
          <table:table-cell office:value-type="float" office:value="0.031886100769043" calcext:value-type="float">
            <text:p>0.031886100769043</text:p>
          </table:table-cell>
          <table:table-cell office:value-type="float" office:value="0.126897096633911" calcext:value-type="float">
            <text:p>0.126897096633911</text:p>
          </table:table-cell>
          <table:table-cell office:value-type="float" office:value="0.00901532173156738" calcext:value-type="float">
            <text:p>0.00901532173156738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0271585627860127" calcext:value-type="float">
            <text:p>0.00271585627860127</text:p>
          </table:table-cell>
          <table:table-cell table:formula="of:=IF([.J72]=&quot;&quot;;&quot;&quot;;[.J72]/[.B72])" office:value-type="float" office:value="0.12960353618521" calcext:value-type="float">
            <text:p>0.12960353618521</text:p>
          </table:table-cell>
        </table:table-row>
        <table:table-row table:style-name="ro1">
          <table:table-cell office:value-type="string" calcext:value-type="string">
            <text:p>377-658</text:p>
          </table:table-cell>
          <table:table-cell table:number-columns-repeated="2" office:value-type="float" office:value="0.013663926261741" calcext:value-type="float">
            <text:p>0.013663926261741</text:p>
          </table:table-cell>
          <table:table-cell office:value-type="float" office:value="0.0265208457114116" calcext:value-type="float">
            <text:p>0.0265208457114116</text:p>
          </table:table-cell>
          <table:table-cell office:value-type="float" office:value="0.0189335346221924" calcext:value-type="float">
            <text:p>0.0189335346221924</text:p>
          </table:table-cell>
          <table:table-cell office:value-type="float" office:value="0.0903027057647705" calcext:value-type="float">
            <text:p>0.0903027057647705</text:p>
          </table:table-cell>
          <table:table-cell office:value-type="float" office:value="0.0159835815429688" calcext:value-type="float">
            <text:p>0.0159835815429688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128569194496706" calcext:value-type="float">
            <text:p>0.0128569194496706</text:p>
          </table:table-cell>
          <table:table-cell table:formula="of:=IF([.J73]=&quot;&quot;;&quot;&quot;;[.J73]/[.B73])" office:value-type="float" office:value="0.940938878283471" calcext:value-type="float">
            <text:p>0.940938878283471</text:p>
          </table:table-cell>
        </table:table-row>
        <table:table-row table:style-name="ro1">
          <table:table-cell office:value-type="string" calcext:value-type="string">
            <text:p>202-1002</text:p>
          </table:table-cell>
          <table:table-cell table:number-columns-repeated="2" office:value-type="float" office:value="0.0207330602211174" calcext:value-type="float">
            <text:p>0.0207330602211174</text:p>
          </table:table-cell>
          <table:table-cell office:value-type="float" office:value="0.0241157208851615" calcext:value-type="float">
            <text:p>0.0241157208851615</text:p>
          </table:table-cell>
          <table:table-cell office:value-type="float" office:value="0.0217220783233643" calcext:value-type="float">
            <text:p>0.0217220783233643</text:p>
          </table:table-cell>
          <table:table-cell office:value-type="float" office:value="0.0991146564483643" calcext:value-type="float">
            <text:p>0.0991146564483643</text:p>
          </table:table-cell>
          <table:table-cell office:value-type="float" office:value="0.00843024253845215" calcext:value-type="float">
            <text:p>0.00843024253845215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0338266066404402" calcext:value-type="float">
            <text:p>0.00338266066404402</text:p>
          </table:table-cell>
          <table:table-cell table:formula="of:=IF([.J74]=&quot;&quot;;&quot;&quot;;[.J74]/[.B74])" office:value-type="float" office:value="0.163152985037812" calcext:value-type="float">
            <text:p>0.163152985037812</text:p>
          </table:table-cell>
        </table:table-row>
        <table:table-row table:style-name="ro1">
          <table:table-cell office:value-type="string" calcext:value-type="string">
            <text:p>649-702</text:p>
          </table:table-cell>
          <table:table-cell table:number-columns-repeated="2" office:value-type="float" office:value="0.0224833713980463" calcext:value-type="float">
            <text:p>0.0224833713980463</text:p>
          </table:table-cell>
          <table:table-cell office:value-type="float" office:value="0.0483032679763547" calcext:value-type="float">
            <text:p>0.0483032679763547</text:p>
          </table:table-cell>
          <table:table-cell office:value-type="float" office:value="0.0321385860443115" calcext:value-type="float">
            <text:p>0.0321385860443115</text:p>
          </table:table-cell>
          <table:table-cell office:value-type="float" office:value="0.127424240112305" calcext:value-type="float">
            <text:p>0.127424240112305</text:p>
          </table:table-cell>
          <table:table-cell office:value-type="float" office:value="0.0273008346557617" calcext:value-type="float">
            <text:p>0.0273008346557617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258198965783083" calcext:value-type="float">
            <text:p>0.0258198965783083</text:p>
          </table:table-cell>
          <table:table-cell table:formula="of:=IF([.J75]=&quot;&quot;;&quot;&quot;;[.J75]/[.B75])" office:value-type="float" office:value="1.1483996826451" calcext:value-type="float">
            <text:p>1.1483996826451</text:p>
          </table:table-cell>
        </table:table-row>
        <table:table-row table:style-name="ro1">
          <table:table-cell office:value-type="string" calcext:value-type="string">
            <text:p>869-286</text:p>
          </table:table-cell>
          <table:table-cell table:number-columns-repeated="2" office:value-type="float" office:value="0.00674330388637345" calcext:value-type="float">
            <text:p>0.00674330388637345</text:p>
          </table:table-cell>
          <table:table-cell office:value-type="float" office:value="0.0191591030445184" calcext:value-type="float">
            <text:p>0.0191591030445184</text:p>
          </table:table-cell>
          <table:table-cell office:value-type="float" office:value="0.00212836265563965" calcext:value-type="float">
            <text:p>0.00212836265563965</text:p>
          </table:table-cell>
          <table:table-cell office:value-type="float" office:value="0.0026710033416748" calcext:value-type="float">
            <text:p>0.0026710033416748</text:p>
          </table:table-cell>
          <table:table-cell office:value-type="float" office:value="0.0121853351593018" calcext:value-type="float">
            <text:p>0.0121853351593018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style-name="ce2" table:formula="of:=IF([.D76]&gt;0;[.D76]-[.B76];&quot;&quot;)" office:value-type="float" office:value="0.0124157991581449" calcext:value-type="float">
            <text:p>0.0124157991581449</text:p>
          </table:table-cell>
          <table:table-cell table:style-name="ce2" table:formula="of:=IF([.J76]=&quot;&quot;;&quot;&quot;;[.J76]/[.B76])" office:value-type="float" office:value="1.84120415857785" calcext:value-type="float">
            <text:p>1.84120415857785</text:p>
          </table:table-cell>
        </table:table-row>
        <table:table-row table:style-name="ro1">
          <table:table-cell office:value-type="string" calcext:value-type="string">
            <text:p>668-689</text:p>
          </table:table-cell>
          <table:table-cell table:number-columns-repeated="3" office:value-type="float" office:value="0.014334575734095" calcext:value-type="float">
            <text:p>0.014334575734095</text:p>
          </table:table-cell>
          <table:table-cell office:value-type="float" office:value="0.00773096084594727" calcext:value-type="float">
            <text:p>0.00773096084594727</text:p>
          </table:table-cell>
          <table:table-cell office:value-type="float" office:value="0.0885238647460938" calcext:value-type="float">
            <text:p>0.0885238647460938</text:p>
          </table:table-cell>
          <table:table-cell office:value-type="float" office:value="0.00825023651123047" calcext:value-type="float">
            <text:p>0.00825023651123047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-590</text:p>
          </table:table-cell>
          <table:table-cell table:number-columns-repeated="2" office:value-type="float" office:value="0.0155424264853246" calcext:value-type="float">
            <text:p>0.0155424264853246</text:p>
          </table:table-cell>
          <table:table-cell office:value-type="float" office:value="0.0289867857989247" calcext:value-type="float">
            <text:p>0.0289867857989247</text:p>
          </table:table-cell>
          <table:table-cell office:value-type="float" office:value="0.0282292366027832" calcext:value-type="float">
            <text:p>0.0282292366027832</text:p>
          </table:table-cell>
          <table:table-cell office:value-type="float" office:value="0.0905189514160156" calcext:value-type="float">
            <text:p>0.0905189514160156</text:p>
          </table:table-cell>
          <table:table-cell office:value-type="float" office:value="0.015251636505127" calcext:value-type="float">
            <text:p>0.015251636505127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style-name="ce2" table:formula="of:=IF([.D78]&gt;0;[.D78]-[.B78];&quot;&quot;)" office:value-type="float" office:value="0.0134443593136001" calcext:value-type="float">
            <text:p>0.0134443593136001</text:p>
          </table:table-cell>
          <table:table-cell table:style-name="ce2" table:formula="of:=IF([.J78]=&quot;&quot;;&quot;&quot;;[.J78]/[.B78])" office:value-type="float" office:value="0.865010320383019" calcext:value-type="float">
            <text:p>0.865010320383019</text:p>
          </table:table-cell>
        </table:table-row>
        <table:table-row table:style-name="ro1">
          <table:table-cell office:value-type="string" calcext:value-type="string">
            <text:p>869-636</text:p>
          </table:table-cell>
          <table:table-cell table:number-columns-repeated="3" office:value-type="float" office:value="0.0196445192722384" calcext:value-type="float">
            <text:p>0.0196445192722384</text:p>
          </table:table-cell>
          <table:table-cell office:value-type="float" office:value="0.0319449901580811" calcext:value-type="float">
            <text:p>0.0319449901580811</text:p>
          </table:table-cell>
          <table:table-cell office:value-type="float" office:value="0.119106292724609" calcext:value-type="float">
            <text:p>0.119106292724609</text:p>
          </table:table-cell>
          <table:table-cell office:value-type="float" office:value="0.00677919387817383" calcext:value-type="float">
            <text:p>0.00677919387817383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style-name="ce2" table:formula="of:=IF([.D79]&gt;0;[.D79]-[.B79];&quot;&quot;)" office:value-type="float" office:value="0" calcext:value-type="float">
            <text:p>0</text:p>
          </table:table-cell>
          <table:table-cell table:style-name="ce2"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435</text:p>
          </table:table-cell>
          <table:table-cell table:number-columns-repeated="2" office:value-type="float" office:value="0.0207297861111114" calcext:value-type="float">
            <text:p>0.0207297861111114</text:p>
          </table:table-cell>
          <table:table-cell office:value-type="float" office:value="0.0297378048530089" calcext:value-type="float">
            <text:p>0.0297378048530089</text:p>
          </table:table-cell>
          <table:table-cell office:value-type="float" office:value="0.0176279544830322" calcext:value-type="float">
            <text:p>0.0176279544830322</text:p>
          </table:table-cell>
          <table:table-cell office:value-type="float" office:value="0.0805838108062744" calcext:value-type="float">
            <text:p>0.0805838108062744</text:p>
          </table:table-cell>
          <table:table-cell office:value-type="float" office:value="0.00993776321411133" calcext:value-type="float">
            <text:p>0.00993776321411133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00900801874189749" calcext:value-type="float">
            <text:p>0.00900801874189749</text:p>
          </table:table-cell>
          <table:table-cell table:formula="of:=IF([.J80]=&quot;&quot;;&quot;&quot;;[.J80]/[.B80])" office:value-type="float" office:value="0.43454470266189" calcext:value-type="float">
            <text:p>0.43454470266189</text:p>
          </table:table-cell>
        </table:table-row>
        <table:table-row table:style-name="ro1">
          <table:table-cell office:value-type="string" calcext:value-type="string">
            <text:p>483-717</text:p>
          </table:table-cell>
          <table:table-cell table:number-columns-repeated="2" office:value-type="float" office:value="0.0129199343135655" calcext:value-type="float">
            <text:p>0.0129199343135655</text:p>
          </table:table-cell>
          <table:table-cell office:value-type="float" office:value="0.024082298166156" calcext:value-type="float">
            <text:p>0.024082298166156</text:p>
          </table:table-cell>
          <table:table-cell office:value-type="float" office:value="0.0148594379425049" calcext:value-type="float">
            <text:p>0.0148594379425049</text:p>
          </table:table-cell>
          <table:table-cell office:value-type="float" office:value="0.0310251712799072" calcext:value-type="float">
            <text:p>0.0310251712799072</text:p>
          </table:table-cell>
          <table:table-cell office:value-type="float" office:value="0.0110549926757813" calcext:value-type="float">
            <text:p>0.0110549926757813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111623638525905" calcext:value-type="float">
            <text:p>0.0111623638525905</text:p>
          </table:table-cell>
          <table:table-cell table:formula="of:=IF([.J81]=&quot;&quot;;&quot;&quot;;[.J81]/[.B81])" office:value-type="float" office:value="0.863964442982529" calcext:value-type="float">
            <text:p>0.863964442982529</text:p>
          </table:table-cell>
        </table:table-row>
        <table:table-row table:style-name="ro1">
          <table:table-cell office:value-type="string" calcext:value-type="string">
            <text:p>578-703</text:p>
          </table:table-cell>
          <table:table-cell table:number-columns-repeated="2" office:value-type="float" office:value="0.0173802000762168" calcext:value-type="float">
            <text:p>0.0173802000762168</text:p>
          </table:table-cell>
          <table:table-cell office:value-type="float" office:value="0.0189835120816951" calcext:value-type="float">
            <text:p>0.0189835120816951</text:p>
          </table:table-cell>
          <table:table-cell office:value-type="float" office:value="0.0255224704742432" calcext:value-type="float">
            <text:p>0.0255224704742432</text:p>
          </table:table-cell>
          <table:table-cell office:value-type="float" office:value="0.115530490875244" calcext:value-type="float">
            <text:p>0.115530490875244</text:p>
          </table:table-cell>
          <table:table-cell office:value-type="float" office:value="0.00928640365600586" calcext:value-type="float">
            <text:p>0.00928640365600586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.00160331200547836" calcext:value-type="float">
            <text:p>0.00160331200547836</text:p>
          </table:table-cell>
          <table:table-cell table:formula="of:=IF([.J82]=&quot;&quot;;&quot;&quot;;[.J82]/[.B82])" office:value-type="float" office:value="0.0922493411150284" calcext:value-type="float">
            <text:p>0.0922493411150284</text:p>
          </table:table-cell>
        </table:table-row>
        <table:table-row table:style-name="ro1">
          <table:table-cell office:value-type="string" calcext:value-type="string">
            <text:p>247-344</text:p>
          </table:table-cell>
          <table:table-cell table:number-columns-repeated="2" office:value-type="float" office:value="0.016360951180852" calcext:value-type="float">
            <text:p>0.016360951180852</text:p>
          </table:table-cell>
          <table:table-cell office:value-type="float" office:value="0.0176135740817081" calcext:value-type="float">
            <text:p>0.0176135740817081</text:p>
          </table:table-cell>
          <table:table-cell office:value-type="float" office:value="0.024742603302002" calcext:value-type="float">
            <text:p>0.024742603302002</text:p>
          </table:table-cell>
          <table:table-cell office:value-type="float" office:value="0.109686136245728" calcext:value-type="float">
            <text:p>0.109686136245728</text:p>
          </table:table-cell>
          <table:table-cell office:value-type="float" office:value="0.0067591667175293" calcext:value-type="float">
            <text:p>0.0067591667175293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125262290085604" calcext:value-type="float">
            <text:p>0.00125262290085604</text:p>
          </table:table-cell>
          <table:table-cell table:formula="of:=IF([.J83]=&quot;&quot;;&quot;&quot;;[.J83]/[.B83])" office:value-type="float" office:value="0.0765617406353514" calcext:value-type="float">
            <text:p>0.0765617406353514</text:p>
          </table:table-cell>
        </table:table-row>
        <table:table-row table:style-name="ro1">
          <table:table-cell office:value-type="string" calcext:value-type="string">
            <text:p>296-32</text:p>
          </table:table-cell>
          <table:table-cell table:number-columns-repeated="2" office:value-type="float" office:value="0.0161889859232928" calcext:value-type="float">
            <text:p>0.0161889859232928</text:p>
          </table:table-cell>
          <table:table-cell office:value-type="float" office:value="0.0385126472226047" calcext:value-type="float">
            <text:p>0.0385126472226047</text:p>
          </table:table-cell>
          <table:table-cell office:value-type="float" office:value="0.0116474628448486" calcext:value-type="float">
            <text:p>0.0116474628448486</text:p>
          </table:table-cell>
          <table:table-cell office:value-type="float" office:value="0.120439767837524" calcext:value-type="float">
            <text:p>0.120439767837524</text:p>
          </table:table-cell>
          <table:table-cell office:value-type="float" office:value="0.0181064605712891" calcext:value-type="float">
            <text:p>0.0181064605712891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style-name="ce2" table:formula="of:=IF([.D84]&gt;0;[.D84]-[.B84];&quot;&quot;)" office:value-type="float" office:value="0.022323661299312" calcext:value-type="float">
            <text:p>0.022323661299312</text:p>
          </table:table-cell>
          <table:table-cell table:style-name="ce2" table:formula="of:=IF([.J84]=&quot;&quot;;&quot;&quot;;[.J84]/[.B84])" office:value-type="float" office:value="1.37894130028198" calcext:value-type="float">
            <text:p>1.37894130028198</text:p>
          </table:table-cell>
        </table:table-row>
        <table:table-row table:style-name="ro1">
          <table:table-cell office:value-type="string" calcext:value-type="string">
            <text:p>252-551</text:p>
          </table:table-cell>
          <table:table-cell table:number-columns-repeated="2" office:value-type="float" office:value="0.0248916810303849" calcext:value-type="float">
            <text:p>0.0248916810303849</text:p>
          </table:table-cell>
          <table:table-cell office:value-type="float" office:value="0.0311806086052528" calcext:value-type="float">
            <text:p>0.0311806086052528</text:p>
          </table:table-cell>
          <table:table-cell office:value-type="float" office:value="0.0245833396911621" calcext:value-type="float">
            <text:p>0.0245833396911621</text:p>
          </table:table-cell>
          <table:table-cell office:value-type="float" office:value="0.126514196395874" calcext:value-type="float">
            <text:p>0.126514196395874</text:p>
          </table:table-cell>
          <table:table-cell office:value-type="float" office:value="0.00733637809753418" calcext:value-type="float">
            <text:p>0.00733637809753418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628892757486799" calcext:value-type="float">
            <text:p>0.00628892757486799</text:p>
          </table:table-cell>
          <table:table-cell table:formula="of:=IF([.J85]=&quot;&quot;;&quot;&quot;;[.J85]/[.B85])" office:value-type="float" office:value="0.252651782223595" calcext:value-type="float">
            <text:p>0.252651782223595</text:p>
          </table:table-cell>
        </table:table-row>
        <table:table-row table:style-name="ro1">
          <table:table-cell office:value-type="string" calcext:value-type="string">
            <text:p>415-80</text:p>
          </table:table-cell>
          <table:table-cell table:number-columns-repeated="2" office:value-type="float" office:value="0.0154521075453423" calcext:value-type="float">
            <text:p>0.0154521075453423</text:p>
          </table:table-cell>
          <table:table-cell office:value-type="float" office:value="0.050001967346205" calcext:value-type="float">
            <text:p>0.050001967346205</text:p>
          </table:table-cell>
          <table:table-cell office:value-type="float" office:value="0.0124959945678711" calcext:value-type="float">
            <text:p>0.0124959945678711</text:p>
          </table:table-cell>
          <table:table-cell office:value-type="float" office:value="0.113638877868652" calcext:value-type="float">
            <text:p>0.113638877868652</text:p>
          </table:table-cell>
          <table:table-cell office:value-type="float" office:value="0.0289595127105713" calcext:value-type="float">
            <text:p>0.0289595127105713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345498598008627" calcext:value-type="float">
            <text:p>0.0345498598008627</text:p>
          </table:table-cell>
          <table:table-cell table:formula="of:=IF([.J86]=&quot;&quot;;&quot;&quot;;[.J86]/[.B86])" office:value-type="float" office:value="2.23593187527852" calcext:value-type="float">
            <text:p>2.23593187527852</text:p>
          </table:table-cell>
        </table:table-row>
        <table:table-row table:style-name="ro1">
          <table:table-cell office:value-type="string" calcext:value-type="string">
            <text:p>989-591</text:p>
          </table:table-cell>
          <table:table-cell table:number-columns-repeated="2" office:value-type="float" office:value="0.014665227207695" calcext:value-type="float">
            <text:p>0.014665227207695</text:p>
          </table:table-cell>
          <table:table-cell office:value-type="float" office:value="0" calcext:value-type="float">
            <text:p>0</text:p>
          </table:table-cell>
          <table:table-cell office:value-type="float" office:value="0.0330522060394287" calcext:value-type="float">
            <text:p>0.0330522060394287</text:p>
          </table:table-cell>
          <table:table-cell office:value-type="float" office:value="0.0691876411437988" calcext:value-type="float">
            <text:p>0.0691876411437988</text:p>
          </table:table-cell>
          <table:table-cell office:value-type="float" office:value="1.00051307678223" calcext:value-type="float">
            <text:p>1.00051307678223</text:p>
          </table:table-cell>
          <table:table-cell/>
          <table:table-cell table:formula="of:=IF([.D87]&gt;0;1;0)" office:value-type="float" office:value="0" calcext:value-type="float">
            <text:p>0</text:p>
          </table:table-cell>
          <table:table-cell table:formula="of:=IF([.D87]&gt;0;[.D87]-[.B87];&quot;&quot;)">
            <text:p/>
          </table:table-cell>
          <table:table-cell table:formula="of:=IF([.J87]=&quot;&quot;;&quot;&quot;;[.J87]/[.B87])">
            <text:p/>
          </table:table-cell>
        </table:table-row>
        <table:table-row table:style-name="ro1">
          <table:table-cell office:value-type="string" calcext:value-type="string">
            <text:p>419-827</text:p>
          </table:table-cell>
          <table:table-cell table:number-columns-repeated="2" office:value-type="float" office:value="0.0153550049451894" calcext:value-type="float">
            <text:p>0.0153550049451894</text:p>
          </table:table-cell>
          <table:table-cell office:value-type="float" office:value="0.0479150164497685" calcext:value-type="float">
            <text:p>0.0479150164497685</text:p>
          </table:table-cell>
          <table:table-cell office:value-type="float" office:value="0.0202395915985107" calcext:value-type="float">
            <text:p>0.0202395915985107</text:p>
          </table:table-cell>
          <table:table-cell office:value-type="float" office:value="0.0843377113342285" calcext:value-type="float">
            <text:p>0.0843377113342285</text:p>
          </table:table-cell>
          <table:table-cell office:value-type="float" office:value="0.0317258834838867" calcext:value-type="float">
            <text:p>0.0317258834838867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325600115045791" calcext:value-type="float">
            <text:p>0.0325600115045791</text:p>
          </table:table-cell>
          <table:table-cell table:formula="of:=IF([.J88]=&quot;&quot;;&quot;&quot;;[.J88]/[.B88])" office:value-type="float" office:value="2.12048199403413" calcext:value-type="float">
            <text:p>2.12048199403413</text:p>
          </table:table-cell>
        </table:table-row>
        <table:table-row table:style-name="ro1">
          <table:table-cell office:value-type="string" calcext:value-type="string">
            <text:p>517-775</text:p>
          </table:table-cell>
          <table:table-cell table:number-columns-repeated="3" office:value-type="float" office:value="0.0115690455837332" calcext:value-type="float">
            <text:p>0.0115690455837332</text:p>
          </table:table-cell>
          <table:table-cell office:value-type="float" office:value="0.012678861618042" calcext:value-type="float">
            <text:p>0.012678861618042</text:p>
          </table:table-cell>
          <table:table-cell office:value-type="float" office:value="0.0310168266296387" calcext:value-type="float">
            <text:p>0.0310168266296387</text:p>
          </table:table-cell>
          <table:table-cell office:value-type="float" office:value="0.00295138359069824" calcext:value-type="float">
            <text:p>0.00295138359069824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8-61</text:p>
          </table:table-cell>
          <table:table-cell table:number-columns-repeated="2" office:value-type="float" office:value="0.0153989822349333" calcext:value-type="float">
            <text:p>0.0153989822349333</text:p>
          </table:table-cell>
          <table:table-cell office:value-type="float" office:value="0" calcext:value-type="float">
            <text:p>0</text:p>
          </table:table-cell>
          <table:table-cell office:value-type="float" office:value="0.0155875682830811" calcext:value-type="float">
            <text:p>0.0155875682830811</text:p>
          </table:table-cell>
          <table:table-cell office:value-type="float" office:value="0.0953092575073242" calcext:value-type="float">
            <text:p>0.0953092575073242</text:p>
          </table:table-cell>
          <table:table-cell office:value-type="float" office:value="1.00024127960205" calcext:value-type="float">
            <text:p>1.00024127960205</text:p>
          </table:table-cell>
          <table:table-cell/>
          <table:table-cell table:formula="of:=IF([.D90]&gt;0;1;0)" office:value-type="float" office:value="0" calcext:value-type="float">
            <text:p>0</text:p>
          </table:table-cell>
          <table:table-cell table:style-name="ce2" table:formula="of:=IF([.D90]&gt;0;[.D90]-[.B90];&quot;&quot;)">
            <text:p/>
          </table:table-cell>
          <table:table-cell table:style-name="ce2" table:formula="of:=IF([.J90]=&quot;&quot;;&quot;&quot;;[.J90]/[.B90])">
            <text:p/>
          </table:table-cell>
        </table:table-row>
        <table:table-row table:style-name="ro1">
          <table:table-cell office:value-type="string" calcext:value-type="string">
            <text:p>977-722</text:p>
          </table:table-cell>
          <table:table-cell table:number-columns-repeated="2" office:value-type="float" office:value="0.0135768897208005" calcext:value-type="float">
            <text:p>0.0135768897208005</text:p>
          </table:table-cell>
          <table:table-cell office:value-type="float" office:value="0.0142330154451977" calcext:value-type="float">
            <text:p>0.0142330154451977</text:p>
          </table:table-cell>
          <table:table-cell office:value-type="float" office:value="0.0164546966552734" calcext:value-type="float">
            <text:p>0.0164546966552734</text:p>
          </table:table-cell>
          <table:table-cell office:value-type="float" office:value="0.0576322078704834" calcext:value-type="float">
            <text:p>0.0576322078704834</text:p>
          </table:table-cell>
          <table:table-cell office:value-type="float" office:value="0.00986170768737793" calcext:value-type="float">
            <text:p>0.00986170768737793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000656125724397216" calcext:value-type="float">
            <text:p>0.000656125724397216</text:p>
          </table:table-cell>
          <table:table-cell table:formula="of:=IF([.J91]=&quot;&quot;;&quot;&quot;;[.J91]/[.B91])" office:value-type="float" office:value="0.0483266593373" calcext:value-type="float">
            <text:p>0.0483266593373</text:p>
          </table:table-cell>
        </table:table-row>
        <table:table-row table:style-name="ro1">
          <table:table-cell office:value-type="string" calcext:value-type="string">
            <text:p>963-516</text:p>
          </table:table-cell>
          <table:table-cell table:number-columns-repeated="2" office:value-type="float" office:value="0.0162754072719638" calcext:value-type="float">
            <text:p>0.0162754072719638</text:p>
          </table:table-cell>
          <table:table-cell office:value-type="float" office:value="0.0463133292553581" calcext:value-type="float">
            <text:p>0.0463133292553581</text:p>
          </table:table-cell>
          <table:table-cell office:value-type="float" office:value="0.0134906768798828" calcext:value-type="float">
            <text:p>0.0134906768798828</text:p>
          </table:table-cell>
          <table:table-cell office:value-type="float" office:value="0.0993838310241699" calcext:value-type="float">
            <text:p>0.0993838310241699</text:p>
          </table:table-cell>
          <table:table-cell office:value-type="float" office:value="0.0228726863861084" calcext:value-type="float">
            <text:p>0.0228726863861084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300379219833944" calcext:value-type="float">
            <text:p>0.0300379219833944</text:p>
          </table:table-cell>
          <table:table-cell table:formula="of:=IF([.J92]=&quot;&quot;;&quot;&quot;;[.J92]/[.B92])" office:value-type="float" office:value="1.84560186307215" calcext:value-type="float">
            <text:p>1.84560186307215</text:p>
          </table:table-cell>
        </table:table-row>
        <table:table-row table:style-name="ro1">
          <table:table-cell office:value-type="string" calcext:value-type="string">
            <text:p>220-738</text:p>
          </table:table-cell>
          <table:table-cell table:number-columns-repeated="2" office:value-type="float" office:value="0.0123107826162878" calcext:value-type="float">
            <text:p>0.0123107826162878</text:p>
          </table:table-cell>
          <table:table-cell office:value-type="float" office:value="0" calcext:value-type="float">
            <text:p>0</text:p>
          </table:table-cell>
          <table:table-cell office:value-type="float" office:value="0.00659680366516113" calcext:value-type="float">
            <text:p>0.00659680366516113</text:p>
          </table:table-cell>
          <table:table-cell office:value-type="float" office:value="0.00847887992858887" calcext:value-type="float">
            <text:p>0.00847887992858887</text:p>
          </table:table-cell>
          <table:table-cell office:value-type="float" office:value="1.00034260749817" calcext:value-type="float">
            <text:p>1.00034260749817</text:p>
          </table:table-cell>
          <table:table-cell/>
          <table:table-cell table:formula="of:=IF([.D93]&gt;0;1;0)" office:value-type="float" office:value="0" calcext:value-type="float">
            <text:p>0</text:p>
          </table:table-cell>
          <table:table-cell table:formula="of:=IF([.D93]&gt;0;[.D93]-[.B93];&quot;&quot;)">
            <text:p/>
          </table:table-cell>
          <table:table-cell table:formula="of:=IF([.J93]=&quot;&quot;;&quot;&quot;;[.J93]/[.B93])">
            <text:p/>
          </table:table-cell>
        </table:table-row>
        <table:table-row table:style-name="ro1">
          <table:table-cell office:value-type="string" calcext:value-type="string">
            <text:p>435-986</text:p>
          </table:table-cell>
          <table:table-cell table:number-columns-repeated="2" office:value-type="float" office:value="0.0156182596894004" calcext:value-type="float">
            <text:p>0.0156182596894004</text:p>
          </table:table-cell>
          <table:table-cell office:value-type="float" office:value="0.036294040419477" calcext:value-type="float">
            <text:p>0.036294040419477</text:p>
          </table:table-cell>
          <table:table-cell office:value-type="float" office:value="0.0206243991851807" calcext:value-type="float">
            <text:p>0.0206243991851807</text:p>
          </table:table-cell>
          <table:table-cell office:value-type="float" office:value="0.0903458595275879" calcext:value-type="float">
            <text:p>0.0903458595275879</text:p>
          </table:table-cell>
          <table:table-cell office:value-type="float" office:value="0.0280330181121826" calcext:value-type="float">
            <text:p>0.0280330181121826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style-name="ce2" table:formula="of:=IF([.D94]&gt;0;[.D94]-[.B94];&quot;&quot;)" office:value-type="float" office:value="0.0206757807300766" calcext:value-type="float">
            <text:p>0.0206757807300766</text:p>
          </table:table-cell>
          <table:table-cell table:style-name="ce2" table:formula="of:=IF([.J94]=&quot;&quot;;&quot;&quot;;[.J94]/[.B94])" office:value-type="float" office:value="1.3238210364826" calcext:value-type="float">
            <text:p>1.3238210364826</text:p>
          </table:table-cell>
        </table:table-row>
        <table:table-row table:style-name="ro1">
          <table:table-cell office:value-type="string" calcext:value-type="string">
            <text:p>792-876</text:p>
          </table:table-cell>
          <table:table-cell table:number-columns-repeated="2" office:value-type="float" office:value="0.010414240142903" calcext:value-type="float">
            <text:p>0.010414240142903</text:p>
          </table:table-cell>
          <table:table-cell office:value-type="float" office:value="0.0275660502182855" calcext:value-type="float">
            <text:p>0.0275660502182855</text:p>
          </table:table-cell>
          <table:table-cell office:value-type="float" office:value="0.0141351222991943" calcext:value-type="float">
            <text:p>0.0141351222991943</text:p>
          </table:table-cell>
          <table:table-cell office:value-type="float" office:value="0.0234439373016357" calcext:value-type="float">
            <text:p>0.0234439373016357</text:p>
          </table:table-cell>
          <table:table-cell office:value-type="float" office:value="0.0133736133575439" calcext:value-type="float">
            <text:p>0.0133736133575439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171518100753825" calcext:value-type="float">
            <text:p>0.0171518100753825</text:p>
          </table:table-cell>
          <table:table-cell table:formula="of:=IF([.J95]=&quot;&quot;;&quot;&quot;;[.J95]/[.B95])" office:value-type="float" office:value="1.64695741984314" calcext:value-type="float">
            <text:p>1.64695741984314</text:p>
          </table:table-cell>
        </table:table-row>
        <table:table-row table:style-name="ro1">
          <table:table-cell office:value-type="string" calcext:value-type="string">
            <text:p>845-344</text:p>
          </table:table-cell>
          <table:table-cell table:number-columns-repeated="3" office:value-type="float" office:value="0.016990819895809" calcext:value-type="float">
            <text:p>0.016990819895809</text:p>
          </table:table-cell>
          <table:table-cell office:value-type="float" office:value="0.0334110260009766" calcext:value-type="float">
            <text:p>0.0334110260009766</text:p>
          </table:table-cell>
          <table:table-cell office:value-type="float" office:value="0.115321397781372" calcext:value-type="float">
            <text:p>0.115321397781372</text:p>
          </table:table-cell>
          <table:table-cell office:value-type="float" office:value="0.00548744201660156" calcext:value-type="float">
            <text:p>0.00548744201660156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-1003</text:p>
          </table:table-cell>
          <table:table-cell table:number-columns-repeated="2" office:value-type="float" office:value="0.0216278447994834" calcext:value-type="float">
            <text:p>0.0216278447994834</text:p>
          </table:table-cell>
          <table:table-cell office:value-type="float" office:value="0.050553609203866" calcext:value-type="float">
            <text:p>0.050553609203866</text:p>
          </table:table-cell>
          <table:table-cell office:value-type="float" office:value="0.0175583362579346" calcext:value-type="float">
            <text:p>0.0175583362579346</text:p>
          </table:table-cell>
          <table:table-cell office:value-type="float" office:value="0.124178409576416" calcext:value-type="float">
            <text:p>0.124178409576416</text:p>
          </table:table-cell>
          <table:table-cell office:value-type="float" office:value="0.0259640216827393" calcext:value-type="float">
            <text:p>0.0259640216827393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.0289257644043825" calcext:value-type="float">
            <text:p>0.0289257644043825</text:p>
          </table:table-cell>
          <table:table-cell table:formula="of:=IF([.J97]=&quot;&quot;;&quot;&quot;;[.J97]/[.B97])" office:value-type="float" office:value="1.33743166147898" calcext:value-type="float">
            <text:p>1.33743166147898</text:p>
          </table:table-cell>
        </table:table-row>
        <table:table-row table:style-name="ro1">
          <table:table-cell office:value-type="string" calcext:value-type="string">
            <text:p>865-781</text:p>
          </table:table-cell>
          <table:table-cell table:number-columns-repeated="2" office:value-type="float" office:value="0.0204277171942493" calcext:value-type="float">
            <text:p>0.0204277171942493</text:p>
          </table:table-cell>
          <table:table-cell office:value-type="float" office:value="0" calcext:value-type="float">
            <text:p>0</text:p>
          </table:table-cell>
          <table:table-cell office:value-type="float" office:value="0.0126848220825195" calcext:value-type="float">
            <text:p>0.0126848220825195</text:p>
          </table:table-cell>
          <table:table-cell office:value-type="float" office:value="0.109686136245728" calcext:value-type="float">
            <text:p>0.109686136245728</text:p>
          </table:table-cell>
          <table:table-cell office:value-type="float" office:value="1.00015830993652" calcext:value-type="float">
            <text:p>1.00015830993652</text:p>
          </table:table-cell>
          <table:table-cell/>
          <table:table-cell table:formula="of:=IF([.D98]&gt;0;1;0)" office:value-type="float" office:value="0" calcext:value-type="float">
            <text:p>0</text:p>
          </table:table-cell>
          <table:table-cell table:style-name="ce2" table:formula="of:=IF([.D98]&gt;0;[.D98]-[.B98];&quot;&quot;)">
            <text:p/>
          </table:table-cell>
          <table:table-cell table:style-name="ce2" table:formula="of:=IF([.J98]=&quot;&quot;;&quot;&quot;;[.J98]/[.B98])">
            <text:p/>
          </table:table-cell>
        </table:table-row>
        <table:table-row table:style-name="ro1">
          <table:table-cell office:value-type="string" calcext:value-type="string">
            <text:p>517-610</text:p>
          </table:table-cell>
          <table:table-cell table:number-columns-repeated="2" office:value-type="float" office:value="0.0236234690882539" calcext:value-type="float">
            <text:p>0.0236234690882539</text:p>
          </table:table-cell>
          <table:table-cell office:value-type="float" office:value="0" calcext:value-type="float">
            <text:p>0</text:p>
          </table:table-cell>
          <table:table-cell office:value-type="float" office:value="0.0322563648223877" calcext:value-type="float">
            <text:p>0.0322563648223877</text:p>
          </table:table-cell>
          <table:table-cell office:value-type="float" office:value="0.136722326278687" calcext:value-type="float">
            <text:p>0.136722326278687</text:p>
          </table:table-cell>
          <table:table-cell office:value-type="float" office:value="1.00007271766663" calcext:value-type="float">
            <text:p>1.00007271766663</text:p>
          </table:table-cell>
          <table:table-cell/>
          <table:table-cell table:formula="of:=IF([.D99]&gt;0;1;0)" office:value-type="float" office:value="0" calcext:value-type="float">
            <text:p>0</text:p>
          </table:table-cell>
          <table:table-cell table:formula="of:=IF([.D99]&gt;0;[.D99]-[.B99];&quot;&quot;)">
            <text:p/>
          </table:table-cell>
          <table:table-cell table:formula="of:=IF([.J99]=&quot;&quot;;&quot;&quot;;[.J99]/[.B99])">
            <text:p/>
          </table:table-cell>
        </table:table-row>
        <table:table-row table:style-name="ro1">
          <table:table-cell office:value-type="string" calcext:value-type="string">
            <text:p>648-423</text:p>
          </table:table-cell>
          <table:table-cell table:number-columns-repeated="2" office:value-type="float" office:value="0.0149171987689302" calcext:value-type="float">
            <text:p>0.0149171987689302</text:p>
          </table:table-cell>
          <table:table-cell office:value-type="float" office:value="0.0335612730386174" calcext:value-type="float">
            <text:p>0.0335612730386174</text:p>
          </table:table-cell>
          <table:table-cell office:value-type="float" office:value="0.0185625553131104" calcext:value-type="float">
            <text:p>0.0185625553131104</text:p>
          </table:table-cell>
          <table:table-cell office:value-type="float" office:value="0.070195198059082" calcext:value-type="float">
            <text:p>0.070195198059082</text:p>
          </table:table-cell>
          <table:table-cell office:value-type="float" office:value="0.0180871486663818" calcext:value-type="float">
            <text:p>0.0180871486663818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style-name="ce2" table:formula="of:=IF([.D100]&gt;0;[.D100]-[.B100];&quot;&quot;)" office:value-type="float" office:value="0.0186440742696873" calcext:value-type="float">
            <text:p>0.0186440742696873</text:p>
          </table:table-cell>
          <table:table-cell table:style-name="ce2" table:formula="of:=IF([.J100]=&quot;&quot;;&quot;&quot;;[.J100]/[.B100])" office:value-type="float" office:value="1.24983749016736" calcext:value-type="float">
            <text:p>1.24983749016736</text:p>
          </table:table-cell>
        </table:table-row>
        <table:table-row table:style-name="ro1">
          <table:table-cell office:value-type="string" calcext:value-type="string">
            <text:p>816-887</text:p>
          </table:table-cell>
          <table:table-cell table:number-columns-repeated="2" office:value-type="float" office:value="0.0219201499800539" calcext:value-type="float">
            <text:p>0.0219201499800539</text:p>
          </table:table-cell>
          <table:table-cell office:value-type="float" office:value="0.0317648907187655" calcext:value-type="float">
            <text:p>0.0317648907187655</text:p>
          </table:table-cell>
          <table:table-cell office:value-type="float" office:value="0.024350643157959" calcext:value-type="float">
            <text:p>0.024350643157959</text:p>
          </table:table-cell>
          <table:table-cell office:value-type="float" office:value="0.113260984420776" calcext:value-type="float">
            <text:p>0.113260984420776</text:p>
          </table:table-cell>
          <table:table-cell office:value-type="float" office:value="0.0116801261901855" calcext:value-type="float">
            <text:p>0.0116801261901855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0984474073871167" calcext:value-type="float">
            <text:p>0.00984474073871167</text:p>
          </table:table-cell>
          <table:table-cell table:formula="of:=IF([.J101]=&quot;&quot;;&quot;&quot;;[.J101]/[.B101])" office:value-type="float" office:value="0.449118311127882" calcext:value-type="float">
            <text:p>0.449118311127882</text:p>
          </table:table-cell>
        </table:table-row>
      </table:table>
      <table:table table:name="results_2048" table:style-name="ta1">
        <table:table-column table:style-name="co2" table:number-columns-repeated="9" table:default-cell-style-name="Default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684-1963</text:p>
          </table:table-cell>
          <table:table-cell table:number-columns-repeated="2" office:value-type="float" office:value="0.00845222492380815" calcext:value-type="float">
            <text:p>0.00845222492380815</text:p>
          </table:table-cell>
          <table:table-cell office:value-type="float" office:value="0.00923729058881151" calcext:value-type="float">
            <text:p>0.00923729058881151</text:p>
          </table:table-cell>
          <table:table-cell office:value-type="float" office:value="0.087165117263794" calcext:value-type="float">
            <text:p>0.087165117263794</text:p>
          </table:table-cell>
          <table:table-cell office:value-type="float" office:value="0.459777116775513" calcext:value-type="float">
            <text:p>0.459777116775513</text:p>
          </table:table-cell>
          <table:table-cell office:value-type="float" office:value="0.014641284942627" calcext:value-type="float">
            <text:p>0.014641284942627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style-name="Default" table:formula="of:=IF([.D2]&gt;0;[.D2]-[.B2];&quot;&quot;)" office:value-type="float" office:value="0.000785065665003359" calcext:value-type="float">
            <text:p>0.000785065665003359</text:p>
          </table:table-cell>
          <table:table-cell table:style-name="Default" table:formula="of:=IF([.J2]=&quot;&quot;;&quot;&quot;;[.J2]/[.B2])" office:value-type="float" office:value="0.0928827228428332" calcext:value-type="float">
            <text:p>0.0928827228428332</text:p>
          </table:table-cell>
        </table:table-row>
        <table:table-row table:style-name="ro1">
          <table:table-cell office:value-type="string" calcext:value-type="string">
            <text:p>1007-96</text:p>
          </table:table-cell>
          <table:table-cell table:number-columns-repeated="3" office:value-type="float" office:value="0.00885818523556503" calcext:value-type="float">
            <text:p>0.00885818523556503</text:p>
          </table:table-cell>
          <table:table-cell office:value-type="float" office:value="0.0400211811065674" calcext:value-type="float">
            <text:p>0.0400211811065674</text:p>
          </table:table-cell>
          <table:table-cell office:value-type="float" office:value="0.164138317108154" calcext:value-type="float">
            <text:p>0.164138317108154</text:p>
          </table:table-cell>
          <table:table-cell office:value-type="float" office:value="0.0122087001800537" calcext:value-type="float">
            <text:p>0.0122087001800537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-2005</text:p>
          </table:table-cell>
          <table:table-cell table:number-columns-repeated="2" office:value-type="float" office:value="0.00834517778474664" calcext:value-type="float">
            <text:p>0.00834517778474664</text:p>
          </table:table-cell>
          <table:table-cell office:value-type="float" office:value="0.0186219694583523" calcext:value-type="float">
            <text:p>0.0186219694583523</text:p>
          </table:table-cell>
          <table:table-cell office:value-type="float" office:value="0.0621378421783447" calcext:value-type="float">
            <text:p>0.0621378421783447</text:p>
          </table:table-cell>
          <table:table-cell office:value-type="float" office:value="0.412545204162598" calcext:value-type="float">
            <text:p>0.412545204162598</text:p>
          </table:table-cell>
          <table:table-cell office:value-type="float" office:value="0.0203301906585693" calcext:value-type="float">
            <text:p>0.0203301906585693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.0102767916736056" calcext:value-type="float">
            <text:p>0.0102767916736056</text:p>
          </table:table-cell>
          <table:table-cell table:formula="of:=IF([.J4]=&quot;&quot;;&quot;&quot;;[.J4]/[.B4])" office:value-type="float" office:value="1.23146467800717" calcext:value-type="float">
            <text:p>1.23146467800717</text:p>
          </table:table-cell>
        </table:table-row>
        <table:table-row table:style-name="ro1">
          <table:table-cell office:value-type="string" calcext:value-type="string">
            <text:p>465-1792</text:p>
          </table:table-cell>
          <table:table-cell table:number-columns-repeated="2" office:value-type="float" office:value="0.00695055033764314" calcext:value-type="float">
            <text:p>0.00695055033764314</text:p>
          </table:table-cell>
          <table:table-cell office:value-type="float" office:value="0.0116371863915478" calcext:value-type="float">
            <text:p>0.0116371863915478</text:p>
          </table:table-cell>
          <table:table-cell office:value-type="float" office:value="0.0199911594390869" calcext:value-type="float">
            <text:p>0.0199911594390869</text:p>
          </table:table-cell>
          <table:table-cell office:value-type="float" office:value="0.284226894378662" calcext:value-type="float">
            <text:p>0.284226894378662</text:p>
          </table:table-cell>
          <table:table-cell office:value-type="float" office:value="0.0132701396942139" calcext:value-type="float">
            <text:p>0.0132701396942139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0468663605390463" calcext:value-type="float">
            <text:p>0.00468663605390463</text:p>
          </table:table-cell>
          <table:table-cell table:formula="of:=IF([.J5]=&quot;&quot;;&quot;&quot;;[.J5]/[.B5])" office:value-type="float" office:value="0.674282729602361" calcext:value-type="float">
            <text:p>0.674282729602361</text:p>
          </table:table-cell>
        </table:table-row>
        <table:table-row table:style-name="ro1">
          <table:table-cell office:value-type="string" calcext:value-type="string">
            <text:p>1755-1236</text:p>
          </table:table-cell>
          <table:table-cell table:number-columns-repeated="3" office:value-type="float" office:value="0.00974934351053425" calcext:value-type="float">
            <text:p>0.00974934351053425</text:p>
          </table:table-cell>
          <table:table-cell office:value-type="float" office:value="0.0201005935668945" calcext:value-type="float">
            <text:p>0.0201005935668945</text:p>
          </table:table-cell>
          <table:table-cell office:value-type="float" office:value="0.383686780929565" calcext:value-type="float">
            <text:p>0.383686780929565</text:p>
          </table:table-cell>
          <table:table-cell office:value-type="float" office:value="0.00814318656921387" calcext:value-type="float">
            <text:p>0.00814318656921387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Default" table:formula="of:=IF([.D6]&gt;0;[.D6]-[.B6];&quot;&quot;)" office:value-type="float" office:value="0" calcext:value-type="float">
            <text:p>0</text:p>
          </table:table-cell>
          <table:table-cell table:style-name="Default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9-1349</text:p>
          </table:table-cell>
          <table:table-cell table:number-columns-repeated="3" office:value-type="float" office:value="0.00015534198356304" calcext:value-type="float">
            <text:p>0.00015534198356304</text:p>
          </table:table-cell>
          <table:table-cell office:value-type="float" office:value="0.00218033790588379" calcext:value-type="float">
            <text:p>0.00218033790588379</text:p>
          </table:table-cell>
          <table:table-cell office:value-type="float" office:value="0.000873088836669922" calcext:value-type="float">
            <text:p>0.000873088836669922</text:p>
          </table:table-cell>
          <table:table-cell office:value-type="float" office:value="0.0022883415222168" calcext:value-type="float">
            <text:p>0.0022883415222168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Default" table:formula="of:=IF([.D7]&gt;0;[.D7]-[.B7];&quot;&quot;)" office:value-type="float" office:value="0" calcext:value-type="float">
            <text:p>0</text:p>
          </table:table-cell>
          <table:table-cell table:style-name="Default"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5-969</text:p>
          </table:table-cell>
          <table:table-cell table:number-columns-repeated="2" office:value-type="float" office:value="0.0121659143946479" calcext:value-type="float">
            <text:p>0.0121659143946479</text:p>
          </table:table-cell>
          <table:table-cell office:value-type="float" office:value="0.0141345115951278" calcext:value-type="float">
            <text:p>0.0141345115951278</text:p>
          </table:table-cell>
          <table:table-cell office:value-type="float" office:value="0.0648660659790039" calcext:value-type="float">
            <text:p>0.0648660659790039</text:p>
          </table:table-cell>
          <table:table-cell office:value-type="float" office:value="0.508304834365845" calcext:value-type="float">
            <text:p>0.508304834365845</text:p>
          </table:table-cell>
          <table:table-cell office:value-type="float" office:value="0.0117850303649902" calcext:value-type="float">
            <text:p>0.0117850303649902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Default" table:formula="of:=IF([.D8]&gt;0;[.D8]-[.B8];&quot;&quot;)" office:value-type="float" office:value="0.00196859720047993" calcext:value-type="float">
            <text:p>0.00196859720047993</text:p>
          </table:table-cell>
          <table:table-cell table:style-name="Default" table:formula="of:=IF([.J8]=&quot;&quot;;&quot;&quot;;[.J8]/[.B8])" office:value-type="float" office:value="0.161812514589612" calcext:value-type="float">
            <text:p>0.161812514589612</text:p>
          </table:table-cell>
        </table:table-row>
        <table:table-row table:style-name="ro1">
          <table:table-cell office:value-type="string" calcext:value-type="string">
            <text:p>1628-996</text:p>
          </table:table-cell>
          <table:table-cell table:number-columns-repeated="2" office:value-type="float" office:value="0.00705442376348509" calcext:value-type="float">
            <text:p>0.00705442376348509</text:p>
          </table:table-cell>
          <table:table-cell office:value-type="float" office:value="0.00979860753693385" calcext:value-type="float">
            <text:p>0.00979860753693385</text:p>
          </table:table-cell>
          <table:table-cell office:value-type="float" office:value="0.0463814735412598" calcext:value-type="float">
            <text:p>0.0463814735412598</text:p>
          </table:table-cell>
          <table:table-cell office:value-type="float" office:value="0.204357385635376" calcext:value-type="float">
            <text:p>0.204357385635376</text:p>
          </table:table-cell>
          <table:table-cell office:value-type="float" office:value="0.0156354904174805" calcext:value-type="float">
            <text:p>0.0156354904174805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Default" table:formula="of:=IF([.D9]&gt;0;[.D9]-[.B9];&quot;&quot;)" office:value-type="float" office:value="0.00274418377344876" calcext:value-type="float">
            <text:p>0.00274418377344876</text:p>
          </table:table-cell>
          <table:table-cell table:style-name="Default" table:formula="of:=IF([.J9]=&quot;&quot;;&quot;&quot;;[.J9]/[.B9])" office:value-type="float" office:value="0.389001832814911" calcext:value-type="float">
            <text:p>0.389001832814911</text:p>
          </table:table-cell>
        </table:table-row>
        <table:table-row table:style-name="ro1">
          <table:table-cell office:value-type="string" calcext:value-type="string">
            <text:p>1175-371</text:p>
          </table:table-cell>
          <table:table-cell table:number-columns-repeated="2" office:value-type="float" office:value="0.00924391735158137" calcext:value-type="float">
            <text:p>0.00924391735158137</text:p>
          </table:table-cell>
          <table:table-cell office:value-type="float" office:value="0.00958385127726569" calcext:value-type="float">
            <text:p>0.00958385127726569</text:p>
          </table:table-cell>
          <table:table-cell office:value-type="float" office:value="0.0640742778778076" calcext:value-type="float">
            <text:p>0.0640742778778076</text:p>
          </table:table-cell>
          <table:table-cell office:value-type="float" office:value="0.472771167755127" calcext:value-type="float">
            <text:p>0.472771167755127</text:p>
          </table:table-cell>
          <table:table-cell office:value-type="float" office:value="0.0149035453796387" calcext:value-type="float">
            <text:p>0.0149035453796387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00339933925684321" calcext:value-type="float">
            <text:p>0.000339933925684321</text:p>
          </table:table-cell>
          <table:table-cell table:formula="of:=IF([.J10]=&quot;&quot;;&quot;&quot;;[.J10]/[.B10])" office:value-type="float" office:value="0.0367737954327522" calcext:value-type="float">
            <text:p>0.0367737954327522</text:p>
          </table:table-cell>
        </table:table-row>
        <table:table-row table:style-name="ro1">
          <table:table-cell office:value-type="string" calcext:value-type="string">
            <text:p>1480-1259</text:p>
          </table:table-cell>
          <table:table-cell table:number-columns-repeated="2" office:value-type="float" office:value="0.00528212032234299" calcext:value-type="float">
            <text:p>0.00528212032234299</text:p>
          </table:table-cell>
          <table:table-cell office:value-type="float" office:value="0.0164917719725652" calcext:value-type="float">
            <text:p>0.0164917719725652</text:p>
          </table:table-cell>
          <table:table-cell office:value-type="float" office:value="0.0168993473052979" calcext:value-type="float">
            <text:p>0.0168993473052979</text:p>
          </table:table-cell>
          <table:table-cell office:value-type="float" office:value="0.0543112754821777" calcext:value-type="float">
            <text:p>0.0543112754821777</text:p>
          </table:table-cell>
          <table:table-cell office:value-type="float" office:value="0.024043083190918" calcext:value-type="float">
            <text:p>0.024043083190918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Default" table:formula="of:=IF([.D11]&gt;0;[.D11]-[.B11];&quot;&quot;)" office:value-type="float" office:value="0.0112096516502223" calcext:value-type="float">
            <text:p>0.0112096516502223</text:p>
          </table:table-cell>
          <table:table-cell table:style-name="Default" table:formula="of:=IF([.J11]=&quot;&quot;;&quot;&quot;;[.J11]/[.B11])" office:value-type="float" office:value="2.12218786512799" calcext:value-type="float">
            <text:p>2.12218786512799</text:p>
          </table:table-cell>
        </table:table-row>
        <table:table-row table:style-name="ro1">
          <table:table-cell office:value-type="string" calcext:value-type="string">
            <text:p>1184-129</text:p>
          </table:table-cell>
          <table:table-cell table:number-columns-repeated="2" office:value-type="float" office:value="0.00920734185295957" calcext:value-type="float">
            <text:p>0.00920734185295957</text:p>
          </table:table-cell>
          <table:table-cell office:value-type="float" office:value="0" calcext:value-type="float">
            <text:p>0</text:p>
          </table:table-cell>
          <table:table-cell office:value-type="float" office:value="0.0712332725524902" calcext:value-type="float">
            <text:p>0.0712332725524902</text:p>
          </table:table-cell>
          <table:table-cell office:value-type="float" office:value="0.425476789474487" calcext:value-type="float">
            <text:p>0.425476789474487</text:p>
          </table:table-cell>
          <table:table-cell office:value-type="float" office:value="1.00049948692322" calcext:value-type="float">
            <text:p>1.00049948692322</text:p>
          </table:table-cell>
          <table:table-cell/>
          <table:table-cell table:formula="of:=IF([.D12]&gt;0;1;0)" office:value-type="float" office:value="0" calcext:value-type="float">
            <text:p>0</text:p>
          </table:table-cell>
          <table:table-cell table:style-name="Default" table:formula="of:=IF([.D12]&gt;0;[.D12]-[.B12];&quot;&quot;)">
            <text:p/>
          </table:table-cell>
          <table:table-cell table:style-name="Default" table:formula="of:=IF([.J12]=&quot;&quot;;&quot;&quot;;[.J12]/[.B12])">
            <text:p/>
          </table:table-cell>
        </table:table-row>
        <table:table-row table:style-name="ro1">
          <table:table-cell office:value-type="string" calcext:value-type="string">
            <text:p>1512-1343</text:p>
          </table:table-cell>
          <table:table-cell table:number-columns-repeated="2" office:value-type="float" office:value="0.0120062372102431" calcext:value-type="float">
            <text:p>0.0120062372102431</text:p>
          </table:table-cell>
          <table:table-cell office:value-type="float" office:value="0.0319108161057521" calcext:value-type="float">
            <text:p>0.0319108161057521</text:p>
          </table:table-cell>
          <table:table-cell office:value-type="float" office:value="0.059758186340332" calcext:value-type="float">
            <text:p>0.059758186340332</text:p>
          </table:table-cell>
          <table:table-cell office:value-type="float" office:value="0.465743780136108" calcext:value-type="float">
            <text:p>0.465743780136108</text:p>
          </table:table-cell>
          <table:table-cell office:value-type="float" office:value="0.0402441024780273" calcext:value-type="float">
            <text:p>0.0402441024780273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style-name="Default" table:formula="of:=IF([.D13]&gt;0;[.D13]-[.B13];&quot;&quot;)" office:value-type="float" office:value="0.019904578895509" calcext:value-type="float">
            <text:p>0.019904578895509</text:p>
          </table:table-cell>
          <table:table-cell table:style-name="Default" table:formula="of:=IF([.J13]=&quot;&quot;;&quot;&quot;;[.J13]/[.B13])" office:value-type="float" office:value="1.65785320970733" calcext:value-type="float">
            <text:p>1.65785320970733</text:p>
          </table:table-cell>
        </table:table-row>
        <table:table-row table:style-name="ro1">
          <table:table-cell office:value-type="string" calcext:value-type="string">
            <text:p>789-1105</text:p>
          </table:table-cell>
          <table:table-cell table:number-columns-repeated="2" office:value-type="float" office:value="0.00689271107136069" calcext:value-type="float">
            <text:p>0.00689271107136069</text:p>
          </table:table-cell>
          <table:table-cell office:value-type="float" office:value="0" calcext:value-type="float">
            <text:p>0</text:p>
          </table:table-cell>
          <table:table-cell office:value-type="float" office:value="0.0443634986877441" calcext:value-type="float">
            <text:p>0.0443634986877441</text:p>
          </table:table-cell>
          <table:table-cell office:value-type="float" office:value="0.400399208068848" calcext:value-type="float">
            <text:p>0.400399208068848</text:p>
          </table:table-cell>
          <table:table-cell office:value-type="float" office:value="1.00035977363586" calcext:value-type="float">
            <text:p>1.00035977363586</text:p>
          </table:table-cell>
          <table:table-cell/>
          <table:table-cell table:formula="of:=IF([.D14]&gt;0;1;0)" office:value-type="float" office:value="0" calcext:value-type="float">
            <text:p>0</text:p>
          </table:table-cell>
          <table:table-cell table:style-name="Default" table:formula="of:=IF([.D14]&gt;0;[.D14]-[.B14];&quot;&quot;)">
            <text:p/>
          </table:table-cell>
          <table:table-cell table:style-name="Default" table:formula="of:=IF([.J14]=&quot;&quot;;&quot;&quot;;[.J14]/[.B14])">
            <text:p/>
          </table:table-cell>
        </table:table-row>
        <table:table-row table:style-name="ro1">
          <table:table-cell office:value-type="string" calcext:value-type="string">
            <text:p>163-526</text:p>
          </table:table-cell>
          <table:table-cell table:number-columns-repeated="3" office:value-type="float" office:value="0.00544518329773025" calcext:value-type="float">
            <text:p>0.00544518329773025</text:p>
          </table:table-cell>
          <table:table-cell office:value-type="float" office:value="0.0404138565063477" calcext:value-type="float">
            <text:p>0.0404138565063477</text:p>
          </table:table-cell>
          <table:table-cell office:value-type="float" office:value="0.132623195648193" calcext:value-type="float">
            <text:p>0.132623195648193</text:p>
          </table:table-cell>
          <table:table-cell office:value-type="float" office:value="0.0106573104858398" calcext:value-type="float">
            <text:p>0.0106573104858398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Default" table:formula="of:=IF([.D15]&gt;0;[.D15]-[.B15];&quot;&quot;)" office:value-type="float" office:value="0" calcext:value-type="float">
            <text:p>0</text:p>
          </table:table-cell>
          <table:table-cell table:style-name="Default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4-511</text:p>
          </table:table-cell>
          <table:table-cell table:number-columns-repeated="2" office:value-type="float" office:value="0.0102593828094777" calcext:value-type="float">
            <text:p>0.0102593828094777</text:p>
          </table:table-cell>
          <table:table-cell office:value-type="float" office:value="0.0112188427311763" calcext:value-type="float">
            <text:p>0.0112188427311763</text:p>
          </table:table-cell>
          <table:table-cell office:value-type="float" office:value="0.0472323894500732" calcext:value-type="float">
            <text:p>0.0472323894500732</text:p>
          </table:table-cell>
          <table:table-cell office:value-type="float" office:value="0.512710094451904" calcext:value-type="float">
            <text:p>0.512710094451904</text:p>
          </table:table-cell>
          <table:table-cell office:value-type="float" office:value="0.010101318359375" calcext:value-type="float">
            <text:p>0.010101318359375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00959459921698658" calcext:value-type="float">
            <text:p>0.000959459921698658</text:p>
          </table:table-cell>
          <table:table-cell table:formula="of:=IF([.J16]=&quot;&quot;;&quot;&quot;;[.J16]/[.B16])" office:value-type="float" office:value="0.0935202379632722" calcext:value-type="float">
            <text:p>0.0935202379632722</text:p>
          </table:table-cell>
        </table:table-row>
        <table:table-row table:style-name="ro1">
          <table:table-cell office:value-type="string" calcext:value-type="string">
            <text:p>1593-1315</text:p>
          </table:table-cell>
          <table:table-cell table:number-columns-repeated="2" office:value-type="float" office:value="0.00777613881576" calcext:value-type="float">
            <text:p>0.00777613881576</text:p>
          </table:table-cell>
          <table:table-cell office:value-type="float" office:value="0" calcext:value-type="float">
            <text:p>0</text:p>
          </table:table-cell>
          <table:table-cell office:value-type="float" office:value="0.0472793579101563" calcext:value-type="float">
            <text:p>0.0472793579101563</text:p>
          </table:table-cell>
          <table:table-cell office:value-type="float" office:value="0.222083330154419" calcext:value-type="float">
            <text:p>0.222083330154419</text:p>
          </table:table-cell>
          <table:table-cell office:value-type="float" office:value="1.00026869773865" calcext:value-type="float">
            <text:p>1.00026869773865</text:p>
          </table:table-cell>
          <table:table-cell/>
          <table:table-cell table:formula="of:=IF([.D17]&gt;0;1;0)" office:value-type="float" office:value="0" calcext:value-type="float">
            <text:p>0</text:p>
          </table:table-cell>
          <table:table-cell table:formula="of:=IF([.D17]&gt;0;[.D17]-[.B17];&quot;&quot;)">
            <text:p/>
          </table:table-cell>
          <table:table-cell table:formula="of:=IF([.J17]=&quot;&quot;;&quot;&quot;;[.J17]/[.B17])">
            <text:p/>
          </table:table-cell>
        </table:table-row>
        <table:table-row table:style-name="ro1">
          <table:table-cell office:value-type="string" calcext:value-type="string">
            <text:p>1013-1007</text:p>
          </table:table-cell>
          <table:table-cell table:number-columns-repeated="2" office:value-type="float" office:value="0.00748827457286994" calcext:value-type="float">
            <text:p>0.00748827457286994</text:p>
          </table:table-cell>
          <table:table-cell office:value-type="float" office:value="0" calcext:value-type="float">
            <text:p>0</text:p>
          </table:table-cell>
          <table:table-cell office:value-type="float" office:value="0.0299632549285889" calcext:value-type="float">
            <text:p>0.0299632549285889</text:p>
          </table:table-cell>
          <table:table-cell office:value-type="float" office:value="0.220715045928955" calcext:value-type="float">
            <text:p>0.220715045928955</text:p>
          </table:table-cell>
          <table:table-cell office:value-type="float" office:value="1.00075602531433" calcext:value-type="float">
            <text:p>1.00075602531433</text:p>
          </table:table-cell>
          <table:table-cell/>
          <table:table-cell table:formula="of:=IF([.D18]&gt;0;1;0)" office:value-type="float" office:value="0" calcext:value-type="float">
            <text:p>0</text:p>
          </table:table-cell>
          <table:table-cell table:style-name="Default" table:formula="of:=IF([.D18]&gt;0;[.D18]-[.B18];&quot;&quot;)">
            <text:p/>
          </table:table-cell>
          <table:table-cell table:style-name="Default" table:formula="of:=IF([.J18]=&quot;&quot;;&quot;&quot;;[.J18]/[.B18])">
            <text:p/>
          </table:table-cell>
        </table:table-row>
        <table:table-row table:style-name="ro1">
          <table:table-cell office:value-type="string" calcext:value-type="string">
            <text:p>280-768</text:p>
          </table:table-cell>
          <table:table-cell table:number-columns-repeated="2" office:value-type="float" office:value="0.0102953258399284" calcext:value-type="float">
            <text:p>0.0102953258399284</text:p>
          </table:table-cell>
          <table:table-cell office:value-type="float" office:value="0" calcext:value-type="float">
            <text:p>0</text:p>
          </table:table-cell>
          <table:table-cell office:value-type="float" office:value="0.0694866180419922" calcext:value-type="float">
            <text:p>0.0694866180419922</text:p>
          </table:table-cell>
          <table:table-cell office:value-type="float" office:value="0.389622688293457" calcext:value-type="float">
            <text:p>0.389622688293457</text:p>
          </table:table-cell>
          <table:table-cell office:value-type="float" office:value="1.00034379959106" calcext:value-type="float">
            <text:p>1.00034379959106</text:p>
          </table:table-cell>
          <table:table-cell/>
          <table:table-cell table:formula="of:=IF([.D19]&gt;0;1;0)" office:value-type="float" office:value="0" calcext:value-type="float">
            <text:p>0</text:p>
          </table:table-cell>
          <table:table-cell table:formula="of:=IF([.D19]&gt;0;[.D19]-[.B19];&quot;&quot;)">
            <text:p/>
          </table:table-cell>
          <table:table-cell table:formula="of:=IF([.J19]=&quot;&quot;;&quot;&quot;;[.J19]/[.B19])">
            <text:p/>
          </table:table-cell>
        </table:table-row>
        <table:table-row table:style-name="ro1">
          <table:table-cell office:value-type="string" calcext:value-type="string">
            <text:p>1017-1474</text:p>
          </table:table-cell>
          <table:table-cell table:number-columns-repeated="2" office:value-type="float" office:value="0.00863803795414841" calcext:value-type="float">
            <text:p>0.00863803795414841</text:p>
          </table:table-cell>
          <table:table-cell office:value-type="float" office:value="0.0162225206730101" calcext:value-type="float">
            <text:p>0.0162225206730101</text:p>
          </table:table-cell>
          <table:table-cell office:value-type="float" office:value="0.0684695243835449" calcext:value-type="float">
            <text:p>0.0684695243835449</text:p>
          </table:table-cell>
          <table:table-cell office:value-type="float" office:value="0.516775369644165" calcext:value-type="float">
            <text:p>0.516775369644165</text:p>
          </table:table-cell>
          <table:table-cell office:value-type="float" office:value="0.0159180164337158" calcext:value-type="float">
            <text:p>0.0159180164337158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Default" table:formula="of:=IF([.D20]&gt;0;[.D20]-[.B20];&quot;&quot;)" office:value-type="float" office:value="0.0075844827188617" calcext:value-type="float">
            <text:p>0.0075844827188617</text:p>
          </table:table-cell>
          <table:table-cell table:style-name="Default" table:formula="of:=IF([.J20]=&quot;&quot;;&quot;&quot;;[.J20]/[.B20])" office:value-type="float" office:value="0.878033039345382" calcext:value-type="float">
            <text:p>0.878033039345382</text:p>
          </table:table-cell>
        </table:table-row>
        <table:table-row table:style-name="ro1">
          <table:table-cell office:value-type="string" calcext:value-type="string">
            <text:p>151-256</text:p>
          </table:table-cell>
          <table:table-cell table:number-columns-repeated="2" office:value-type="float" office:value="0.0111621225213667" calcext:value-type="float">
            <text:p>0.0111621225213667</text:p>
          </table:table-cell>
          <table:table-cell office:value-type="float" office:value="0.0199555478854357" calcext:value-type="float">
            <text:p>0.0199555478854357</text:p>
          </table:table-cell>
          <table:table-cell office:value-type="float" office:value="0.0490765571594238" calcext:value-type="float">
            <text:p>0.0490765571594238</text:p>
          </table:table-cell>
          <table:table-cell office:value-type="float" office:value="0.426577091217041" calcext:value-type="float">
            <text:p>0.426577091217041</text:p>
          </table:table-cell>
          <table:table-cell office:value-type="float" office:value="0.0201997756958008" calcext:value-type="float">
            <text:p>0.0201997756958008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style-name="Default" table:formula="of:=IF([.D21]&gt;0;[.D21]-[.B21];&quot;&quot;)" office:value-type="float" office:value="0.00879342536406902" calcext:value-type="float">
            <text:p>0.00879342536406902</text:p>
          </table:table-cell>
          <table:table-cell table:style-name="Default" table:formula="of:=IF([.J21]=&quot;&quot;;&quot;&quot;;[.J21]/[.B21])" office:value-type="float" office:value="0.787791510730732" calcext:value-type="float">
            <text:p>0.787791510730732</text:p>
          </table:table-cell>
        </table:table-row>
        <table:table-row table:style-name="ro1">
          <table:table-cell office:value-type="string" calcext:value-type="string">
            <text:p>852-492</text:p>
          </table:table-cell>
          <table:table-cell table:number-columns-repeated="2" office:value-type="float" office:value="0.00672809452568279" calcext:value-type="float">
            <text:p>0.00672809452568279</text:p>
          </table:table-cell>
          <table:table-cell office:value-type="float" office:value="0.0103566411989968" calcext:value-type="float">
            <text:p>0.0103566411989968</text:p>
          </table:table-cell>
          <table:table-cell office:value-type="float" office:value="0.0457909107208252" calcext:value-type="float">
            <text:p>0.0457909107208252</text:p>
          </table:table-cell>
          <table:table-cell office:value-type="float" office:value="0.0800766944885254" calcext:value-type="float">
            <text:p>0.0800766944885254</text:p>
          </table:table-cell>
          <table:table-cell office:value-type="float" office:value="0.0148110389709473" calcext:value-type="float">
            <text:p>0.0148110389709473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0362854667331403" calcext:value-type="float">
            <text:p>0.00362854667331403</text:p>
          </table:table-cell>
          <table:table-cell table:formula="of:=IF([.J22]=&quot;&quot;;&quot;&quot;;[.J22]/[.B22])" office:value-type="float" office:value="0.539312677528975" calcext:value-type="float">
            <text:p>0.539312677528975</text:p>
          </table:table-cell>
        </table:table-row>
        <table:table-row table:style-name="ro1">
          <table:table-cell office:value-type="string" calcext:value-type="string">
            <text:p>1826-350</text:p>
          </table:table-cell>
          <table:table-cell table:number-columns-repeated="2" office:value-type="float" office:value="0.0078646753471967" calcext:value-type="float">
            <text:p>0.0078646753471967</text:p>
          </table:table-cell>
          <table:table-cell office:value-type="float" office:value="0.0233854955099091" calcext:value-type="float">
            <text:p>0.0233854955099091</text:p>
          </table:table-cell>
          <table:table-cell office:value-type="float" office:value="0.0870704650878906" calcext:value-type="float">
            <text:p>0.0870704650878906</text:p>
          </table:table-cell>
          <table:table-cell office:value-type="float" office:value="0.326564311981201" calcext:value-type="float">
            <text:p>0.326564311981201</text:p>
          </table:table-cell>
          <table:table-cell office:value-type="float" office:value="0.0393152236938477" calcext:value-type="float">
            <text:p>0.0393152236938477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Default" table:formula="of:=IF([.D23]&gt;0;[.D23]-[.B23];&quot;&quot;)" office:value-type="float" office:value="0.0155208201627124" calcext:value-type="float">
            <text:p>0.0155208201627124</text:p>
          </table:table-cell>
          <table:table-cell table:style-name="Default" table:formula="of:=IF([.J23]=&quot;&quot;;&quot;&quot;;[.J23]/[.B23])" office:value-type="float" office:value="1.97348516976542" calcext:value-type="float">
            <text:p>1.97348516976542</text:p>
          </table:table-cell>
        </table:table-row>
        <table:table-row table:style-name="ro1">
          <table:table-cell office:value-type="string" calcext:value-type="string">
            <text:p>242-754</text:p>
          </table:table-cell>
          <table:table-cell table:number-columns-repeated="2" office:value-type="float" office:value="0.00838673831695858" calcext:value-type="float">
            <text:p>0.00838673831695858</text:p>
          </table:table-cell>
          <table:table-cell office:value-type="float" office:value="0.0234258200732087" calcext:value-type="float">
            <text:p>0.0234258200732087</text:p>
          </table:table-cell>
          <table:table-cell office:value-type="float" office:value="0.0425460338592529" calcext:value-type="float">
            <text:p>0.0425460338592529</text:p>
          </table:table-cell>
          <table:table-cell office:value-type="float" office:value="0.231800556182861" calcext:value-type="float">
            <text:p>0.231800556182861</text:p>
          </table:table-cell>
          <table:table-cell office:value-type="float" office:value="0.020925760269165" calcext:value-type="float">
            <text:p>0.020925760269165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Default" table:formula="of:=IF([.D24]&gt;0;[.D24]-[.B24];&quot;&quot;)" office:value-type="float" office:value="0.0150390817562501" calcext:value-type="float">
            <text:p>0.0150390817562501</text:p>
          </table:table-cell>
          <table:table-cell table:style-name="Default" table:formula="of:=IF([.J24]=&quot;&quot;;&quot;&quot;;[.J24]/[.B24])" office:value-type="float" office:value="1.79319792604475" calcext:value-type="float">
            <text:p>1.79319792604475</text:p>
          </table:table-cell>
        </table:table-row>
        <table:table-row table:style-name="ro1">
          <table:table-cell office:value-type="string" calcext:value-type="string">
            <text:p>629-1839</text:p>
          </table:table-cell>
          <table:table-cell table:number-columns-repeated="2" office:value-type="float" office:value="0.00682473733847289" calcext:value-type="float">
            <text:p>0.00682473733847289</text:p>
          </table:table-cell>
          <table:table-cell office:value-type="float" office:value="0.0224496311489715" calcext:value-type="float">
            <text:p>0.0224496311489715</text:p>
          </table:table-cell>
          <table:table-cell office:value-type="float" office:value="0.0372564792633057" calcext:value-type="float">
            <text:p>0.0372564792633057</text:p>
          </table:table-cell>
          <table:table-cell office:value-type="float" office:value="0.328219890594482" calcext:value-type="float">
            <text:p>0.328219890594482</text:p>
          </table:table-cell>
          <table:table-cell office:value-type="float" office:value="0.0287406444549561" calcext:value-type="float">
            <text:p>0.0287406444549561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156248938104986" calcext:value-type="float">
            <text:p>0.0156248938104986</text:p>
          </table:table-cell>
          <table:table-cell table:formula="of:=IF([.J25]=&quot;&quot;;&quot;&quot;;[.J25]/[.B25])" office:value-type="float" office:value="2.28944984042343" calcext:value-type="float">
            <text:p>2.28944984042343</text:p>
          </table:table-cell>
        </table:table-row>
        <table:table-row table:style-name="ro1">
          <table:table-cell office:value-type="string" calcext:value-type="string">
            <text:p>1968-1522</text:p>
          </table:table-cell>
          <table:table-cell table:number-columns-repeated="2" office:value-type="float" office:value="0.00541023306576927" calcext:value-type="float">
            <text:p>0.00541023306576927</text:p>
          </table:table-cell>
          <table:table-cell office:value-type="float" office:value="0.0165210934985773" calcext:value-type="float">
            <text:p>0.0165210934985773</text:p>
          </table:table-cell>
          <table:table-cell office:value-type="float" office:value="0.0255799293518066" calcext:value-type="float">
            <text:p>0.0255799293518066</text:p>
          </table:table-cell>
          <table:table-cell office:value-type="float" office:value="0.104103565216064" calcext:value-type="float">
            <text:p>0.104103565216064</text:p>
          </table:table-cell>
          <table:table-cell office:value-type="float" office:value="0.0180749893188477" calcext:value-type="float">
            <text:p>0.0180749893188477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Default" table:formula="of:=IF([.D26]&gt;0;[.D26]-[.B26];&quot;&quot;)" office:value-type="float" office:value="0.0111108604328081" calcext:value-type="float">
            <text:p>0.0111108604328081</text:p>
          </table:table-cell>
          <table:table-cell table:style-name="Default" table:formula="of:=IF([.J26]=&quot;&quot;;&quot;&quot;;[.J26]/[.B26])" office:value-type="float" office:value="2.05367500766406" calcext:value-type="float">
            <text:p>2.05367500766406</text:p>
          </table:table-cell>
        </table:table-row>
        <table:table-row table:style-name="ro1">
          <table:table-cell office:value-type="string" calcext:value-type="string">
            <text:p>1003-661</text:p>
          </table:table-cell>
          <table:table-cell table:number-columns-repeated="2" office:value-type="float" office:value="0.00986910540031927" calcext:value-type="float">
            <text:p>0.00986910540031927</text:p>
          </table:table-cell>
          <table:table-cell office:value-type="float" office:value="0.0194038480965707" calcext:value-type="float">
            <text:p>0.0194038480965707</text:p>
          </table:table-cell>
          <table:table-cell office:value-type="float" office:value="0.0460376739501953" calcext:value-type="float">
            <text:p>0.0460376739501953</text:p>
          </table:table-cell>
          <table:table-cell office:value-type="float" office:value="0.277215242385864" calcext:value-type="float">
            <text:p>0.277215242385864</text:p>
          </table:table-cell>
          <table:table-cell office:value-type="float" office:value="0.0190317630767822" calcext:value-type="float">
            <text:p>0.0190317630767822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Default" table:formula="of:=IF([.D27]&gt;0;[.D27]-[.B27];&quot;&quot;)" office:value-type="float" office:value="0.00953474269625143" calcext:value-type="float">
            <text:p>0.00953474269625143</text:p>
          </table:table-cell>
          <table:table-cell table:style-name="Default" table:formula="of:=IF([.J27]=&quot;&quot;;&quot;&quot;;[.J27]/[.B27])" office:value-type="float" office:value="0.966120262120514" calcext:value-type="float">
            <text:p>0.966120262120514</text:p>
          </table:table-cell>
        </table:table-row>
        <table:table-row table:style-name="ro1">
          <table:table-cell office:value-type="string" calcext:value-type="string">
            <text:p>230-1526</text:p>
          </table:table-cell>
          <table:table-cell table:number-columns-repeated="3" office:value-type="float" office:value="0.00708830467233435" calcext:value-type="float">
            <text:p>0.00708830467233435</text:p>
          </table:table-cell>
          <table:table-cell office:value-type="float" office:value="0.0314433574676514" calcext:value-type="float">
            <text:p>0.0314433574676514</text:p>
          </table:table-cell>
          <table:table-cell office:value-type="float" office:value="0.188435316085815" calcext:value-type="float">
            <text:p>0.188435316085815</text:p>
          </table:table-cell>
          <table:table-cell office:value-type="float" office:value="0.0101618766784668" calcext:value-type="float">
            <text:p>0.0101618766784668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5-966</text:p>
          </table:table-cell>
          <table:table-cell table:number-columns-repeated="2" office:value-type="float" office:value="0.0100271322203547" calcext:value-type="float">
            <text:p>0.0100271322203547</text:p>
          </table:table-cell>
          <table:table-cell office:value-type="float" office:value="0.0152163315218998" calcext:value-type="float">
            <text:p>0.0152163315218998</text:p>
          </table:table-cell>
          <table:table-cell office:value-type="float" office:value="0.0564732551574707" calcext:value-type="float">
            <text:p>0.0564732551574707</text:p>
          </table:table-cell>
          <table:table-cell office:value-type="float" office:value="0.420706033706665" calcext:value-type="float">
            <text:p>0.420706033706665</text:p>
          </table:table-cell>
          <table:table-cell office:value-type="float" office:value="0.0223679542541504" calcext:value-type="float">
            <text:p>0.0223679542541504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Default" table:formula="of:=IF([.D29]&gt;0;[.D29]-[.B29];&quot;&quot;)" office:value-type="float" office:value="0.00518919930154516" calcext:value-type="float">
            <text:p>0.00518919930154516</text:p>
          </table:table-cell>
          <table:table-cell table:style-name="Default" table:formula="of:=IF([.J29]=&quot;&quot;;&quot;&quot;;[.J29]/[.B29])" office:value-type="float" office:value="0.517515794896101" calcext:value-type="float">
            <text:p>0.517515794896101</text:p>
          </table:table-cell>
        </table:table-row>
        <table:table-row table:style-name="ro1">
          <table:table-cell office:value-type="string" calcext:value-type="string">
            <text:p>983-351</text:p>
          </table:table-cell>
          <table:table-cell table:number-columns-repeated="2" office:value-type="float" office:value="0.00910852836293885" calcext:value-type="float">
            <text:p>0.00910852836293885</text:p>
          </table:table-cell>
          <table:table-cell office:value-type="float" office:value="0.0214709526178578" calcext:value-type="float">
            <text:p>0.0214709526178578</text:p>
          </table:table-cell>
          <table:table-cell office:value-type="float" office:value="0.085723876953125" calcext:value-type="float">
            <text:p>0.085723876953125</text:p>
          </table:table-cell>
          <table:table-cell office:value-type="float" office:value="0.318299531936646" calcext:value-type="float">
            <text:p>0.318299531936646</text:p>
          </table:table-cell>
          <table:table-cell office:value-type="float" office:value="0.0304539203643799" calcext:value-type="float">
            <text:p>0.0304539203643799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Default" table:formula="of:=IF([.D30]&gt;0;[.D30]-[.B30];&quot;&quot;)" office:value-type="float" office:value="0.012362424254919" calcext:value-type="float">
            <text:p>0.012362424254919</text:p>
          </table:table-cell>
          <table:table-cell table:style-name="Default" table:formula="of:=IF([.J30]=&quot;&quot;;&quot;&quot;;[.J30]/[.B30])" office:value-type="float" office:value="1.35723618155702" calcext:value-type="float">
            <text:p>1.35723618155702</text:p>
          </table:table-cell>
        </table:table-row>
        <table:table-row table:style-name="ro1">
          <table:table-cell office:value-type="string" calcext:value-type="string">
            <text:p>1336-783</text:p>
          </table:table-cell>
          <table:table-cell table:number-columns-repeated="2" office:value-type="float" office:value="0.0106932133099158" calcext:value-type="float">
            <text:p>0.0106932133099158</text:p>
          </table:table-cell>
          <table:table-cell office:value-type="float" office:value="0" calcext:value-type="float">
            <text:p>0</text:p>
          </table:table-cell>
          <table:table-cell office:value-type="float" office:value="0.0433838367462158" calcext:value-type="float">
            <text:p>0.0433838367462158</text:p>
          </table:table-cell>
          <table:table-cell office:value-type="float" office:value="0.508874654769898" calcext:value-type="float">
            <text:p>0.508874654769898</text:p>
          </table:table-cell>
          <table:table-cell office:value-type="float" office:value="1.00048112869263" calcext:value-type="float">
            <text:p>1.00048112869263</text:p>
          </table:table-cell>
          <table:table-cell/>
          <table:table-cell table:formula="of:=IF([.D31]&gt;0;1;0)" office:value-type="float" office:value="0" calcext:value-type="float">
            <text:p>0</text:p>
          </table:table-cell>
          <table:table-cell table:style-name="Default" table:formula="of:=IF([.D31]&gt;0;[.D31]-[.B31];&quot;&quot;)">
            <text:p/>
          </table:table-cell>
          <table:table-cell table:style-name="Default" table:formula="of:=IF([.J31]=&quot;&quot;;&quot;&quot;;[.J31]/[.B31])">
            <text:p/>
          </table:table-cell>
        </table:table-row>
        <table:table-row table:style-name="ro1">
          <table:table-cell office:value-type="string" calcext:value-type="string">
            <text:p>367-1734</text:p>
          </table:table-cell>
          <table:table-cell table:number-columns-repeated="2" office:value-type="float" office:value="0.0052791733046631" calcext:value-type="float">
            <text:p>0.0052791733046631</text:p>
          </table:table-cell>
          <table:table-cell office:value-type="float" office:value="0" calcext:value-type="float">
            <text:p>0</text:p>
          </table:table-cell>
          <table:table-cell office:value-type="float" office:value="0.0745627880096436" calcext:value-type="float">
            <text:p>0.0745627880096436</text:p>
          </table:table-cell>
          <table:table-cell office:value-type="float" office:value="0.143895387649536" calcext:value-type="float">
            <text:p>0.143895387649536</text:p>
          </table:table-cell>
          <table:table-cell office:value-type="float" office:value="1.00024175643921" calcext:value-type="float">
            <text:p>1.00024175643921</text:p>
          </table:table-cell>
          <table:table-cell/>
          <table:table-cell table:formula="of:=IF([.D32]&gt;0;1;0)" office:value-type="float" office:value="0" calcext:value-type="float">
            <text:p>0</text:p>
          </table:table-cell>
          <table:table-cell table:style-name="Default" table:formula="of:=IF([.D32]&gt;0;[.D32]-[.B32];&quot;&quot;)">
            <text:p/>
          </table:table-cell>
          <table:table-cell table:style-name="Default" table:formula="of:=IF([.J32]=&quot;&quot;;&quot;&quot;;[.J32]/[.B32])">
            <text:p/>
          </table:table-cell>
        </table:table-row>
        <table:table-row table:style-name="ro1">
          <table:table-cell office:value-type="string" calcext:value-type="string">
            <text:p>1358-234</text:p>
          </table:table-cell>
          <table:table-cell table:number-columns-repeated="2" office:value-type="float" office:value="0.00420724368195113" calcext:value-type="float">
            <text:p>0.00420724368195113</text:p>
          </table:table-cell>
          <table:table-cell office:value-type="float" office:value="0.00819794653163253" calcext:value-type="float">
            <text:p>0.00819794653163253</text:p>
          </table:table-cell>
          <table:table-cell office:value-type="float" office:value="0.019275426864624" calcext:value-type="float">
            <text:p>0.019275426864624</text:p>
          </table:table-cell>
          <table:table-cell office:value-type="float" office:value="0.0430111885070801" calcext:value-type="float">
            <text:p>0.0430111885070801</text:p>
          </table:table-cell>
          <table:table-cell office:value-type="float" office:value="0.00777530670166016" calcext:value-type="float">
            <text:p>0.00777530670166016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0399070284968139" calcext:value-type="float">
            <text:p>0.00399070284968139</text:p>
          </table:table-cell>
          <table:table-cell table:formula="of:=IF([.J33]=&quot;&quot;;&quot;&quot;;[.J33]/[.B33])" office:value-type="float" office:value="0.948531426121408" calcext:value-type="float">
            <text:p>0.948531426121408</text:p>
          </table:table-cell>
        </table:table-row>
        <table:table-row table:style-name="ro1">
          <table:table-cell office:value-type="string" calcext:value-type="string">
            <text:p>1139-236</text:p>
          </table:table-cell>
          <table:table-cell table:number-columns-repeated="2" office:value-type="float" office:value="0.0106751697030681" calcext:value-type="float">
            <text:p>0.0106751697030681</text:p>
          </table:table-cell>
          <table:table-cell office:value-type="float" office:value="0" calcext:value-type="float">
            <text:p>0</text:p>
          </table:table-cell>
          <table:table-cell office:value-type="float" office:value="0.0627546310424805" calcext:value-type="float">
            <text:p>0.0627546310424805</text:p>
          </table:table-cell>
          <table:table-cell office:value-type="float" office:value="0.410058259963989" calcext:value-type="float">
            <text:p>0.410058259963989</text:p>
          </table:table-cell>
          <table:table-cell office:value-type="float" office:value="1.00058579444885" calcext:value-type="float">
            <text:p>1.00058579444885</text:p>
          </table:table-cell>
          <table:table-cell/>
          <table:table-cell table:formula="of:=IF([.D34]&gt;0;1;0)" office:value-type="float" office:value="0" calcext:value-type="float">
            <text:p>0</text:p>
          </table:table-cell>
          <table:table-cell table:style-name="Default" table:formula="of:=IF([.D34]&gt;0;[.D34]-[.B34];&quot;&quot;)">
            <text:p/>
          </table:table-cell>
          <table:table-cell table:style-name="Default" table:formula="of:=IF([.J34]=&quot;&quot;;&quot;&quot;;[.J34]/[.B34])">
            <text:p/>
          </table:table-cell>
        </table:table-row>
        <table:table-row table:style-name="ro1">
          <table:table-cell office:value-type="string" calcext:value-type="string">
            <text:p>1710-1692</text:p>
          </table:table-cell>
          <table:table-cell table:number-columns-repeated="2" office:value-type="float" office:value="0.00759378762827212" calcext:value-type="float">
            <text:p>0.00759378762827212</text:p>
          </table:table-cell>
          <table:table-cell office:value-type="float" office:value="0" calcext:value-type="float">
            <text:p>0</text:p>
          </table:table-cell>
          <table:table-cell office:value-type="float" office:value="0.0490572452545166" calcext:value-type="float">
            <text:p>0.0490572452545166</text:p>
          </table:table-cell>
          <table:table-cell office:value-type="float" office:value="0.364093542098999" calcext:value-type="float">
            <text:p>0.364093542098999</text:p>
          </table:table-cell>
          <table:table-cell office:value-type="float" office:value="1.00053668022156" calcext:value-type="float">
            <text:p>1.00053668022156</text:p>
          </table:table-cell>
          <table:table-cell/>
          <table:table-cell table:formula="of:=IF([.D35]&gt;0;1;0)" office:value-type="float" office:value="0" calcext:value-type="float">
            <text:p>0</text:p>
          </table:table-cell>
          <table:table-cell table:style-name="Default" table:formula="of:=IF([.D35]&gt;0;[.D35]-[.B35];&quot;&quot;)">
            <text:p/>
          </table:table-cell>
          <table:table-cell table:style-name="Default" table:formula="of:=IF([.J35]=&quot;&quot;;&quot;&quot;;[.J35]/[.B35])">
            <text:p/>
          </table:table-cell>
        </table:table-row>
        <table:table-row table:style-name="ro1">
          <table:table-cell office:value-type="string" calcext:value-type="string">
            <text:p>1421-954</text:p>
          </table:table-cell>
          <table:table-cell table:number-columns-repeated="2" office:value-type="float" office:value="0.00864891471504181" calcext:value-type="float">
            <text:p>0.00864891471504181</text:p>
          </table:table-cell>
          <table:table-cell office:value-type="float" office:value="0" calcext:value-type="float">
            <text:p>0</text:p>
          </table:table-cell>
          <table:table-cell office:value-type="float" office:value="0.0661146640777588" calcext:value-type="float">
            <text:p>0.0661146640777588</text:p>
          </table:table-cell>
          <table:table-cell office:value-type="float" office:value="0.340616464614868" calcext:value-type="float">
            <text:p>0.340616464614868</text:p>
          </table:table-cell>
          <table:table-cell office:value-type="float" office:value="1.0005202293396" calcext:value-type="float">
            <text:p>1.0005202293396</text:p>
          </table:table-cell>
          <table:table-cell/>
          <table:table-cell table:formula="of:=IF([.D36]&gt;0;1;0)" office:value-type="float" office:value="0" calcext:value-type="float">
            <text:p>0</text:p>
          </table:table-cell>
          <table:table-cell table:style-name="Default" table:formula="of:=IF([.D36]&gt;0;[.D36]-[.B36];&quot;&quot;)">
            <text:p/>
          </table:table-cell>
          <table:table-cell table:style-name="Default" table:formula="of:=IF([.J36]=&quot;&quot;;&quot;&quot;;[.J36]/[.B36])">
            <text:p/>
          </table:table-cell>
        </table:table-row>
        <table:table-row table:style-name="ro1">
          <table:table-cell office:value-type="string" calcext:value-type="string">
            <text:p>798-922</text:p>
          </table:table-cell>
          <table:table-cell table:number-columns-repeated="2" office:value-type="float" office:value="0.00833926835288501" calcext:value-type="float">
            <text:p>0.00833926835288501</text:p>
          </table:table-cell>
          <table:table-cell office:value-type="float" office:value="0" calcext:value-type="float">
            <text:p>0</text:p>
          </table:table-cell>
          <table:table-cell office:value-type="float" office:value="0.0694141387939453" calcext:value-type="float">
            <text:p>0.0694141387939453</text:p>
          </table:table-cell>
          <table:table-cell office:value-type="float" office:value="0.288974285125732" calcext:value-type="float">
            <text:p>0.288974285125732</text:p>
          </table:table-cell>
          <table:table-cell office:value-type="float" office:value="1.00004315376282" calcext:value-type="float">
            <text:p>1.00004315376282</text:p>
          </table:table-cell>
          <table:table-cell/>
          <table:table-cell table:formula="of:=IF([.D37]&gt;0;1;0)" office:value-type="float" office:value="0" calcext:value-type="float">
            <text:p>0</text:p>
          </table:table-cell>
          <table:table-cell table:style-name="Default" table:formula="of:=IF([.D37]&gt;0;[.D37]-[.B37];&quot;&quot;)">
            <text:p/>
          </table:table-cell>
          <table:table-cell table:style-name="Default" table:formula="of:=IF([.J37]=&quot;&quot;;&quot;&quot;;[.J37]/[.B37])">
            <text:p/>
          </table:table-cell>
        </table:table-row>
        <table:table-row table:style-name="ro1">
          <table:table-cell office:value-type="string" calcext:value-type="string">
            <text:p>462-415</text:p>
          </table:table-cell>
          <table:table-cell table:number-columns-repeated="2" office:value-type="float" office:value="0.00472527723037974" calcext:value-type="float">
            <text:p>0.00472527723037974</text:p>
          </table:table-cell>
          <table:table-cell office:value-type="float" office:value="0" calcext:value-type="float">
            <text:p>0</text:p>
          </table:table-cell>
          <table:table-cell office:value-type="float" office:value="0.0199189186096191" calcext:value-type="float">
            <text:p>0.0199189186096191</text:p>
          </table:table-cell>
          <table:table-cell office:value-type="float" office:value="0.084439754486084" calcext:value-type="float">
            <text:p>0.084439754486084</text:p>
          </table:table-cell>
          <table:table-cell office:value-type="float" office:value="1.00024962425232" calcext:value-type="float">
            <text:p>1.00024962425232</text:p>
          </table:table-cell>
          <table:table-cell/>
          <table:table-cell table:formula="of:=IF([.D38]&gt;0;1;0)" office:value-type="float" office:value="0" calcext:value-type="float">
            <text:p>0</text:p>
          </table:table-cell>
          <table:table-cell table:style-name="Default" table:formula="of:=IF([.D38]&gt;0;[.D38]-[.B38];&quot;&quot;)">
            <text:p/>
          </table:table-cell>
          <table:table-cell table:style-name="Default" table:formula="of:=IF([.J38]=&quot;&quot;;&quot;&quot;;[.J38]/[.B38])">
            <text:p/>
          </table:table-cell>
        </table:table-row>
        <table:table-row table:style-name="ro1">
          <table:table-cell office:value-type="string" calcext:value-type="string">
            <text:p>868-788</text:p>
          </table:table-cell>
          <table:table-cell table:number-columns-repeated="2" office:value-type="float" office:value="0.00875600224019368" calcext:value-type="float">
            <text:p>0.00875600224019368</text:p>
          </table:table-cell>
          <table:table-cell office:value-type="float" office:value="0.0157201218149973" calcext:value-type="float">
            <text:p>0.0157201218149973</text:p>
          </table:table-cell>
          <table:table-cell office:value-type="float" office:value="0.0612215995788574" calcext:value-type="float">
            <text:p>0.0612215995788574</text:p>
          </table:table-cell>
          <table:table-cell office:value-type="float" office:value="0.385097026824951" calcext:value-type="float">
            <text:p>0.385097026824951</text:p>
          </table:table-cell>
          <table:table-cell office:value-type="float" office:value="0.012476921081543" calcext:value-type="float">
            <text:p>0.012476921081543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Default" table:formula="of:=IF([.D39]&gt;0;[.D39]-[.B39];&quot;&quot;)" office:value-type="float" office:value="0.00696411957480358" calcext:value-type="float">
            <text:p>0.00696411957480358</text:p>
          </table:table-cell>
          <table:table-cell table:style-name="Default" table:formula="of:=IF([.J39]=&quot;&quot;;&quot;&quot;;[.J39]/[.B39])" office:value-type="float" office:value="0.795353790892765" calcext:value-type="float">
            <text:p>0.795353790892765</text:p>
          </table:table-cell>
        </table:table-row>
        <table:table-row table:style-name="ro1">
          <table:table-cell office:value-type="string" calcext:value-type="string">
            <text:p>244-47</text:p>
          </table:table-cell>
          <table:table-cell table:number-columns-repeated="2" office:value-type="float" office:value="0.00796259462216575" calcext:value-type="float">
            <text:p>0.00796259462216575</text:p>
          </table:table-cell>
          <table:table-cell office:value-type="float" office:value="0.0130698027866705" calcext:value-type="float">
            <text:p>0.0130698027866705</text:p>
          </table:table-cell>
          <table:table-cell office:value-type="float" office:value="0.0531728267669678" calcext:value-type="float">
            <text:p>0.0531728267669678</text:p>
          </table:table-cell>
          <table:table-cell office:value-type="float" office:value="0.260722160339355" calcext:value-type="float">
            <text:p>0.260722160339355</text:p>
          </table:table-cell>
          <table:table-cell office:value-type="float" office:value="0.0170719623565674" calcext:value-type="float">
            <text:p>0.0170719623565674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Default" table:formula="of:=IF([.D40]&gt;0;[.D40]-[.B40];&quot;&quot;)" office:value-type="float" office:value="0.00510720816450472" calcext:value-type="float">
            <text:p>0.00510720816450472</text:p>
          </table:table-cell>
          <table:table-cell table:style-name="Default" table:formula="of:=IF([.J40]=&quot;&quot;;&quot;&quot;;[.J40]/[.B40])" office:value-type="float" office:value="0.641399996715594" calcext:value-type="float">
            <text:p>0.641399996715594</text:p>
          </table:table-cell>
        </table:table-row>
        <table:table-row table:style-name="ro1">
          <table:table-cell office:value-type="string" calcext:value-type="string">
            <text:p>1985-1144</text:p>
          </table:table-cell>
          <table:table-cell table:number-columns-repeated="2" office:value-type="float" office:value="0.00649652903903397" calcext:value-type="float">
            <text:p>0.00649652903903397</text:p>
          </table:table-cell>
          <table:table-cell office:value-type="float" office:value="0.011629511702291" calcext:value-type="float">
            <text:p>0.011629511702291</text:p>
          </table:table-cell>
          <table:table-cell office:value-type="float" office:value="0.0160131454467773" calcext:value-type="float">
            <text:p>0.0160131454467773</text:p>
          </table:table-cell>
          <table:table-cell office:value-type="float" office:value="0.208010196685791" calcext:value-type="float">
            <text:p>0.208010196685791</text:p>
          </table:table-cell>
          <table:table-cell office:value-type="float" office:value="0.00868916511535645" calcext:value-type="float">
            <text:p>0.00868916511535645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style-name="Default" table:formula="of:=IF([.D41]&gt;0;[.D41]-[.B41];&quot;&quot;)" office:value-type="float" office:value="0.00513298266325701" calcext:value-type="float">
            <text:p>0.00513298266325701</text:p>
          </table:table-cell>
          <table:table-cell table:style-name="Default" table:formula="of:=IF([.J41]=&quot;&quot;;&quot;&quot;;[.J41]/[.B41])" office:value-type="float" office:value="0.790111555326825" calcext:value-type="float">
            <text:p>0.790111555326825</text:p>
          </table:table-cell>
        </table:table-row>
        <table:table-row table:style-name="ro1">
          <table:table-cell office:value-type="string" calcext:value-type="string">
            <text:p>1221-1912</text:p>
          </table:table-cell>
          <table:table-cell table:number-columns-repeated="2" office:value-type="float" office:value="0.00826908792522263" calcext:value-type="float">
            <text:p>0.00826908792522263</text:p>
          </table:table-cell>
          <table:table-cell office:value-type="float" office:value="0.00932803663008031" calcext:value-type="float">
            <text:p>0.00932803663008031</text:p>
          </table:table-cell>
          <table:table-cell office:value-type="float" office:value="0.059450626373291" calcext:value-type="float">
            <text:p>0.059450626373291</text:p>
          </table:table-cell>
          <table:table-cell office:value-type="float" office:value="0.117703676223755" calcext:value-type="float">
            <text:p>0.117703676223755</text:p>
          </table:table-cell>
          <table:table-cell office:value-type="float" office:value="0.00842714309692383" calcext:value-type="float">
            <text:p>0.00842714309692383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0105894870485768" calcext:value-type="float">
            <text:p>0.00105894870485768</text:p>
          </table:table-cell>
          <table:table-cell table:formula="of:=IF([.J42]=&quot;&quot;;&quot;&quot;;[.J42]/[.B42])" office:value-type="float" office:value="0.128061125293835" calcext:value-type="float">
            <text:p>0.128061125293835</text:p>
          </table:table-cell>
        </table:table-row>
        <table:table-row table:style-name="ro1">
          <table:table-cell office:value-type="string" calcext:value-type="string">
            <text:p>1838-1616</text:p>
          </table:table-cell>
          <table:table-cell table:number-columns-repeated="2" office:value-type="float" office:value="0.0076402094681246" calcext:value-type="float">
            <text:p>0.0076402094681246</text:p>
          </table:table-cell>
          <table:table-cell office:value-type="float" office:value="0" calcext:value-type="float">
            <text:p>0</text:p>
          </table:table-cell>
          <table:table-cell office:value-type="float" office:value="0.0671327114105225" calcext:value-type="float">
            <text:p>0.0671327114105225</text:p>
          </table:table-cell>
          <table:table-cell office:value-type="float" office:value="0.253112554550171" calcext:value-type="float">
            <text:p>0.253112554550171</text:p>
          </table:table-cell>
          <table:table-cell office:value-type="float" office:value="1.00024676322937" calcext:value-type="float">
            <text:p>1.00024676322937</text:p>
          </table:table-cell>
          <table:table-cell/>
          <table:table-cell table:formula="of:=IF([.D43]&gt;0;1;0)" office:value-type="float" office:value="0" calcext:value-type="float">
            <text:p>0</text:p>
          </table:table-cell>
          <table:table-cell table:style-name="Default" table:formula="of:=IF([.D43]&gt;0;[.D43]-[.B43];&quot;&quot;)">
            <text:p/>
          </table:table-cell>
          <table:table-cell table:style-name="Default" table:formula="of:=IF([.J43]=&quot;&quot;;&quot;&quot;;[.J43]/[.B43])">
            <text:p/>
          </table:table-cell>
        </table:table-row>
        <table:table-row table:style-name="ro1">
          <table:table-cell office:value-type="string" calcext:value-type="string">
            <text:p>214-43</text:p>
          </table:table-cell>
          <table:table-cell table:number-columns-repeated="2" office:value-type="float" office:value="0.00809977198271727" calcext:value-type="float">
            <text:p>0.00809977198271727</text:p>
          </table:table-cell>
          <table:table-cell office:value-type="float" office:value="0.0109111951492769" calcext:value-type="float">
            <text:p>0.0109111951492769</text:p>
          </table:table-cell>
          <table:table-cell office:value-type="float" office:value="0.0534579753875732" calcext:value-type="float">
            <text:p>0.0534579753875732</text:p>
          </table:table-cell>
          <table:table-cell office:value-type="float" office:value="0.343891620635986" calcext:value-type="float">
            <text:p>0.343891620635986</text:p>
          </table:table-cell>
          <table:table-cell office:value-type="float" office:value="0.0117969512939453" calcext:value-type="float">
            <text:p>0.0117969512939453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Default" table:formula="of:=IF([.D44]&gt;0;[.D44]-[.B44];&quot;&quot;)" office:value-type="float" office:value="0.00281142316655958" calcext:value-type="float">
            <text:p>0.00281142316655958</text:p>
          </table:table-cell>
          <table:table-cell table:style-name="Default" table:formula="of:=IF([.J44]=&quot;&quot;;&quot;&quot;;[.J44]/[.B44])" office:value-type="float" office:value="0.347099050758268" calcext:value-type="float">
            <text:p>0.347099050758268</text:p>
          </table:table-cell>
        </table:table-row>
        <table:table-row table:style-name="ro1">
          <table:table-cell office:value-type="string" calcext:value-type="string">
            <text:p>1124-1020</text:p>
          </table:table-cell>
          <table:table-cell table:number-columns-repeated="3" office:value-type="float" office:value="0.00552393709558463" calcext:value-type="float">
            <text:p>0.00552393709558463</text:p>
          </table:table-cell>
          <table:table-cell office:value-type="float" office:value="0.0213699340820313" calcext:value-type="float">
            <text:p>0.0213699340820313</text:p>
          </table:table-cell>
          <table:table-cell office:value-type="float" office:value="0.087510347366333" calcext:value-type="float">
            <text:p>0.087510347366333</text:p>
          </table:table-cell>
          <table:table-cell office:value-type="float" office:value="0.00771141052246094" calcext:value-type="float">
            <text:p>0.00771141052246094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style-name="Default" table:formula="of:=IF([.D45]&gt;0;[.D45]-[.B45];&quot;&quot;)" office:value-type="float" office:value="0" calcext:value-type="float">
            <text:p>0</text:p>
          </table:table-cell>
          <table:table-cell table:style-name="Default"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4-1245</text:p>
          </table:table-cell>
          <table:table-cell table:number-columns-repeated="2" office:value-type="float" office:value="0.015544516100788" calcext:value-type="float">
            <text:p>0.015544516100788</text:p>
          </table:table-cell>
          <table:table-cell office:value-type="float" office:value="0.0271121891860613" calcext:value-type="float">
            <text:p>0.0271121891860613</text:p>
          </table:table-cell>
          <table:table-cell office:value-type="float" office:value="0.0579187870025635" calcext:value-type="float">
            <text:p>0.0579187870025635</text:p>
          </table:table-cell>
          <table:table-cell office:value-type="float" office:value="0.548109769821167" calcext:value-type="float">
            <text:p>0.548109769821167</text:p>
          </table:table-cell>
          <table:table-cell office:value-type="float" office:value="0.0222673416137695" calcext:value-type="float">
            <text:p>0.0222673416137695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Default" table:formula="of:=IF([.D46]&gt;0;[.D46]-[.B46];&quot;&quot;)" office:value-type="float" office:value="0.0115676730852733" calcext:value-type="float">
            <text:p>0.0115676730852733</text:p>
          </table:table-cell>
          <table:table-cell table:style-name="Default" table:formula="of:=IF([.J46]=&quot;&quot;;&quot;&quot;;[.J46]/[.B46])" office:value-type="float" office:value="0.744164244822448" calcext:value-type="float">
            <text:p>0.744164244822448</text:p>
          </table:table-cell>
        </table:table-row>
        <table:table-row table:style-name="ro1">
          <table:table-cell office:value-type="string" calcext:value-type="string">
            <text:p>1751-518</text:p>
          </table:table-cell>
          <table:table-cell table:number-columns-repeated="2" office:value-type="float" office:value="0.0093627145695061" calcext:value-type="float">
            <text:p>0.0093627145695061</text:p>
          </table:table-cell>
          <table:table-cell office:value-type="float" office:value="0.0187278080364899" calcext:value-type="float">
            <text:p>0.0187278080364899</text:p>
          </table:table-cell>
          <table:table-cell office:value-type="float" office:value="0.0707945823669434" calcext:value-type="float">
            <text:p>0.0707945823669434</text:p>
          </table:table-cell>
          <table:table-cell office:value-type="float" office:value="0.509219884872437" calcext:value-type="float">
            <text:p>0.509219884872437</text:p>
          </table:table-cell>
          <table:table-cell office:value-type="float" office:value="0.0122244358062744" calcext:value-type="float">
            <text:p>0.0122244358062744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.00936509346698378" calcext:value-type="float">
            <text:p>0.00936509346698378</text:p>
          </table:table-cell>
          <table:table-cell table:formula="of:=IF([.J47]=&quot;&quot;;&quot;&quot;;[.J47]/[.B47])" office:value-type="float" office:value="1.00025408202504" calcext:value-type="float">
            <text:p>1.00025408202504</text:p>
          </table:table-cell>
        </table:table-row>
        <table:table-row table:style-name="ro1">
          <table:table-cell office:value-type="string" calcext:value-type="string">
            <text:p>1194-1246</text:p>
          </table:table-cell>
          <table:table-cell table:number-columns-repeated="2" office:value-type="float" office:value="0.00896070607044042" calcext:value-type="float">
            <text:p>0.00896070607044042</text:p>
          </table:table-cell>
          <table:table-cell office:value-type="float" office:value="0.0120383389409188" calcext:value-type="float">
            <text:p>0.0120383389409188</text:p>
          </table:table-cell>
          <table:table-cell office:value-type="float" office:value="0.0663533210754395" calcext:value-type="float">
            <text:p>0.0663533210754395</text:p>
          </table:table-cell>
          <table:table-cell office:value-type="float" office:value="0.331229686737061" calcext:value-type="float">
            <text:p>0.331229686737061</text:p>
          </table:table-cell>
          <table:table-cell office:value-type="float" office:value="0.00919342041015625" calcext:value-type="float">
            <text:p>0.00919342041015625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.00307763287047835" calcext:value-type="float">
            <text:p>0.00307763287047835</text:p>
          </table:table-cell>
          <table:table-cell table:formula="of:=IF([.J48]=&quot;&quot;;&quot;&quot;;[.J48]/[.B48])" office:value-type="float" office:value="0.343458746027933" calcext:value-type="float">
            <text:p>0.343458746027933</text:p>
          </table:table-cell>
        </table:table-row>
        <table:table-row table:style-name="ro1">
          <table:table-cell office:value-type="string" calcext:value-type="string">
            <text:p>275-1721</text:p>
          </table:table-cell>
          <table:table-cell table:number-columns-repeated="2" office:value-type="float" office:value="0.00692424415901771" calcext:value-type="float">
            <text:p>0.00692424415901771</text:p>
          </table:table-cell>
          <table:table-cell office:value-type="float" office:value="0" calcext:value-type="float">
            <text:p>0</text:p>
          </table:table-cell>
          <table:table-cell office:value-type="float" office:value="0.025583028793335" calcext:value-type="float">
            <text:p>0.025583028793335</text:p>
          </table:table-cell>
          <table:table-cell office:value-type="float" office:value="0.0296711921691895" calcext:value-type="float">
            <text:p>0.0296711921691895</text:p>
          </table:table-cell>
          <table:table-cell office:value-type="float" office:value="1.00056385993958" calcext:value-type="float">
            <text:p>1.00056385993958</text:p>
          </table:table-cell>
          <table:table-cell/>
          <table:table-cell table:formula="of:=IF([.D49]&gt;0;1;0)" office:value-type="float" office:value="0" calcext:value-type="float">
            <text:p>0</text:p>
          </table:table-cell>
          <table:table-cell table:style-name="Default" table:formula="of:=IF([.D49]&gt;0;[.D49]-[.B49];&quot;&quot;)">
            <text:p/>
          </table:table-cell>
          <table:table-cell table:style-name="Default" table:formula="of:=IF([.J49]=&quot;&quot;;&quot;&quot;;[.J49]/[.B49])">
            <text:p/>
          </table:table-cell>
        </table:table-row>
        <table:table-row table:style-name="ro1">
          <table:table-cell office:value-type="string" calcext:value-type="string">
            <text:p>760-766</text:p>
          </table:table-cell>
          <table:table-cell table:number-columns-repeated="3" office:value-type="float" office:value="0.00302700995256155" calcext:value-type="float">
            <text:p>0.00302700995256155</text:p>
          </table:table-cell>
          <table:table-cell office:value-type="float" office:value="0.00208115577697754" calcext:value-type="float">
            <text:p>0.00208115577697754</text:p>
          </table:table-cell>
          <table:table-cell office:value-type="float" office:value="0.00726580619812012" calcext:value-type="float">
            <text:p>0.00726580619812012</text:p>
          </table:table-cell>
          <table:table-cell office:value-type="float" office:value="0.00285005569458008" calcext:value-type="float">
            <text:p>0.00285005569458008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6-1621</text:p>
          </table:table-cell>
          <table:table-cell table:number-columns-repeated="2" office:value-type="float" office:value="0.00524715974490886" calcext:value-type="float">
            <text:p>0.00524715974490886</text:p>
          </table:table-cell>
          <table:table-cell office:value-type="float" office:value="0" calcext:value-type="float">
            <text:p>0</text:p>
          </table:table-cell>
          <table:table-cell office:value-type="float" office:value="0.0672607421875" calcext:value-type="float">
            <text:p>0.0672607421875</text:p>
          </table:table-cell>
          <table:table-cell office:value-type="float" office:value="0.208186626434326" calcext:value-type="float">
            <text:p>0.208186626434326</text:p>
          </table:table-cell>
          <table:table-cell office:value-type="float" office:value="1.00070953369141" calcext:value-type="float">
            <text:p>1.00070953369141</text:p>
          </table:table-cell>
          <table:table-cell/>
          <table:table-cell table:formula="of:=IF([.D51]&gt;0;1;0)" office:value-type="float" office:value="0" calcext:value-type="float">
            <text:p>0</text:p>
          </table:table-cell>
          <table:table-cell table:formula="of:=IF([.D51]&gt;0;[.D51]-[.B51];&quot;&quot;)">
            <text:p/>
          </table:table-cell>
          <table:table-cell table:formula="of:=IF([.J51]=&quot;&quot;;&quot;&quot;;[.J51]/[.B51])">
            <text:p/>
          </table:table-cell>
        </table:table-row>
        <table:table-row table:style-name="ro1">
          <table:table-cell office:value-type="string" calcext:value-type="string">
            <text:p>42-271</text:p>
          </table:table-cell>
          <table:table-cell table:number-columns-repeated="2" office:value-type="float" office:value="0.00917873970632421" calcext:value-type="float">
            <text:p>0.00917873970632421</text:p>
          </table:table-cell>
          <table:table-cell office:value-type="float" office:value="0.0168830973825028" calcext:value-type="float">
            <text:p>0.0168830973825028</text:p>
          </table:table-cell>
          <table:table-cell office:value-type="float" office:value="0.0538945198059082" calcext:value-type="float">
            <text:p>0.0538945198059082</text:p>
          </table:table-cell>
          <table:table-cell office:value-type="float" office:value="0.47493577003479" calcext:value-type="float">
            <text:p>0.47493577003479</text:p>
          </table:table-cell>
          <table:table-cell office:value-type="float" office:value="0.0287764072418213" calcext:value-type="float">
            <text:p>0.0287764072418213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0770435767617861" calcext:value-type="float">
            <text:p>0.00770435767617861</text:p>
          </table:table-cell>
          <table:table-cell table:formula="of:=IF([.J52]=&quot;&quot;;&quot;&quot;;[.J52]/[.B52])" office:value-type="float" office:value="0.839369883304377" calcext:value-type="float">
            <text:p>0.839369883304377</text:p>
          </table:table-cell>
        </table:table-row>
        <table:table-row table:style-name="ro1">
          <table:table-cell office:value-type="string" calcext:value-type="string">
            <text:p>1053-1745</text:p>
          </table:table-cell>
          <table:table-cell table:number-columns-repeated="2" office:value-type="float" office:value="0.00672505488473663" calcext:value-type="float">
            <text:p>0.00672505488473663</text:p>
          </table:table-cell>
          <table:table-cell office:value-type="float" office:value="0" calcext:value-type="float">
            <text:p>0</text:p>
          </table:table-cell>
          <table:table-cell office:value-type="float" office:value="0.469875812530518" calcext:value-type="float">
            <text:p>0.469875812530518</text:p>
          </table:table-cell>
          <table:table-cell office:value-type="float" office:value="0.201443195343018" calcext:value-type="float">
            <text:p>0.201443195343018</text:p>
          </table:table-cell>
          <table:table-cell office:value-type="float" office:value="1.00005316734314" calcext:value-type="float">
            <text:p>1.00005316734314</text:p>
          </table:table-cell>
          <table:table-cell/>
          <table:table-cell table:formula="of:=IF([.D53]&gt;0;1;0)" office:value-type="float" office:value="0" calcext:value-type="float">
            <text:p>0</text:p>
          </table:table-cell>
          <table:table-cell table:formula="of:=IF([.D53]&gt;0;[.D53]-[.B53];&quot;&quot;)">
            <text:p/>
          </table:table-cell>
          <table:table-cell table:formula="of:=IF([.J53]=&quot;&quot;;&quot;&quot;;[.J53]/[.B53])">
            <text:p/>
          </table:table-cell>
        </table:table-row>
        <table:table-row table:style-name="ro1">
          <table:table-cell office:value-type="string" calcext:value-type="string">
            <text:p>249-514</text:p>
          </table:table-cell>
          <table:table-cell table:number-columns-repeated="3" office:value-type="float" office:value="0.00744878653287417" calcext:value-type="float">
            <text:p>0.00744878653287417</text:p>
          </table:table-cell>
          <table:table-cell office:value-type="float" office:value="0.0288774967193604" calcext:value-type="float">
            <text:p>0.0288774967193604</text:p>
          </table:table-cell>
          <table:table-cell office:value-type="float" office:value="0.267069816589355" calcext:value-type="float">
            <text:p>0.267069816589355</text:p>
          </table:table-cell>
          <table:table-cell office:value-type="float" office:value="0.01157546043396" calcext:value-type="float">
            <text:p>0.01157546043396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9-1640</text:p>
          </table:table-cell>
          <table:table-cell table:number-columns-repeated="2" office:value-type="float" office:value="0.00753815955686599" calcext:value-type="float">
            <text:p>0.00753815955686599</text:p>
          </table:table-cell>
          <table:table-cell office:value-type="float" office:value="0.0153162226282645" calcext:value-type="float">
            <text:p>0.0153162226282645</text:p>
          </table:table-cell>
          <table:table-cell office:value-type="float" office:value="0.0567219257354736" calcext:value-type="float">
            <text:p>0.0567219257354736</text:p>
          </table:table-cell>
          <table:table-cell office:value-type="float" office:value="0.224022388458252" calcext:value-type="float">
            <text:p>0.224022388458252</text:p>
          </table:table-cell>
          <table:table-cell office:value-type="float" office:value="0.017418384552002" calcext:value-type="float">
            <text:p>0.017418384552002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077780630713985" calcext:value-type="float">
            <text:p>0.0077780630713985</text:p>
          </table:table-cell>
          <table:table-cell table:formula="of:=IF([.J55]=&quot;&quot;;&quot;&quot;;[.J55]/[.B55])" office:value-type="float" office:value="1.03182521048046" calcext:value-type="float">
            <text:p>1.03182521048046</text:p>
          </table:table-cell>
        </table:table-row>
        <table:table-row table:style-name="ro1">
          <table:table-cell office:value-type="string" calcext:value-type="string">
            <text:p>970-1712</text:p>
          </table:table-cell>
          <table:table-cell table:number-columns-repeated="2" office:value-type="float" office:value="0.00784675370224208" calcext:value-type="float">
            <text:p>0.00784675370224208</text:p>
          </table:table-cell>
          <table:table-cell office:value-type="float" office:value="0" calcext:value-type="float">
            <text:p>0</text:p>
          </table:table-cell>
          <table:table-cell office:value-type="float" office:value="0.0233862400054932" calcext:value-type="float">
            <text:p>0.0233862400054932</text:p>
          </table:table-cell>
          <table:table-cell office:value-type="float" office:value="0.155924797058105" calcext:value-type="float">
            <text:p>0.155924797058105</text:p>
          </table:table-cell>
          <table:table-cell office:value-type="float" office:value="1.00063753128052" calcext:value-type="float">
            <text:p>1.00063753128052</text:p>
          </table:table-cell>
          <table:table-cell/>
          <table:table-cell table:formula="of:=IF([.D56]&gt;0;1;0)" office:value-type="float" office:value="0" calcext:value-type="float">
            <text:p>0</text:p>
          </table:table-cell>
          <table:table-cell table:formula="of:=IF([.D56]&gt;0;[.D56]-[.B56];&quot;&quot;)">
            <text:p/>
          </table:table-cell>
          <table:table-cell table:formula="of:=IF([.J56]=&quot;&quot;;&quot;&quot;;[.J56]/[.B56])">
            <text:p/>
          </table:table-cell>
        </table:table-row>
        <table:table-row table:style-name="ro1">
          <table:table-cell office:value-type="string" calcext:value-type="string">
            <text:p>662-1264</text:p>
          </table:table-cell>
          <table:table-cell table:number-columns-repeated="3" office:value-type="float" office:value="0.00434624859601129" calcext:value-type="float">
            <text:p>0.00434624859601129</text:p>
          </table:table-cell>
          <table:table-cell office:value-type="float" office:value="0.0294790267944336" calcext:value-type="float">
            <text:p>0.0294790267944336</text:p>
          </table:table-cell>
          <table:table-cell office:value-type="float" office:value="0.0868532657623291" calcext:value-type="float">
            <text:p>0.0868532657623291</text:p>
          </table:table-cell>
          <table:table-cell office:value-type="float" office:value="0.00770306587219238" calcext:value-type="float">
            <text:p>0.00770306587219238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9-884</text:p>
          </table:table-cell>
          <table:table-cell table:number-columns-repeated="2" office:value-type="float" office:value="0.0103095779018455" calcext:value-type="float">
            <text:p>0.0103095779018455</text:p>
          </table:table-cell>
          <table:table-cell office:value-type="float" office:value="0" calcext:value-type="float">
            <text:p>0</text:p>
          </table:table-cell>
          <table:table-cell office:value-type="float" office:value="0.0463809967041016" calcext:value-type="float">
            <text:p>0.0463809967041016</text:p>
          </table:table-cell>
          <table:table-cell office:value-type="float" office:value="0.335480928421021" calcext:value-type="float">
            <text:p>0.335480928421021</text:p>
          </table:table-cell>
          <table:table-cell office:value-type="float" office:value="1.00026750564575" calcext:value-type="float">
            <text:p>1.00026750564575</text:p>
          </table:table-cell>
          <table:table-cell/>
          <table:table-cell table:formula="of:=IF([.D58]&gt;0;1;0)" office:value-type="float" office:value="0" calcext:value-type="float">
            <text:p>0</text:p>
          </table:table-cell>
          <table:table-cell table:formula="of:=IF([.D58]&gt;0;[.D58]-[.B58];&quot;&quot;)">
            <text:p/>
          </table:table-cell>
          <table:table-cell table:formula="of:=IF([.J58]=&quot;&quot;;&quot;&quot;;[.J58]/[.B58])">
            <text:p/>
          </table:table-cell>
        </table:table-row>
        <table:table-row table:style-name="ro1">
          <table:table-cell office:value-type="string" calcext:value-type="string">
            <text:p>1158-812</text:p>
          </table:table-cell>
          <table:table-cell table:number-columns-repeated="3" office:value-type="float" office:value="0.00556454946503715" calcext:value-type="float">
            <text:p>0.00556454946503715</text:p>
          </table:table-cell>
          <table:table-cell office:value-type="float" office:value="0.0285344123840332" calcext:value-type="float">
            <text:p>0.0285344123840332</text:p>
          </table:table-cell>
          <table:table-cell office:value-type="float" office:value="0.140727996826172" calcext:value-type="float">
            <text:p>0.140727996826172</text:p>
          </table:table-cell>
          <table:table-cell office:value-type="float" office:value="0.00836300849914551" calcext:value-type="float">
            <text:p>0.00836300849914551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" calcext:value-type="float">
            <text:p>0</text:p>
          </table:table-cell>
          <table:table-cell table:formula="of:=IF([.J59]=&quot;&quot;;&quot;&quot;;[.J59]/[.B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-1055</text:p>
          </table:table-cell>
          <table:table-cell table:number-columns-repeated="2" office:value-type="float" office:value="0.00567933397406406" calcext:value-type="float">
            <text:p>0.00567933397406406</text:p>
          </table:table-cell>
          <table:table-cell office:value-type="float" office:value="0.00687692171989174" calcext:value-type="float">
            <text:p>0.00687692171989174</text:p>
          </table:table-cell>
          <table:table-cell office:value-type="float" office:value="0.0341110229492188" calcext:value-type="float">
            <text:p>0.0341110229492188</text:p>
          </table:table-cell>
          <table:table-cell office:value-type="float" office:value="0.101461410522461" calcext:value-type="float">
            <text:p>0.101461410522461</text:p>
          </table:table-cell>
          <table:table-cell office:value-type="float" office:value="0.0123865604400635" calcext:value-type="float">
            <text:p>0.0123865604400635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119758774582768" calcext:value-type="float">
            <text:p>0.00119758774582768</text:p>
          </table:table-cell>
          <table:table-cell table:formula="of:=IF([.J60]=&quot;&quot;;&quot;&quot;;[.J60]/[.B60])" office:value-type="float" office:value="0.210867638933848" calcext:value-type="float">
            <text:p>0.210867638933848</text:p>
          </table:table-cell>
        </table:table-row>
        <table:table-row table:style-name="ro1">
          <table:table-cell office:value-type="string" calcext:value-type="string">
            <text:p>557-1174</text:p>
          </table:table-cell>
          <table:table-cell table:number-columns-repeated="2" office:value-type="float" office:value="0.00849945817434339" calcext:value-type="float">
            <text:p>0.00849945817434339</text:p>
          </table:table-cell>
          <table:table-cell office:value-type="float" office:value="0.00873092193240677" calcext:value-type="float">
            <text:p>0.00873092193240677</text:p>
          </table:table-cell>
          <table:table-cell office:value-type="float" office:value="0.0445563793182373" calcext:value-type="float">
            <text:p>0.0445563793182373</text:p>
          </table:table-cell>
          <table:table-cell office:value-type="float" office:value="0.43057918548584" calcext:value-type="float">
            <text:p>0.43057918548584</text:p>
          </table:table-cell>
          <table:table-cell office:value-type="float" office:value="0.00864338874816895" calcext:value-type="float">
            <text:p>0.00864338874816895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.000231463758063377" calcext:value-type="float">
            <text:p>0.000231463758063377</text:p>
          </table:table-cell>
          <table:table-cell table:formula="of:=IF([.J61]=&quot;&quot;;&quot;&quot;;[.J61]/[.B61])" office:value-type="float" office:value="0.0272327662911593" calcext:value-type="float">
            <text:p>0.0272327662911593</text:p>
          </table:table-cell>
        </table:table-row>
        <table:table-row table:style-name="ro1">
          <table:table-cell office:value-type="string" calcext:value-type="string">
            <text:p>108-1046</text:p>
          </table:table-cell>
          <table:table-cell table:number-columns-repeated="2" office:value-type="float" office:value="0.00834180788834693" calcext:value-type="float">
            <text:p>0.00834180788834693</text:p>
          </table:table-cell>
          <table:table-cell office:value-type="float" office:value="0.0134599978815421" calcext:value-type="float">
            <text:p>0.0134599978815421</text:p>
          </table:table-cell>
          <table:table-cell office:value-type="float" office:value="0.0526044368743897" calcext:value-type="float">
            <text:p>0.0526044368743897</text:p>
          </table:table-cell>
          <table:table-cell office:value-type="float" office:value="0.18289589881897" calcext:value-type="float">
            <text:p>0.18289589881897</text:p>
          </table:table-cell>
          <table:table-cell office:value-type="float" office:value="0.0221202373504639" calcext:value-type="float">
            <text:p>0.0221202373504639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.00511818999319513" calcext:value-type="float">
            <text:p>0.00511818999319513</text:p>
          </table:table-cell>
          <table:table-cell table:formula="of:=IF([.J62]=&quot;&quot;;&quot;&quot;;[.J62]/[.B62])" office:value-type="float" office:value="0.613558842603529" calcext:value-type="float">
            <text:p>0.613558842603529</text:p>
          </table:table-cell>
        </table:table-row>
        <table:table-row table:style-name="ro1">
          <table:table-cell office:value-type="string" calcext:value-type="string">
            <text:p>11-1415</text:p>
          </table:table-cell>
          <table:table-cell table:number-columns-repeated="2" office:value-type="float" office:value="0.00681757881060474" calcext:value-type="float">
            <text:p>0.00681757881060474</text:p>
          </table:table-cell>
          <table:table-cell office:value-type="float" office:value="0" calcext:value-type="float">
            <text:p>0</text:p>
          </table:table-cell>
          <table:table-cell office:value-type="float" office:value="0.0710315704345703" calcext:value-type="float">
            <text:p>0.0710315704345703</text:p>
          </table:table-cell>
          <table:table-cell office:value-type="float" office:value="0.11920166015625" calcext:value-type="float">
            <text:p>0.11920166015625</text:p>
          </table:table-cell>
          <table:table-cell office:value-type="float" office:value="1.00075221061707" calcext:value-type="float">
            <text:p>1.00075221061707</text:p>
          </table:table-cell>
          <table:table-cell/>
          <table:table-cell table:formula="of:=IF([.D63]&gt;0;1;0)" office:value-type="float" office:value="0" calcext:value-type="float">
            <text:p>0</text:p>
          </table:table-cell>
          <table:table-cell table:formula="of:=IF([.D63]&gt;0;[.D63]-[.B63];&quot;&quot;)">
            <text:p/>
          </table:table-cell>
          <table:table-cell table:formula="of:=IF([.J63]=&quot;&quot;;&quot;&quot;;[.J63]/[.B63])">
            <text:p/>
          </table:table-cell>
        </table:table-row>
        <table:table-row table:style-name="ro1">
          <table:table-cell office:value-type="string" calcext:value-type="string">
            <text:p>1480-509</text:p>
          </table:table-cell>
          <table:table-cell table:number-columns-repeated="2" office:value-type="float" office:value="0.00586521330230227" calcext:value-type="float">
            <text:p>0.00586521330230227</text:p>
          </table:table-cell>
          <table:table-cell office:value-type="float" office:value="0.00974003624388653" calcext:value-type="float">
            <text:p>0.00974003624388653</text:p>
          </table:table-cell>
          <table:table-cell office:value-type="float" office:value="0.0281171798706055" calcext:value-type="float">
            <text:p>0.0281171798706055</text:p>
          </table:table-cell>
          <table:table-cell office:value-type="float" office:value="0.0880637168884277" calcext:value-type="float">
            <text:p>0.0880637168884277</text:p>
          </table:table-cell>
          <table:table-cell office:value-type="float" office:value="0.0165615081787109" calcext:value-type="float">
            <text:p>0.0165615081787109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.00387482294158426" calcext:value-type="float">
            <text:p>0.00387482294158426</text:p>
          </table:table-cell>
          <table:table-cell table:formula="of:=IF([.J64]=&quot;&quot;;&quot;&quot;;[.J64]/[.B64])" office:value-type="float" office:value="0.66064484646505" calcext:value-type="float">
            <text:p>0.66064484646505</text:p>
          </table:table-cell>
        </table:table-row>
        <table:table-row table:style-name="ro1">
          <table:table-cell office:value-type="string" calcext:value-type="string">
            <text:p>776-2038</text:p>
          </table:table-cell>
          <table:table-cell table:number-columns-repeated="2" office:value-type="float" office:value="0.00739124977151795" calcext:value-type="float">
            <text:p>0.00739124977151795</text:p>
          </table:table-cell>
          <table:table-cell office:value-type="float" office:value="0.0192450871135421" calcext:value-type="float">
            <text:p>0.0192450871135421</text:p>
          </table:table-cell>
          <table:table-cell office:value-type="float" office:value="0.0287699699401855" calcext:value-type="float">
            <text:p>0.0287699699401855</text:p>
          </table:table-cell>
          <table:table-cell office:value-type="float" office:value="0.0774726867675781" calcext:value-type="float">
            <text:p>0.0774726867675781</text:p>
          </table:table-cell>
          <table:table-cell office:value-type="float" office:value="0.0244762897491455" calcext:value-type="float">
            <text:p>0.0244762897491455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118538373420242" calcext:value-type="float">
            <text:p>0.0118538373420242</text:p>
          </table:table-cell>
          <table:table-cell table:formula="of:=IF([.J65]=&quot;&quot;;&quot;&quot;;[.J65]/[.B65])" office:value-type="float" office:value="1.60376630589629" calcext:value-type="float">
            <text:p>1.60376630589629</text:p>
          </table:table-cell>
        </table:table-row>
        <table:table-row table:style-name="ro1">
          <table:table-cell office:value-type="string" calcext:value-type="string">
            <text:p>1839-1274</text:p>
          </table:table-cell>
          <table:table-cell table:number-columns-repeated="2" office:value-type="float" office:value="0.00918360073442837" calcext:value-type="float">
            <text:p>0.00918360073442837</text:p>
          </table:table-cell>
          <table:table-cell office:value-type="float" office:value="0.00944548575851423" calcext:value-type="float">
            <text:p>0.00944548575851423</text:p>
          </table:table-cell>
          <table:table-cell office:value-type="float" office:value="0.0434343814849854" calcext:value-type="float">
            <text:p>0.0434343814849854</text:p>
          </table:table-cell>
          <table:table-cell office:value-type="float" office:value="0.313439130783081" calcext:value-type="float">
            <text:p>0.313439130783081</text:p>
          </table:table-cell>
          <table:table-cell office:value-type="float" office:value="0.00958251953125" calcext:value-type="float">
            <text:p>0.00958251953125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00261885024085862" calcext:value-type="float">
            <text:p>0.000261885024085862</text:p>
          </table:table-cell>
          <table:table-cell table:formula="of:=IF([.J66]=&quot;&quot;;&quot;&quot;;[.J66]/[.B66])" office:value-type="float" office:value="0.0285165951416074" calcext:value-type="float">
            <text:p>0.0285165951416074</text:p>
          </table:table-cell>
        </table:table-row>
        <table:table-row table:style-name="ro1">
          <table:table-cell office:value-type="string" calcext:value-type="string">
            <text:p>1527-1859</text:p>
          </table:table-cell>
          <table:table-cell table:number-columns-repeated="2" office:value-type="float" office:value="0.0108798319635378" calcext:value-type="float">
            <text:p>0.0108798319635378</text:p>
          </table:table-cell>
          <table:table-cell office:value-type="float" office:value="0" calcext:value-type="float">
            <text:p>0</text:p>
          </table:table-cell>
          <table:table-cell office:value-type="float" office:value="0.0628094673156738" calcext:value-type="float">
            <text:p>0.0628094673156738</text:p>
          </table:table-cell>
          <table:table-cell office:value-type="float" office:value="0.347325563430786" calcext:value-type="float">
            <text:p>0.347325563430786</text:p>
          </table:table-cell>
          <table:table-cell office:value-type="float" office:value="1.00034403800964" calcext:value-type="float">
            <text:p>1.00034403800964</text:p>
          </table:table-cell>
          <table:table-cell/>
          <table:table-cell table:formula="of:=IF([.D67]&gt;0;1;0)" office:value-type="float" office:value="0" calcext:value-type="float">
            <text:p>0</text:p>
          </table:table-cell>
          <table:table-cell table:formula="of:=IF([.D67]&gt;0;[.D67]-[.B67];&quot;&quot;)">
            <text:p/>
          </table:table-cell>
          <table:table-cell table:formula="of:=IF([.J67]=&quot;&quot;;&quot;&quot;;[.J67]/[.B67])">
            <text:p/>
          </table:table-cell>
        </table:table-row>
        <table:table-row table:style-name="ro1">
          <table:table-cell office:value-type="string" calcext:value-type="string">
            <text:p>798-155</text:p>
          </table:table-cell>
          <table:table-cell table:number-columns-repeated="2" office:value-type="float" office:value="0.0115734150126355" calcext:value-type="float">
            <text:p>0.0115734150126355</text:p>
          </table:table-cell>
          <table:table-cell office:value-type="float" office:value="0.0142038191153647" calcext:value-type="float">
            <text:p>0.0142038191153647</text:p>
          </table:table-cell>
          <table:table-cell office:value-type="float" office:value="0.0888681411743164" calcext:value-type="float">
            <text:p>0.0888681411743164</text:p>
          </table:table-cell>
          <table:table-cell office:value-type="float" office:value="0.525976657867432" calcext:value-type="float">
            <text:p>0.525976657867432</text:p>
          </table:table-cell>
          <table:table-cell office:value-type="float" office:value="0.0167434215545654" calcext:value-type="float">
            <text:p>0.0167434215545654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0263040410272919" calcext:value-type="float">
            <text:p>0.00263040410272919</text:p>
          </table:table-cell>
          <table:table-cell table:formula="of:=IF([.J68]=&quot;&quot;;&quot;&quot;;[.J68]/[.B68])" office:value-type="float" office:value="0.227279856451824" calcext:value-type="float">
            <text:p>0.227279856451824</text:p>
          </table:table-cell>
        </table:table-row>
        <table:table-row table:style-name="ro1">
          <table:table-cell office:value-type="string" calcext:value-type="string">
            <text:p>1316-312</text:p>
          </table:table-cell>
          <table:table-cell table:number-columns-repeated="2" office:value-type="float" office:value="0.00999172716299102" calcext:value-type="float">
            <text:p>0.00999172716299102</text:p>
          </table:table-cell>
          <table:table-cell office:value-type="float" office:value="0.0123382948837809" calcext:value-type="float">
            <text:p>0.0123382948837809</text:p>
          </table:table-cell>
          <table:table-cell office:value-type="float" office:value="0.0652210712432861" calcext:value-type="float">
            <text:p>0.0652210712432861</text:p>
          </table:table-cell>
          <table:table-cell office:value-type="float" office:value="0.471343994140625" calcext:value-type="float">
            <text:p>0.471343994140625</text:p>
          </table:table-cell>
          <table:table-cell office:value-type="float" office:value="0.00891280174255371" calcext:value-type="float">
            <text:p>0.00891280174255371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0234656772078989" calcext:value-type="float">
            <text:p>0.00234656772078989</text:p>
          </table:table-cell>
          <table:table-cell table:formula="of:=IF([.J69]=&quot;&quot;;&quot;&quot;;[.J69]/[.B69])" office:value-type="float" office:value="0.234851060533507" calcext:value-type="float">
            <text:p>0.234851060533507</text:p>
          </table:table-cell>
        </table:table-row>
        <table:table-row table:style-name="ro1">
          <table:table-cell office:value-type="string" calcext:value-type="string">
            <text:p>457-230</text:p>
          </table:table-cell>
          <table:table-cell table:number-columns-repeated="2" office:value-type="float" office:value="0.00783148784200149" calcext:value-type="float">
            <text:p>0.00783148784200149</text:p>
          </table:table-cell>
          <table:table-cell office:value-type="float" office:value="0" calcext:value-type="float">
            <text:p>0</text:p>
          </table:table-cell>
          <table:table-cell office:value-type="float" office:value="0.0245213508605957" calcext:value-type="float">
            <text:p>0.0245213508605957</text:p>
          </table:table-cell>
          <table:table-cell office:value-type="float" office:value="0.184229612350464" calcext:value-type="float">
            <text:p>0.184229612350464</text:p>
          </table:table-cell>
          <table:table-cell office:value-type="float" office:value="1.00055646896362" calcext:value-type="float">
            <text:p>1.00055646896362</text:p>
          </table:table-cell>
          <table:table-cell/>
          <table:table-cell table:formula="of:=IF([.D70]&gt;0;1;0)" office:value-type="float" office:value="0" calcext:value-type="float">
            <text:p>0</text:p>
          </table:table-cell>
          <table:table-cell table:formula="of:=IF([.D70]&gt;0;[.D70]-[.B70];&quot;&quot;)">
            <text:p/>
          </table:table-cell>
          <table:table-cell table:formula="of:=IF([.J70]=&quot;&quot;;&quot;&quot;;[.J70]/[.B70])">
            <text:p/>
          </table:table-cell>
        </table:table-row>
        <table:table-row table:style-name="ro1">
          <table:table-cell office:value-type="string" calcext:value-type="string">
            <text:p>734-1779</text:p>
          </table:table-cell>
          <table:table-cell table:number-columns-repeated="2" office:value-type="float" office:value="0.00794299184871772" calcext:value-type="float">
            <text:p>0.00794299184871772</text:p>
          </table:table-cell>
          <table:table-cell office:value-type="float" office:value="0.0152469752486513" calcext:value-type="float">
            <text:p>0.0152469752486513</text:p>
          </table:table-cell>
          <table:table-cell office:value-type="float" office:value="0.050166130065918" calcext:value-type="float">
            <text:p>0.050166130065918</text:p>
          </table:table-cell>
          <table:table-cell office:value-type="float" office:value="0.311704874038696" calcext:value-type="float">
            <text:p>0.311704874038696</text:p>
          </table:table-cell>
          <table:table-cell office:value-type="float" office:value="0.0258026123046875" calcext:value-type="float">
            <text:p>0.0258026123046875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0730398339993355" calcext:value-type="float">
            <text:p>0.00730398339993355</text:p>
          </table:table-cell>
          <table:table-cell table:formula="of:=IF([.J71]=&quot;&quot;;&quot;&quot;;[.J71]/[.B71])" office:value-type="float" office:value="0.919550660386573" calcext:value-type="float">
            <text:p>0.919550660386573</text:p>
          </table:table-cell>
        </table:table-row>
        <table:table-row table:style-name="ro1">
          <table:table-cell office:value-type="string" calcext:value-type="string">
            <text:p>93-325</text:p>
          </table:table-cell>
          <table:table-cell table:number-columns-repeated="2" office:value-type="float" office:value="0.0094952608430694" calcext:value-type="float">
            <text:p>0.0094952608430694</text:p>
          </table:table-cell>
          <table:table-cell office:value-type="float" office:value="0.0163892253438228" calcext:value-type="float">
            <text:p>0.0163892253438228</text:p>
          </table:table-cell>
          <table:table-cell office:value-type="float" office:value="0.0585904121398926" calcext:value-type="float">
            <text:p>0.0585904121398926</text:p>
          </table:table-cell>
          <table:table-cell office:value-type="float" office:value="0.246421575546265" calcext:value-type="float">
            <text:p>0.246421575546265</text:p>
          </table:table-cell>
          <table:table-cell office:value-type="float" office:value="0.0157816410064697" calcext:value-type="float">
            <text:p>0.0157816410064697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0689396450075341" calcext:value-type="float">
            <text:p>0.00689396450075341</text:p>
          </table:table-cell>
          <table:table-cell table:formula="of:=IF([.J72]=&quot;&quot;;&quot;&quot;;[.J72]/[.B72])" office:value-type="float" office:value="0.726042666409246" calcext:value-type="float">
            <text:p>0.726042666409246</text:p>
          </table:table-cell>
        </table:table-row>
        <table:table-row table:style-name="ro1">
          <table:table-cell office:value-type="string" calcext:value-type="string">
            <text:p>237-246</text:p>
          </table:table-cell>
          <table:table-cell table:number-columns-repeated="2" office:value-type="float" office:value="0.00895929827238418" calcext:value-type="float">
            <text:p>0.00895929827238418</text:p>
          </table:table-cell>
          <table:table-cell office:value-type="float" office:value="0.0254047079115287" calcext:value-type="float">
            <text:p>0.0254047079115287</text:p>
          </table:table-cell>
          <table:table-cell office:value-type="float" office:value="0.0987949371337891" calcext:value-type="float">
            <text:p>0.0987949371337891</text:p>
          </table:table-cell>
          <table:table-cell office:value-type="float" office:value="0.302146434783936" calcext:value-type="float">
            <text:p>0.302146434783936</text:p>
          </table:table-cell>
          <table:table-cell office:value-type="float" office:value="0.0303773880004883" calcext:value-type="float">
            <text:p>0.0303773880004883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164454096391445" calcext:value-type="float">
            <text:p>0.0164454096391445</text:p>
          </table:table-cell>
          <table:table-cell table:formula="of:=IF([.J73]=&quot;&quot;;&quot;&quot;;[.J73]/[.B73])" office:value-type="float" office:value="1.83556894068761" calcext:value-type="float">
            <text:p>1.83556894068761</text:p>
          </table:table-cell>
        </table:table-row>
        <table:table-row table:style-name="ro1">
          <table:table-cell office:value-type="string" calcext:value-type="string">
            <text:p>2045-169</text:p>
          </table:table-cell>
          <table:table-cell table:number-columns-repeated="2" office:value-type="float" office:value="0.00803799357561597" calcext:value-type="float">
            <text:p>0.00803799357561597</text:p>
          </table:table-cell>
          <table:table-cell office:value-type="float" office:value="0.0153855688546728" calcext:value-type="float">
            <text:p>0.0153855688546728</text:p>
          </table:table-cell>
          <table:table-cell office:value-type="float" office:value="0.0802433490753174" calcext:value-type="float">
            <text:p>0.0802433490753174</text:p>
          </table:table-cell>
          <table:table-cell office:value-type="float" office:value="0.445075750350952" calcext:value-type="float">
            <text:p>0.445075750350952</text:p>
          </table:table-cell>
          <table:table-cell office:value-type="float" office:value="0.016402006149292" calcext:value-type="float">
            <text:p>0.016402006149292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0734757527905683" calcext:value-type="float">
            <text:p>0.00734757527905683</text:p>
          </table:table-cell>
          <table:table-cell table:formula="of:=IF([.J74]=&quot;&quot;;&quot;&quot;;[.J74]/[.B74])" office:value-type="float" office:value="0.914105642152591" calcext:value-type="float">
            <text:p>0.914105642152591</text:p>
          </table:table-cell>
        </table:table-row>
        <table:table-row table:style-name="ro1">
          <table:table-cell office:value-type="string" calcext:value-type="string">
            <text:p>1137-1180</text:p>
          </table:table-cell>
          <table:table-cell table:number-columns-repeated="2" office:value-type="float" office:value="0.00969693399456617" calcext:value-type="float">
            <text:p>0.00969693399456617</text:p>
          </table:table-cell>
          <table:table-cell office:value-type="float" office:value="0.0135526742869354" calcext:value-type="float">
            <text:p>0.0135526742869354</text:p>
          </table:table-cell>
          <table:table-cell office:value-type="float" office:value="0.0515785217285156" calcext:value-type="float">
            <text:p>0.0515785217285156</text:p>
          </table:table-cell>
          <table:table-cell office:value-type="float" office:value="0.404175996780396" calcext:value-type="float">
            <text:p>0.404175996780396</text:p>
          </table:table-cell>
          <table:table-cell office:value-type="float" office:value="0.00722289085388184" calcext:value-type="float">
            <text:p>0.00722289085388184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0385574029236924" calcext:value-type="float">
            <text:p>0.00385574029236924</text:p>
          </table:table-cell>
          <table:table-cell table:formula="of:=IF([.J75]=&quot;&quot;;&quot;&quot;;[.J75]/[.B75])" office:value-type="float" office:value="0.397624681629251" calcext:value-type="float">
            <text:p>0.397624681629251</text:p>
          </table:table-cell>
        </table:table-row>
        <table:table-row table:style-name="ro1">
          <table:table-cell office:value-type="string" calcext:value-type="string">
            <text:p>169-164</text:p>
          </table:table-cell>
          <table:table-cell table:number-columns-repeated="2" office:value-type="float" office:value="0.00444931665160275" calcext:value-type="float">
            <text:p>0.00444931665160275</text:p>
          </table:table-cell>
          <table:table-cell office:value-type="float" office:value="0.00906939966414699" calcext:value-type="float">
            <text:p>0.00906939966414699</text:p>
          </table:table-cell>
          <table:table-cell office:value-type="float" office:value="0.0309059619903564" calcext:value-type="float">
            <text:p>0.0309059619903564</text:p>
          </table:table-cell>
          <table:table-cell office:value-type="float" office:value="0.0271058082580566" calcext:value-type="float">
            <text:p>0.0271058082580566</text:p>
          </table:table-cell>
          <table:table-cell office:value-type="float" office:value="0.00991153717041016" calcext:value-type="float">
            <text:p>0.00991153717041016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.00462008301254424" calcext:value-type="float">
            <text:p>0.00462008301254424</text:p>
          </table:table-cell>
          <table:table-cell table:formula="of:=IF([.J76]=&quot;&quot;;&quot;&quot;;[.J76]/[.B76])" office:value-type="float" office:value="1.0383803568757" calcext:value-type="float">
            <text:p>1.0383803568757</text:p>
          </table:table-cell>
        </table:table-row>
        <table:table-row table:style-name="ro1">
          <table:table-cell office:value-type="string" calcext:value-type="string">
            <text:p>1759-714</text:p>
          </table:table-cell>
          <table:table-cell table:number-columns-repeated="2" office:value-type="float" office:value="0.0119651058538481" calcext:value-type="float">
            <text:p>0.0119651058538481</text:p>
          </table:table-cell>
          <table:table-cell office:value-type="float" office:value="0.0132447166381794" calcext:value-type="float">
            <text:p>0.0132447166381794</text:p>
          </table:table-cell>
          <table:table-cell office:value-type="float" office:value="0.0940556526184082" calcext:value-type="float">
            <text:p>0.0940556526184082</text:p>
          </table:table-cell>
          <table:table-cell office:value-type="float" office:value="0.507071495056152" calcext:value-type="float">
            <text:p>0.507071495056152</text:p>
          </table:table-cell>
          <table:table-cell office:value-type="float" office:value="0.0167677402496338" calcext:value-type="float">
            <text:p>0.0167677402496338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0127961078433125" calcext:value-type="float">
            <text:p>0.00127961078433125</text:p>
          </table:table-cell>
          <table:table-cell table:formula="of:=IF([.J77]=&quot;&quot;;&quot;&quot;;[.J77]/[.B77])" office:value-type="float" office:value="0.106945212182951" calcext:value-type="float">
            <text:p>0.106945212182951</text:p>
          </table:table-cell>
        </table:table-row>
        <table:table-row table:style-name="ro1">
          <table:table-cell office:value-type="string" calcext:value-type="string">
            <text:p>505-1327</text:p>
          </table:table-cell>
          <table:table-cell table:number-columns-repeated="2" office:value-type="float" office:value="0.00828398107480521" calcext:value-type="float">
            <text:p>0.00828398107480521</text:p>
          </table:table-cell>
          <table:table-cell office:value-type="float" office:value="0.0266888231801981" calcext:value-type="float">
            <text:p>0.0266888231801981</text:p>
          </table:table-cell>
          <table:table-cell office:value-type="float" office:value="0.0526084899902344" calcext:value-type="float">
            <text:p>0.0526084899902344</text:p>
          </table:table-cell>
          <table:table-cell office:value-type="float" office:value="0.391971111297607" calcext:value-type="float">
            <text:p>0.391971111297607</text:p>
          </table:table-cell>
          <table:table-cell office:value-type="float" office:value="0.0257852077484131" calcext:value-type="float">
            <text:p>0.0257852077484131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.0184048421053928" calcext:value-type="float">
            <text:p>0.0184048421053928</text:p>
          </table:table-cell>
          <table:table-cell table:formula="of:=IF([.J78]=&quot;&quot;;&quot;&quot;;[.J78]/[.B78])" office:value-type="float" office:value="2.22173879191601" calcext:value-type="float">
            <text:p>2.22173879191601</text:p>
          </table:table-cell>
        </table:table-row>
        <table:table-row table:style-name="ro1">
          <table:table-cell office:value-type="string" calcext:value-type="string">
            <text:p>233-1125</text:p>
          </table:table-cell>
          <table:table-cell table:number-columns-repeated="3" office:value-type="float" office:value="0.0086381631112491" calcext:value-type="float">
            <text:p>0.0086381631112491</text:p>
          </table:table-cell>
          <table:table-cell office:value-type="float" office:value="0.0626461505889893" calcext:value-type="float">
            <text:p>0.0626461505889893</text:p>
          </table:table-cell>
          <table:table-cell office:value-type="float" office:value="0.351718902587891" calcext:value-type="float">
            <text:p>0.351718902587891</text:p>
          </table:table-cell>
          <table:table-cell office:value-type="float" office:value="0.0112814903259277" calcext:value-type="float">
            <text:p>0.0112814903259277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" calcext:value-type="float">
            <text:p>0</text:p>
          </table:table-cell>
          <table:table-cell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1-1260</text:p>
          </table:table-cell>
          <table:table-cell table:number-columns-repeated="2" office:value-type="float" office:value="0.00794074904510389" calcext:value-type="float">
            <text:p>0.00794074904510389</text:p>
          </table:table-cell>
          <table:table-cell office:value-type="float" office:value="0" calcext:value-type="float">
            <text:p>0</text:p>
          </table:table-cell>
          <table:table-cell office:value-type="float" office:value="0.0469732284545898" calcext:value-type="float">
            <text:p>0.0469732284545898</text:p>
          </table:table-cell>
          <table:table-cell office:value-type="float" office:value="0.262734889984131" calcext:value-type="float">
            <text:p>0.262734889984131</text:p>
          </table:table-cell>
          <table:table-cell office:value-type="float" office:value="1.0002498626709" calcext:value-type="float">
            <text:p>1.0002498626709</text:p>
          </table:table-cell>
          <table:table-cell/>
          <table:table-cell table:formula="of:=IF([.D80]&gt;0;1;0)" office:value-type="float" office:value="0" calcext:value-type="float">
            <text:p>0</text:p>
          </table:table-cell>
          <table:table-cell table:formula="of:=IF([.D80]&gt;0;[.D80]-[.B80];&quot;&quot;)">
            <text:p/>
          </table:table-cell>
          <table:table-cell table:formula="of:=IF([.J80]=&quot;&quot;;&quot;&quot;;[.J80]/[.B80])">
            <text:p/>
          </table:table-cell>
        </table:table-row>
        <table:table-row table:style-name="ro1">
          <table:table-cell office:value-type="string" calcext:value-type="string">
            <text:p>659-292</text:p>
          </table:table-cell>
          <table:table-cell table:number-columns-repeated="2" office:value-type="float" office:value="0.0125701657017935" calcext:value-type="float">
            <text:p>0.0125701657017935</text:p>
          </table:table-cell>
          <table:table-cell office:value-type="float" office:value="0.0219006386358016" calcext:value-type="float">
            <text:p>0.0219006386358016</text:p>
          </table:table-cell>
          <table:table-cell office:value-type="float" office:value="0.0515890121459961" calcext:value-type="float">
            <text:p>0.0515890121459961</text:p>
          </table:table-cell>
          <table:table-cell office:value-type="float" office:value="0.297775030136108" calcext:value-type="float">
            <text:p>0.297775030136108</text:p>
          </table:table-cell>
          <table:table-cell office:value-type="float" office:value="0.0362374782562256" calcext:value-type="float">
            <text:p>0.0362374782562256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0933047293400813" calcext:value-type="float">
            <text:p>0.00933047293400813</text:p>
          </table:table-cell>
          <table:table-cell table:formula="of:=IF([.J81]=&quot;&quot;;&quot;&quot;;[.J81]/[.B81])" office:value-type="float" office:value="0.742271275920959" calcext:value-type="float">
            <text:p>0.742271275920959</text:p>
          </table:table-cell>
        </table:table-row>
        <table:table-row table:style-name="ro1">
          <table:table-cell office:value-type="string" calcext:value-type="string">
            <text:p>1599-1864</text:p>
          </table:table-cell>
          <table:table-cell table:number-columns-repeated="2" office:value-type="float" office:value="0.00722965730049252" calcext:value-type="float">
            <text:p>0.00722965730049252</text:p>
          </table:table-cell>
          <table:table-cell office:value-type="float" office:value="0.00899488712790708" calcext:value-type="float">
            <text:p>0.00899488712790708</text:p>
          </table:table-cell>
          <table:table-cell office:value-type="float" office:value="0.0519530773162842" calcext:value-type="float">
            <text:p>0.0519530773162842</text:p>
          </table:table-cell>
          <table:table-cell office:value-type="float" office:value="0.30093789100647" calcext:value-type="float">
            <text:p>0.30093789100647</text:p>
          </table:table-cell>
          <table:table-cell office:value-type="float" office:value="0.0109918117523193" calcext:value-type="float">
            <text:p>0.0109918117523193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.00176522982741456" calcext:value-type="float">
            <text:p>0.00176522982741456</text:p>
          </table:table-cell>
          <table:table-cell table:formula="of:=IF([.J82]=&quot;&quot;;&quot;&quot;;[.J82]/[.B82])" office:value-type="float" office:value="0.244165076440664" calcext:value-type="float">
            <text:p>0.244165076440664</text:p>
          </table:table-cell>
        </table:table-row>
        <table:table-row table:style-name="ro1">
          <table:table-cell office:value-type="string" calcext:value-type="string">
            <text:p>1576-1757</text:p>
          </table:table-cell>
          <table:table-cell table:number-columns-repeated="2" office:value-type="float" office:value="0.00858145629223583" calcext:value-type="float">
            <text:p>0.00858145629223583</text:p>
          </table:table-cell>
          <table:table-cell office:value-type="float" office:value="0.0125265127080494" calcext:value-type="float">
            <text:p>0.0125265127080494</text:p>
          </table:table-cell>
          <table:table-cell office:value-type="float" office:value="0.0554580688476563" calcext:value-type="float">
            <text:p>0.0554580688476563</text:p>
          </table:table-cell>
          <table:table-cell office:value-type="float" office:value="0.395697355270386" calcext:value-type="float">
            <text:p>0.395697355270386</text:p>
          </table:table-cell>
          <table:table-cell office:value-type="float" office:value="0.0206499099731445" calcext:value-type="float">
            <text:p>0.0206499099731445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394505641581355" calcext:value-type="float">
            <text:p>0.00394505641581355</text:p>
          </table:table-cell>
          <table:table-cell table:formula="of:=IF([.J83]=&quot;&quot;;&quot;&quot;;[.J83]/[.B83])" office:value-type="float" office:value="0.459718756521884" calcext:value-type="float">
            <text:p>0.459718756521884</text:p>
          </table:table-cell>
        </table:table-row>
        <table:table-row table:style-name="ro1">
          <table:table-cell office:value-type="string" calcext:value-type="string">
            <text:p>1142-543</text:p>
          </table:table-cell>
          <table:table-cell table:number-columns-repeated="2" office:value-type="float" office:value="0.0076464521658357" calcext:value-type="float">
            <text:p>0.0076464521658357</text:p>
          </table:table-cell>
          <table:table-cell office:value-type="float" office:value="0" calcext:value-type="float">
            <text:p>0</text:p>
          </table:table-cell>
          <table:table-cell office:value-type="float" office:value="0.0381898880004883" calcext:value-type="float">
            <text:p>0.0381898880004883</text:p>
          </table:table-cell>
          <table:table-cell office:value-type="float" office:value="0.307337522506714" calcext:value-type="float">
            <text:p>0.307337522506714</text:p>
          </table:table-cell>
          <table:table-cell office:value-type="float" office:value="1.00024843215942" calcext:value-type="float">
            <text:p>1.00024843215942</text:p>
          </table:table-cell>
          <table:table-cell/>
          <table:table-cell table:formula="of:=IF([.D84]&gt;0;1;0)" office:value-type="float" office:value="0" calcext:value-type="float">
            <text:p>0</text:p>
          </table:table-cell>
          <table:table-cell table:formula="of:=IF([.D84]&gt;0;[.D84]-[.B84];&quot;&quot;)">
            <text:p/>
          </table:table-cell>
          <table:table-cell table:formula="of:=IF([.J84]=&quot;&quot;;&quot;&quot;;[.J84]/[.B84])">
            <text:p/>
          </table:table-cell>
        </table:table-row>
        <table:table-row table:style-name="ro1">
          <table:table-cell office:value-type="string" calcext:value-type="string">
            <text:p>503-1197</text:p>
          </table:table-cell>
          <table:table-cell table:number-columns-repeated="2" office:value-type="float" office:value="0.00576363979463979" calcext:value-type="float">
            <text:p>0.00576363979463979</text:p>
          </table:table-cell>
          <table:table-cell office:value-type="float" office:value="0.00747533570119174" calcext:value-type="float">
            <text:p>0.00747533570119174</text:p>
          </table:table-cell>
          <table:table-cell office:value-type="float" office:value="0.0256369113922119" calcext:value-type="float">
            <text:p>0.0256369113922119</text:p>
          </table:table-cell>
          <table:table-cell office:value-type="float" office:value="0.0412759780883789" calcext:value-type="float">
            <text:p>0.0412759780883789</text:p>
          </table:table-cell>
          <table:table-cell office:value-type="float" office:value="0.00785112380981445" calcext:value-type="float">
            <text:p>0.00785112380981445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171169590655196" calcext:value-type="float">
            <text:p>0.00171169590655196</text:p>
          </table:table-cell>
          <table:table-cell table:formula="of:=IF([.J85]=&quot;&quot;;&quot;&quot;;[.J85]/[.B85])" office:value-type="float" office:value="0.296981762833938" calcext:value-type="float">
            <text:p>0.296981762833938</text:p>
          </table:table-cell>
        </table:table-row>
        <table:table-row table:style-name="ro1">
          <table:table-cell office:value-type="string" calcext:value-type="string">
            <text:p>472-949</text:p>
          </table:table-cell>
          <table:table-cell table:number-columns-repeated="3" office:value-type="float" office:value="0.00744242512083759" calcext:value-type="float">
            <text:p>0.00744242512083759</text:p>
          </table:table-cell>
          <table:table-cell office:value-type="float" office:value="0.027362585067749" calcext:value-type="float">
            <text:p>0.027362585067749</text:p>
          </table:table-cell>
          <table:table-cell office:value-type="float" office:value="0.387328386306763" calcext:value-type="float">
            <text:p>0.387328386306763</text:p>
          </table:table-cell>
          <table:table-cell office:value-type="float" office:value="0.00760269165039063" calcext:value-type="float">
            <text:p>0.00760269165039063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" calcext:value-type="float">
            <text:p>0</text:p>
          </table:table-cell>
          <table:table-cell table:formula="of:=IF([.J86]=&quot;&quot;;&quot;&quot;;[.J86]/[.B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4-501</text:p>
          </table:table-cell>
          <table:table-cell table:number-columns-repeated="2" office:value-type="float" office:value="0.0108044201065496" calcext:value-type="float">
            <text:p>0.0108044201065496</text:p>
          </table:table-cell>
          <table:table-cell office:value-type="float" office:value="0.0134226934765307" calcext:value-type="float">
            <text:p>0.0134226934765307</text:p>
          </table:table-cell>
          <table:table-cell office:value-type="float" office:value="0.066281795501709" calcext:value-type="float">
            <text:p>0.066281795501709</text:p>
          </table:table-cell>
          <table:table-cell office:value-type="float" office:value="0.295903921127319" calcext:value-type="float">
            <text:p>0.295903921127319</text:p>
          </table:table-cell>
          <table:table-cell office:value-type="float" office:value="0.00980353355407715" calcext:value-type="float">
            <text:p>0.00980353355407715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0261827336998111" calcext:value-type="float">
            <text:p>0.00261827336998111</text:p>
          </table:table-cell>
          <table:table-cell table:formula="of:=IF([.J87]=&quot;&quot;;&quot;&quot;;[.J87]/[.B87])" office:value-type="float" office:value="0.242333539806909" calcext:value-type="float">
            <text:p>0.242333539806909</text:p>
          </table:table-cell>
        </table:table-row>
        <table:table-row table:style-name="ro1">
          <table:table-cell office:value-type="string" calcext:value-type="string">
            <text:p>885-1794</text:p>
          </table:table-cell>
          <table:table-cell table:number-columns-repeated="2" office:value-type="float" office:value="0.00744869309639062" calcext:value-type="float">
            <text:p>0.00744869309639062</text:p>
          </table:table-cell>
          <table:table-cell office:value-type="float" office:value="0.0149856064706048" calcext:value-type="float">
            <text:p>0.0149856064706048</text:p>
          </table:table-cell>
          <table:table-cell office:value-type="float" office:value="0.0626182556152344" calcext:value-type="float">
            <text:p>0.0626182556152344</text:p>
          </table:table-cell>
          <table:table-cell office:value-type="float" office:value="0.30707836151123" calcext:value-type="float">
            <text:p>0.30707836151123</text:p>
          </table:table-cell>
          <table:table-cell office:value-type="float" office:value="0.012561559677124" calcext:value-type="float">
            <text:p>0.012561559677124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0753691337421414" calcext:value-type="float">
            <text:p>0.00753691337421414</text:p>
          </table:table-cell>
          <table:table-cell table:formula="of:=IF([.J88]=&quot;&quot;;&quot;&quot;;[.J88]/[.B88])" office:value-type="float" office:value="1.01184372569549" calcext:value-type="float">
            <text:p>1.01184372569549</text:p>
          </table:table-cell>
        </table:table-row>
        <table:table-row table:style-name="ro1">
          <table:table-cell office:value-type="string" calcext:value-type="string">
            <text:p>1863-659</text:p>
          </table:table-cell>
          <table:table-cell table:number-columns-repeated="3" office:value-type="float" office:value="0.00407117414508251" calcext:value-type="float">
            <text:p>0.00407117414508251</text:p>
          </table:table-cell>
          <table:table-cell office:value-type="float" office:value="0.0209171772003174" calcext:value-type="float">
            <text:p>0.0209171772003174</text:p>
          </table:table-cell>
          <table:table-cell office:value-type="float" office:value="0.0535991191864014" calcext:value-type="float">
            <text:p>0.0535991191864014</text:p>
          </table:table-cell>
          <table:table-cell office:value-type="float" office:value="0.00424742698669434" calcext:value-type="float">
            <text:p>0.00424742698669434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3-110</text:p>
          </table:table-cell>
          <table:table-cell table:number-columns-repeated="2" office:value-type="float" office:value="0.00674984837522752" calcext:value-type="float">
            <text:p>0.00674984837522752</text:p>
          </table:table-cell>
          <table:table-cell office:value-type="float" office:value="0" calcext:value-type="float">
            <text:p>0</text:p>
          </table:table-cell>
          <table:table-cell office:value-type="float" office:value="0.0626499652862549" calcext:value-type="float">
            <text:p>0.0626499652862549</text:p>
          </table:table-cell>
          <table:table-cell office:value-type="float" office:value="0.373185873031616" calcext:value-type="float">
            <text:p>0.373185873031616</text:p>
          </table:table-cell>
          <table:table-cell office:value-type="float" office:value="1.00030565261841" calcext:value-type="float">
            <text:p>1.00030565261841</text:p>
          </table:table-cell>
          <table:table-cell/>
          <table:table-cell table:formula="of:=IF([.D90]&gt;0;1;0)" office:value-type="float" office:value="0" calcext:value-type="float">
            <text:p>0</text:p>
          </table:table-cell>
          <table:table-cell table:formula="of:=IF([.D90]&gt;0;[.D90]-[.B90];&quot;&quot;)">
            <text:p/>
          </table:table-cell>
          <table:table-cell table:formula="of:=IF([.J90]=&quot;&quot;;&quot;&quot;;[.J90]/[.B90])">
            <text:p/>
          </table:table-cell>
        </table:table-row>
        <table:table-row table:style-name="ro1">
          <table:table-cell office:value-type="string" calcext:value-type="string">
            <text:p>2-1441</text:p>
          </table:table-cell>
          <table:table-cell table:number-columns-repeated="2" office:value-type="float" office:value="0.00818552702961994" calcext:value-type="float">
            <text:p>0.00818552702961994</text:p>
          </table:table-cell>
          <table:table-cell office:value-type="float" office:value="0" calcext:value-type="float">
            <text:p>0</text:p>
          </table:table-cell>
          <table:table-cell office:value-type="float" office:value="0.078679084777832" calcext:value-type="float">
            <text:p>0.078679084777832</text:p>
          </table:table-cell>
          <table:table-cell office:value-type="float" office:value="0.405462980270386" calcext:value-type="float">
            <text:p>0.405462980270386</text:p>
          </table:table-cell>
          <table:table-cell office:value-type="float" office:value="1.00010251998901" calcext:value-type="float">
            <text:p>1.00010251998901</text:p>
          </table:table-cell>
          <table:table-cell/>
          <table:table-cell table:formula="of:=IF([.D91]&gt;0;1;0)" office:value-type="float" office:value="0" calcext:value-type="float">
            <text:p>0</text:p>
          </table:table-cell>
          <table:table-cell table:formula="of:=IF([.D91]&gt;0;[.D91]-[.B91];&quot;&quot;)">
            <text:p/>
          </table:table-cell>
          <table:table-cell table:formula="of:=IF([.J91]=&quot;&quot;;&quot;&quot;;[.J91]/[.B91])">
            <text:p/>
          </table:table-cell>
        </table:table-row>
        <table:table-row table:style-name="ro1">
          <table:table-cell office:value-type="string" calcext:value-type="string">
            <text:p>1741-1818</text:p>
          </table:table-cell>
          <table:table-cell table:number-columns-repeated="2" office:value-type="float" office:value="0.0109526094782066" calcext:value-type="float">
            <text:p>0.0109526094782066</text:p>
          </table:table-cell>
          <table:table-cell office:value-type="float" office:value="0.0265367103019701" calcext:value-type="float">
            <text:p>0.0265367103019701</text:p>
          </table:table-cell>
          <table:table-cell office:value-type="float" office:value="0.0436320304870606" calcext:value-type="float">
            <text:p>0.0436320304870606</text:p>
          </table:table-cell>
          <table:table-cell office:value-type="float" office:value="0.499072313308716" calcext:value-type="float">
            <text:p>0.499072313308716</text:p>
          </table:table-cell>
          <table:table-cell office:value-type="float" office:value="0.0347976684570313" calcext:value-type="float">
            <text:p>0.0347976684570313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155841008237635" calcext:value-type="float">
            <text:p>0.0155841008237635</text:p>
          </table:table-cell>
          <table:table-cell table:formula="of:=IF([.J92]=&quot;&quot;;&quot;&quot;;[.J92]/[.B92])" office:value-type="float" office:value="1.42286647348949" calcext:value-type="float">
            <text:p>1.42286647348949</text:p>
          </table:table-cell>
        </table:table-row>
        <table:table-row table:style-name="ro1">
          <table:table-cell office:value-type="string" calcext:value-type="string">
            <text:p>1162-177</text:p>
          </table:table-cell>
          <table:table-cell table:number-columns-repeated="2" office:value-type="float" office:value="0.00745478249480969" calcext:value-type="float">
            <text:p>0.00745478249480969</text:p>
          </table:table-cell>
          <table:table-cell office:value-type="float" office:value="0.0267068316191021" calcext:value-type="float">
            <text:p>0.0267068316191021</text:p>
          </table:table-cell>
          <table:table-cell office:value-type="float" office:value="0.0639224052429199" calcext:value-type="float">
            <text:p>0.0639224052429199</text:p>
          </table:table-cell>
          <table:table-cell office:value-type="float" office:value="0.383338451385498" calcext:value-type="float">
            <text:p>0.383338451385498</text:p>
          </table:table-cell>
          <table:table-cell office:value-type="float" office:value="0.0353624820709229" calcext:value-type="float">
            <text:p>0.0353624820709229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192520491242925" calcext:value-type="float">
            <text:p>0.0192520491242925</text:p>
          </table:table-cell>
          <table:table-cell table:formula="of:=IF([.J93]=&quot;&quot;;&quot;&quot;;[.J93]/[.B93])" office:value-type="float" office:value="2.58250983683246" calcext:value-type="float">
            <text:p>2.58250983683246</text:p>
          </table:table-cell>
        </table:table-row>
        <table:table-row table:style-name="ro1">
          <table:table-cell office:value-type="string" calcext:value-type="string">
            <text:p>1595-1698</text:p>
          </table:table-cell>
          <table:table-cell table:number-columns-repeated="2" office:value-type="float" office:value="0.00723179417049435" calcext:value-type="float">
            <text:p>0.00723179417049435</text:p>
          </table:table-cell>
          <table:table-cell office:value-type="float" office:value="0.0123716697618442" calcext:value-type="float">
            <text:p>0.0123716697618442</text:p>
          </table:table-cell>
          <table:table-cell office:value-type="float" office:value="0.030914306640625" calcext:value-type="float">
            <text:p>0.030914306640625</text:p>
          </table:table-cell>
          <table:table-cell office:value-type="float" office:value="0.364334106445313" calcext:value-type="float">
            <text:p>0.364334106445313</text:p>
          </table:table-cell>
          <table:table-cell office:value-type="float" office:value="0.00836777687072754" calcext:value-type="float">
            <text:p>0.00836777687072754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.00513987559134987" calcext:value-type="float">
            <text:p>0.00513987559134987</text:p>
          </table:table-cell>
          <table:table-cell table:formula="of:=IF([.J94]=&quot;&quot;;&quot;&quot;;[.J94]/[.B94])" office:value-type="float" office:value="0.710733114103346" calcext:value-type="float">
            <text:p>0.710733114103346</text:p>
          </table:table-cell>
        </table:table-row>
        <table:table-row table:style-name="ro1">
          <table:table-cell office:value-type="string" calcext:value-type="string">
            <text:p>135-1815</text:p>
          </table:table-cell>
          <table:table-cell table:number-columns-repeated="3" office:value-type="float" office:value="0.00332810663285044" calcext:value-type="float">
            <text:p>0.00332810663285044</text:p>
          </table:table-cell>
          <table:table-cell office:value-type="float" office:value="0.0262868404388428" calcext:value-type="float">
            <text:p>0.0262868404388428</text:p>
          </table:table-cell>
          <table:table-cell office:value-type="float" office:value="0.0253806114196777" calcext:value-type="float">
            <text:p>0.0253806114196777</text:p>
          </table:table-cell>
          <table:table-cell office:value-type="float" office:value="0.00274133682250977" calcext:value-type="float">
            <text:p>0.00274133682250977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1420</text:p>
          </table:table-cell>
          <table:table-cell table:number-columns-repeated="2" office:value-type="float" office:value="0.00945911356106211" calcext:value-type="float">
            <text:p>0.00945911356106211</text:p>
          </table:table-cell>
          <table:table-cell office:value-type="float" office:value="0.0311538065923666" calcext:value-type="float">
            <text:p>0.0311538065923666</text:p>
          </table:table-cell>
          <table:table-cell office:value-type="float" office:value="0.0462477207183838" calcext:value-type="float">
            <text:p>0.0462477207183838</text:p>
          </table:table-cell>
          <table:table-cell office:value-type="float" office:value="0.326443433761597" calcext:value-type="float">
            <text:p>0.326443433761597</text:p>
          </table:table-cell>
          <table:table-cell office:value-type="float" office:value="0.0311300754547119" calcext:value-type="float">
            <text:p>0.0311300754547119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.0216946930313044" calcext:value-type="float">
            <text:p>0.0216946930313044</text:p>
          </table:table-cell>
          <table:table-cell table:formula="of:=IF([.J96]=&quot;&quot;;&quot;&quot;;[.J96]/[.B96])" office:value-type="float" office:value="2.29352284347335" calcext:value-type="float">
            <text:p>2.29352284347335</text:p>
          </table:table-cell>
        </table:table-row>
        <table:table-row table:style-name="ro1">
          <table:table-cell office:value-type="string" calcext:value-type="string">
            <text:p>1933-1406</text:p>
          </table:table-cell>
          <table:table-cell table:number-columns-repeated="2" office:value-type="float" office:value="0.00995994965543801" calcext:value-type="float">
            <text:p>0.00995994965543801</text:p>
          </table:table-cell>
          <table:table-cell office:value-type="float" office:value="0" calcext:value-type="float">
            <text:p>0</text:p>
          </table:table-cell>
          <table:table-cell office:value-type="float" office:value="0.040672779083252" calcext:value-type="float">
            <text:p>0.040672779083252</text:p>
          </table:table-cell>
          <table:table-cell office:value-type="float" office:value="0.239751815795898" calcext:value-type="float">
            <text:p>0.239751815795898</text:p>
          </table:table-cell>
          <table:table-cell office:value-type="float" office:value="1.00124049186707" calcext:value-type="float">
            <text:p>1.00124049186707</text:p>
          </table:table-cell>
          <table:table-cell/>
          <table:table-cell table:formula="of:=IF([.D97]&gt;0;1;0)" office:value-type="float" office:value="0" calcext:value-type="float">
            <text:p>0</text:p>
          </table:table-cell>
          <table:table-cell table:formula="of:=IF([.D97]&gt;0;[.D97]-[.B97];&quot;&quot;)">
            <text:p/>
          </table:table-cell>
          <table:table-cell table:formula="of:=IF([.J97]=&quot;&quot;;&quot;&quot;;[.J97]/[.B97])">
            <text:p/>
          </table:table-cell>
        </table:table-row>
        <table:table-row table:style-name="ro1">
          <table:table-cell office:value-type="string" calcext:value-type="string">
            <text:p>1094-979</text:p>
          </table:table-cell>
          <table:table-cell table:number-columns-repeated="2" office:value-type="float" office:value="0.00922037554215505" calcext:value-type="float">
            <text:p>0.00922037554215505</text:p>
          </table:table-cell>
          <table:table-cell office:value-type="float" office:value="0.0125600788306171" calcext:value-type="float">
            <text:p>0.0125600788306171</text:p>
          </table:table-cell>
          <table:table-cell office:value-type="float" office:value="0.041006326675415" calcext:value-type="float">
            <text:p>0.041006326675415</text:p>
          </table:table-cell>
          <table:table-cell office:value-type="float" office:value="0.404773473739624" calcext:value-type="float">
            <text:p>0.404773473739624</text:p>
          </table:table-cell>
          <table:table-cell office:value-type="float" office:value="0.0150682926177979" calcext:value-type="float">
            <text:p>0.0150682926177979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03339703288462" calcext:value-type="float">
            <text:p>0.003339703288462</text:p>
          </table:table-cell>
          <table:table-cell table:formula="of:=IF([.J98]=&quot;&quot;;&quot;&quot;;[.J98]/[.B98])" office:value-type="float" office:value="0.362209030770283" calcext:value-type="float">
            <text:p>0.362209030770283</text:p>
          </table:table-cell>
        </table:table-row>
        <table:table-row table:style-name="ro1">
          <table:table-cell office:value-type="string" calcext:value-type="string">
            <text:p>1877-785</text:p>
          </table:table-cell>
          <table:table-cell table:number-columns-repeated="2" office:value-type="float" office:value="0.00678525545025022" calcext:value-type="float">
            <text:p>0.00678525545025022</text:p>
          </table:table-cell>
          <table:table-cell office:value-type="float" office:value="0.00875246776931371" calcext:value-type="float">
            <text:p>0.00875246776931371</text:p>
          </table:table-cell>
          <table:table-cell office:value-type="float" office:value="0.0548486709594727" calcext:value-type="float">
            <text:p>0.0548486709594727</text:p>
          </table:table-cell>
          <table:table-cell office:value-type="float" office:value="0.203225374221802" calcext:value-type="float">
            <text:p>0.203225374221802</text:p>
          </table:table-cell>
          <table:table-cell office:value-type="float" office:value="0.0129320621490479" calcext:value-type="float">
            <text:p>0.0129320621490479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0196721231906349" calcext:value-type="float">
            <text:p>0.00196721231906349</text:p>
          </table:table-cell>
          <table:table-cell table:formula="of:=IF([.J99]=&quot;&quot;;&quot;&quot;;[.J99]/[.B99])" office:value-type="float" office:value="0.289924577414539" calcext:value-type="float">
            <text:p>0.289924577414539</text:p>
          </table:table-cell>
        </table:table-row>
        <table:table-row table:style-name="ro1">
          <table:table-cell office:value-type="string" calcext:value-type="string">
            <text:p>220-1207</text:p>
          </table:table-cell>
          <table:table-cell table:number-columns-repeated="2" office:value-type="float" office:value="0.00557158839449079" calcext:value-type="float">
            <text:p>0.00557158839449079</text:p>
          </table:table-cell>
          <table:table-cell office:value-type="float" office:value="0.0172405325264808" calcext:value-type="float">
            <text:p>0.0172405325264808</text:p>
          </table:table-cell>
          <table:table-cell office:value-type="float" office:value="0.0453407764434814" calcext:value-type="float">
            <text:p>0.0453407764434814</text:p>
          </table:table-cell>
          <table:table-cell office:value-type="float" office:value="0.124531507492065" calcext:value-type="float">
            <text:p>0.124531507492065</text:p>
          </table:table-cell>
          <table:table-cell office:value-type="float" office:value="0.0398824214935303" calcext:value-type="float">
            <text:p>0.0398824214935303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.01166894413199" calcext:value-type="float">
            <text:p>0.01166894413199</text:p>
          </table:table-cell>
          <table:table-cell table:formula="of:=IF([.J100]=&quot;&quot;;&quot;&quot;;[.J100]/[.B100])" office:value-type="float" office:value="2.094365790468" calcext:value-type="float">
            <text:p>2.094365790468</text:p>
          </table:table-cell>
        </table:table-row>
        <table:table-row table:style-name="ro1">
          <table:table-cell office:value-type="string" calcext:value-type="string">
            <text:p>1062-2004</text:p>
          </table:table-cell>
          <table:table-cell table:number-columns-repeated="2" office:value-type="float" office:value="0.00915694994153948" calcext:value-type="float">
            <text:p>0.00915694994153948</text:p>
          </table:table-cell>
          <table:table-cell office:value-type="float" office:value="0.0131895124151873" calcext:value-type="float">
            <text:p>0.0131895124151873</text:p>
          </table:table-cell>
          <table:table-cell office:value-type="float" office:value="0.0574920177459717" calcext:value-type="float">
            <text:p>0.0574920177459717</text:p>
          </table:table-cell>
          <table:table-cell office:value-type="float" office:value="0.241482973098755" calcext:value-type="float">
            <text:p>0.241482973098755</text:p>
          </table:table-cell>
          <table:table-cell office:value-type="float" office:value="0.0183374881744385" calcext:value-type="float">
            <text:p>0.0183374881744385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0403256247364781" calcext:value-type="float">
            <text:p>0.00403256247364781</text:p>
          </table:table-cell>
          <table:table-cell table:formula="of:=IF([.J101]=&quot;&quot;;&quot;&quot;;[.J101]/[.B101])" office:value-type="float" office:value="0.440382714702254" calcext:value-type="float">
            <text:p>0.440382714702254</text:p>
          </table:table-cell>
        </table:table-row>
      </table:table>
      <table:table table:name="results_analysis" table:style-name="ta1">
        <table:shapes>
          <draw:frame draw:z-index="0" draw:style-name="gr1" draw:text-style-name="P1" svg:width="5in" svg:height="4in" svg:x="4.1315in" svg:y="0.2425in">
            <draw:object draw:notify-on-update-of-ranges="results_analysis.A10:results_analysis.A15 results_analysis.B9:results_analysis.B9 results_analysis.B10:results_analysis.B15 results_analysis.C9:results_analysis.C9 results_analysis.C10:results_analysis.C15 results_analysis.D9:results_analysis.D9 results_analysis.D10:results_analysis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in" svg:height="4in" svg:x="9.424in" svg:y="0.1803in">
            <draw:object draw:notify-on-update-of-ranges="results_analysis.A17:results_analysis.A22 results_analysis.B17:results_analysis.B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in" svg:height="4in" svg:x="4.1067in" svg:y="4.5114in">
            <draw:object draw:notify-on-update-of-ranges="results_analysis.A17:results_analysis.A22 results_analysis.C17:results_analysis.C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SUMIF([$results_64.E2:.E51];&quot;&lt;1&quot;)" office:value-type="float" office:value="0.01287841796875" calcext:value-type="float">
            <text:p>0.01287841796875</text:p>
          </table:table-cell>
          <table:table-cell table:formula="of:=SUMIF([$results_64.F2:.F51];&quot;&lt;1&quot;)" office:value-type="float" office:value="0.0185115337371826" calcext:value-type="float">
            <text:p>0.0185115337371826</text:p>
          </table:table-cell>
          <table:table-cell table:formula="of:=SUMIF([$results_64.G2:.G51];&quot;&lt;1&quot;)" office:value-type="float" office:value="0.262484312057495" calcext:value-type="float">
            <text:p>0.262484312057495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SUMIF([$results_128.E3:.E52];&quot;&lt;1&quot;)" office:value-type="float" office:value="0.0338563919067383" calcext:value-type="float">
            <text:p>0.0338563919067383</text:p>
          </table:table-cell>
          <table:table-cell table:formula="of:=SUMIF([$results_128.F3:.F52];&quot;&lt;1&quot;)" office:value-type="float" office:value="0.0635673999786377" calcext:value-type="float">
            <text:p>0.0635673999786377</text:p>
          </table:table-cell>
          <table:table-cell table:formula="of:=SUMIF([$results_128.G3:.G52];&quot;&lt;1&quot;)" office:value-type="float" office:value="0.221660614013672" calcext:value-type="float">
            <text:p>0.221660614013672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SUMIF([$results_256.E4:.E53];&quot;&lt;1&quot;)" office:value-type="float" office:value="0.118058443069458" calcext:value-type="float">
            <text:p>0.118058443069458</text:p>
          </table:table-cell>
          <table:table-cell table:formula="of:=SUMIF([$results_256.F4:.F53];&quot;&lt;1&quot;)" office:value-type="float" office:value="0.252073049545288" calcext:value-type="float">
            <text:p>0.252073049545288</text:p>
          </table:table-cell>
          <table:table-cell table:formula="of:=SUMIF([$results_256.G4:.G53];&quot;&lt;1&quot;)" office:value-type="float" office:value="0.28610897064209" calcext:value-type="float">
            <text:p>0.28610897064209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SUMIF([$results_512.E5:.E54];&quot;&lt;1&quot;)" office:value-type="float" office:value="0.464890241622925" calcext:value-type="float">
            <text:p>0.464890241622925</text:p>
          </table:table-cell>
          <table:table-cell table:formula="of:=SUMIF([$results_512.F5:.F54];&quot;&lt;1&quot;)" office:value-type="float" office:value="1.06133437156677" calcext:value-type="float">
            <text:p>1.06133437156677</text:p>
          </table:table-cell>
          <table:table-cell table:formula="of:=SUMIF([$results_512.G5:.G54];&quot;&lt;1&quot;)" office:value-type="float" office:value="0.514641523361206" calcext:value-type="float">
            <text:p>0.514641523361206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SUMIF([$results_1024.E6:.E55];&quot;&lt;1&quot;)" office:value-type="float" office:value="0.879408121109009" calcext:value-type="float">
            <text:p>0.879408121109009</text:p>
          </table:table-cell>
          <table:table-cell table:formula="of:=SUMIF([$results_1024.F6:.F55];&quot;&lt;1&quot;)" office:value-type="float" office:value="3.45987725257874" calcext:value-type="float">
            <text:p>3.45987725257874</text:p>
          </table:table-cell>
          <table:table-cell table:formula="of:=SUMIF([$results_1024.G6:.G55];&quot;&lt;1&quot;)" office:value-type="float" office:value="0.653114318847656" calcext:value-type="float">
            <text:p>0.653114318847656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SUMIF([$results_2048.E7:.E56];&quot;&lt;1&quot;)" office:value-type="float" office:value="2.83864808082581" calcext:value-type="float">
            <text:p>2.83864808082581</text:p>
          </table:table-cell>
          <table:table-cell table:formula="of:=SUMIF([$results_2048.F7:.F56];&quot;&lt;1&quot;)" office:value-type="float" office:value="14.0258555412292" calcext:value-type="float">
            <text:p>14.0258555412292</text:p>
          </table:table-cell>
          <table:table-cell table:formula="of:=SUMIF([$results_2048.G7:.G56];&quot;&lt;1&quot;)" office:value-type="float" office:value="0.547913551330566" calcext:value-type="float">
            <text:p>0.54791355133056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[.B2]/60" office:value-type="float" office:value="0.000214640299479167" calcext:value-type="float">
            <text:p>0.000214640299479167</text:p>
          </table:table-cell>
          <table:table-cell table:formula="of:=[.C2]/60" office:value-type="float" office:value="0.000308525562286377" calcext:value-type="float">
            <text:p>0.000308525562286377</text:p>
          </table:table-cell>
          <table:table-cell table:formula="of:=[.D2]/60" office:value-type="float" office:value="0.00437473853429159" calcext:value-type="float">
            <text:p>0.00437473853429159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[.B3]/60" office:value-type="float" office:value="0.000564273198445638" calcext:value-type="float">
            <text:p>0.000564273198445638</text:p>
          </table:table-cell>
          <table:table-cell table:formula="of:=[.C3]/60" office:value-type="float" office:value="0.00105945666631063" calcext:value-type="float">
            <text:p>0.00105945666631063</text:p>
          </table:table-cell>
          <table:table-cell table:formula="of:=[.D3]/60" office:value-type="float" office:value="0.00369434356689453" calcext:value-type="float">
            <text:p>0.00369434356689453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[.B4]/60" office:value-type="float" office:value="0.0019676407178243" calcext:value-type="float">
            <text:p>0.0019676407178243</text:p>
          </table:table-cell>
          <table:table-cell table:formula="of:=[.C4]/60" office:value-type="float" office:value="0.00420121749242147" calcext:value-type="float">
            <text:p>0.00420121749242147</text:p>
          </table:table-cell>
          <table:table-cell table:formula="of:=[.D4]/60" office:value-type="float" office:value="0.00476848284403483" calcext:value-type="float">
            <text:p>0.00476848284403483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[.B5]/60" office:value-type="float" office:value="0.00774817069371541" calcext:value-type="float">
            <text:p>0.00774817069371541</text:p>
          </table:table-cell>
          <table:table-cell table:formula="of:=[.C5]/60" office:value-type="float" office:value="0.0176889061927795" calcext:value-type="float">
            <text:p>0.0176889061927795</text:p>
          </table:table-cell>
          <table:table-cell table:formula="of:=[.D5]/60" office:value-type="float" office:value="0.00857735872268677" calcext:value-type="float">
            <text:p>0.00857735872268677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[.B6]/60" office:value-type="float" office:value="0.0146568020184835" calcext:value-type="float">
            <text:p>0.0146568020184835</text:p>
          </table:table-cell>
          <table:table-cell table:formula="of:=[.C6]/60" office:value-type="float" office:value="0.0576646208763123" calcext:value-type="float">
            <text:p>0.0576646208763123</text:p>
          </table:table-cell>
          <table:table-cell table:formula="of:=[.D6]/60" office:value-type="float" office:value="0.0108852386474609" calcext:value-type="float">
            <text:p>0.0108852386474609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[.B7]/60" office:value-type="float" office:value="0.0473108013470968" calcext:value-type="float">
            <text:p>0.0473108013470968</text:p>
          </table:table-cell>
          <table:table-cell table:formula="of:=[.C7]/60" office:value-type="float" office:value="0.233764259020487" calcext:value-type="float">
            <text:p>0.233764259020487</text:p>
          </table:table-cell>
          <table:table-cell table:formula="of:=[.D7]/60" office:value-type="float" office:value="0.00913189252217611" calcext:value-type="float">
            <text:p>0.009131892522176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^6</text:p>
          </table:table-cell>
          <table:table-cell table:formula="of:=AVERAGE([$results_64.$I$2:.$I$51])*100" office:value-type="float" office:value="100" calcext:value-type="float">
            <text:p>100</text:p>
          </table:table-cell>
          <table:table-cell table:style-name="ce1" table:formula="of:=AVERAGE([$results_64.$K$2:.$K$51])*100" office:value-type="float" office:value="18.0971949177713" calcext:value-type="float">
            <text:p>18.097</text:p>
          </table:table-cell>
          <table:table-cell/>
        </table:table-row>
        <table:table-row table:style-name="ro1">
          <table:table-cell office:value-type="string" calcext:value-type="string">
            <text:p>2^7</text:p>
          </table:table-cell>
          <table:table-cell table:formula="of:=AVERAGE([$results_128.$I$2:.$I$51])*100" office:value-type="float" office:value="94" calcext:value-type="float">
            <text:p>94</text:p>
          </table:table-cell>
          <table:table-cell table:style-name="ce1" table:formula="of:=AVERAGE([$results_128.$K$2:.$K$51])*100" office:value-type="float" office:value="32.0842974367075" calcext:value-type="float">
            <text:p>32.084</text:p>
          </table:table-cell>
          <table:table-cell/>
        </table:table-row>
        <table:table-row table:style-name="ro1">
          <table:table-cell office:value-type="string" calcext:value-type="string">
            <text:p>2^8</text:p>
          </table:table-cell>
          <table:table-cell table:formula="of:=AVERAGE([$results_256.$I$2:.$I$51])*100" office:value-type="float" office:value="92" calcext:value-type="float">
            <text:p>92</text:p>
          </table:table-cell>
          <table:table-cell table:style-name="ce1" table:formula="of:=AVERAGE([$results_256.$K$2:.$K$51])*100" office:value-type="float" office:value="25.5592583218295" calcext:value-type="float">
            <text:p>25.559</text:p>
          </table:table-cell>
          <table:table-cell/>
        </table:table-row>
        <table:table-row table:style-name="ro1">
          <table:table-cell office:value-type="string" calcext:value-type="string">
            <text:p>2^9</text:p>
          </table:table-cell>
          <table:table-cell table:formula="of:=AVERAGE([$results_512.$I$2:.$I$51])*100" office:value-type="float" office:value="96" calcext:value-type="float">
            <text:p>96</text:p>
          </table:table-cell>
          <table:table-cell table:style-name="ce1" table:formula="of:=AVERAGE([$results_512.$K$2:.$K$51])*100" office:value-type="float" office:value="48.216291028" calcext:value-type="float">
            <text:p>48.216</text:p>
          </table:table-cell>
          <table:table-cell/>
        </table:table-row>
        <table:table-row table:style-name="ro1">
          <table:table-cell office:value-type="string" calcext:value-type="string">
            <text:p>2^10</text:p>
          </table:table-cell>
          <table:table-cell table:style-name="ce4" table:formula="of:=AVERAGE([$results_1024.$I$2:.$I$51])*100" office:value-type="float" office:value="82" calcext:value-type="float">
            <text:p>82</text:p>
          </table:table-cell>
          <table:table-cell table:style-name="ce1" table:formula="of:=AVERAGE([$results_1024.$K$2:.$K$51])*100" office:value-type="float" office:value="109.119308508098" calcext:value-type="float">
            <text:p>109.119</text:p>
          </table:table-cell>
          <table:table-cell/>
        </table:table-row>
        <table:table-row table:style-name="ro1">
          <table:table-cell office:value-type="string" calcext:value-type="string">
            <text:p>2^11</text:p>
          </table:table-cell>
          <table:table-cell table:formula="of:=AVERAGE([$results_2048.$I$2:.$I$51])*100" office:value-type="float" office:value="70" calcext:value-type="float">
            <text:p>70</text:p>
          </table:table-cell>
          <table:table-cell table:style-name="ce1" table:formula="of:=AVERAGE([$results_2048.$K$2:.$K$51])*100" office:value-type="float" office:value="72.4400886118535" calcext:value-type="float">
            <text:p>72.440</text:p>
          </table:table-cell>
          <table:table-cell/>
        </table:table-row>
        <table:table-row table:style-name="ro1">
          <table:table-cell office:value-type="string" calcext:value-type="string">
            <text:p>avr</text:p>
          </table:table-cell>
          <table:table-cell table:formula="of:=AVERAGE([.B17:.B22])" office:value-type="float" office:value="89" calcext:value-type="float">
            <text:p>89</text:p>
          </table:table-cell>
          <table:table-cell table:formula="of:=AVERAGE([.C17:.C22])" office:value-type="float" office:value="50.91940647071" calcext:value-type="float">
            <text:p>50.91940647071</text:p>
          </table:table-cell>
          <table:table-cell/>
        </table:table-row>
        <table:table-row table:style-name="ro1" table:number-rows-repeated="17"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4"/>
          <table:table-cell table:style-name="ce1"/>
          <table:table-cell/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15:03:55.2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4:58:35.972000000</meta:creation-date>
    <dc:date>2025-02-25T15:15:42.229000000</dc:date>
    <meta:editing-duration>PT3H11M37S</meta:editing-duration>
    <meta:editing-cycles>32</meta:editing-cycles>
    <meta:generator>LibreOffice/7.6.1.2$Windows_X86_64 LibreOffice_project/f5defcebd022c5bc36bbb79be232cb6926d8f674</meta:generator>
    <meta:document-statistic meta:table-count="14" meta:cell-count="6333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rial Rounded MT Bold'"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Arial Nova Light'" style:font-style-name="Regular" fo:font-size="10pt" fo:font-weight="250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6" style:family="chart">
      <style:chart-properties style:rotation-angle="0"/>
      <style:text-properties fo:font-family="'Arial Rounded MT Bold'" style:font-style-name="Normal" fo:font-size="20pt" style:font-size-asian="9pt" style:font-size-complex="9pt"/>
    </style:style>
    <style:style style:name="ch7" style:family="chart" style:data-style-name="N0">
      <style:chart-properties chart:display-label="true" chart:logarithmic="false" chart:maximum="3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8" style:family="chart">
      <style:chart-properties chart:auto-position="true" style:rotation-angle="90"/>
      <style:text-properties fo:font-family="'Arial Rounded MT Bold'" style:font-style-name="Normal" fo:font-size="20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ChartDash_20_1" svg:stroke-width="0.03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ChartDash_20_2" svg:stroke-width="0.035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ChartDash_20_3" svg:stroke-width="0.035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ChartDash_20_4" svg:stroke-width="0.035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ChartDash_20_6" svg:stroke-width="0.035cm" svg:stroke-color="#111111" draw:fill-color="#111111"/>
      <style:text-properties fo:font-size="10pt" style:font-size-asian="10pt" style:font-size-complex="10pt"/>
    </style:style>
    <style:style style:name="ch15" style:family="chart">
      <style:graphic-properties svg:stroke-color="#ffffff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591cm" svg:height="13.356cm" xlink:href=".." xlink:type="simple" chart:class="chart:line" chart:style-name="ch1">
        <chart:title svg:x="5.774cm" svg:y="0.357cm" chart:style-name="ch2">
          <text:p>Convergence</text:p>
        </chart:title>
        <chart:legend chart:legend-position="bottom" svg:x="0cm" svg:y="12.666cm" style:legend-expansion="custom" svg:width="16.591cm" svg:height="0.689cm" style:legend-expansion-aspect-ratio="24.0798258345428" chart:style-name="ch3"/>
        <chart:plot-area chart:style-name="ch4" table:cell-range-address="loss_analysis.B2:loss_analysis.AE8 loss_analysis.A3:loss_analysis.A8" chart:data-source-has-labels="both" svg:x="1.06cm" svg:y="0.264cm" svg:width="15.212cm" svg:height="11.212cm">
          <chart:coordinate-region svg:x="1.814cm" svg:y="0.483cm" svg:width="14.258cm" svg:height="10.306cm"/>
          <chart:axis chart:dimension="x" chart:name="primary-x" chart:style-name="ch5" chartooo:axis-type="auto">
            <chartooo:date-scale/>
            <chart:title svg:x="7.432cm" svg:y="11.454cm" chart:style-name="ch6">
              <text:p>Epochs</text:p>
            </chart:title>
            <chart:categories table:cell-range-address="loss_analysis.B2:loss_analysis.AE2"/>
          </chart:axis>
          <chart:axis chart:dimension="y" chart:name="primary-y" chart:style-name="ch7">
            <chart:title svg:x="0.001cm" svg:y="6.804cm" chart:style-name="ch8">
              <text:p>Loss</text:p>
            </chart:title>
          </chart:axis>
          <chart:series chart:style-name="ch9" chart:values-cell-range-address="loss_analysis.B3:loss_analysis.AE3" chart:label-cell-address="loss_analysis.A3:loss_analysis.A3" chart:class="chart:line">
            <chart:data-point chart:repeated="30"/>
          </chart:series>
          <chart:series chart:style-name="ch10" chart:values-cell-range-address="loss_analysis.B4:loss_analysis.AE4" chart:label-cell-address="loss_analysis.A4:loss_analysis.A4" chart:class="chart:line">
            <chart:data-point chart:repeated="30"/>
          </chart:series>
          <chart:series chart:style-name="ch11" chart:values-cell-range-address="loss_analysis.B5:loss_analysis.AE5" chart:label-cell-address="loss_analysis.A5:loss_analysis.A5" chart:class="chart:line">
            <chart:data-point chart:repeated="30"/>
          </chart:series>
          <chart:series chart:style-name="ch12" chart:values-cell-range-address="loss_analysis.B6:loss_analysis.AE6" chart:label-cell-address="loss_analysis.A6:loss_analysis.A6" chart:class="chart:line">
            <chart:data-point chart:repeated="30"/>
          </chart:series>
          <chart:series chart:style-name="ch13" chart:values-cell-range-address="loss_analysis.B7:loss_analysis.AE7" chart:label-cell-address="loss_analysis.A7:loss_analysis.A7" chart:class="chart:line">
            <chart:data-point chart:repeated="30"/>
          </chart:series>
          <chart:series chart:style-name="ch14" chart:values-cell-range-address="loss_analysis.B8:loss_analysis.AE8" chart:label-cell-address="loss_analysis.A8:loss_analysis.A8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loss_analysis.B2:loss_analysis.AE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loss_analysis.A3:loss_analysis.A3</svg:desc>
                </draw:g>
              </table:table-cell>
              <table:table-cell office:value-type="float" office:value="NaN">
                <text:p>NaN</text:p>
                <draw:g>
                  <svg:desc>loss_analysis.B3:loss_analysis.AE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7</text:p>
                <draw:g>
                  <svg:desc>loss_analysis.A4:loss_analysis.A4</svg:desc>
                </draw:g>
              </table:table-cell>
              <table:table-cell office:value-type="float" office:value="NaN">
                <text:p>NaN</text:p>
                <draw:g>
                  <svg:desc>loss_analysis.B4:loss_analysis.AE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8</text:p>
                <draw:g>
                  <svg:desc>loss_analysis.A5:loss_analysis.A5</svg:desc>
                </draw:g>
              </table:table-cell>
              <table:table-cell office:value-type="float" office:value="NaN">
                <text:p>NaN</text:p>
                <draw:g>
                  <svg:desc>loss_analysis.B5:loss_analysis.AE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9</text:p>
                <draw:g>
                  <svg:desc>loss_analysis.A6:loss_analysis.A6</svg:desc>
                </draw:g>
              </table:table-cell>
              <table:table-cell office:value-type="float" office:value="NaN">
                <text:p>NaN</text:p>
                <draw:g>
                  <svg:desc>loss_analysis.B6:loss_analysis.AE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10</text:p>
                <draw:g>
                  <svg:desc>loss_analysis.A7:loss_analysis.A7</svg:desc>
                </draw:g>
              </table:table-cell>
              <table:table-cell office:value-type="float" office:value="NaN">
                <text:p>NaN</text:p>
                <draw:g>
                  <svg:desc>loss_analysis.B7:loss_analysis.AE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11</text:p>
                <draw:g>
                  <svg:desc>loss_analysis.A8:loss_analysis.A8</svg:desc>
                </draw:g>
              </table:table-cell>
              <table:table-cell office:value-type="float" office:value="NaN">
                <text:p>NaN</text:p>
                <draw:g>
                  <svg:desc>loss_analysis.B8:loss_analysis.AE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ChartDash_20_1" draw:display-name="ChartDash 1" draw:style="rect" draw:dots1="1" draw:dots1-length="100%" draw:distance="100%"/>
    <draw:stroke-dash draw:name="ChartDash_20_2" draw:display-name="ChartDash 2" draw:style="rect" draw:dots1="1" draw:dots1-length="300%" draw:distance="100%"/>
    <draw:stroke-dash draw:name="ChartDash_20_3" draw:display-name="ChartDash 3" draw:style="rect" draw:dots1="1" draw:dots1-length="400%" draw:distance="300%"/>
    <draw:stroke-dash draw:name="ChartDash_20_4" draw:display-name="ChartDash 4" draw:style="rect" draw:dots1="1" draw:dots1-length="300%" draw:dots2="1" draw:dots2-length="100%" draw:distance="100%"/>
    <draw:stroke-dash draw:name="ChartDash_20_5" draw:display-name="ChartDash 5" draw:style="round" draw:dots1="1" draw:dots1-length="201%" draw:distance="199%"/>
    <draw:stroke-dash draw:name="ChartDash_20_6" draw:display-name="ChartDash 6" draw:style="rect" draw:dots1="1" draw:dots1-length="800%" draw:distance="3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Arial Nova Light'" style:font-style-name="Regular" fo:font-size="10pt" fo:font-weight="250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ChartDash_20_3" svg:stroke-width="0.035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ChartDash_20_1" svg:stroke-width="0.03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legend chart:legend-position="bottom" svg:x="2.318cm" svg:y="9.522cm" style:legend-expansion="wide" chart:style-name="ch2"/>
        <chart:plot-area chart:style-name="ch3" table:cell-range-address="results_analysis.A10:results_analysis.D15 results_analysis.B9:results_analysis.D9" chart:data-source-has-labels="both" svg:x="0.254cm" svg:y="0.203cm" svg:width="12.193cm" svg:height="8.932cm">
          <chart:coordinate-region svg:x="1.603cm" svg:y="0.422cm" svg:width="10.459cm" svg:height="8.026cm"/>
          <chart:axis chart:dimension="x" chart:name="primary-x" chart:style-name="ch4" chartooo:axis-type="auto">
            <chartooo:date-scale/>
            <chart:categories table:cell-range-address="results_analysis.A10:results_analysis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_analysis.B10:results_analysis.B15" chart:label-cell-address="results_analysis.B9:results_analysis.B9" chart:class="chart:line">
            <chart:data-point chart:repeated="6"/>
          </chart:series>
          <chart:series chart:style-name="ch8" chart:values-cell-range-address="results_analysis.C10:results_analysis.C15" chart:label-cell-address="results_analysis.C9:results_analysis.C9" chart:class="chart:line">
            <chart:data-point chart:repeated="6"/>
          </chart:series>
          <chart:series chart:style-name="ch9" chart:values-cell-range-address="results_analysis.D10:results_analysis.D15" chart:label-cell-address="results_analysis.D9:results_analysis.D9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jkstra</text:p>
                <draw:g>
                  <svg:desc>results_analysis.B9:results_analysis.B9</svg:desc>
                </draw:g>
              </table:table-cell>
              <table:table-cell office:value-type="string">
                <text:p>A*</text:p>
                <draw:g>
                  <svg:desc>results_analysis.C9:results_analysis.C9</svg:desc>
                </draw:g>
              </table:table-cell>
              <table:table-cell office:value-type="string">
                <text:p>Ours</text:p>
                <draw:g>
                  <svg:desc>results_analysis.D9:results_analysis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0:results_analysis.A15</svg:desc>
                </draw:g>
              </table:table-cell>
              <table:table-cell office:value-type="float" office:value="0.000214640299479167">
                <text:p>0.000214640299479167</text:p>
                <draw:g>
                  <svg:desc>results_analysis.B10:results_analysis.B15</svg:desc>
                </draw:g>
              </table:table-cell>
              <table:table-cell office:value-type="float" office:value="0.000308525562286377">
                <text:p>0.000308525562286377</text:p>
                <draw:g>
                  <svg:desc>results_analysis.C10:results_analysis.C15</svg:desc>
                </draw:g>
              </table:table-cell>
              <table:table-cell office:value-type="float" office:value="0.00437473853429159">
                <text:p>0.00437473853429159</text:p>
                <draw:g>
                  <svg:desc>results_analysis.D10:results_analysis.D15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0.000564273198445638">
                <text:p>0.000564273198445638</text:p>
              </table:table-cell>
              <table:table-cell office:value-type="float" office:value="0.00105945666631063">
                <text:p>0.00105945666631063</text:p>
              </table:table-cell>
              <table:table-cell office:value-type="float" office:value="0.00369434356689453">
                <text:p>0.00369434356689453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0.0019676407178243">
                <text:p>0.0019676407178243</text:p>
              </table:table-cell>
              <table:table-cell office:value-type="float" office:value="0.00420121749242147">
                <text:p>0.00420121749242147</text:p>
              </table:table-cell>
              <table:table-cell office:value-type="float" office:value="0.00476848284403483">
                <text:p>0.00476848284403483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0.00774817069371541">
                <text:p>0.00774817069371541</text:p>
              </table:table-cell>
              <table:table-cell office:value-type="float" office:value="0.0176889061927795">
                <text:p>0.0176889061927795</text:p>
              </table:table-cell>
              <table:table-cell office:value-type="float" office:value="0.00857735872268677">
                <text:p>0.00857735872268677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0.0146568020184835">
                <text:p>0.0146568020184835</text:p>
              </table:table-cell>
              <table:table-cell office:value-type="float" office:value="0.0576646208763123">
                <text:p>0.0576646208763123</text:p>
              </table:table-cell>
              <table:table-cell office:value-type="float" office:value="0.0108852386474609">
                <text:p>0.0108852386474609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0.0473108013470968">
                <text:p>0.0473108013470968</text:p>
              </table:table-cell>
              <table:table-cell office:value-type="float" office:value="0.233764259020487">
                <text:p>0.233764259020487</text:p>
              </table:table-cell>
              <table:table-cell office:value-type="float" office:value="0.00913189252217611">
                <text:p>0.009131892522176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ChartDash_20_1" draw:display-name="ChartDash 1" draw:style="rect" draw:dots1="1" draw:dots1-length="100%" draw:distance="100%"/>
    <draw:stroke-dash draw:name="ChartDash_20_2" draw:display-name="ChartDash 2" draw:style="round" draw:dots1="1" draw:dots1-length="701%" draw:distance="399%"/>
    <draw:stroke-dash draw:name="ChartDash_20_3" draw:display-name="ChartDash 3" draw:style="rect" draw:dots1="1" draw:dots1-length="300%" draw:dots2="1" draw:dots2-length="100%" draw:distance="100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65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B22" chart:data-source-has-labels="column" svg:x="0.254cm" svg:y="0.203cm" svg:width="12.193cm" svg:height="9.755cm">
          <chart:coordinate-region svg:x="1.1cm" svg:y="0.422cm" svg:width="10.962cm" svg:height="8.849cm"/>
          <chart:axis chart:dimension="x" chart:name="primary-x" chart:style-name="ch3" chartooo:axis-type="auto">
            <chartooo:date-scale/>
            <chart:categories table:cell-range-address="results_analysis.A17:results_analysi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B17:results_analysis.B2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7:results_analysis.A22</svg:desc>
                </draw:g>
              </table:table-cell>
              <table:table-cell office:value-type="float" office:value="100">
                <text:p>100</text:p>
                <draw:g>
                  <svg:desc>results_analysis.B17:results_analysis.B2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1">
      <style:chart-properties chart:display-label="true" chart:logarithmic="false" chart:minimum="10" chart:maximum="130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A22 results_analysis.C17:results_analysis.C22" chart:data-source-has-labels="column" svg:x="0.254cm" svg:y="0.203cm" svg:width="12.193cm" svg:height="9.755cm">
          <chart:coordinate-region svg:x="1.1cm" svg:y="0.422cm" svg:width="10.962cm" svg:height="8.849cm"/>
          <chart:axis chart:dimension="x" chart:name="primary-x" chart:style-name="ch3" chartooo:axis-type="auto">
            <chartooo:date-scale/>
            <chart:categories table:cell-range-address="results_analysis.A17:results_analysi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C17:results_analysis.C2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7:results_analysis.A22</svg:desc>
                </draw:g>
              </table:table-cell>
              <table:table-cell office:value-type="float" office:value="18.0971949177713">
                <text:p>18.0971949177713</text:p>
                <draw:g>
                  <svg:desc>results_analysis.C17:results_analysis.C2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32.0842974367075">
                <text:p>32.0842974367075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25.5592583218295">
                <text:p>25.5592583218295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48.216291028">
                <text:p>48.216291028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109.119308508098">
                <text:p>109.119308508098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72.4400886118535">
                <text:p>72.44008861185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